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office:automatic-styles>
  <office:body>
    <office:text>
      <text:p text:style-name="Title">2. Literature Review</text:p>
      <text:list text:style-name="L1">
        <text:list-item>
          <text:p text:style-name="P1"><text:a xlink:type="simple" xlink:href="#research-questions---october-2023" office:name=""><text:span text:style-name="Definition">Research Questions - October 2023</text:span></text:a></text:p>
        </text:list-item>
        <text:list-item>
          <text:p text:style-name="P1"><text:a xlink:type="simple" xlink:href="#literature-review-introduction" office:name=""><text:span text:style-name="Definition">Literature Review Introduction</text:span></text:a></text:p>
        </text:list-item>
        <text:list-item>
          <text:p text:style-name="P1"><text:a xlink:type="simple" xlink:href="#structuring-the-literature-review" office:name=""><text:span text:style-name="Definition">Structuring the literature review</text:span></text:a></text:p>
        </text:list-item>
        <text:list-item>
          <text:p text:style-name="P1"><text:a xlink:type="simple" xlink:href="#informal-education-pedagogies" office:name=""><text:span text:style-name="Definition">Informal Education Pedagogies</text:span></text:a></text:p>
          <text:list text:style-name="L2">
            <text:list-item>
              <text:p text:style-name="P2"><text:a xlink:type="simple" xlink:href="#defining-and-conceptualising-informal-education" office:name=""><text:span text:style-name="Definition">Defining and conceptualising informal education</text:span></text:a></text:p>
              <text:list text:style-name="L3">
                <text:list-item>
                  <text:p text:style-name="P3"><text:a xlink:type="simple" xlink:href="#conceptualising-informal-education-via-foundational-theory" office:name=""><text:span text:style-name="Definition">Conceptualising informal education via foundational theory</text:span></text:a></text:p>
                </text:list-item>
              </text:list>
            </text:list-item>
            <text:list-item>
              <text:p text:style-name="P2"><text:a xlink:type="simple" xlink:href="#communities-of-practice" office:name=""><text:span text:style-name="Definition">Communities of Practice</text:span></text:a></text:p>
              <text:list text:style-name="L4">
                <text:list-item>
                  <text:p text:style-name="P4"><text:a xlink:type="simple" xlink:href="#informal-participatory-digital-and-gaming-communities" office:name=""><text:span text:style-name="Definition">Informal, participatory, digital and gaming communities</text:span></text:a></text:p>
                </text:list-item>
              </text:list>
            </text:list-item>
            <text:list-item>
              <text:p text:style-name="P2"><text:a xlink:type="simple" xlink:href="#guided-participation-rogoff-and-communities-of-learners" office:name=""><text:span text:style-name="Definition">Guided participation Rogoff and Communities of Learners</text:span></text:a></text:p>
            </text:list-item>
            <text:list-item>
              <text:p text:style-name="P2"><text:a xlink:type="simple" xlink:href="#funds-of-knowledge" office:name=""><text:span text:style-name="Definition">Funds of Knowledge</text:span></text:a></text:p>
              <text:list text:style-name="L5">
                <text:list-item>
                  <text:p text:style-name="P5"><text:a xlink:type="simple" xlink:href="#retro-gaming-as-a-fund-of-knowledge---move-to-intro" office:name=""><text:span text:style-name="Definition">Retro Gaming as a Fund of knowledge - move to intro?</text:span></text:a></text:p>
                </text:list-item>
              </text:list>
            </text:list-item>
            <text:list-item>
              <text:p text:style-name="P2"><text:a xlink:type="simple" xlink:href="#mantle-of-the-expert-as-a-processes-drama" office:name=""><text:span text:style-name="Definition">Mantle of the Expert as a processes drama</text:span></text:a></text:p>
            </text:list-item>
          </text:list>
        </text:list-item>
        <text:list-item>
          <text:p text:style-name="P1"><text:a xlink:type="simple" xlink:href="#review-of-relevant-barriers-to-participating-in-coding-practices-emerging-in-the-literature" office:name=""><text:span text:style-name="Definition">Review of relevant barriers to participating in coding practices emerging in the literature</text:span></text:a></text:p>
          <text:list text:style-name="L6">
            <text:list-item>
              <text:p text:style-name="P6"><text:a xlink:type="simple" xlink:href="#barrier-paucity-on-research-on-designing-for-face-to-face-learning-communities-of-novice-game-makers" office:name=""><text:span text:style-name="Definition">Barrier: Paucity on research on designing for face to face learning communities of novice game makers</text:span></text:a></text:p>
            </text:list-item>
            <text:list-item>
              <text:p text:style-name="P6"><text:a xlink:type="simple" xlink:href="#barrier---limited-leaner-choice-in-process" office:name=""><text:span text:style-name="Definition">Barrier - limited leaner choice in process</text:span></text:a></text:p>
            </text:list-item>
            <text:list-item>
              <text:p text:style-name="P6"><text:a xlink:type="simple" xlink:href="#cultural-identity-barriers-to-participation-in" office:name=""><text:span text:style-name="Definition">Cultural / Identity barriers to participation in …</text:span></text:a></text:p>
              <text:list text:style-name="L7">
                <text:list-item>
                  <text:p text:style-name="P7"><text:a xlink:type="simple" xlink:href="#barrier---identity-and-computer-cultures" office:name=""><text:span text:style-name="Definition">Barrier - Identity and computer cultures</text:span></text:a></text:p>
                </text:list-item>
              </text:list>
            </text:list-item>
            <text:list-item>
              <text:p text:style-name="P6"><text:a xlink:type="simple" xlink:href="#studies-with-pedagogies-addressing-barriers-to-do-with-identity-and-computer-cultures" office:name=""><text:span text:style-name="Definition">Studies with pedagogies addressing barriers to do with identity and computer cultures</text:span></text:a></text:p>
            </text:list-item>
            <text:list-item>
              <text:p text:style-name="P6"><text:a xlink:type="simple" xlink:href="#barriers---unsuitable-technical-tools-and-support-documentation" office:name=""><text:span text:style-name="Definition">Barriers - Unsuitable technical tools and support documentation</text:span></text:a></text:p>
            </text:list-item>
            <text:list-item>
              <text:p text:style-name="P6"><text:a xlink:type="simple" xlink:href="#barrier---unfamiliarity-with-support-practices" office:name=""><text:span text:style-name="Definition">Barrier - unfamiliarity with support practices</text:span></text:a></text:p>
            </text:list-item>
          </text:list>
        </text:list-item>
        <text:list-item>
          <text:p text:style-name="P1"><text:a xlink:type="simple" xlink:href="#pedagogies-from-coding-for-learning-community---k12-focused" office:name=""><text:span text:style-name="Definition">Pedagogies from coding for learning community - K12 focused</text:span></text:a></text:p>
          <text:list text:style-name="L8">
            <text:list-item>
              <text:p text:style-name="P8"><text:a xlink:type="simple" xlink:href="#also-see-this-writing-and-adapt" office:name=""><text:span text:style-name="Definition">Also See this writing and adapt</text:span></text:a></text:p>
            </text:list-item>
            <text:list-item>
              <text:p text:style-name="P8"><text:a xlink:type="simple" xlink:href="#tutorials-and-code-examples" office:name=""><text:span text:style-name="Definition">Tutorials and code examples</text:span></text:a></text:p>
            </text:list-item>
            <text:list-item>
              <text:p text:style-name="P8"><text:a xlink:type="simple" xlink:href="#umc-mircroworlds-and-half-baked-games" office:name=""><text:span text:style-name="Definition">UMC, Mircroworlds and Half-Baked Games</text:span></text:a></text:p>
              <text:list text:style-name="L9">
                <text:list-item>
                  <text:p text:style-name="P9"><text:a xlink:type="simple" xlink:href="#use-modify-create" office:name=""><text:span text:style-name="Definition">Use Modify Create</text:span></text:a></text:p>
                </text:list-item>
                <text:list-item>
                  <text:p text:style-name="P9"><text:a xlink:type="simple" xlink:href="#half-baked-games-as-microworlds" office:name=""><text:span text:style-name="Definition">Half-baked games as Microworlds</text:span></text:a></text:p>
                </text:list-item>
              </text:list>
            </text:list-item>
            <text:list-item>
              <text:p text:style-name="P8"><text:a xlink:type="simple" xlink:href="#primm" office:name=""><text:span text:style-name="Definition">PRIMM</text:span></text:a></text:p>
            </text:list-item>
            <text:list-item>
              <text:p text:style-name="P8"><text:a xlink:type="simple" xlink:href="#semantic-profiles-and-waves" office:name=""><text:span text:style-name="Definition">Semantic Profiles and Waves</text:span></text:a></text:p>
            </text:list-item>
            <text:list-item>
              <text:p text:style-name="P8"><text:a xlink:type="simple" xlink:href="#pair-programming-socialcollaborative-coding" office:name=""><text:span text:style-name="Definition">Pair programming &amp; social/collaborative coding</text:span></text:a></text:p>
            </text:list-item>
            <text:list-item>
              <text:p text:style-name="P8"><text:a xlink:type="simple" xlink:href="#project-based-learning-pbl" office:name=""><text:span text:style-name="Definition">Project based learning PBL</text:span></text:a></text:p>
              <text:list text:style-name="L10">
                <text:list-item>
                  <text:p text:style-name="P10"><text:a xlink:type="simple" xlink:href="#game-making-and-project-problem-based-learning" office:name=""><text:span text:style-name="Definition">Game making and Project / Problem Based Learning</text:span></text:a></text:p>
                </text:list-item>
                <text:list-item>
                  <text:p text:style-name="P10"><text:a xlink:type="simple" xlink:href="#pbl-and-authenticity" office:name=""><text:span text:style-name="Definition">PBL and Authenticity</text:span></text:a></text:p>
                </text:list-item>
              </text:list>
            </text:list-item>
          </text:list>
        </text:list-item>
        <text:list-item>
          <text:p text:style-name="P1"><text:a xlink:type="simple" xlink:href="#pedagogical-resources-in-the-form-of-professional-practices-and-frameworks" office:name=""><text:span text:style-name="Definition">Pedagogical resources in the form of professional practices and frameworks</text:span></text:a></text:p>
          <text:list text:style-name="L11">
            <text:list-item>
              <text:p text:style-name="P11"><text:a xlink:type="simple" xlink:href="#design-steps-frameworks-via-stages" office:name=""><text:span text:style-name="Definition">Design steps frameworks via stages</text:span></text:a></text:p>
              <text:list text:style-name="L12">
                <text:list-item>
                  <text:p text:style-name="P12"><text:a xlink:type="simple" xlink:href="#broad-design-based-approaches" office:name=""><text:span text:style-name="Definition">Broad design based approaches</text:span></text:a></text:p>
                </text:list-item>
              </text:list>
            </text:list-item>
            <text:list-item>
              <text:p text:style-name="P11"><text:a xlink:type="simple" xlink:href="#mda-and-conceptual-game-elements-framework" office:name=""><text:span text:style-name="Definition">MDA and conceptual game elements framework</text:span></text:a></text:p>
            </text:list-item>
            <text:list-item>
              <text:p text:style-name="P11"><text:a xlink:type="simple" xlink:href="#design-patterns-and-game-design-patterns-in-professional-context" office:name=""><text:span text:style-name="Definition">Design Patterns and Game Design Patterns in professional context</text:span></text:a></text:p>
            </text:list-item>
            <text:list-item>
              <text:p text:style-name="P11"><text:a xlink:type="simple" xlink:href="#using-professional-frameworks-to-help-novice-game-makers" office:name=""><text:span text:style-name="Definition">Using professional frameworks to help novice game makers</text:span></text:a></text:p>
              <text:list text:style-name="L13">
                <text:list-item>
                  <text:p text:style-name="P13"><text:a xlink:type="simple" xlink:href="#using-concepts-of-design-patterns-and-game-design-patterns" office:name=""><text:span text:style-name="Definition">Using concepts of design patterns and game design patterns</text:span></text:a></text:p>
                </text:list-item>
                <text:list-item>
                  <text:p text:style-name="P13"><text:a xlink:type="simple" xlink:href="#using-pattern-collections-and-code-examples-to-help-students." office:name=""><text:span text:style-name="Definition">Using pattern collections and code examples to help students.</text:span></text:a></text:p>
                </text:list-item>
              </text:list>
            </text:list-item>
          </text:list>
        </text:list-item>
        <text:list-item>
          <text:p text:style-name="P1"><text:a xlink:type="simple" xlink:href="#relevant-case-studies-research-in-digital-making-context---family-making-ito-gee-etc-5th-dimension" office:name=""><text:span text:style-name="Definition">Relevant case studies / research in digital making context - Family Making, Ito / Gee etc, 5th Dimension</text:span></text:a></text:p>
          <text:list text:style-name="L14">
            <text:list-item>
              <text:p text:style-name="P14"><text:a xlink:type="simple" xlink:href="#family-making---what-in-particular-to-explore" office:name=""><text:span text:style-name="Definition">Family Making - WHAT IN PARTICULAR TO EXPLORE ?</text:span></text:a></text:p>
            </text:list-item>
            <text:list-item>
              <text:p text:style-name="P14"><text:a xlink:type="simple" xlink:href="#game-playing-and-making-communities---community-activities-around-the-game-gee-ito" office:name=""><text:span text:style-name="Definition">Game playing and making communities - community activities around the game Gee / Ito</text:span></text:a></text:p>
            </text:list-item>
            <text:list-item>
              <text:p text:style-name="P14"><text:a xlink:type="simple" xlink:href="#game-jams-game-competitions" office:name=""><text:span text:style-name="Definition">Game jams &amp; game competitions</text:span></text:a></text:p>
            </text:list-item>
            <text:list-item>
              <text:p text:style-name="P14"><text:a xlink:type="simple" xlink:href="#digital-informal-participatory-culture-and-learning" office:name=""><text:span text:style-name="Definition">Digital informal / participatory culture and Learning</text:span></text:a></text:p>
            </text:list-item>
            <text:list-item>
              <text:p text:style-name="P14"><text:a xlink:type="simple" xlink:href="#tinkering-and-maps-of-learning-dimensions" office:name=""><text:span text:style-name="Definition">Tinkering and Maps of learning Dimensions</text:span></text:a></text:p>
              <text:list text:style-name="L15">
                <text:list-item>
                  <text:p text:style-name="P15"><text:a xlink:type="simple" xlink:href="#barrier---inequality-of-access-to-participatory-culture-communities---perhaps-rewrite-this-based-on-tensions" office:name=""><text:span text:style-name="Definition">Barrier - Inequality of access to participatory culture communities - PERHAPS REWRITE THIS BASED ON TENSIONS</text:span></text:a></text:p>
                </text:list-item>
              </text:list>
            </text:list-item>
            <text:list-item>
              <text:p text:style-name="P14"><text:a xlink:type="simple" xlink:href="#barrier---lack-of-knowledge-of-cultural-processes" office:name=""><text:span text:style-name="Definition">Barrier - lack of knowledge of cultural processes</text:span></text:a></text:p>
            </text:list-item>
          </text:list>
        </text:list-item>
      </text:list>
      <text:h text:style-name="Heading_20_2" text:outline-level="2"><text:bookmark-start text:name="research-questions---october-2023"/>Research Questions - October 2023<text:bookmark-end text:name="research-questions---october-2023"/></text:h>
      <text:list text:style-name="L16">
        <text:list-item>
          <text:p text:style-name="P16">What pedagogical tools and processes are available to support novices to overcome barriers to game coding and design?</text:p>
        </text:list-item>
        <text:list-item>
          <text:p text:style-name="P16">How can participant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text:style-name="L17">
        <text:list-item>
          <text:p text:style-name="P17">Recap motivations for game making and terms needed to expore that later</text:p>
          <text:list text:style-name="L18">
            <text:list-item>
              <text:p text:style-name="P18">CT in relation to Design Patterns - abstract / concrete elements</text:p>
            </text:list-item>
          </text:list>
        </text:list-item>
        <text:list-item>
          <text:p text:style-name="P17">outline existing game making pedagogies &amp; resources for learning coding</text:p>
        </text:list-item>
        <text:list-item>
          <text:p text:style-name="P17">focus in on cultural / social elements of particular promising pedagogies.<text:line-break/></text:p>
        </text:list-item>
        <text:list-item>
          <text:p text:style-name="P17">introduce concepts that may also inform conceptual framework / methodology</text:p>
          <text:list text:style-name="L19">
            <text:list-item>
              <text:p text:style-name="P19">PERHAPS MOVE TO NEXT CHAPTER?</text:p>
            </text:list-item>
          </text:list>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Identify types of barriers / obstacles and address pedagogies which address then?</text:p>
      <text:p text:style-name="Text_20_body">Because of the community focus of the study, but the relevance of new curriculum the lit review spans different community perspectives / scopes.</text:p>
      <text:list text:style-name="L20">
        <text:list-item>
          <text:p text:style-name="P20">Coverage of wider pedagogical frameworks focused on participants to develo-p agency in an evolving community.</text:p>
          <text:list text:style-name="L21">
            <text:list-item>
              <text:p text:style-name="P21">what is informal settings / learning?</text:p>
            </text:list-item>
            <text:list-item>
              <text:p text:style-name="P21">communities of practice - legitimate peripheral participation boundaries and Barriers</text:p>
            </text:list-item>
            <text:list-item>
              <text:p text:style-name="P21">community of learner and the methods to expose practice</text:p>
            </text:list-item>
          </text:list>
          <text:p text:style-name="P20"/>
        </text:list-item>
        <text:list-item>
          <text:p text:style-name="P20">Examples informal community creation in practice and research &amp; pedogogies with young people</text:p>
          <text:list text:style-name="L22">
            <text:list-item>
              <text:p text:style-name="P22">Tinkering -Design-based &amp; Tinkering / Exploratory - Bevan et al</text:p>
            </text:list-item>
            <text:list-item>
              <text:p text:style-name="P22">Parents as brokers in tech use / learning - Roque et al, Barron, Correa</text:p>
            </text:list-item>
            <text:list-item>
              <text:p text:style-name="P22">5th dimension</text:p>
            </text:list-item>
            <text:list-item>
              <text:p text:style-name="P22">Mantle of the Expert (and drama processes games)</text:p>
            </text:list-item>
          </text:list>
        </text:list-item>
        <text:list-item>
          <text:p text:style-name="P20">K12 context: types of barriers addressed focused around curriculum and assessment, end with analysis of what formal ed often fails to address</text:p>
          <text:list text:style-name="L23">
            <text:list-item>
              <text:p text:style-name="P23">computational thinking vs coding practices: explain why CT not the focus, abstract / concrete aspsect.</text:p>
            </text:list-item>
          </text:list>
        </text:list-item>
        <text:list-item>
          <text:p text:style-name="P20">professional and enthusiast game making communities and informal setttings: better to address coding practices not -hci and affordance theory, technical barriers , solved by design - MDA - design patterns and gdp collections - game jam, playful approaches, drama games</text:p>
        </text:list-item>
      </text:list>
      <text:p text:style-name="First_20_paragraph">The study then seeks to reconsile some of the different elements above in the context of family / informal ed -</text:p>
      <text:h text:style-name="Heading_20_2" text:outline-level="2"><text:bookmark-start text:name="informal-education-pedagogies"/>Informal Education Pedagogies<text:bookmark-end text:name="informal-education-pedagogies"/></text:h>
      <text:p text:style-name="First_20_paragraph">To develop these focused professional frameworks of concepts, we now place them in the context of wider theories of community and informal learning.</text:p>
      <text:h text:style-name="Heading_20_3" text:outline-level="3"><text:bookmark-start text:name="defining-and-conceptualising-informal-education"/>Defining and conceptualising informal education<text:bookmark-end text:name="defining-and-conceptualising-informal-education"/></text:h>
      <text:p text:style-name="First_20_paragraph">Definitions of informal education are complex and beyond the remit of this literature review. Informal here is not just about a school or non-school environment <text:reference-mark-start text:name="ZOTERO_ITEM CSL_CITATION {&quot;properties&quot;:{&quot;formattedCitation&quot;:&quot;[@erstad_identity_2012]&quot;,&quot;noteIndex&quot;:0},&quot;citationItems&quot;:[{&quot;uri&quot;:[&quot;http://zotero.org/users/1913249/items/TE57K2KN&quot;],&quot;uris&quot;:[&quot;http://zotero.org/users/1913249/items/TE57K2KN&quot;],&quot;suffix&quot;:&quot;&quot;,&quot;id&quot;:3752,&quot;itemData&quot;:{&quot;editor&quot;:[{&quot;given&quot;:&quot;Ola&quot;,&quot;family&quot;:&quot;Erstad&quot;},{&quot;given&quot;:&quot;Julian&quot;,&quot;family&quot;:&quot;Sefton-Green&quot;}],&quot;page&quot;:&quot;1-20&quot;,&quot;URL&quot;:&quot;https://www.cambridge.org/core/product/identifier/9781139026239%23c00591-8/type/book_part&quot;,&quot;id&quot;:&quot;erstad_identity_2012&quot;,&quot;DOI&quot;:&quot;10.1017/CBO9781139026239.001&quot;,&quot;author&quot;:[{&quot;given&quot;:&quot;Julian&quot;,&quot;family&quot;:&quot;Sefton-Green&quot;},{&quot;given&quot;:&quot;Ola&quot;,&quot;family&quot;:&quot;Erstad&quot;}],&quot;container-title&quot;:&quot;Identity, Community, and Learning Lives in the Digital Age&quot;,&quot;issued&quot;:{&quot;date-parts&quot;:[[2012,10,22]]},&quot;title&quot;:&quot;Identity, Community, and Learning Lives in the Digital Age&quot;,&quot;type&quot;:&quot;chapter&quot;,&quot;publisher&quot;:&quot;Cambridge University Press&quot;,&quot;citation-key&quot;:&quot;erstad_identity_2012&quot;,&quot;ISBN&quot;:&quot;978-1-139-02623-9 978-1-107-00591-4 978-1-107-50727-2&quot;,&quot;edition&quot;:&quot;1&quot;,&quot;source&quot;:&quot;DOI.org (Crossref)&quot;,&quot;language&quot;:&quot;en&quot;,&quot;accessed&quot;:{&quot;date-parts&quot;:[[2022,8,9]]}},&quot;prefix&quot;:&quot;&quot;}],&quot;schema&quot;:&quot;https://github.com/citation-style-language/schema/raw/master/csl-citation.json&quot;,&quot;citationID&quot;:&quot;kuuxfith&quot;} RNDomqjnyxqsd"/>&lt;Do Zotero Refresh: [@erstad_identity_2012]&gt;<text:reference-mark-end text:name="ZOTERO_ITEM CSL_CITATION {&quot;properties&quot;:{&quot;formattedCitation&quot;:&quot;[@erstad_identity_2012]&quot;,&quot;noteIndex&quot;:0},&quot;citationItems&quot;:[{&quot;uri&quot;:[&quot;http://zotero.org/users/1913249/items/TE57K2KN&quot;],&quot;uris&quot;:[&quot;http://zotero.org/users/1913249/items/TE57K2KN&quot;],&quot;suffix&quot;:&quot;&quot;,&quot;id&quot;:3752,&quot;itemData&quot;:{&quot;editor&quot;:[{&quot;given&quot;:&quot;Ola&quot;,&quot;family&quot;:&quot;Erstad&quot;},{&quot;given&quot;:&quot;Julian&quot;,&quot;family&quot;:&quot;Sefton-Green&quot;}],&quot;page&quot;:&quot;1-20&quot;,&quot;URL&quot;:&quot;https://www.cambridge.org/core/product/identifier/9781139026239%23c00591-8/type/book_part&quot;,&quot;id&quot;:&quot;erstad_identity_2012&quot;,&quot;DOI&quot;:&quot;10.1017/CBO9781139026239.001&quot;,&quot;author&quot;:[{&quot;given&quot;:&quot;Julian&quot;,&quot;family&quot;:&quot;Sefton-Green&quot;},{&quot;given&quot;:&quot;Ola&quot;,&quot;family&quot;:&quot;Erstad&quot;}],&quot;container-title&quot;:&quot;Identity, Community, and Learning Lives in the Digital Age&quot;,&quot;issued&quot;:{&quot;date-parts&quot;:[[2012,10,22]]},&quot;title&quot;:&quot;Identity, Community, and Learning Lives in the Digital Age&quot;,&quot;type&quot;:&quot;chapter&quot;,&quot;publisher&quot;:&quot;Cambridge University Press&quot;,&quot;citation-key&quot;:&quot;erstad_identity_2012&quot;,&quot;ISBN&quot;:&quot;978-1-139-02623-9 978-1-107-00591-4 978-1-107-50727-2&quot;,&quot;edition&quot;:&quot;1&quot;,&quot;source&quot;:&quot;DOI.org (Crossref)&quot;,&quot;language&quot;:&quot;en&quot;,&quot;accessed&quot;:{&quot;date-parts&quot;:[[2022,8,9]]}},&quot;prefix&quot;:&quot;&quot;}],&quot;schema&quot;:&quot;https://github.com/citation-style-language/schema/raw/master/csl-citation.json&quot;,&quot;citationID&quot;:&quot;kuuxfith&quot;} RNDomqjnyxqsd"/> [].</text:p>
      <text:p text:style-name="Text_20_body">Gerber define formal learning as that which happens in school and informal learning as that outside of school <text:reference-mark-start text:name="ZOTERO_ITEM CSL_CITATION {&quot;properties&quot;:{&quot;formattedCitation&quot;:&quot;[@gerber_development_2001]&quot;,&quot;noteIndex&quot;:0},&quot;citationItems&quot;:[{&quot;uri&quot;:[&quot;http://zotero.org/users/1913249/items/3TFJAQIM&quot;],&quot;uris&quot;:[&quot;http://zotero.org/users/1913249/items/3TFJAQIM&quot;],&quot;suffix&quot;:&quot;&quot;,&quot;id&quot;:3216,&quot;itemData&quot;:{&quot;volume&quot;:&quot;23&quot;,&quot;issue&quot;:&quot;6&quot;,&quot;page&quot;:&quot;569-583&quot;,&quot;URL&quot;:&quot;http://www.tandfonline.com/doi/abs/10.1080/09500690116959&quot;,&quot;id&quot;:&quot;gerber_development_2001&quot;,&quot;language&quot;:&quot;en&quot;,&quot;author&quot;:[{&quot;given&quot;:&quot;Brian L.&quot;,&quot;family&quot;:&quot;Gerber&quot;},{&quot;given&quot;:&quot;Edmund A.&quot;,&quot;family&quot;:&quot;Marek&quot;},{&quot;given&quot;:&quot;Ann M. L.&quot;,&quot;family&quot;:&quot;Cavallo&quot;}],&quot;container-title&quot;:&quot;International Journal of Science Education&quot;,&quot;issued&quot;:{&quot;date-parts&quot;:[[2001,6]]},&quot;title&quot;:&quot;Development of an informal learning opportunities assay&quot;,&quot;type&quot;:&quot;article-journal&quot;,&quot;ISSN&quot;:&quot;0950-0693, 1464-5289&quot;,&quot;container-title-short&quot;:&quot;International Journal of Science Education&quot;,&quot;accessed&quot;:{&quot;date-parts&quot;:[[2019,7,23]]},&quot;citation-key&quot;:&quot;gerber_development_2001&quot;,&quot;source&quot;:&quot;DOI.org (Crossref)&quot;,&quot;DOI&quot;:&quot;10.1080/09500690116959&quot;},&quot;prefix&quot;:&quot;&quot;}],&quot;schema&quot;:&quot;https://github.com/citation-style-language/schema/raw/master/csl-citation.json&quot;,&quot;citationID&quot;:&quot;pagduekd&quot;} RNDczfnvphqnm"/>&lt;Do Zotero Refresh: [@gerber_development_2001]&gt;<text:reference-mark-end text:name="ZOTERO_ITEM CSL_CITATION {&quot;properties&quot;:{&quot;formattedCitation&quot;:&quot;[@gerber_development_2001]&quot;,&quot;noteIndex&quot;:0},&quot;citationItems&quot;:[{&quot;uri&quot;:[&quot;http://zotero.org/users/1913249/items/3TFJAQIM&quot;],&quot;uris&quot;:[&quot;http://zotero.org/users/1913249/items/3TFJAQIM&quot;],&quot;suffix&quot;:&quot;&quot;,&quot;id&quot;:3216,&quot;itemData&quot;:{&quot;volume&quot;:&quot;23&quot;,&quot;issue&quot;:&quot;6&quot;,&quot;page&quot;:&quot;569-583&quot;,&quot;URL&quot;:&quot;http://www.tandfonline.com/doi/abs/10.1080/09500690116959&quot;,&quot;id&quot;:&quot;gerber_development_2001&quot;,&quot;language&quot;:&quot;en&quot;,&quot;author&quot;:[{&quot;given&quot;:&quot;Brian L.&quot;,&quot;family&quot;:&quot;Gerber&quot;},{&quot;given&quot;:&quot;Edmund A.&quot;,&quot;family&quot;:&quot;Marek&quot;},{&quot;given&quot;:&quot;Ann M. L.&quot;,&quot;family&quot;:&quot;Cavallo&quot;}],&quot;container-title&quot;:&quot;International Journal of Science Education&quot;,&quot;issued&quot;:{&quot;date-parts&quot;:[[2001,6]]},&quot;title&quot;:&quot;Development of an informal learning opportunities assay&quot;,&quot;type&quot;:&quot;article-journal&quot;,&quot;ISSN&quot;:&quot;0950-0693, 1464-5289&quot;,&quot;container-title-short&quot;:&quot;International Journal of Science Education&quot;,&quot;accessed&quot;:{&quot;date-parts&quot;:[[2019,7,23]]},&quot;citation-key&quot;:&quot;gerber_development_2001&quot;,&quot;source&quot;:&quot;DOI.org (Crossref)&quot;,&quot;DOI&quot;:&quot;10.1080/09500690116959&quot;},&quot;prefix&quot;:&quot;&quot;}],&quot;schema&quot;:&quot;https://github.com/citation-style-language/schema/raw/master/csl-citation.json&quot;,&quot;citationID&quot;:&quot;pagduekd&quot;} RNDczfnvphqnm"/>, Sefton-Green <text:reference-mark-start text:name="ZOTERO_ITEM CSL_CITATION {&quot;properties&quot;:{&quot;formattedCitation&quot;:&quot;[@sefton-green_literature_2004]&quot;,&quot;noteIndex&quot;:0},&quot;citationItems&quot;:[{&quot;uri&quot;:[&quot;http://zotero.org/users/1913249/items/NMBYWLRS&quot;],&quot;uris&quot;:[&quot;http://zotero.org/users/1913249/items/NMBYWLRS&quot;],&quot;suffix&quot;:&quot;&quot;,&quot;id&quot;:3214,&quot;itemData&quot;:{&quot;author&quot;:[{&quot;given&quot;:&quot;Julian&quot;,&quot;family&quot;:&quot;Sefton-Green&quot;}],&quot;issued&quot;:{&quot;date-parts&quot;:[[2004]]},&quot;title&quot;:&quot;Literature Review in Informal Learning with Technology Outside School&quot;,&quot;type&quot;:&quot;report&quot;,&quot;page&quot;:&quot;43&quot;,&quot;id&quot;:&quot;sefton-green_literature_2004&quot;,&quot;source&quot;:&quot;Zotero&quot;,&quot;citation-key&quot;:&quot;sefton-green_literature_2004&quot;,&quot;language&quot;:&quot;en&quot;},&quot;prefix&quot;:&quot;&quot;}],&quot;schema&quot;:&quot;https://github.com/citation-style-language/schema/raw/master/csl-citation.json&quot;,&quot;citationID&quot;:&quot;zhunukxh&quot;} RNDjvxbyncerx"/>&lt;Do Zotero Refresh: [@sefton-green_literature_2004]&gt;<text:reference-mark-end text:name="ZOTERO_ITEM CSL_CITATION {&quot;properties&quot;:{&quot;formattedCitation&quot;:&quot;[@sefton-green_literature_2004]&quot;,&quot;noteIndex&quot;:0},&quot;citationItems&quot;:[{&quot;uri&quot;:[&quot;http://zotero.org/users/1913249/items/NMBYWLRS&quot;],&quot;uris&quot;:[&quot;http://zotero.org/users/1913249/items/NMBYWLRS&quot;],&quot;suffix&quot;:&quot;&quot;,&quot;id&quot;:3214,&quot;itemData&quot;:{&quot;author&quot;:[{&quot;given&quot;:&quot;Julian&quot;,&quot;family&quot;:&quot;Sefton-Green&quot;}],&quot;issued&quot;:{&quot;date-parts&quot;:[[2004]]},&quot;title&quot;:&quot;Literature Review in Informal Learning with Technology Outside School&quot;,&quot;type&quot;:&quot;report&quot;,&quot;page&quot;:&quot;43&quot;,&quot;id&quot;:&quot;sefton-green_literature_2004&quot;,&quot;source&quot;:&quot;Zotero&quot;,&quot;citation-key&quot;:&quot;sefton-green_literature_2004&quot;,&quot;language&quot;:&quot;en&quot;},&quot;prefix&quot;:&quot;&quot;}],&quot;schema&quot;:&quot;https://github.com/citation-style-language/schema/raw/master/csl-citation.json&quot;,&quot;citationID&quot;:&quot;zhunukxh&quot;} RNDjvxbyncerx"/> complicates this view, noting that2 informal learning can take place in formal settings and vice-versa.</text:p>
      <text:p text:style-name="Text_20_body">Others writers <text:reference-mark-start text:name="ZOTERO_ITEM CSL_CITATION {&quot;properties&quot;:{&quot;formattedCitation&quot;:&quot;[@eshach_bridging_2007, p. 173; @werquin_recognition_2009]&quot;,&quot;noteIndex&quot;:0},&quot;citationItems&quot;:[{&quot;locator&quot;:&quot; 173&quot;,&quot;uri&quot;:[&quot;http://zotero.org/users/1913249/items/CKARKKW9&quot;],&quot;uris&quot;:[&quot;http://zotero.org/users/1913249/items/CKARKKW9&quot;],&quot;id&quot;:3302,&quot;itemData&quot;:{&quot;volume&quot;:&quot;16&quot;,&quot;issue&quot;:&quot;2&quot;,&quot;page&quot;:&quot;171-190&quot;,&quot;URL&quot;:&quot;https://doi.org/10.1007/s10956-006-9027-1&quot;,&quot;id&quot;:&quot;eshach_bridging_2007&quot;,&quot;DOI&quot;:&quot;10.1007/s10956-006-9027-1&quot;,&quot;author&quot;:[{&quot;given&quot;:&quot;Haim&quot;,&quot;family&quot;:&quot;Eshach&quot;}],&quot;container-title&quot;:&quot;Journal of Science Education and Technology&quot;,&quot;issued&quot;:{&quot;date-parts&quot;:[[2007,4,1]]},&quot;title&quot;:&quot;Bridging In-school and Out-of-school Learning: Formal, Non-Formal, and Informal Education&quot;,&quot;type&quot;:&quot;article-journal&quot;,&quot;ISSN&quot;:&quot;1573-1839&quot;,&quot;container-title-short&quot;:&quot;J Sci Educ Technol&quot;,&quot;citation-key&quot;:&quot;eshach_bridging_2007&quot;,&quot;title-short&quot;:&quot;Bridging In-school and Out-of-school Learning&quot;,&quot;accessed&quot;:{&quot;date-parts&quot;:[[2019,4,24]]},&quot;source&quot;:&quot;Springer Link&quot;,&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uri&quot;:[&quot;http://zotero.org/users/1913249/items/WJMQLNPY&quot;],&quot;uris&quot;:[&quot;http://zotero.org/users/1913249/items/WJMQLNPY&quot;],&quot;suffix&quot;:&quot;&quot;,&quot;id&quot;:3306,&quot;itemData&quot;:{&quot;author&quot;:[{&quot;given&quot;:&quot;Patrick&quot;,&quot;family&quot;:&quot;Werquin&quot;}],&quot;container-title&quot;:&quot;Recognition of Non-formal and Informal Learning in OECD Countries: an Overview of Some Key Issues&quot;,&quot;issued&quot;:{&quot;date-parts&quot;:[[2009,3,1]]},&quot;citation-key&quot;:&quot;werquin_recognition_2009&quot;,&quot;issue&quot;:&quot;03/2009&quot;,&quot;ISSN&quot;:&quot;0177-4166&quot;,&quot;type&quot;:&quot;article-journal&quot;,&quot;URL&quot;:&quot;http://doi.org/10.3278/REP0903W011&quot;,&quot;id&quot;:&quot;werquin_recognition_2009&quot;,&quot;accessed&quot;:{&quot;date-parts&quot;:[[2019,4,24]]},&quot;title&quot;:&quot;Recognition of Non-formal and Informal Learning in OECD Countries: an Overview of Some Key Issues&quot;,&quot;DOI&quot;:&quot;10.3278/REP0903W011&quot;,&quot;source&quot;:&quot;DOI.org (CSL JSON)&quot;,&quot;language&quot;:&quot;en&quot;,&quot;title-short&quot;:&quot;Recognition of Non-formal and Informal Learning in OECD Countries&quot;},&quot;prefix&quot;:&quot;&quot;}],&quot;schema&quot;:&quot;https://github.com/citation-style-language/schema/raw/master/csl-citation.json&quot;,&quot;citationID&quot;:&quot;jbalbgzx&quot;} RNDwgojtnrnbl"/>&lt;Do Zotero Refresh: [@eshach_bridging_2007, p. 173; @werquin_recognition_2009]&gt;<text:reference-mark-end text:name="ZOTERO_ITEM CSL_CITATION {&quot;properties&quot;:{&quot;formattedCitation&quot;:&quot;[@eshach_bridging_2007, p. 173; @werquin_recognition_2009]&quot;,&quot;noteIndex&quot;:0},&quot;citationItems&quot;:[{&quot;locator&quot;:&quot; 173&quot;,&quot;uri&quot;:[&quot;http://zotero.org/users/1913249/items/CKARKKW9&quot;],&quot;uris&quot;:[&quot;http://zotero.org/users/1913249/items/CKARKKW9&quot;],&quot;id&quot;:3302,&quot;itemData&quot;:{&quot;volume&quot;:&quot;16&quot;,&quot;issue&quot;:&quot;2&quot;,&quot;page&quot;:&quot;171-190&quot;,&quot;URL&quot;:&quot;https://doi.org/10.1007/s10956-006-9027-1&quot;,&quot;id&quot;:&quot;eshach_bridging_2007&quot;,&quot;DOI&quot;:&quot;10.1007/s10956-006-9027-1&quot;,&quot;author&quot;:[{&quot;given&quot;:&quot;Haim&quot;,&quot;family&quot;:&quot;Eshach&quot;}],&quot;container-title&quot;:&quot;Journal of Science Education and Technology&quot;,&quot;issued&quot;:{&quot;date-parts&quot;:[[2007,4,1]]},&quot;title&quot;:&quot;Bridging In-school and Out-of-school Learning: Formal, Non-Formal, and Informal Education&quot;,&quot;type&quot;:&quot;article-journal&quot;,&quot;ISSN&quot;:&quot;1573-1839&quot;,&quot;container-title-short&quot;:&quot;J Sci Educ Technol&quot;,&quot;citation-key&quot;:&quot;eshach_bridging_2007&quot;,&quot;title-short&quot;:&quot;Bridging In-school and Out-of-school Learning&quot;,&quot;accessed&quot;:{&quot;date-parts&quot;:[[2019,4,24]]},&quot;source&quot;:&quot;Springer Link&quot;,&quot;language&quot;:&quot;en&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uri&quot;:[&quot;http://zotero.org/users/1913249/items/WJMQLNPY&quot;],&quot;uris&quot;:[&quot;http://zotero.org/users/1913249/items/WJMQLNPY&quot;],&quot;suffix&quot;:&quot;&quot;,&quot;id&quot;:3306,&quot;itemData&quot;:{&quot;author&quot;:[{&quot;given&quot;:&quot;Patrick&quot;,&quot;family&quot;:&quot;Werquin&quot;}],&quot;container-title&quot;:&quot;Recognition of Non-formal and Informal Learning in OECD Countries: an Overview of Some Key Issues&quot;,&quot;issued&quot;:{&quot;date-parts&quot;:[[2009,3,1]]},&quot;citation-key&quot;:&quot;werquin_recognition_2009&quot;,&quot;issue&quot;:&quot;03/2009&quot;,&quot;ISSN&quot;:&quot;0177-4166&quot;,&quot;type&quot;:&quot;article-journal&quot;,&quot;URL&quot;:&quot;http://doi.org/10.3278/REP0903W011&quot;,&quot;id&quot;:&quot;werquin_recognition_2009&quot;,&quot;accessed&quot;:{&quot;date-parts&quot;:[[2019,4,24]]},&quot;title&quot;:&quot;Recognition of Non-formal and Informal Learning in OECD Countries: an Overview of Some Key Issues&quot;,&quot;DOI&quot;:&quot;10.3278/REP0903W011&quot;,&quot;source&quot;:&quot;DOI.org (CSL JSON)&quot;,&quot;language&quot;:&quot;en&quot;,&quot;title-short&quot;:&quot;Recognition of Non-formal and Informal Learning in OECD Countries&quot;},&quot;prefix&quot;:&quot;&quot;}],&quot;schema&quot;:&quot;https://github.com/citation-style-language/schema/raw/master/csl-citation.json&quot;,&quot;citationID&quot;:&quot;jbalbgzx&quot;} RNDwgojtnrnbl"/>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conceptualising-informal-education-via-foundational-theory"/>Conceptualising informal education via foundational theory<text:bookmark-end text:name="conceptualising-informal-education-via-foundational-theory"/></text:h>
      <text:p text:style-name="First_20_paragraph">Foundation sociocultural approach which goes beyond a conception of transmission model of learning and embraces learning in context.</text:p>
      <text:list text:style-name="L24">
        <text:list-item>
          <text:p text:style-name="P24">Vygotsky (and friends) - foundational ideas - activity as unit of analysis - mediation via objects and ideas <text:reference-mark-start text:name="ZOTERO_ITEM CSL_CITATION {&quot;properties&quot;:{&quot;formattedCitation&quot;:&quot;[@luriia1976cognitive]&quot;,&quot;noteIndex&quot;:0},&quot;citationItems&quot;:[{&quot;uri&quot;:[&quot;http://zotero.org/users/1913249/items/2BVDYR5P&quot;],&quot;uris&quot;:[&quot;http://zotero.org/users/1913249/items/2BVDYR5P&quot;],&quot;suffix&quot;:&quot;&quot;,&quot;id&quot;:8728,&quot;itemData&quot;:{&quot;author&quot;:[{&quot;given&quot;:&quot;Aleksandr Romanovich&quot;,&quot;family&quot;:&quot;Luriia&quot;}],&quot;id&quot;:&quot;luriia1976cognitive&quot;,&quot;issued&quot;:{&quot;date-parts&quot;:[[1976]]},&quot;citation-key&quot;:&quot;luriia1976cognitive&quot;,&quot;type&quot;:&quot;book&quot;,&quot;publisher&quot;:&quot;Harvard university press&quot;,&quot;title&quot;:&quot;Cognitive development: Its cultural and social foundations&quot;},&quot;prefix&quot;:&quot;&quot;}],&quot;schema&quot;:&quot;https://github.com/citation-style-language/schema/raw/master/csl-citation.json&quot;,&quot;citationID&quot;:&quot;yyshtqjr&quot;} RNDelwvifxjry"/>&lt;Do Zotero Refresh: [@luriia1976cognitive]&gt;<text:reference-mark-end text:name="ZOTERO_ITEM CSL_CITATION {&quot;properties&quot;:{&quot;formattedCitation&quot;:&quot;[@luriia1976cognitive]&quot;,&quot;noteIndex&quot;:0},&quot;citationItems&quot;:[{&quot;uri&quot;:[&quot;http://zotero.org/users/1913249/items/2BVDYR5P&quot;],&quot;uris&quot;:[&quot;http://zotero.org/users/1913249/items/2BVDYR5P&quot;],&quot;suffix&quot;:&quot;&quot;,&quot;id&quot;:8728,&quot;itemData&quot;:{&quot;author&quot;:[{&quot;given&quot;:&quot;Aleksandr Romanovich&quot;,&quot;family&quot;:&quot;Luriia&quot;}],&quot;id&quot;:&quot;luriia1976cognitive&quot;,&quot;issued&quot;:{&quot;date-parts&quot;:[[1976]]},&quot;citation-key&quot;:&quot;luriia1976cognitive&quot;,&quot;type&quot;:&quot;book&quot;,&quot;publisher&quot;:&quot;Harvard university press&quot;,&quot;title&quot;:&quot;Cognitive development: Its cultural and social foundations&quot;},&quot;prefix&quot;:&quot;&quot;}],&quot;schema&quot;:&quot;https://github.com/citation-style-language/schema/raw/master/csl-citation.json&quot;,&quot;citationID&quot;:&quot;yyshtqjr&quot;} RNDelwvifxjry"/></text:p>
        </text:list-item>
        <text:list-item>
          <text:p text:style-name="P24">Wertsch and Cole - community and context as vital in studies, role of cultural mediation in development, role of objects to study human culture (<text:span text:style-name="T1">cole_beyond_1996-1?</text:span>; <text:span text:style-name="T1">cole_culture_1995?</text:span>) .</text:p>
        </text:list-item>
        <text:list-item>
          <text:p text:style-name="P24">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3" text:outline-level="3"><text:bookmark-start text:name="communities-of-practice"/>Communities of Practice<text:bookmark-end text:name="communities-of-practice"/></text:h>
      <text:p text:style-name="First_20_paragraph">communities of practice - legitimate peripheral participation boundaries and Barriers</text:p>
      <text:h text:style-name="Heading_20_4" text:outline-level="4"><text:bookmark-start text:name="informal-participatory-digital-and-gaming-communities"/>Informal, participatory, digital and gaming communities<text:bookmark-end text:name="informal-participatory-digital-and-gaming-communities"/></text:h>
      <text:p text:style-name="First_20_paragraph">Digital learning in IILP (GLAM settings) is fertile <text:reference-mark-start text:name="ZOTERO_ITEM CSL_CITATION {&quot;properties&quot;:{&quot;formattedCitation&quot;:&quot;[@degner_digital_2022; @schwan_understanding_2014]&quot;,&quot;noteIndex&quot;:0},&quot;citationItems&quot;:[{&quot;uri&quot;:[&quot;http://zotero.org/users/1913249/items/NI47KCRP&quot;],&quot;uris&quot;:[&quot;http://zotero.org/users/1913249/items/NI47KCRP&quot;],&quot;suffix&quot;:&quot;&quot;,&quot;id&quot;:8721,&quot;itemData&quot;:{&quot;volume&quot;:&quot;3&quot;,&quot;page&quot;:&quot;100068&quot;,&quot;URL&quot;:&quot;https://www.sciencedirect.com/science/article/pii/S2666557321000392&quot;,&quot;id&quot;:&quot;degner_digital_2022&quot;,&quot;DOI&quot;:&quot;10.1016/j.caeo.2021.100068&quot;,&quot;author&quot;:[{&quot;given&quot;:&quot;Miriam&quot;,&quot;family&quot;:&quot;Degner&quot;},{&quot;given&quot;:&quot;Stephanie&quot;,&quot;family&quot;:&quot;Moser&quot;},{&quot;given&quot;:&quot;Doris&quot;,&quot;family&quot;:&quot;Lewalter&quot;}],&quot;container-title&quot;:&quot;Computers and Education Open&quot;,&quot;issued&quot;:{&quot;date-parts&quot;:[[2022,12,1]]},&quot;title&quot;:&quot;Digital media in institutional informal learning places: A systematic literature review&quot;,&quot;type&quot;:&quot;article-journal&quot;,&quot;ISSN&quot;:&quot;2666-5573&quot;,&quot;container-title-short&quot;:&quot;Computers and Education Open&quot;,&quot;citation-key&quot;:&quot;degner_digital_2022&quot;,&quot;title-short&quot;:&quot;Digital media in institutional informal learning places&quot;,&quot;accessed&quot;:{&quot;date-parts&quot;:[[2023,6,13]]},&quot;source&quot;:&quot;ScienceDirect&quot;,&quot;language&quot;:&quot;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prefix&quot;:&quot;&quot;},{&quot;uri&quot;:[&quot;http://zotero.org/users/1913249/items/RSMBNEVH&quot;],&quot;uris&quot;:[&quot;http://zotero.org/users/1913249/items/RSMBNEVH&quot;],&quot;suffix&quot;:&quot;&quot;,&quot;id&quot;:8724,&quot;itemData&quot;:{&quot;volume&quot;:&quot;49&quot;,&quot;issue&quot;:&quot;2&quot;,&quot;page&quot;:&quot;70-85&quot;,&quot;URL&quot;:&quot;https://doi.org/10.1080/00461520.2014.917588&quot;,&quot;id&quot;:&quot;schwan_understanding_2014&quot;,&quot;source&quot;:&quot;Taylor and Francis+NEJM&quot;,&quot;author&quot;:[{&quot;given&quot;:&quot;Stephan&quot;,&quot;family&quot;:&quot;Schwan&quot;},{&quot;given&quot;:&quot;Alejandro&quot;,&quot;family&quot;:&quot;Grajal&quot;},{&quot;given&quot;:&quot;Doris&quot;,&quot;family&quot;:&quot;Lewalter&quot;}],&quot;container-title&quot;:&quot;Educational Psychologist&quot;,&quot;issued&quot;:{&quot;date-parts&quot;:[[2014,4,3]]},&quot;title&quot;:&quot;Understanding and Engagement in Places of Science Experience: Science Museums, Science Centers, Zoos, and Aquariums&quot;,&quot;type&quot;:&quot;article-journal&quot;,&quot;publisher&quot;:&quot;Routledge&quot;,&quot;ISSN&quot;:&quot;0046-1520&quot;,&quot;citation-key&quot;:&quot;schwan_understanding_2014&quot;,&quot;accessed&quot;:{&quot;date-parts&quot;:[[2023,6,13]]},&quot;title-short&quot;:&quot;Understanding and Engagement in Places of Science Experience&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refix&quot;:&quot;&quot;}],&quot;schema&quot;:&quot;https://github.com/citation-style-language/schema/raw/master/csl-citation.json&quot;,&quot;citationID&quot;:&quot;lqhuhlfe&quot;} RNDhokexcdmtz"/>&lt;Do Zotero Refresh: [@degner_digital_2022; @schwan_understanding_2014]&gt;<text:reference-mark-end text:name="ZOTERO_ITEM CSL_CITATION {&quot;properties&quot;:{&quot;formattedCitation&quot;:&quot;[@degner_digital_2022; @schwan_understanding_2014]&quot;,&quot;noteIndex&quot;:0},&quot;citationItems&quot;:[{&quot;uri&quot;:[&quot;http://zotero.org/users/1913249/items/NI47KCRP&quot;],&quot;uris&quot;:[&quot;http://zotero.org/users/1913249/items/NI47KCRP&quot;],&quot;suffix&quot;:&quot;&quot;,&quot;id&quot;:8721,&quot;itemData&quot;:{&quot;volume&quot;:&quot;3&quot;,&quot;page&quot;:&quot;100068&quot;,&quot;URL&quot;:&quot;https://www.sciencedirect.com/science/article/pii/S2666557321000392&quot;,&quot;id&quot;:&quot;degner_digital_2022&quot;,&quot;DOI&quot;:&quot;10.1016/j.caeo.2021.100068&quot;,&quot;author&quot;:[{&quot;given&quot;:&quot;Miriam&quot;,&quot;family&quot;:&quot;Degner&quot;},{&quot;given&quot;:&quot;Stephanie&quot;,&quot;family&quot;:&quot;Moser&quot;},{&quot;given&quot;:&quot;Doris&quot;,&quot;family&quot;:&quot;Lewalter&quot;}],&quot;container-title&quot;:&quot;Computers and Education Open&quot;,&quot;issued&quot;:{&quot;date-parts&quot;:[[2022,12,1]]},&quot;title&quot;:&quot;Digital media in institutional informal learning places: A systematic literature review&quot;,&quot;type&quot;:&quot;article-journal&quot;,&quot;ISSN&quot;:&quot;2666-5573&quot;,&quot;container-title-short&quot;:&quot;Computers and Education Open&quot;,&quot;citation-key&quot;:&quot;degner_digital_2022&quot;,&quot;title-short&quot;:&quot;Digital media in institutional informal learning places&quot;,&quot;accessed&quot;:{&quot;date-parts&quot;:[[2023,6,13]]},&quot;source&quot;:&quot;ScienceDirect&quot;,&quot;language&quot;:&quot;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prefix&quot;:&quot;&quot;},{&quot;uri&quot;:[&quot;http://zotero.org/users/1913249/items/RSMBNEVH&quot;],&quot;uris&quot;:[&quot;http://zotero.org/users/1913249/items/RSMBNEVH&quot;],&quot;suffix&quot;:&quot;&quot;,&quot;id&quot;:8724,&quot;itemData&quot;:{&quot;volume&quot;:&quot;49&quot;,&quot;issue&quot;:&quot;2&quot;,&quot;page&quot;:&quot;70-85&quot;,&quot;URL&quot;:&quot;https://doi.org/10.1080/00461520.2014.917588&quot;,&quot;id&quot;:&quot;schwan_understanding_2014&quot;,&quot;source&quot;:&quot;Taylor and Francis+NEJM&quot;,&quot;author&quot;:[{&quot;given&quot;:&quot;Stephan&quot;,&quot;family&quot;:&quot;Schwan&quot;},{&quot;given&quot;:&quot;Alejandro&quot;,&quot;family&quot;:&quot;Grajal&quot;},{&quot;given&quot;:&quot;Doris&quot;,&quot;family&quot;:&quot;Lewalter&quot;}],&quot;container-title&quot;:&quot;Educational Psychologist&quot;,&quot;issued&quot;:{&quot;date-parts&quot;:[[2014,4,3]]},&quot;title&quot;:&quot;Understanding and Engagement in Places of Science Experience: Science Museums, Science Centers, Zoos, and Aquariums&quot;,&quot;type&quot;:&quot;article-journal&quot;,&quot;publisher&quot;:&quot;Routledge&quot;,&quot;ISSN&quot;:&quot;0046-1520&quot;,&quot;citation-key&quot;:&quot;schwan_understanding_2014&quot;,&quot;accessed&quot;:{&quot;date-parts&quot;:[[2023,6,13]]},&quot;title-short&quot;:&quot;Understanding and Engagement in Places of Science Experience&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refix&quot;:&quot;&quot;}],&quot;schema&quot;:&quot;https://github.com/citation-style-language/schema/raw/master/csl-citation.json&quot;,&quot;citationID&quot;:&quot;lqhuhlfe&quot;} RNDhokexcdmtz"/></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text:style-name="L25">
        <text:list-item>
          <text:p text:style-name="P25">guided participation framed in media literacy (<text:span text:style-name="T1">aarsand_appropriation_2016?</text:span>).</text:p>
        </text:list-item>
      </text:list>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properties&quot;:{&quot;formattedCitation&quot;:&quot;[@mascolo_beyond_2009]&quot;,&quot;noteIndex&quot;:0},&quot;citationItems&quot;:[{&quot;uri&quot;:[&quot;http://zotero.org/users/1913249/items/ZJ7IPS8P&quot;],&quot;uris&quot;:[&quot;http://zotero.org/users/1913249/items/ZJ7IPS8P&quot;],&quot;suffix&quot;:&quot;&quot;,&quot;id&quot;:3755,&quot;itemData&quot;:{&quot;author&quot;:[{&quot;given&quot;:&quot;Michael&quot;,&quot;family&quot;:&quot;Mascolo&quot;}],&quot;container-title&quot;:&quot;Pedagogy and the Human Sciences&quot;,&quot;issued&quot;:{&quot;date-parts&quot;:[[2009,1,1]]},&quot;title&quot;:&quot;Beyond Student-Centered and Teacher-Centered Pedagogy: Teaching and Learning as Guided Participation&quot;,&quot;issue&quot;:&quot;1&quot;,&quot;page&quot;:&quot;3-27&quot;,&quot;URL&quot;:&quot;https://scholarworks.merrimack.edu/phs/vol1/iss1/6&quot;,&quot;id&quot;:&quot;mascolo_beyond_2009&quot;,&quot;volume&quot;:&quot;1&quot;,&quot;type&quot;:&quot;article-journal&quot;,&quot;citation-key&quot;:&quot;mascolo_beyond_2009&quot;,&quot;title-short&quot;:&quot;Beyond Student-Centered and Teacher-Centered Pedagogy&quot;},&quot;prefix&quot;:&quot;&quot;}],&quot;schema&quot;:&quot;https://github.com/citation-style-language/schema/raw/master/csl-citation.json&quot;,&quot;citationID&quot;:&quot;gdtduetb&quot;} RNDybnegutrzq"/>&lt;Do Zotero Refresh: [@mascolo_beyond_2009]&gt;<text:reference-mark-end text:name="ZOTERO_ITEM CSL_CITATION {&quot;properties&quot;:{&quot;formattedCitation&quot;:&quot;[@mascolo_beyond_2009]&quot;,&quot;noteIndex&quot;:0},&quot;citationItems&quot;:[{&quot;uri&quot;:[&quot;http://zotero.org/users/1913249/items/ZJ7IPS8P&quot;],&quot;uris&quot;:[&quot;http://zotero.org/users/1913249/items/ZJ7IPS8P&quot;],&quot;suffix&quot;:&quot;&quot;,&quot;id&quot;:3755,&quot;itemData&quot;:{&quot;author&quot;:[{&quot;given&quot;:&quot;Michael&quot;,&quot;family&quot;:&quot;Mascolo&quot;}],&quot;container-title&quot;:&quot;Pedagogy and the Human Sciences&quot;,&quot;issued&quot;:{&quot;date-parts&quot;:[[2009,1,1]]},&quot;title&quot;:&quot;Beyond Student-Centered and Teacher-Centered Pedagogy: Teaching and Learning as Guided Participation&quot;,&quot;issue&quot;:&quot;1&quot;,&quot;page&quot;:&quot;3-27&quot;,&quot;URL&quot;:&quot;https://scholarworks.merrimack.edu/phs/vol1/iss1/6&quot;,&quot;id&quot;:&quot;mascolo_beyond_2009&quot;,&quot;volume&quot;:&quot;1&quot;,&quot;type&quot;:&quot;article-journal&quot;,&quot;citation-key&quot;:&quot;mascolo_beyond_2009&quot;,&quot;title-short&quot;:&quot;Beyond Student-Centered and Teacher-Centered Pedagogy&quot;},&quot;prefix&quot;:&quot;&quot;}],&quot;schema&quot;:&quot;https://github.com/citation-style-language/schema/raw/master/csl-citation.json&quot;,&quot;citationID&quot;:&quot;gdtduetb&quot;} RNDybnegutrzq"/>.</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formattedCitation&quot;:&quot;[@moll_funds_1992]&quot;,&quot;noteIndex&quot;:0},&quot;citationItems&quot;:[{&quot;uri&quot;:[&quot;http://zotero.org/users/1913249/items/EXBRQZWW&quot;],&quot;uris&quot;:[&quot;http://zotero.org/users/1913249/items/EXBRQZWW&quot;],&quot;suffix&quot;:&quot;&quot;,&quot;id&quot;:3871,&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d&quot;:{&quot;date-parts&quot;:[[1992]]},&quot;citation-key&quot;:&quot;moll_funds_1992&quot;,&quot;issue&quot;:&quot;2,&quot;,&quot;page&quot;:&quot;132-141&quot;,&quot;URL&quot;:&quot;http://www.jstor.org/stable/1476399&quot;,&quot;id&quot;:&quot;moll_funds_1992&quot;,&quot;volume&quot;:&quot;31&quot;,&quot;language&quot;:&quot;en&quot;,&quot;type&quot;:&quot;article-journal&quot;,&quot;title&quot;:&quot;Funds of knowledge for teaching: using a qualitative approach to connect homes and classrooms&quot;,&quot;source&quot;:&quot;Zotero&quot;},&quot;prefix&quot;:&quot;&quot;}],&quot;schema&quot;:&quot;https://github.com/citation-style-language/schema/raw/master/csl-citation.json&quot;,&quot;citationID&quot;:&quot;tcdncbfl&quot;} RNDvotbezfxdz"/>&lt;Do Zotero Refresh: [@moll_funds_1992]&gt;<text:reference-mark-end text:name="ZOTERO_ITEM CSL_CITATION {&quot;properties&quot;:{&quot;formattedCitation&quot;:&quot;[@moll_funds_1992]&quot;,&quot;noteIndex&quot;:0},&quot;citationItems&quot;:[{&quot;uri&quot;:[&quot;http://zotero.org/users/1913249/items/EXBRQZWW&quot;],&quot;uris&quot;:[&quot;http://zotero.org/users/1913249/items/EXBRQZWW&quot;],&quot;suffix&quot;:&quot;&quot;,&quot;id&quot;:3871,&quot;itemData&quot;:{&quot;author&quot;:[{&quot;given&quot;:&quot;Luis C.&quot;,&quot;family&quot;:&quot;Moll&quot;},{&quot;given&quot;:&quot;Cathy&quot;,&quot;family&quot;:&quot;Amanti&quot;},{&quot;given&quot;:&quot;Deborah&quot;,&quot;family&quot;:&quot;Neff&quot;},{&quot;given&quot;:&quot;Norma&quot;,&quot;family&quot;:&quot;Gonzalez&quot;}],&quot;container-title&quot;:&quot;Theory into Practice&quot;,&quot;issued&quot;:{&quot;date-parts&quot;:[[1992]]},&quot;citation-key&quot;:&quot;moll_funds_1992&quot;,&quot;issue&quot;:&quot;2,&quot;,&quot;page&quot;:&quot;132-141&quot;,&quot;URL&quot;:&quot;http://www.jstor.org/stable/1476399&quot;,&quot;id&quot;:&quot;moll_funds_1992&quot;,&quot;volume&quot;:&quot;31&quot;,&quot;language&quot;:&quot;en&quot;,&quot;type&quot;:&quot;article-journal&quot;,&quot;title&quot;:&quot;Funds of knowledge for teaching: using a qualitative approach to connect homes and classrooms&quot;,&quot;source&quot;:&quot;Zotero&quot;},&quot;prefix&quot;:&quot;&quot;}],&quot;schema&quot;:&quot;https://github.com/citation-style-language/schema/raw/master/csl-citation.json&quot;,&quot;citationID&quot;:&quot;tcdncbfl&quot;} RNDvotbezfxdz"/>. Research by the UK National Literacy Trust <text:reference-mark-start text:name="ZOTERO_ITEM CSL_CITATION {&quot;properties&quot;:{&quot;formattedCitation&quot;:&quot;[-@picton_video_2020]&quot;,&quot;noteIndex&quot;:0},&quot;citationItems&quot;:[{&quot;suppress-author&quot;:true,&quot;itemData&quot;:{&quot;author&quot;:[{&quot;given&quot;:&quot;Irene&quot;,&quot;family&quot;:&quot;Picton&quot;},{&quot;given&quot;:&quot;Christina&quot;,&quot;family&quot;:&quot;Clark&quot;},{&quot;given&quot;:&quot;Tim&quot;,&quot;family&quot;:&quot;Judge&quot;}],&quot;issued&quot;:{&quot;date-parts&quot;:[[2020]]},&quot;citation-key&quot;:&quot;picton_video_2020&quot;,&quot;type&quot;:&quot;report&quot;,&quot;publisher&quot;:&quot;National Literacy Trust&quot;,&quot;page&quot;:&quot;31&quot;,&quot;URL&quot;:&quot;https://cdn.literacytrust.org.uk/media/documents/Video_game_playing_and_literacy_report_final_updated.pdf&quot;,&quot;id&quot;:&quot;picton_video_2020&quot;,&quot;source&quot;:&quot;Zotero&quot;,&quot;title&quot;:&quot;Video game playing and literacy: a survey of young people aged 11 to 16&quot;,&quot;language&quot;:&quot;en&quot;},&quot;uris&quot;:[&quot;http://zotero.org/users/1913249/items/T96LXVV8&quot;],&quot;suffix&quot;:&quot;&quot;,&quot;uri&quot;:[&quot;http://zotero.org/users/1913249/items/T96LXVV8&quot;],&quot;id&quot;:3767,&quot;prefix&quot;:&quot;&quot;}],&quot;schema&quot;:&quot;https://github.com/citation-style-language/schema/raw/master/csl-citation.json&quot;,&quot;citationID&quot;:&quot;bwbaxpee&quot;} RNDkxvjoplrcn"/>&lt;Do Zotero Refresh: [-@picton_video_2020]&gt;<text:reference-mark-end text:name="ZOTERO_ITEM CSL_CITATION {&quot;properties&quot;:{&quot;formattedCitation&quot;:&quot;[-@picton_video_2020]&quot;,&quot;noteIndex&quot;:0},&quot;citationItems&quot;:[{&quot;suppress-author&quot;:true,&quot;itemData&quot;:{&quot;author&quot;:[{&quot;given&quot;:&quot;Irene&quot;,&quot;family&quot;:&quot;Picton&quot;},{&quot;given&quot;:&quot;Christina&quot;,&quot;family&quot;:&quot;Clark&quot;},{&quot;given&quot;:&quot;Tim&quot;,&quot;family&quot;:&quot;Judge&quot;}],&quot;issued&quot;:{&quot;date-parts&quot;:[[2020]]},&quot;citation-key&quot;:&quot;picton_video_2020&quot;,&quot;type&quot;:&quot;report&quot;,&quot;publisher&quot;:&quot;National Literacy Trust&quot;,&quot;page&quot;:&quot;31&quot;,&quot;URL&quot;:&quot;https://cdn.literacytrust.org.uk/media/documents/Video_game_playing_and_literacy_report_final_updated.pdf&quot;,&quot;id&quot;:&quot;picton_video_2020&quot;,&quot;source&quot;:&quot;Zotero&quot;,&quot;title&quot;:&quot;Video game playing and literacy: a survey of young people aged 11 to 16&quot;,&quot;language&quot;:&quot;en&quot;},&quot;uris&quot;:[&quot;http://zotero.org/users/1913249/items/T96LXVV8&quot;],&quot;suffix&quot;:&quot;&quot;,&quot;uri&quot;:[&quot;http://zotero.org/users/1913249/items/T96LXVV8&quot;],&quot;id&quot;:3767,&quot;prefix&quot;:&quot;&quot;}],&quot;schema&quot;:&quot;https://github.com/citation-style-language/schema/raw/master/csl-citation.json&quot;,&quot;citationID&quot;:&quot;bwbaxpee&quot;} RNDkxvjoplrcn"/>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citationItems&quot;:[{&quot;suppress-author&quot;:true,&quot;itemData&quot;:{&quot;license&quot;:&quot;Access limited to members&quot;,&quot;volume&quot;:&quot;4&quot;,&quot;issue&quot;:&quot;3&quot;,&quot;page&quot;:&quot;13-22&quot;,&quot;URL&quot;:&quot;https://www.igi-global.com/article/using-game-mechanics-to-measure-what-students-learn-from-programming-games/117696&quot;,&quot;id&quot;:&quot;denner_using_2014&quot;,&quot;DOI&quot;:&quot;10.4018/ijgbl.2014070102&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issued&quot;:{&quot;date-parts&quot;:[[2014,7,1]]},&quot;title&quot;:&quot;Using game mechanics to measure what students learn from programming games&quot;,&quot;type&quot;:&quot;article-journal&quot;,&quot;ISSN&quot;:&quot;2155-6849 DOI: 10.4018/ijgbl.2014070102&quot;,&quot;container-title-short&quot;:&quot;IJGBL&quot;,&quot;citation-key&quot;:&quot;denner_using_2014&quot;,&quot;accessed&quot;:{&quot;date-parts&quot;:[[2018,4,21]]},&quot;source&quot;:&quot;www.igi-global.com&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is&quot;:[&quot;http://zotero.org/users/1913249/items/RUWZA8Q7&quot;],&quot;suffix&quot;:&quot;&quot;,&quot;uri&quot;:[&quot;http://zotero.org/users/1913249/items/RUWZA8Q7&quot;],&quot;id&quot;:3768,&quot;prefix&quot;:&quot;&quot;}],&quot;schema&quot;:&quot;https://github.com/citation-style-language/schema/raw/master/csl-citation.json&quot;,&quot;citationID&quot;:&quot;thzpwtqa&quot;} RNDtvywvztxzr"/>&lt;Do Zotero Refresh: [-@denner_using_2014]&gt;<text:reference-mark-end text:name="ZOTERO_ITEM CSL_CITATION {&quot;properties&quot;:{&quot;formattedCitation&quot;:&quot;[-@denner_using_2014]&quot;,&quot;noteIndex&quot;:0},&quot;citationItems&quot;:[{&quot;suppress-author&quot;:true,&quot;itemData&quot;:{&quot;license&quot;:&quot;Access limited to members&quot;,&quot;volume&quot;:&quot;4&quot;,&quot;issue&quot;:&quot;3&quot;,&quot;page&quot;:&quot;13-22&quot;,&quot;URL&quot;:&quot;https://www.igi-global.com/article/using-game-mechanics-to-measure-what-students-learn-from-programming-games/117696&quot;,&quot;id&quot;:&quot;denner_using_2014&quot;,&quot;DOI&quot;:&quot;10.4018/ijgbl.2014070102&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issued&quot;:{&quot;date-parts&quot;:[[2014,7,1]]},&quot;title&quot;:&quot;Using game mechanics to measure what students learn from programming games&quot;,&quot;type&quot;:&quot;article-journal&quot;,&quot;ISSN&quot;:&quot;2155-6849 DOI: 10.4018/ijgbl.2014070102&quot;,&quot;container-title-short&quot;:&quot;IJGBL&quot;,&quot;citation-key&quot;:&quot;denner_using_2014&quot;,&quot;accessed&quot;:{&quot;date-parts&quot;:[[2018,4,21]]},&quot;source&quot;:&quot;www.igi-global.com&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is&quot;:[&quot;http://zotero.org/users/1913249/items/RUWZA8Q7&quot;],&quot;suffix&quot;:&quot;&quot;,&quot;uri&quot;:[&quot;http://zotero.org/users/1913249/items/RUWZA8Q7&quot;],&quot;id&quot;:3768,&quot;prefix&quot;:&quot;&quot;}],&quot;schema&quot;:&quot;https://github.com/citation-style-language/schema/raw/master/csl-citation.json&quot;,&quot;citationID&quot;:&quot;thzpwtqa&quot;} RNDtvywvztxzr"/>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properties&quot;:{&quot;formattedCitation&quot;:&quot;[@rajala_utopian_2023]&quot;,&quot;noteIndex&quot;:0},&quot;citationItems&quot;:[{&quot;uri&quot;:[&quot;http://zotero.org/users/1913249/items/ZHZADF6X&quot;],&quot;uris&quot;:[&quot;http://zotero.org/users/1913249/items/ZHZADF6X&quot;],&quot;suffix&quot;:&quot;&quot;,&quot;id&quot;:8895,&quot;itemData&quot;:{&quot;volume&quot;:&quot;32&quot;,&quot;issue&quot;:&quot;1&quot;,&quot;page&quot;:&quot;110-136&quot;,&quot;URL&quot;:&quot;https://www.tandfonline.com/doi/full/10.1080/10508406.2022.2144736&quot;,&quot;id&quot;:&quot;rajala_utopian_2023&quot;,&quot;DOI&quot;:&quot;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ued&quot;:{&quot;date-parts&quot;:[[2023,1,1]]},&quot;title&quot;:&quot;Utopian methodology: Researching educational interventions to promote equity over multiple timescales&quot;,&quot;type&quot;:&quot;article-journal&quot;,&quot;ISSN&quot;:&quot;1050-8406, 1532-7809&quot;,&quot;container-title-short&quot;:&quot;Journal of the Learning Sciences&quot;,&quot;citation-key&quot;:&quot;rajala_utopian_2023&quot;,&quot;title-short&quot;:&quot;Utopian methodology&quot;,&quot;accessed&quot;:{&quot;date-parts&quot;:[[2023,7,6]]},&quot;source&quot;:&quot;DOI.org (Crossref)&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schema&quot;:&quot;https://github.com/citation-style-language/schema/raw/master/csl-citation.json&quot;,&quot;citationID&quot;:&quot;mevxcqgq&quot;} RNDfsiigbqfqn"/>&lt;Do Zotero Refresh: [@rajala_utopian_2023]&gt;<text:reference-mark-end text:name="ZOTERO_ITEM CSL_CITATION {&quot;properties&quot;:{&quot;formattedCitation&quot;:&quot;[@rajala_utopian_2023]&quot;,&quot;noteIndex&quot;:0},&quot;citationItems&quot;:[{&quot;uri&quot;:[&quot;http://zotero.org/users/1913249/items/ZHZADF6X&quot;],&quot;uris&quot;:[&quot;http://zotero.org/users/1913249/items/ZHZADF6X&quot;],&quot;suffix&quot;:&quot;&quot;,&quot;id&quot;:8895,&quot;itemData&quot;:{&quot;volume&quot;:&quot;32&quot;,&quot;issue&quot;:&quot;1&quot;,&quot;page&quot;:&quot;110-136&quot;,&quot;URL&quot;:&quot;https://www.tandfonline.com/doi/full/10.1080/10508406.2022.2144736&quot;,&quot;id&quot;:&quot;rajala_utopian_2023&quot;,&quot;DOI&quot;:&quot;10.1080/10508406.2022.2144736&quot;,&quot;author&quot;:[{&quot;given&quot;:&quot;Antti&quot;,&quot;family&quot;:&quot;Rajala&quot;},{&quot;given&quot;:&quot;Michael&quot;,&quot;family&quot;:&quot;Cole&quot;},{&quot;given&quot;:&quot;Moises&quot;,&quot;family&quot;:&quot;Esteban-Guitart&quot;}],&quot;container-title&quot;:&quot;Journal of the Learning Sciences&quot;,&quot;issued&quot;:{&quot;date-parts&quot;:[[2023,1,1]]},&quot;title&quot;:&quot;Utopian methodology: Researching educational interventions to promote equity over multiple timescales&quot;,&quot;type&quot;:&quot;article-journal&quot;,&quot;ISSN&quot;:&quot;1050-8406, 1532-7809&quot;,&quot;container-title-short&quot;:&quot;Journal of the Learning Sciences&quot;,&quot;citation-key&quot;:&quot;rajala_utopian_2023&quot;,&quot;title-short&quot;:&quot;Utopian methodology&quot;,&quot;accessed&quot;:{&quot;date-parts&quot;:[[2023,7,6]]},&quot;source&quot;:&quot;DOI.org (Crossref)&quot;,&quot;language&quot;:&quot;en&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refix&quot;:&quot;&quot;}],&quot;schema&quot;:&quot;https://github.com/citation-style-language/schema/raw/master/csl-citation.json&quot;,&quot;citationID&quot;:&quot;mevxcqgq&quot;} RNDfsiigbqfqn"/></text:p>
      <text:h text:style-name="Heading_20_4" text:outline-level="4"><text:bookmark-start text:name="retro-gaming-as-a-fund-of-knowledge---move-to-intro"/>Retro Gaming as a Fund of knowledge - move to intro?<text:bookmark-end text:name="retro-gaming-as-a-fund-of-knowledge---move-to-intro"/></text:h>
      <text:list text:style-name="L26">
        <text:list-item>
          <text:p text:style-name="P26">What is retro gaming? [Nostalgia in Retro Game Design.]</text:p>
        </text:list-item>
        <text:list-item>
          <text:p text:style-name="P26">Why is it powerful in affect?</text:p>
        </text:list-item>
        <text:list-item>
          <text:p text:style-name="P26">What potential does that give to family game making?</text:p>
        </text:list-item>
      </text:list>
      <text:h text:style-name="Heading_20_3" text:outline-level="3"><text:bookmark-start text:name="mantle-of-the-expert-as-a-processes-drama"/>Mantle of the Expert as a processes drama<text:bookmark-end text:name="mantle-of-the-expert-as-a-processes-drama"/></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properties&quot;:{&quot;formattedCitation&quot;:&quot;[@aitken_dorothy_2013]&quot;,&quot;noteIndex&quot;:0},&quot;citationItems&quot;:[{&quot;uri&quot;:[&quot;http://zotero.org/users/1913249/items/8HEQF7AH&quot;],&quot;uris&quot;:[&quot;http://zotero.org/users/1913249/items/8HEQF7AH&quot;],&quot;suffix&quot;:&quot;&quot;,&quot;id&quot;:318,&quot;itemData&quot;:{&quot;author&quot;:[{&quot;given&quot;:&quot;Viv&quot;,&quot;family&quot;:&quot;Aitken&quot;}],&quot;container-title&quot;:&quot;Connecting curriculum linking learning&quot;,&quot;issued&quot;:{&quot;date-parts&quot;:[[2013]]},&quot;citation-key&quot;:&quot;aitken_dorothy_2013&quot;,&quot;type&quot;:&quot;article-journal&quot;,&quot;page&quot;:&quot;34–56&quot;,&quot;URL&quot;:&quot;http://www.academia.edu/download/31717276/MOTE_Chapter_3_Aitken_Pages_from_Connecting_Curriculum__Fraser__v3_220213.pdf&quot;,&quot;id&quot;:&quot;aitken_dorothy_2013&quot;,&quot;source&quot;:&quot;Google Scholar&quot;,&quot;accessed&quot;:{&quot;date-parts&quot;:[[2016,11,28]]},&quot;title&quot;:&quot;Dorothy Heathcote’s Mantle of the expert approach to teaching and learning: A brief introduction&quot;,&quot;title-short&quot;:&quot;Dorothy Heathcote’s Mantle of the expert approach to teaching and learning&quot;},&quot;prefix&quot;:&quot;&quot;}],&quot;schema&quot;:&quot;https://github.com/citation-style-language/schema/raw/master/csl-citation.json&quot;,&quot;citationID&quot;:&quot;zhoscmpy&quot;} RNDliwlaipvgr"/>&lt;Do Zotero Refresh: [@aitken_dorothy_2013]&gt;<text:reference-mark-end text:name="ZOTERO_ITEM CSL_CITATION {&quot;properties&quot;:{&quot;formattedCitation&quot;:&quot;[@aitken_dorothy_2013]&quot;,&quot;noteIndex&quot;:0},&quot;citationItems&quot;:[{&quot;uri&quot;:[&quot;http://zotero.org/users/1913249/items/8HEQF7AH&quot;],&quot;uris&quot;:[&quot;http://zotero.org/users/1913249/items/8HEQF7AH&quot;],&quot;suffix&quot;:&quot;&quot;,&quot;id&quot;:318,&quot;itemData&quot;:{&quot;author&quot;:[{&quot;given&quot;:&quot;Viv&quot;,&quot;family&quot;:&quot;Aitken&quot;}],&quot;container-title&quot;:&quot;Connecting curriculum linking learning&quot;,&quot;issued&quot;:{&quot;date-parts&quot;:[[2013]]},&quot;citation-key&quot;:&quot;aitken_dorothy_2013&quot;,&quot;type&quot;:&quot;article-journal&quot;,&quot;page&quot;:&quot;34–56&quot;,&quot;URL&quot;:&quot;http://www.academia.edu/download/31717276/MOTE_Chapter_3_Aitken_Pages_from_Connecting_Curriculum__Fraser__v3_220213.pdf&quot;,&quot;id&quot;:&quot;aitken_dorothy_2013&quot;,&quot;source&quot;:&quot;Google Scholar&quot;,&quot;accessed&quot;:{&quot;date-parts&quot;:[[2016,11,28]]},&quot;title&quot;:&quot;Dorothy Heathcote’s Mantle of the expert approach to teaching and learning: A brief introduction&quot;,&quot;title-short&quot;:&quot;Dorothy Heathcote’s Mantle of the expert approach to teaching and learning&quot;},&quot;prefix&quot;:&quot;&quot;}],&quot;schema&quot;:&quot;https://github.com/citation-style-language/schema/raw/master/csl-citation.json&quot;,&quot;citationID&quot;:&quot;zhoscmpy&quot;} RNDliwlaipvgr"/>.</text:p>
      <text:p text:style-name="Text_20_body">Heathcote discusses authenticity in detail in her writings <text:reference-mark-start text:name="ZOTERO_ITEM CSL_CITATION {&quot;properties&quot;:{&quot;formattedCitation&quot;:&quot;[@heathcote_dorothy_1984]&quot;,&quot;noteIndex&quot;:0},&quot;citationItems&quot;:[{&quot;uri&quot;:[&quot;http://zotero.org/users/1913249/items/8ZBRVTW7&quot;],&quot;uris&quot;:[&quot;http://zotero.org/users/1913249/items/8ZBRVTW7&quot;],&quot;suffix&quot;:&quot;&quot;,&quot;id&quot;:3671,&quot;itemData&quot;:{&quot;author&quot;:[{&quot;given&quot;:&quot;Dorothy&quot;,&quot;family&quot;:&quot;Heathcote&quot;},{&quot;given&quot;:&quot;Liz&quot;,&quot;family&quot;:&quot;Johnson&quot;},{&quot;given&quot;:&quot;Cecily&quot;,&quot;family&quot;:&quot;O'Neill&quot;}],&quot;type&quot;:&quot;book&quot;,&quot;issued&quot;:{&quot;date-parts&quot;:[[1984]]},&quot;citation-key&quot;:&quot;heathcote_dorothy_1984&quot;,&quot;ISBN&quot;:&quot;978-0-09-149261-8&quot;,&quot;publisher&quot;:&quot;Hutchinson&quot;,&quot;event-place&quot;:&quot;London&quot;,&quot;publisher-place&quot;:&quot;London&quot;,&quot;number-of-pages&quot;:&quot;218&quot;,&quot;id&quot;:&quot;heathcote_dorothy_1984&quot;,&quot;title-short&quot;:&quot;Dorothy Heathcote&quot;,&quot;title&quot;:&quot;Dorothy Heathcote: collected writings on education and drama&quot;,&quot;language&quot;:&quot;eng&quot;,&quot;source&quot;:&quot;Open WorldCat&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refix&quot;:&quot;&quot;}],&quot;schema&quot;:&quot;https://github.com/citation-style-language/schema/raw/master/csl-citation.json&quot;,&quot;citationID&quot;:&quot;mmhseqbk&quot;} RNDsrqjepqsit"/>&lt;Do Zotero Refresh: [@heathcote_dorothy_1984]&gt;<text:reference-mark-end text:name="ZOTERO_ITEM CSL_CITATION {&quot;properties&quot;:{&quot;formattedCitation&quot;:&quot;[@heathcote_dorothy_1984]&quot;,&quot;noteIndex&quot;:0},&quot;citationItems&quot;:[{&quot;uri&quot;:[&quot;http://zotero.org/users/1913249/items/8ZBRVTW7&quot;],&quot;uris&quot;:[&quot;http://zotero.org/users/1913249/items/8ZBRVTW7&quot;],&quot;suffix&quot;:&quot;&quot;,&quot;id&quot;:3671,&quot;itemData&quot;:{&quot;author&quot;:[{&quot;given&quot;:&quot;Dorothy&quot;,&quot;family&quot;:&quot;Heathcote&quot;},{&quot;given&quot;:&quot;Liz&quot;,&quot;family&quot;:&quot;Johnson&quot;},{&quot;given&quot;:&quot;Cecily&quot;,&quot;family&quot;:&quot;O'Neill&quot;}],&quot;type&quot;:&quot;book&quot;,&quot;issued&quot;:{&quot;date-parts&quot;:[[1984]]},&quot;citation-key&quot;:&quot;heathcote_dorothy_1984&quot;,&quot;ISBN&quot;:&quot;978-0-09-149261-8&quot;,&quot;publisher&quot;:&quot;Hutchinson&quot;,&quot;event-place&quot;:&quot;London&quot;,&quot;publisher-place&quot;:&quot;London&quot;,&quot;number-of-pages&quot;:&quot;218&quot;,&quot;id&quot;:&quot;heathcote_dorothy_1984&quot;,&quot;title-short&quot;:&quot;Dorothy Heathcote&quot;,&quot;title&quot;:&quot;Dorothy Heathcote: collected writings on education and drama&quot;,&quot;language&quot;:&quot;eng&quot;,&quot;source&quot;:&quot;Open WorldCat&quot;,&quot;note&quot;:&quot;OCLC: 12584606&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prefix&quot;:&quot;&quot;}],&quot;schema&quot;:&quot;https://github.com/citation-style-language/schema/raw/master/csl-citation.json&quot;,&quot;citationID&quot;:&quot;mmhseqbk&quot;} RNDsrqjepqsit"/>.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properties&quot;:{&quot;formattedCitation&quot;:&quot;[@hinton_workplace-focused_nodate]&quot;,&quot;noteIndex&quot;:0},&quot;citationItems&quot;:[{&quot;uri&quot;:[&quot;http://zotero.org/users/1913249/items/2NLLQFAQ&quot;],&quot;uris&quot;:[&quot;http://zotero.org/users/1913249/items/2NLLQFAQ&quot;],&quot;suffix&quot;:&quot;&quot;,&quot;id&quot;:3677,&quot;itemData&quot;:{&quot;author&quot;:[{&quot;given&quot;:&quot;Lisa&quot;,&quot;family&quot;:&quot;Hinton&quot;}],&quot;id&quot;:&quot;hinton_workplace-focused_nodate&quot;,&quot;citation-key&quot;:&quot;hinton_workplace-focused_nodate&quot;,&quot;language&quot;:&quot;en&quot;,&quot;type&quot;:&quot;article-journal&quot;,&quot;title&quot;:&quot;Workplace-focused Development Drama (Mantle of the Expert) and Writing&quot;,&quot;source&quot;:&quot;Zotero&quot;},&quot;prefix&quot;:&quot;&quot;}],&quot;schema&quot;:&quot;https://github.com/citation-style-language/schema/raw/master/csl-citation.json&quot;,&quot;citationID&quot;:&quot;fxrqgncg&quot;} RNDwrccjoprhu"/>&lt;Do Zotero Refresh: [@hinton_workplace-focused_nodate]&gt;<text:reference-mark-end text:name="ZOTERO_ITEM CSL_CITATION {&quot;properties&quot;:{&quot;formattedCitation&quot;:&quot;[@hinton_workplace-focused_nodate]&quot;,&quot;noteIndex&quot;:0},&quot;citationItems&quot;:[{&quot;uri&quot;:[&quot;http://zotero.org/users/1913249/items/2NLLQFAQ&quot;],&quot;uris&quot;:[&quot;http://zotero.org/users/1913249/items/2NLLQFAQ&quot;],&quot;suffix&quot;:&quot;&quot;,&quot;id&quot;:3677,&quot;itemData&quot;:{&quot;author&quot;:[{&quot;given&quot;:&quot;Lisa&quot;,&quot;family&quot;:&quot;Hinton&quot;}],&quot;id&quot;:&quot;hinton_workplace-focused_nodate&quot;,&quot;citation-key&quot;:&quot;hinton_workplace-focused_nodate&quot;,&quot;language&quot;:&quot;en&quot;,&quot;type&quot;:&quot;article-journal&quot;,&quot;title&quot;:&quot;Workplace-focused Development Drama (Mantle of the Expert) and Writing&quot;,&quot;source&quot;:&quot;Zotero&quot;},&quot;prefix&quot;:&quot;&quot;}],&quot;schema&quot;:&quot;https://github.com/citation-style-language/schema/raw/master/csl-citation.json&quot;,&quot;citationID&quot;:&quot;fxrqgncg&quot;} RNDwrccjoprhu"/></text:p>
      <text:p text:style-name="Text_20_body">Rainer and Bolton explore some of the rigidity of the MoE approach in terms of time allocated and other factors. Rainer outlines a wider scope of a process drama <text:reference-mark-start text:name="ZOTERO_ITEM CSL_CITATION {&quot;properties&quot;:{&quot;formattedCitation&quot;:&quot;[-@rainer_drama_2012]&quot;,&quot;noteIndex&quot;:0},&quot;citationItems&quot;:[{&quot;suppress-author&quot;:true,&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suffix&quot;:&quot;&quot;,&quot;uri&quot;:[&quot;http://zotero.org/users/1913249/items/L9DXC8RY&quot;],&quot;id&quot;:3679,&quot;prefix&quot;:&quot;&quot;}],&quot;schema&quot;:&quot;https://github.com/citation-style-language/schema/raw/master/csl-citation.json&quot;,&quot;citationID&quot;:&quot;hiezavie&quot;} RNDlyxtsdrjuy"/>&lt;Do Zotero Refresh: [-@rainer_drama_2012]&gt;<text:reference-mark-end text:name="ZOTERO_ITEM CSL_CITATION {&quot;properties&quot;:{&quot;formattedCitation&quot;:&quot;[-@rainer_drama_2012]&quot;,&quot;noteIndex&quot;:0},&quot;citationItems&quot;:[{&quot;suppress-author&quot;:true,&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suffix&quot;:&quot;&quot;,&quot;uri&quot;:[&quot;http://zotero.org/users/1913249/items/L9DXC8RY&quot;],&quot;id&quot;:3679,&quot;prefix&quot;:&quot;&quot;}],&quot;schema&quot;:&quot;https://github.com/citation-style-language/schema/raw/master/csl-citation.json&quot;,&quot;citationID&quot;:&quot;hiezavie&quot;} RNDlyxtsdrjuy"/>.</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properties&quot;:{&quot;formattedCitation&quot;:&quot;[@rainer_drama_2012]&quot;,&quot;noteIndex&quot;:0},&quot;citationItems&quot;:[{&quot;uri&quot;:[&quot;http://zotero.org/users/1913249/items/L9DXC8RY&quot;],&quot;uris&quot;:[&quot;http://zotero.org/users/1913249/items/L9DXC8RY&quot;],&quot;suffix&quot;:&quot;&quot;,&quot;id&quot;:3679,&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refix&quot;:&quot;&quot;}],&quot;schema&quot;:&quot;https://github.com/citation-style-language/schema/raw/master/csl-citation.json&quot;,&quot;citationID&quot;:&quot;xwfuohxx&quot;} RNDwmoehwmmwm"/>&lt;Do Zotero Refresh: [@rainer_drama_2012]&gt;<text:reference-mark-end text:name="ZOTERO_ITEM CSL_CITATION {&quot;properties&quot;:{&quot;formattedCitation&quot;:&quot;[@rainer_drama_2012]&quot;,&quot;noteIndex&quot;:0},&quot;citationItems&quot;:[{&quot;uri&quot;:[&quot;http://zotero.org/users/1913249/items/L9DXC8RY&quot;],&quot;uris&quot;:[&quot;http://zotero.org/users/1913249/items/L9DXC8RY&quot;],&quot;suffix&quot;:&quot;&quot;,&quot;id&quot;:3679,&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refix&quot;:&quot;&quot;}],&quot;schema&quot;:&quot;https://github.com/citation-style-language/schema/raw/master/csl-citation.json&quot;,&quot;citationID&quot;:&quot;xwfuohxx&quot;} RNDwmoehwmmwm"/>, or prohibitively time consuming <text:reference-mark-start text:name="ZOTERO_ITEM CSL_CITATION {&quot;properties&quot;:{&quot;formattedCitation&quot;:&quot;[@heathcote_drama_1994]&quot;,&quot;noteIndex&quot;:0},&quot;citationItems&quot;:[{&quot;uri&quot;:[&quot;http://zotero.org/users/1913249/items/FUU3FZWS&quot;],&quot;uris&quot;:[&quot;http://zotero.org/users/1913249/items/FUU3FZWS&quot;],&quot;suffix&quot;:&quot;&quot;,&quot;id&quot;:3253,&quot;itemData&quot;:{&quot;author&quot;:[{&quot;given&quot;:&quot;Dorothy&quot;,&quot;family&quot;:&quot;Heathcote&quot;},{&quot;given&quot;:&quot;Gavin&quot;,&quot;family&quot;:&quot;Bolton&quot;}],&quot;id&quot;:&quot;heathcote_drama_1994&quot;,&quot;issued&quot;:{&quot;date-parts&quot;:[[1994]]},&quot;citation-key&quot;:&quot;heathcote_drama_1994&quot;,&quot;type&quot;:&quot;book&quot;,&quot;publisher&quot;:&quot;ERIC&quot;,&quot;title&quot;:&quot;Drama for Learning: Dorothy Heathcote's Mantle of the Expert Approach to Education. Dimensions of Drama Series.&quot;},&quot;prefix&quot;:&quot;&quot;}],&quot;schema&quot;:&quot;https://github.com/citation-style-language/schema/raw/master/csl-citation.json&quot;,&quot;citationID&quot;:&quot;hersdpmv&quot;} RNDsefmddjiyx"/>&lt;Do Zotero Refresh: [@heathcote_drama_1994]&gt;<text:reference-mark-end text:name="ZOTERO_ITEM CSL_CITATION {&quot;properties&quot;:{&quot;formattedCitation&quot;:&quot;[@heathcote_drama_1994]&quot;,&quot;noteIndex&quot;:0},&quot;citationItems&quot;:[{&quot;uri&quot;:[&quot;http://zotero.org/users/1913249/items/FUU3FZWS&quot;],&quot;uris&quot;:[&quot;http://zotero.org/users/1913249/items/FUU3FZWS&quot;],&quot;suffix&quot;:&quot;&quot;,&quot;id&quot;:3253,&quot;itemData&quot;:{&quot;author&quot;:[{&quot;given&quot;:&quot;Dorothy&quot;,&quot;family&quot;:&quot;Heathcote&quot;},{&quot;given&quot;:&quot;Gavin&quot;,&quot;family&quot;:&quot;Bolton&quot;}],&quot;id&quot;:&quot;heathcote_drama_1994&quot;,&quot;issued&quot;:{&quot;date-parts&quot;:[[1994]]},&quot;citation-key&quot;:&quot;heathcote_drama_1994&quot;,&quot;type&quot;:&quot;book&quot;,&quot;publisher&quot;:&quot;ERIC&quot;,&quot;title&quot;:&quot;Drama for Learning: Dorothy Heathcote's Mantle of the Expert Approach to Education. Dimensions of Drama Series.&quot;},&quot;prefix&quot;:&quot;&quot;}],&quot;schema&quot;:&quot;https://github.com/citation-style-language/schema/raw/master/csl-citation.json&quot;,&quot;citationID&quot;:&quot;hersdpmv&quot;} RNDsefmddjiyx"/>.</text:p>
      <text:p text:style-name="Text_20_body">Rainer chapter <text:reference-mark-start text:name="ZOTERO_ITEM CSL_CITATION {&quot;properties&quot;:{&quot;formattedCitation&quot;:&quot;[@rainer_drama_2012]&quot;,&quot;noteIndex&quot;:0},&quot;citationItems&quot;:[{&quot;uri&quot;:[&quot;http://zotero.org/users/1913249/items/L9DXC8RY&quot;],&quot;uris&quot;:[&quot;http://zotero.org/users/1913249/items/L9DXC8RY&quot;],&quot;suffix&quot;:&quot;&quot;,&quot;id&quot;:3679,&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refix&quot;:&quot;&quot;}],&quot;schema&quot;:&quot;https://github.com/citation-style-language/schema/raw/master/csl-citation.json&quot;,&quot;citationID&quot;:&quot;qvvmikrp&quot;} RNDgdbcqjhicl"/>&lt;Do Zotero Refresh: [@rainer_drama_2012]&gt;<text:reference-mark-end text:name="ZOTERO_ITEM CSL_CITATION {&quot;properties&quot;:{&quot;formattedCitation&quot;:&quot;[@rainer_drama_2012]&quot;,&quot;noteIndex&quot;:0},&quot;citationItems&quot;:[{&quot;uri&quot;:[&quot;http://zotero.org/users/1913249/items/L9DXC8RY&quot;],&quot;uris&quot;:[&quot;http://zotero.org/users/1913249/items/L9DXC8RY&quot;],&quot;suffix&quot;:&quot;&quot;,&quot;id&quot;:3679,&quot;itemData&quot;:{&quot;author&quot;:[{&quot;given&quot;:&quot;John&quot;,&quot;family&quot;:&quot;Rainer&quot;},{&quot;given&quot;:&quot;Martin&quot;,&quot;family&quot;:&quot;Lewis&quot;}],&quot;issued&quot;:{&quot;date-parts&quot;:[[2012,3,15]]},&quot;citation-key&quot;:&quot;rainer_drama_2012&quot;,&quot;ISBN&quot;:&quot;978-1-136-49649-3&quot;,&quot;publisher&quot;:&quot;Routledge&quot;,&quot;number-of-pages&quot;:&quot;286&quot;,&quot;id&quot;:&quot;rainer_drama_2012&quot;,&quot;type&quot;:&quot;book&quot;,&quot;title-short&quot;:&quot;Drama at the Heart of the Secondary School&quot;,&quot;language&quot;:&quot;en&quot;,&quot;title&quot;:&quot;Drama at the Heart of the Secondary School: Projects to Promote Authentic Learning&quot;,&quot;source&quot;:&quot;Google Books&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prefix&quot;:&quot;&quot;}],&quot;schema&quot;:&quot;https://github.com/citation-style-language/schema/raw/master/csl-citation.json&quot;,&quot;citationID&quot;:&quot;qvvmikrp&quot;} RNDgdbcqjhicl"/>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properties&quot;:{&quot;formattedCitation&quot;:&quot;[@fields_picking_2013; @gill_process_2012]&quot;,&quot;noteIndex&quot;:0},&quot;citationItems&quot;:[{&quot;uri&quot;:[&quot;http://zotero.org/users/1913249/items/5JSJU8ID&quot;],&quot;uris&quot;:[&quot;http://zotero.org/users/1913249/items/5JSJU8ID&quot;],&quot;suffix&quot;:&quot;&quot;,&quot;id&quot;:3888,&quot;itemData&quot;:{&quot;volume&quot;:&quot;20&quot;,&quot;issue&quot;:&quot;2&quot;,&quot;page&quot;:&quot;113-131&quot;,&quot;URL&quot;:&quot;https://doi.org/10.1080/10749039.2012.691199&quot;,&quot;id&quot;:&quot;fields_picking_2013&quot;,&quot;source&quot;:&quot;Taylor and Francis+NEJM&quot;,&quot;author&quot;:[{&quot;given&quot;:&quot;Deborah&quot;,&quot;family&quot;:&quot;Fields&quot;},{&quot;given&quot;:&quot;Noel&quot;,&quot;family&quot;:&quot;Enyedy&quot;}],&quot;container-title&quot;:&quot;Mind, Culture, and Activity&quot;,&quot;issued&quot;:{&quot;date-parts&quot;:[[2013,4,1]]},&quot;title&quot;:&quot;Picking Up the Mantle of “Expert”: Assigned Roles, Assertion of Identity, and Peer Recognition Within a Programming Class&quot;,&quot;type&quot;:&quot;article-journal&quot;,&quot;publisher&quot;:&quot;Routledge&quot;,&quot;ISSN&quot;:&quot;1074-9039&quot;,&quot;citation-key&quot;:&quot;fields_picking_2013&quot;,&quot;accessed&quot;:{&quot;date-parts&quot;:[[2022,7,21]]},&quot;title-short&quot;:&quot;Picking Up the Mantle of “Expert”&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refix&quot;:&quot;&quot;},{&quot;uri&quot;:[&quot;http://zotero.org/users/1913249/items/6EJQTJ7J&quot;],&quot;uris&quot;:[&quot;http://zotero.org/users/1913249/items/6EJQTJ7J&quot;],&quot;suffix&quot;:&quot;&quot;,&quot;id&quot;:3670,&quot;itemData&quot;:{&quot;author&quot;:[{&quot;given&quot;:&quot;Chamkaur&quot;,&quot;family&quot;:&quot;Gill&quot;}],&quot;container-title&quot;:&quot;Pertanika Journal of Social Science and Humanities&quot;,&quot;issued&quot;:{&quot;date-parts&quot;:[[2012,2,13]]},&quot;citation-key&quot;:&quot;gill_process_2012&quot;,&quot;type&quot;:&quot;article-journal&quot;,&quot;container-title-short&quot;:&quot;Pertanika Journal of Social Science and Humanities&quot;,&quot;id&quot;:&quot;gill_process_2012&quot;,&quot;volume&quot;:&quot;20&quot;,&quot;title-short&quot;:&quot;Process drama&quot;,&quot;source&quot;:&quot;ResearchGate&quot;,&quot;title&quot;:&quot;Process drama: Bridging the Arts and the Sciences&quot;,&quot;page&quot;:&quot;1299-1310&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prefix&quot;:&quot;&quot;}],&quot;schema&quot;:&quot;https://github.com/citation-style-language/schema/raw/master/csl-citation.json&quot;,&quot;citationID&quot;:&quot;ypgrtmew&quot;} RNDqnfolvkgis"/>&lt;Do Zotero Refresh: [@fields_picking_2013; @gill_process_2012]&gt;<text:reference-mark-end text:name="ZOTERO_ITEM CSL_CITATION {&quot;properties&quot;:{&quot;formattedCitation&quot;:&quot;[@fields_picking_2013; @gill_process_2012]&quot;,&quot;noteIndex&quot;:0},&quot;citationItems&quot;:[{&quot;uri&quot;:[&quot;http://zotero.org/users/1913249/items/5JSJU8ID&quot;],&quot;uris&quot;:[&quot;http://zotero.org/users/1913249/items/5JSJU8ID&quot;],&quot;suffix&quot;:&quot;&quot;,&quot;id&quot;:3888,&quot;itemData&quot;:{&quot;volume&quot;:&quot;20&quot;,&quot;issue&quot;:&quot;2&quot;,&quot;page&quot;:&quot;113-131&quot;,&quot;URL&quot;:&quot;https://doi.org/10.1080/10749039.2012.691199&quot;,&quot;id&quot;:&quot;fields_picking_2013&quot;,&quot;source&quot;:&quot;Taylor and Francis+NEJM&quot;,&quot;author&quot;:[{&quot;given&quot;:&quot;Deborah&quot;,&quot;family&quot;:&quot;Fields&quot;},{&quot;given&quot;:&quot;Noel&quot;,&quot;family&quot;:&quot;Enyedy&quot;}],&quot;container-title&quot;:&quot;Mind, Culture, and Activity&quot;,&quot;issued&quot;:{&quot;date-parts&quot;:[[2013,4,1]]},&quot;title&quot;:&quot;Picking Up the Mantle of “Expert”: Assigned Roles, Assertion of Identity, and Peer Recognition Within a Programming Class&quot;,&quot;type&quot;:&quot;article-journal&quot;,&quot;publisher&quot;:&quot;Routledge&quot;,&quot;ISSN&quot;:&quot;1074-9039&quot;,&quot;citation-key&quot;:&quot;fields_picking_2013&quot;,&quot;accessed&quot;:{&quot;date-parts&quot;:[[2022,7,21]]},&quot;title-short&quot;:&quot;Picking Up the Mantle of “Expert”&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refix&quot;:&quot;&quot;},{&quot;uri&quot;:[&quot;http://zotero.org/users/1913249/items/6EJQTJ7J&quot;],&quot;uris&quot;:[&quot;http://zotero.org/users/1913249/items/6EJQTJ7J&quot;],&quot;suffix&quot;:&quot;&quot;,&quot;id&quot;:3670,&quot;itemData&quot;:{&quot;author&quot;:[{&quot;given&quot;:&quot;Chamkaur&quot;,&quot;family&quot;:&quot;Gill&quot;}],&quot;container-title&quot;:&quot;Pertanika Journal of Social Science and Humanities&quot;,&quot;issued&quot;:{&quot;date-parts&quot;:[[2012,2,13]]},&quot;citation-key&quot;:&quot;gill_process_2012&quot;,&quot;type&quot;:&quot;article-journal&quot;,&quot;container-title-short&quot;:&quot;Pertanika Journal of Social Science and Humanities&quot;,&quot;id&quot;:&quot;gill_process_2012&quot;,&quot;volume&quot;:&quot;20&quot;,&quot;title-short&quot;:&quot;Process drama&quot;,&quot;source&quot;:&quot;ResearchGate&quot;,&quot;title&quot;:&quot;Process drama: Bridging the Arts and the Sciences&quot;,&quot;page&quot;:&quot;1299-1310&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prefix&quot;:&quot;&quot;}],&quot;schema&quot;:&quot;https://github.com/citation-style-language/schema/raw/master/csl-citation.json&quot;,&quot;citationID&quot;:&quot;ypgrtmew&quot;} RNDqnfolvkgis"/>.</text:p>
      <text:p text:style-name="Text_20_body">My own work with Manchester Met University drama education department explored the value of coding in role. <text:reference-mark-start text:name="ZOTERO_ITEM CSL_CITATION {&quot;properties&quot;:{&quot;formattedCitation&quot;:&quot;[@caldwell_drama_2019]&quot;,&quot;noteIndex&quot;:0},&quot;citationItems&quot;:[{&quot;uri&quot;:[&quot;http://zotero.org/users/1913249/items/5P66QFBW&quot;],&quot;uris&quot;:[&quot;http://zotero.org/users/1913249/items/5P66QFBW&quot;],&quot;suffix&quot;:&quot;&quot;,&quot;id&quot;:3257,&quot;itemData&quot;:{&quot;author&quot;:[{&quot;given&quot;:&quot;Rebecca&quot;,&quot;family&quot;:&quot;Patterson&quot;},{&quot;given&quot;:&quot;Mick&quot;,&quot;family&quot;:&quot;Chesterman&quot;},{&quot;given&quot;:&quot;Alison&quot;,&quot;family&quot;:&quot;Ramsey&quot;}],&quot;container-title&quot;:&quot;STEM in the Primary Curriculum&quot;,&quot;editor&quot;:[{&quot;given&quot;:&quot;Helen&quot;,&quot;family&quot;:&quot;Caldwell&quot;},{&quot;given&quot;:&quot;Sue&quot;,&quot;family&quot;:&quot;Pope&quot;}],&quot;citation-key&quot;:&quot;caldwell_drama_2019&quot;,&quot;ISBN&quot;:&quot;978-1-5264-7435-3&quot;,&quot;publisher&quot;:&quot;Learning Matters&quot;,&quot;event-place&quot;:&quot;Thousand Oaks, CA&quot;,&quot;publisher-place&quot;:&quot;Thousand Oaks, CA&quot;,&quot;type&quot;:&quot;chapter&quot;,&quot;id&quot;:&quot;caldwell_drama_2019&quot;,&quot;title&quot;:&quot;Drama and STEM&quot;,&quot;source&quot;:&quot;Amazon&quot;,&quot;edition&quot;:&quot;1 edition&quot;,&quot;language&quot;:&quot;English&quot;,&quot;issued&quot;:{&quot;date-parts&quot;:[[2019,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refix&quot;:&quot;&quot;}],&quot;schema&quot;:&quot;https://github.com/citation-style-language/schema/raw/master/csl-citation.json&quot;,&quot;citationID&quot;:&quot;qzixdkau&quot;} RNDuhcwsblzsf"/>&lt;Do Zotero Refresh: [@caldwell_drama_2019]&gt;<text:reference-mark-end text:name="ZOTERO_ITEM CSL_CITATION {&quot;properties&quot;:{&quot;formattedCitation&quot;:&quot;[@caldwell_drama_2019]&quot;,&quot;noteIndex&quot;:0},&quot;citationItems&quot;:[{&quot;uri&quot;:[&quot;http://zotero.org/users/1913249/items/5P66QFBW&quot;],&quot;uris&quot;:[&quot;http://zotero.org/users/1913249/items/5P66QFBW&quot;],&quot;suffix&quot;:&quot;&quot;,&quot;id&quot;:3257,&quot;itemData&quot;:{&quot;author&quot;:[{&quot;given&quot;:&quot;Rebecca&quot;,&quot;family&quot;:&quot;Patterson&quot;},{&quot;given&quot;:&quot;Mick&quot;,&quot;family&quot;:&quot;Chesterman&quot;},{&quot;given&quot;:&quot;Alison&quot;,&quot;family&quot;:&quot;Ramsey&quot;}],&quot;container-title&quot;:&quot;STEM in the Primary Curriculum&quot;,&quot;editor&quot;:[{&quot;given&quot;:&quot;Helen&quot;,&quot;family&quot;:&quot;Caldwell&quot;},{&quot;given&quot;:&quot;Sue&quot;,&quot;family&quot;:&quot;Pope&quot;}],&quot;citation-key&quot;:&quot;caldwell_drama_2019&quot;,&quot;ISBN&quot;:&quot;978-1-5264-7435-3&quot;,&quot;publisher&quot;:&quot;Learning Matters&quot;,&quot;event-place&quot;:&quot;Thousand Oaks, CA&quot;,&quot;publisher-place&quot;:&quot;Thousand Oaks, CA&quot;,&quot;type&quot;:&quot;chapter&quot;,&quot;id&quot;:&quot;caldwell_drama_2019&quot;,&quot;title&quot;:&quot;Drama and STEM&quot;,&quot;source&quot;:&quot;Amazon&quot;,&quot;edition&quot;:&quot;1 edition&quot;,&quot;language&quot;:&quot;English&quot;,&quot;issued&quot;:{&quot;date-parts&quot;:[[2019,3,25]]},&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prefix&quot;:&quot;&quot;}],&quot;schema&quot;:&quot;https://github.com/citation-style-language/schema/raw/master/csl-citation.json&quot;,&quot;citationID&quot;:&quot;qzixdkau&quot;} RNDuhcwsblzsf"/></text:p>
      <text:h text:style-name="Heading_20_2" text:outline-level="2"><text:bookmark-start text:name="review-of-relevant-barriers-to-participating-in-coding-practices-emerging-in-the-literature"/>Review of relevant barriers to participating in coding practices emerging in the literature<text:bookmark-end text:name="review-of-relevant-barriers-to-participating-in-coding-practices-emerging-in-the-literature"/></text:h>
      <text:p text:style-name="First_20_paragraph">This section draws on concepts of the introductory section to review existing research on digital making to identify barriers to participation in digital making and in particular coding practices.</text:p>
      <text:p text:style-name="Text_20_body">The focus of this review is to identify broad streams and currents in research. The next section examines research on pedagogical responses.</text:p>
      <text:p text:style-name="Text_20_body">Here, the term barrier is used in a general way. In the next chapter it will be examined with greater criticality.</text:p>
      <text:h text:style-name="Heading_20_4" text:outline-level="4"><text:bookmark-start text:name="barrier-paucity-on-research-on-designing-for-face-to-face-learning-communities-of-novice-game-makers---move"/>Barrier: Paucity on research on designing for face to face learning communities of novice game makers - MOVE?<text:bookmark-end text:name="barrier-paucity-on-research-on-designing-for-face-to-face-learning-communities-of-novice-game-makers---move"/></text:h>
      <text:p text:style-name="First_20_paragraph">There is limited research on how to create learning communities making games for educational purposes. Existing research <text:reference-mark-start text:name="ZOTERO_ITEM CSL_CITATION {&quot;properties&quot;:{&quot;formattedCitation&quot;:&quot;[@xiao_fostering_2007]&quot;,&quot;noteIndex&quot;:0},&quot;citationItems&quot;:[{&quot;uri&quot;:[&quot;http://zotero.org/users/1913249/items/5MPFI3YK&quot;],&quot;uris&quot;:[&quot;http://zotero.org/users/1913249/items/5MPFI3YK&quot;],&quot;suffix&quot;:&quot;&quot;,&quot;id&quot;:8729,&quot;itemData&quot;:{&quot;volume&quot;:&quot;26&quot;,&quot;issue&quot;:&quot;1&quot;,&quot;page&quot;:&quot;23-36&quot;,&quot;URL&quot;:&quot;https://doi.org/10.1080/01449290600811511&quot;,&quot;id&quot;:&quot;xiao_fostering_2007&quot;,&quot;source&quot;:&quot;Taylor and Francis+NEJM&quot;,&quot;author&quot;:[{&quot;given&quot;:&quot;Lu&quot;,&quot;family&quot;:&quot;Xiao&quot;},{&quot;given&quot;:&quot;John M.&quot;,&quot;family&quot;:&quot;Carroll&quot;}],&quot;container-title&quot;:&quot;Behaviour &amp; Information Technology&quot;,&quot;issued&quot;:{&quot;date-parts&quot;:[[2007,1,1]]},&quot;title&quot;:&quot;Fostering an informal learning community of computer technologies at school&quot;,&quot;type&quot;:&quot;article-journal&quot;,&quot;publisher&quot;:&quot;Taylor &amp; Francis&quot;,&quot;ISSN&quot;:&quot;0144-929X&quot;,&quot;accessed&quot;:{&quot;date-parts&quot;:[[2023,6,13]]},&quot;citation-key&quot;:&quot;xiao_fostering_2007&quot;,&quot;DOI&quot;:&quot;10.1080/01449290600811511&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refix&quot;:&quot;&quot;}],&quot;schema&quot;:&quot;https://github.com/citation-style-language/schema/raw/master/csl-citation.json&quot;,&quot;citationID&quot;:&quot;mwccjhrv&quot;} RNDdbblurldpp"/>&lt;Do Zotero Refresh: [@xiao_fostering_2007]&gt;<text:reference-mark-end text:name="ZOTERO_ITEM CSL_CITATION {&quot;properties&quot;:{&quot;formattedCitation&quot;:&quot;[@xiao_fostering_2007]&quot;,&quot;noteIndex&quot;:0},&quot;citationItems&quot;:[{&quot;uri&quot;:[&quot;http://zotero.org/users/1913249/items/5MPFI3YK&quot;],&quot;uris&quot;:[&quot;http://zotero.org/users/1913249/items/5MPFI3YK&quot;],&quot;suffix&quot;:&quot;&quot;,&quot;id&quot;:8729,&quot;itemData&quot;:{&quot;volume&quot;:&quot;26&quot;,&quot;issue&quot;:&quot;1&quot;,&quot;page&quot;:&quot;23-36&quot;,&quot;URL&quot;:&quot;https://doi.org/10.1080/01449290600811511&quot;,&quot;id&quot;:&quot;xiao_fostering_2007&quot;,&quot;source&quot;:&quot;Taylor and Francis+NEJM&quot;,&quot;author&quot;:[{&quot;given&quot;:&quot;Lu&quot;,&quot;family&quot;:&quot;Xiao&quot;},{&quot;given&quot;:&quot;John M.&quot;,&quot;family&quot;:&quot;Carroll&quot;}],&quot;container-title&quot;:&quot;Behaviour &amp; Information Technology&quot;,&quot;issued&quot;:{&quot;date-parts&quot;:[[2007,1,1]]},&quot;title&quot;:&quot;Fostering an informal learning community of computer technologies at school&quot;,&quot;type&quot;:&quot;article-journal&quot;,&quot;publisher&quot;:&quot;Taylor &amp; Francis&quot;,&quot;ISSN&quot;:&quot;0144-929X&quot;,&quot;accessed&quot;:{&quot;date-parts&quot;:[[2023,6,13]]},&quot;citation-key&quot;:&quot;xiao_fostering_2007&quot;,&quot;DOI&quot;:&quot;10.1080/01449290600811511&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refix&quot;:&quot;&quot;}],&quot;schema&quot;:&quot;https://github.com/citation-style-language/schema/raw/master/csl-citation.json&quot;,&quot;citationID&quot;:&quot;mwccjhrv&quot;} RNDdbblurldpp"/> has close parallels with project approaches and has a focus on fostering online collaboration and resources sharing.</text:p>
      <text:p text:style-name="Text_20_body">Many popular and well researched online communities exist <text:a xlink:type="simple" xlink:href="Bruckman" office:name=""><text:span text:style-name="Definition">scratch, itch.io, new grounds</text:span></text:a>.</text:p>
      <text:p text:style-name="Text_20_body">However researchers <text:reference-mark-start text:name="ZOTERO_ITEM CSL_CITATION {&quot;properties&quot;:{&quot;formattedCitation&quot;:&quot;[@roque_family_2016]&quot;,&quot;noteIndex&quot;:0},&quot;citationItems&quot;:[{&quot;uri&quot;:[&quot;http://zotero.org/users/1913249/items/4F43N9TP&quot;],&quot;uris&quot;:[&quot;http://zotero.org/users/1913249/items/4F43N9TP&quot;],&quot;suffix&quot;:&quot;&quot;,&quot;id&quot;:2834,&quot;itemData&quot;:{&quot;author&quot;:[{&quot;given&quot;:&quot;Ricarose Vallarta&quot;,&quot;family&quot;:&quot;Roque&quot;}],&quot;issued&quot;:{&quot;date-parts&quot;:[[2016]]},&quot;citation-key&quot;:&quot;roque_family_2016&quot;,&quot;type&quot;:&quot;thesis&quot;,&quot;publisher&quot;:&quot;Massachusetts Institute of Technology&quot;,&quot;title&quot;:&quot;Family creative learning : designing structures to engage kids and parents as computational creators&quot;,&quot;title-short&quot;:&quot;Family creative learning&quot;,&quot;URL&quot;:&quot;http://dspace.mit.edu/handle/1721.1/107577&quot;,&quot;id&quot;:&quot;roque_family_2016&quot;,&quot;source&quot;:&quot;dspace.mit.edu&quot;,&quot;genre&quot;:&quot;Thesis&quot;,&quot;language&quot;:&quot;eng&quot;,&quot;license&quot;:&quot;http://dspace.mit.edu/handle/1721.1/7582&quot;,&quot;accessed&quot;:{&quot;date-parts&quot;:[[2018,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schema&quot;:&quot;https://github.com/citation-style-language/schema/raw/master/csl-citation.json&quot;,&quot;citationID&quot;:&quot;npjhxmep&quot;} RNDnqpgvbcyem"/>&lt;Do Zotero Refresh: [@roque_family_2016]&gt;<text:reference-mark-end text:name="ZOTERO_ITEM CSL_CITATION {&quot;properties&quot;:{&quot;formattedCitation&quot;:&quot;[@roque_family_2016]&quot;,&quot;noteIndex&quot;:0},&quot;citationItems&quot;:[{&quot;uri&quot;:[&quot;http://zotero.org/users/1913249/items/4F43N9TP&quot;],&quot;uris&quot;:[&quot;http://zotero.org/users/1913249/items/4F43N9TP&quot;],&quot;suffix&quot;:&quot;&quot;,&quot;id&quot;:2834,&quot;itemData&quot;:{&quot;author&quot;:[{&quot;given&quot;:&quot;Ricarose Vallarta&quot;,&quot;family&quot;:&quot;Roque&quot;}],&quot;issued&quot;:{&quot;date-parts&quot;:[[2016]]},&quot;citation-key&quot;:&quot;roque_family_2016&quot;,&quot;type&quot;:&quot;thesis&quot;,&quot;publisher&quot;:&quot;Massachusetts Institute of Technology&quot;,&quot;title&quot;:&quot;Family creative learning : designing structures to engage kids and parents as computational creators&quot;,&quot;title-short&quot;:&quot;Family creative learning&quot;,&quot;URL&quot;:&quot;http://dspace.mit.edu/handle/1721.1/107577&quot;,&quot;id&quot;:&quot;roque_family_2016&quot;,&quot;source&quot;:&quot;dspace.mit.edu&quot;,&quot;genre&quot;:&quot;Thesis&quot;,&quot;language&quot;:&quot;eng&quot;,&quot;license&quot;:&quot;http://dspace.mit.edu/handle/1721.1/7582&quot;,&quot;accessed&quot;:{&quot;date-parts&quot;:[[2018,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schema&quot;:&quot;https://github.com/citation-style-language/schema/raw/master/csl-citation.json&quot;,&quot;citationID&quot;:&quot;npjhxmep&quot;} RNDnqpgvbcyem"/> highlighted the limitations of accessibility of online participatory culture. In response Roque <text:reference-mark-start text:name="ZOTERO_ITEM CSL_CITATION {&quot;properties&quot;:{&quot;formattedCitation&quot;:&quot;[@roque_family_2016]&quot;,&quot;noteIndex&quot;:0},&quot;citationItems&quot;:[{&quot;uri&quot;:[&quot;http://zotero.org/users/1913249/items/4F43N9TP&quot;],&quot;uris&quot;:[&quot;http://zotero.org/users/1913249/items/4F43N9TP&quot;],&quot;suffix&quot;:&quot;&quot;,&quot;id&quot;:2834,&quot;itemData&quot;:{&quot;author&quot;:[{&quot;given&quot;:&quot;Ricarose Vallarta&quot;,&quot;family&quot;:&quot;Roque&quot;}],&quot;issued&quot;:{&quot;date-parts&quot;:[[2016]]},&quot;citation-key&quot;:&quot;roque_family_2016&quot;,&quot;type&quot;:&quot;thesis&quot;,&quot;publisher&quot;:&quot;Massachusetts Institute of Technology&quot;,&quot;title&quot;:&quot;Family creative learning : designing structures to engage kids and parents as computational creators&quot;,&quot;title-short&quot;:&quot;Family creative learning&quot;,&quot;URL&quot;:&quot;http://dspace.mit.edu/handle/1721.1/107577&quot;,&quot;id&quot;:&quot;roque_family_2016&quot;,&quot;source&quot;:&quot;dspace.mit.edu&quot;,&quot;genre&quot;:&quot;Thesis&quot;,&quot;language&quot;:&quot;eng&quot;,&quot;license&quot;:&quot;http://dspace.mit.edu/handle/1721.1/7582&quot;,&quot;accessed&quot;:{&quot;date-parts&quot;:[[2018,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schema&quot;:&quot;https://github.com/citation-style-language/schema/raw/master/csl-citation.json&quot;,&quot;citationID&quot;:&quot;fvhjwivr&quot;} RNDaguqviffpc"/>&lt;Do Zotero Refresh: [@roque_family_2016]&gt;<text:reference-mark-end text:name="ZOTERO_ITEM CSL_CITATION {&quot;properties&quot;:{&quot;formattedCitation&quot;:&quot;[@roque_family_2016]&quot;,&quot;noteIndex&quot;:0},&quot;citationItems&quot;:[{&quot;uri&quot;:[&quot;http://zotero.org/users/1913249/items/4F43N9TP&quot;],&quot;uris&quot;:[&quot;http://zotero.org/users/1913249/items/4F43N9TP&quot;],&quot;suffix&quot;:&quot;&quot;,&quot;id&quot;:2834,&quot;itemData&quot;:{&quot;author&quot;:[{&quot;given&quot;:&quot;Ricarose Vallarta&quot;,&quot;family&quot;:&quot;Roque&quot;}],&quot;issued&quot;:{&quot;date-parts&quot;:[[2016]]},&quot;citation-key&quot;:&quot;roque_family_2016&quot;,&quot;type&quot;:&quot;thesis&quot;,&quot;publisher&quot;:&quot;Massachusetts Institute of Technology&quot;,&quot;title&quot;:&quot;Family creative learning : designing structures to engage kids and parents as computational creators&quot;,&quot;title-short&quot;:&quot;Family creative learning&quot;,&quot;URL&quot;:&quot;http://dspace.mit.edu/handle/1721.1/107577&quot;,&quot;id&quot;:&quot;roque_family_2016&quot;,&quot;source&quot;:&quot;dspace.mit.edu&quot;,&quot;genre&quot;:&quot;Thesis&quot;,&quot;language&quot;:&quot;eng&quot;,&quot;license&quot;:&quot;http://dspace.mit.edu/handle/1721.1/7582&quot;,&quot;accessed&quot;:{&quot;date-parts&quot;:[[2018,10,30]]},&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prefix&quot;:&quot;&quot;}],&quot;schema&quot;:&quot;https://github.com/citation-style-language/schema/raw/master/csl-citation.json&quot;,&quot;citationID&quot;:&quot;fvhjwivr&quot;} RNDaguqviffpc"/> FCL study addressed it with face to face session with help from family members.</text:p>
      <text:p text:style-name="Text_20_body">Sharing practice for researchers and practitioners is complicated. The results are often too abstract to be useful or easily understood by practitioners or too concrete to replicate.</text:p>
      <text:p text:style-name="Text_20_body">Notable exceptions include design pattern collections and design heuristics like that of Brennan and Silverman <text:reference-mark-start text:name="ZOTERO_ITEM CSL_CITATION {&quot;properties&quot;:{&quot;formattedCitation&quot;:&quot;[@resnick_reflections_2005]&quot;,&quot;noteIndex&quot;:0},&quot;citationItems&quot;:[{&quot;uri&quot;:[&quot;http://zotero.org/users/1913249/items/VWHA2FJX&quot;],&quot;uris&quot;:[&quot;http://zotero.org/users/1913249/items/VWHA2FJX&quot;],&quot;suffix&quot;:&quot;&quot;,&quot;id&quot;:1095,&quot;itemData&quot;:{&quot;author&quot;:[{&quot;given&quot;:&quot;Mitchel&quot;,&quot;family&quot;:&quot;Resnick&quot;},{&quot;given&quot;:&quot;Brian&quot;,&quot;family&quot;:&quot;Silverman&quot;}],&quot;container-title&quot;:&quot;Proceedings of the 2005 conference on Interaction design and children&quot;,&quot;issued&quot;:{&quot;date-parts&quot;:[[2005]]},&quot;citation-key&quot;:&quot;resnick_reflections_2005&quot;,&quot;type&quot;:&quot;paper-conference&quot;,&quot;publisher&quot;:&quot;ACM&quot;,&quot;page&quot;:&quot;117–122&quot;,&quot;URL&quot;:&quot;http://dl.acm.org/citation.cfm?id=1109556&quot;,&quot;id&quot;:&quot;resnick_reflections_2005&quot;,&quot;accessed&quot;:{&quot;date-parts&quot;:[[2015,5,9]]},&quot;title&quot;:&quot;Some reflections on designing construction kits for kids&quot;,&quot;source&quot;:&quot;Google Scholar&quot;},&quot;prefix&quot;:&quot;&quot;}],&quot;schema&quot;:&quot;https://github.com/citation-style-language/schema/raw/master/csl-citation.json&quot;,&quot;citationID&quot;:&quot;rusfkilg&quot;} RNDkneoajjhtg"/>&lt;Do Zotero Refresh: [@resnick_reflections_2005]&gt;<text:reference-mark-end text:name="ZOTERO_ITEM CSL_CITATION {&quot;properties&quot;:{&quot;formattedCitation&quot;:&quot;[@resnick_reflections_2005]&quot;,&quot;noteIndex&quot;:0},&quot;citationItems&quot;:[{&quot;uri&quot;:[&quot;http://zotero.org/users/1913249/items/VWHA2FJX&quot;],&quot;uris&quot;:[&quot;http://zotero.org/users/1913249/items/VWHA2FJX&quot;],&quot;suffix&quot;:&quot;&quot;,&quot;id&quot;:1095,&quot;itemData&quot;:{&quot;author&quot;:[{&quot;given&quot;:&quot;Mitchel&quot;,&quot;family&quot;:&quot;Resnick&quot;},{&quot;given&quot;:&quot;Brian&quot;,&quot;family&quot;:&quot;Silverman&quot;}],&quot;container-title&quot;:&quot;Proceedings of the 2005 conference on Interaction design and children&quot;,&quot;issued&quot;:{&quot;date-parts&quot;:[[2005]]},&quot;citation-key&quot;:&quot;resnick_reflections_2005&quot;,&quot;type&quot;:&quot;paper-conference&quot;,&quot;publisher&quot;:&quot;ACM&quot;,&quot;page&quot;:&quot;117–122&quot;,&quot;URL&quot;:&quot;http://dl.acm.org/citation.cfm?id=1109556&quot;,&quot;id&quot;:&quot;resnick_reflections_2005&quot;,&quot;accessed&quot;:{&quot;date-parts&quot;:[[2015,5,9]]},&quot;title&quot;:&quot;Some reflections on designing construction kits for kids&quot;,&quot;source&quot;:&quot;Google Scholar&quot;},&quot;prefix&quot;:&quot;&quot;}],&quot;schema&quot;:&quot;https://github.com/citation-style-language/schema/raw/master/csl-citation.json&quot;,&quot;citationID&quot;:&quot;rusfkilg&quot;} RNDkneoajjhtg"/></text:p>
      <text:h text:style-name="Heading_20_3" text:outline-level="3"><text:bookmark-start text:name="barrier---limited-leaner-choice-in-process"/>Barrier - limited leaner choice in process<text:bookmark-end text:name="barrier---limited-leaner-choice-in-process"/></text:h>
      <text:p text:style-name="First_20_paragraph">Authors note that UMC and the value of project based exploration can clash with classroom culture driven by curriculum goals.</text:p>
      <text:p text:style-name="Text_20_body">“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Text_20_body">Quote from <text:reference-mark-start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qoxrvsiq&quot;} RNDanvqqnkjsu"/>&lt;Do Zotero Refresh: [@franklin_analysis_2020]&gt;<text:reference-mark-end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qoxrvsiq&quot;} RNDanvqqnkjsu"/></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properties&quot;:{&quot;formattedCitation&quot;:&quot;[-@papert_epistemological_1990]&quot;,&quot;noteIndex&quot;:0},&quot;citationItems&quot;:[{&quot;suppress-author&quot;:true,&quot;itemData&quot;:{&quot;author&quot;:[{&quot;given&quot;:&quot;Seymour&quot;,&quot;family&quot;:&quot;Papert&quot;},{&quot;given&quot;:&quot;Sherry&quot;,&quot;family&quot;:&quot;Turkle&quot;}],&quot;container-title&quot;:&quot;Signs&quot;,&quot;issued&quot;:{&quot;date-parts&quot;:[[1990]]},&quot;title&quot;:&quot;Epistemological Pluralism and the Revaluation of the Concrete&quot;,&quot;issue&quot;:&quot;1&quot;,&quot;URL&quot;:&quot;http://www.papert.org/articles/EpistemologicalPluralism.html&quot;,&quot;id&quot;:&quot;papert_epistemological_1990&quot;,&quot;accessed&quot;:{&quot;date-parts&quot;:[[2017,11,1]]},&quot;volume&quot;:&quot;16&quot;,&quot;type&quot;:&quot;article-journal&quot;,&quot;citation-key&quot;:&quot;papert_epistemological_1990&quot;},&quot;uris&quot;:[&quot;http://zotero.org/users/1913249/items/PN46846P&quot;],&quot;suffix&quot;:&quot;&quot;,&quot;uri&quot;:[&quot;http://zotero.org/users/1913249/items/PN46846P&quot;],&quot;id&quot;:2017,&quot;prefix&quot;:&quot;&quot;}],&quot;schema&quot;:&quot;https://github.com/citation-style-language/schema/raw/master/csl-citation.json&quot;,&quot;citationID&quot;:&quot;rdabreqs&quot;} RNDoaahgrweir"/>&lt;Do Zotero Refresh: [-@papert_epistemological_1990]&gt;<text:reference-mark-end text:name="ZOTERO_ITEM CSL_CITATION {&quot;properties&quot;:{&quot;formattedCitation&quot;:&quot;[-@papert_epistemological_1990]&quot;,&quot;noteIndex&quot;:0},&quot;citationItems&quot;:[{&quot;suppress-author&quot;:true,&quot;itemData&quot;:{&quot;author&quot;:[{&quot;given&quot;:&quot;Seymour&quot;,&quot;family&quot;:&quot;Papert&quot;},{&quot;given&quot;:&quot;Sherry&quot;,&quot;family&quot;:&quot;Turkle&quot;}],&quot;container-title&quot;:&quot;Signs&quot;,&quot;issued&quot;:{&quot;date-parts&quot;:[[1990]]},&quot;title&quot;:&quot;Epistemological Pluralism and the Revaluation of the Concrete&quot;,&quot;issue&quot;:&quot;1&quot;,&quot;URL&quot;:&quot;http://www.papert.org/articles/EpistemologicalPluralism.html&quot;,&quot;id&quot;:&quot;papert_epistemological_1990&quot;,&quot;accessed&quot;:{&quot;date-parts&quot;:[[2017,11,1]]},&quot;volume&quot;:&quot;16&quot;,&quot;type&quot;:&quot;article-journal&quot;,&quot;citation-key&quot;:&quot;papert_epistemological_1990&quot;},&quot;uris&quot;:[&quot;http://zotero.org/users/1913249/items/PN46846P&quot;],&quot;suffix&quot;:&quot;&quot;,&quot;uri&quot;:[&quot;http://zotero.org/users/1913249/items/PN46846P&quot;],&quot;id&quot;:2017,&quot;prefix&quot;:&quot;&quot;}],&quot;schema&quot;:&quot;https://github.com/citation-style-language/schema/raw/master/csl-citation.json&quot;,&quot;citationID&quot;:&quot;rdabreqs&quot;} RNDoaahgrweir"/>.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properties&quot;:{&quot;formattedCitation&quot;:&quot;[@wing_computational_2008]&quot;,&quot;noteIndex&quot;:0},&quot;citationItems&quot;:[{&quot;uri&quot;:[&quot;http://zotero.org/users/1913249/items/CQ6F79QS&quot;],&quot;uris&quot;:[&quot;http://zotero.org/users/1913249/items/CQ6F79QS&quot;],&quot;suffix&quot;:&quot;&quot;,&quot;id&quot;:1293,&quot;itemData&quot;:{&quot;author&quot;:[{&quot;given&quot;:&quot;J. M&quot;,&quot;family&quot;:&quot;Wing&quot;}],&quot;container-title&quot;:&quot;Philosophical Transactions of the Royal Society A: Mathematical, Physical and Engineering Sciences&quot;,&quot;issued&quot;:{&quot;date-parts&quot;:[[2008,10,28]]},&quot;citation-key&quot;:&quot;wing_computational_2008&quot;,&quot;issue&quot;:&quot;1881&quot;,&quot;volume&quot;:&quot;366&quot;,&quot;ISSN&quot;:&quot;1364-503X, 1471-2962&quot;,&quot;page&quot;:&quot;3717-3725&quot;,&quot;URL&quot;:&quot;http://rsta.royalsocietypublishing.org/cgi/doi/10.1098/rsta.2008.0118&quot;,&quot;id&quot;:&quot;wing_computational_2008&quot;,&quot;type&quot;:&quot;article-journal&quot;,&quot;title&quot;:&quot;Computational thinking and thinking about computing&quot;,&quot;DOI&quot;:&quot;10.1098/rsta.2008.0118&quot;,&quot;source&quot;:&quot;CrossRef&quot;,&quot;language&quot;:&quot;en&quot;,&quot;accessed&quot;:{&quot;date-parts&quot;:[[2016,8,8]]}},&quot;prefix&quot;:&quot;&quot;}],&quot;schema&quot;:&quot;https://github.com/citation-style-language/schema/raw/master/csl-citation.json&quot;,&quot;citationID&quot;:&quot;wqixeenv&quot;} RNDrxekswotyg"/>&lt;Do Zotero Refresh: [@wing_computational_2008]&gt;<text:reference-mark-end text:name="ZOTERO_ITEM CSL_CITATION {&quot;properties&quot;:{&quot;formattedCitation&quot;:&quot;[@wing_computational_2008]&quot;,&quot;noteIndex&quot;:0},&quot;citationItems&quot;:[{&quot;uri&quot;:[&quot;http://zotero.org/users/1913249/items/CQ6F79QS&quot;],&quot;uris&quot;:[&quot;http://zotero.org/users/1913249/items/CQ6F79QS&quot;],&quot;suffix&quot;:&quot;&quot;,&quot;id&quot;:1293,&quot;itemData&quot;:{&quot;author&quot;:[{&quot;given&quot;:&quot;J. M&quot;,&quot;family&quot;:&quot;Wing&quot;}],&quot;container-title&quot;:&quot;Philosophical Transactions of the Royal Society A: Mathematical, Physical and Engineering Sciences&quot;,&quot;issued&quot;:{&quot;date-parts&quot;:[[2008,10,28]]},&quot;citation-key&quot;:&quot;wing_computational_2008&quot;,&quot;issue&quot;:&quot;1881&quot;,&quot;volume&quot;:&quot;366&quot;,&quot;ISSN&quot;:&quot;1364-503X, 1471-2962&quot;,&quot;page&quot;:&quot;3717-3725&quot;,&quot;URL&quot;:&quot;http://rsta.royalsocietypublishing.org/cgi/doi/10.1098/rsta.2008.0118&quot;,&quot;id&quot;:&quot;wing_computational_2008&quot;,&quot;type&quot;:&quot;article-journal&quot;,&quot;title&quot;:&quot;Computational thinking and thinking about computing&quot;,&quot;DOI&quot;:&quot;10.1098/rsta.2008.0118&quot;,&quot;source&quot;:&quot;CrossRef&quot;,&quot;language&quot;:&quot;en&quot;,&quot;accessed&quot;:{&quot;date-parts&quot;:[[2016,8,8]]}},&quot;prefix&quot;:&quot;&quot;}],&quot;schema&quot;:&quot;https://github.com/citation-style-language/schema/raw/master/csl-citation.json&quot;,&quot;citationID&quot;:&quot;wqixeenv&quot;} RNDrxekswotyg"/>.</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properties&quot;:{&quot;formattedCitation&quot;:&quot;[@papert_childrens_1993, p. 143]&quot;,&quot;noteIndex&quot;:0},&quot;citationItems&quot;:[{&quot;locator&quot;:&quot; 143&quot;,&quot;uri&quot;:[&quot;http://zotero.org/users/1913249/items/ZWUAZAZN&quot;],&quot;uris&quot;:[&quot;http://zotero.org/users/1913249/items/ZWUAZAZN&quot;],&quot;id&quot;:1131,&quot;itemData&quot;:{&quot;author&quot;:[{&quot;given&quot;:&quot;Seymour&quot;,&quot;family&quot;:&quot;Papert&quot;}],&quot;issued&quot;:{&quot;date-parts&quot;:[[1993]]},&quot;citation-key&quot;:&quot;papert_childrens_1993&quot;,&quot;ISBN&quot;:&quot;0-465-01830-0 978-0-465-01830-7 0-465-01063-6 978-0-465-01063-9 0-7450-1603-0 978-0-7450-1603-0&quot;,&quot;publisher&quot;:&quot;BasicBooks&quot;,&quot;event-place&quot;:&quot;New York&quot;,&quot;publisher-place&quot;:&quot;New York&quot;,&quot;id&quot;:&quot;papert_childrens_1993&quot;,&quot;type&quot;:&quot;book&quot;,&quot;language&quot;:&quot;English&quot;,&quot;source&quot;:&quot;Open WorldCat&quot;,&quot;title&quot;:&quot;The children's machine: rethinking school in the age of the computer&quot;,&quot;title-short&quot;:&quot;The children's machine&quot;},&quot;prefix&quot;:&quot;&quot;}],&quot;schema&quot;:&quot;https://github.com/citation-style-language/schema/raw/master/csl-citation.json&quot;,&quot;citationID&quot;:&quot;yoymoyuv&quot;} RNDprzyiwpqtu"/>&lt;Do Zotero Refresh: [@papert_childrens_1993, p. 143]&gt;<text:reference-mark-end text:name="ZOTERO_ITEM CSL_CITATION {&quot;properties&quot;:{&quot;formattedCitation&quot;:&quot;[@papert_childrens_1993, p. 143]&quot;,&quot;noteIndex&quot;:0},&quot;citationItems&quot;:[{&quot;locator&quot;:&quot; 143&quot;,&quot;uri&quot;:[&quot;http://zotero.org/users/1913249/items/ZWUAZAZN&quot;],&quot;uris&quot;:[&quot;http://zotero.org/users/1913249/items/ZWUAZAZN&quot;],&quot;id&quot;:1131,&quot;itemData&quot;:{&quot;author&quot;:[{&quot;given&quot;:&quot;Seymour&quot;,&quot;family&quot;:&quot;Papert&quot;}],&quot;issued&quot;:{&quot;date-parts&quot;:[[1993]]},&quot;citation-key&quot;:&quot;papert_childrens_1993&quot;,&quot;ISBN&quot;:&quot;0-465-01830-0 978-0-465-01830-7 0-465-01063-6 978-0-465-01063-9 0-7450-1603-0 978-0-7450-1603-0&quot;,&quot;publisher&quot;:&quot;BasicBooks&quot;,&quot;event-place&quot;:&quot;New York&quot;,&quot;publisher-place&quot;:&quot;New York&quot;,&quot;id&quot;:&quot;papert_childrens_1993&quot;,&quot;type&quot;:&quot;book&quot;,&quot;language&quot;:&quot;English&quot;,&quot;source&quot;:&quot;Open WorldCat&quot;,&quot;title&quot;:&quot;The children's machine: rethinking school in the age of the computer&quot;,&quot;title-short&quot;:&quot;The children's machine&quot;},&quot;prefix&quot;:&quot;&quot;}],&quot;schema&quot;:&quot;https://github.com/citation-style-language/schema/raw/master/csl-citation.json&quot;,&quot;citationID&quot;:&quot;yoymoyuv&quot;} RNDprzyiwpqtu"/>.</text:p>
      <text:p text:style-name="Text_20_body">Kafai and Peppler also address the issues of gender identities and game design <text:reference-mark-start text:name="ZOTERO_ITEM CSL_CITATION {&quot;properties&quot;:{&quot;formattedCitation&quot;:&quot;[@kafai_beyond_2014]&quot;,&quot;noteIndex&quot;:0},&quot;citationItems&quot;:[{&quot;uri&quot;:[&quot;http://zotero.org/users/1913249/items/XCATBQNK&quot;],&quot;uris&quot;:[&quot;http://zotero.org/users/1913249/items/XCATBQNK&quot;],&quot;suffix&quot;:&quot;&quot;,&quot;id&quot;:3759,&quot;itemData&quot;:{&quot;page&quot;:&quot;21:21–21:28&quot;,&quot;URL&quot;:&quot;http://dl.acm.org/citation.cfm?id=2670296.2670301&quot;,&quot;id&quot;:&quot;kafai_beyond_2014&quot;,&quot;source&quot;:&quot;ACM Digital Library&quot;,&quot;author&quot;:[{&quot;given&quot;:&quot;Yasmin&quot;,&quot;family&quot;:&quot;Kafai&quot;},{&quot;given&quot;:&quot;Quinn&quot;,&quot;family&quot;:&quot;Burke&quot;}],&quot;container-title&quot;:&quot;Proceedings of Gender and IT Appropriation. Science and Practice on Dialogue - Forum for Interdisciplinary Exchange&quot;,&quot;issued&quot;:{&quot;date-parts&quot;:[[2014]]},&quot;title&quot;:&quot;Beyond game design for broadening participation: building new clubhouses of computing for girls&quot;,&quot;ISBN&quot;:&quot;978-1-4503-2105-1&quot;,&quot;publisher&quot;:&quot;European Society for Socially Embedded Technologies&quot;,&quot;event-place&quot;:&quot;Siegen, Germany, Germany&quot;,&quot;publisher-place&quot;:&quot;Siegen, Germany, Germany&quot;,&quot;type&quot;:&quot;paper-conference&quot;,&quot;citation-key&quot;:&quot;kafai_beyond_2014&quot;,&quot;accessed&quot;:{&quot;date-parts&quot;:[[2018,7,18]]},&quot;title-short&quot;:&quot;Beyond game design for broadening participation&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refix&quot;:&quot;&quot;}],&quot;schema&quot;:&quot;https://github.com/citation-style-language/schema/raw/master/csl-citation.json&quot;,&quot;citationID&quot;:&quot;ugpmeuww&quot;} RNDrkppqodpas"/>&lt;Do Zotero Refresh: [@kafai_beyond_2014]&gt;<text:reference-mark-end text:name="ZOTERO_ITEM CSL_CITATION {&quot;properties&quot;:{&quot;formattedCitation&quot;:&quot;[@kafai_beyond_2014]&quot;,&quot;noteIndex&quot;:0},&quot;citationItems&quot;:[{&quot;uri&quot;:[&quot;http://zotero.org/users/1913249/items/XCATBQNK&quot;],&quot;uris&quot;:[&quot;http://zotero.org/users/1913249/items/XCATBQNK&quot;],&quot;suffix&quot;:&quot;&quot;,&quot;id&quot;:3759,&quot;itemData&quot;:{&quot;page&quot;:&quot;21:21–21:28&quot;,&quot;URL&quot;:&quot;http://dl.acm.org/citation.cfm?id=2670296.2670301&quot;,&quot;id&quot;:&quot;kafai_beyond_2014&quot;,&quot;source&quot;:&quot;ACM Digital Library&quot;,&quot;author&quot;:[{&quot;given&quot;:&quot;Yasmin&quot;,&quot;family&quot;:&quot;Kafai&quot;},{&quot;given&quot;:&quot;Quinn&quot;,&quot;family&quot;:&quot;Burke&quot;}],&quot;container-title&quot;:&quot;Proceedings of Gender and IT Appropriation. Science and Practice on Dialogue - Forum for Interdisciplinary Exchange&quot;,&quot;issued&quot;:{&quot;date-parts&quot;:[[2014]]},&quot;title&quot;:&quot;Beyond game design for broadening participation: building new clubhouses of computing for girls&quot;,&quot;ISBN&quot;:&quot;978-1-4503-2105-1&quot;,&quot;publisher&quot;:&quot;European Society for Socially Embedded Technologies&quot;,&quot;event-place&quot;:&quot;Siegen, Germany, Germany&quot;,&quot;publisher-place&quot;:&quot;Siegen, Germany, Germany&quot;,&quot;type&quot;:&quot;paper-conference&quot;,&quot;citation-key&quot;:&quot;kafai_beyond_2014&quot;,&quot;accessed&quot;:{&quot;date-parts&quot;:[[2018,7,18]]},&quot;title-short&quot;:&quot;Beyond game design for broadening participation&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prefix&quot;:&quot;&quot;}],&quot;schema&quot;:&quot;https://github.com/citation-style-language/schema/raw/master/csl-citation.json&quot;,&quot;citationID&quot;:&quot;ugpmeuww&quot;} RNDrkppqodpas"/>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studies-with-pedagogies-addressing-barriers-to-do-with-identity-and-computer-cultures"/>Studies with pedagogies addressing barriers to do with identity and computer cultures<text:bookmark-end text:name="studies-with-pedagogies-addressing-barriers-to-do-with-identity-and-computer-cultures"/></text:h>
      <text:p text:style-name="First_20_paragraph"><text:span text:style-name="T1">Studies exploring identity and barriers to participation</text:span></text:p>
      <text:p text:style-name="Text_20_body">Game making is thus a suitable mediumn to support existing collaborative practices and home interests to overcome difficulties in computer coding.</text:p>
      <text:p text:style-name="Text_20_body">Issues of identities and barriers have been explored in relation to gender in terms of game making in several studies. 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27">
        <text:list-item>
          <text:p text:style-name="P27">girl’s low self-confidence in the area of computing compared to their ability <text:reference-mark-start text:name="ZOTERO_ITEM CSL_CITATION {&quot;properties&quot;:{&quot;formattedCitation&quot;:&quot;[@beyer_gender_2003; @margolis_unlocking_2002]&quot;,&quot;noteIndex&quot;:0},&quot;citationItems&quot;:[{&quot;uri&quot;:[&quot;http://zotero.org/users/1913249/items/4V4VNGBJ&quot;],&quot;uris&quot;:[&quot;http://zotero.org/users/1913249/items/4V4VNGBJ&quot;],&quot;suffix&quot;:&quot;&quot;,&quot;id&quot;:2691,&quot;itemData&quot;:{&quot;page&quot;:&quot;49–53&quot;,&quot;URL&quot;:&quot;http://doi.acm.org/10.1145/611892.611930&quot;,&quot;id&quot;:&quot;beyer_gender_2003&quot;,&quot;DOI&quot;:&quot;10.1145/611892.611930&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container-title&quot;:&quot;Proceedings of the 34th SIGCSE Technical Symposium on Computer Science Education&quot;,&quot;issued&quot;:{&quot;date-parts&quot;:[[2003]]},&quot;title&quot;:&quot;Gender Differences in Computer Science Students&quot;,&quot;ISBN&quot;:&quot;978-1-58113-648-7&quot;,&quot;publisher&quot;:&quot;ACM&quot;,&quot;event-place&quot;:&quot;New York, NY, USA&quot;,&quot;publisher-place&quot;:&quot;New York, NY, USA&quot;,&quot;type&quot;:&quot;paper-conference&quot;,&quot;citation-key&quot;:&quot;beyer_gender_2003&quot;,&quot;accessed&quot;:{&quot;date-parts&quot;:[[2018,9,19]]},&quot;source&quot;:&quot;ACM Digital Library&quot;,&quot;collection-title&quot;:&quot;SIGCSE '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refix&quot;:&quot;&quot;},{&quot;uri&quot;:[&quot;http://zotero.org/users/1913249/items/4YCD88M7&quot;],&quot;uris&quot;:[&quot;http://zotero.org/users/1913249/items/4YCD88M7&quot;],&quot;suffix&quot;:&quot;&quot;,&quot;id&quot;:2699,&quot;itemData&quot;:{&quot;author&quot;:[{&quot;given&quot;:&quot;Jane&quot;,&quot;family&quot;:&quot;Margolis&quot;},{&quot;given&quot;:&quot;Allan&quot;,&quot;family&quot;:&quot;Fisher&quot;}],&quot;issued&quot;:{&quot;date-parts&quot;:[[2002]]},&quot;citation-key&quot;:&quot;margolis_unlocking_2002&quot;,&quot;ISBN&quot;:&quot;978-0-262-13398-2&quot;,&quot;publisher&quot;:&quot;MIT Press&quot;,&quot;event-place&quot;:&quot;Cambridge, Mass&quot;,&quot;publisher-place&quot;:&quot;Cambridge, Mass&quot;,&quot;number-of-pages&quot;:&quot;172&quot;,&quot;id&quot;:&quot;margolis_unlocking_2002&quot;,&quot;type&quot;:&quot;book&quot;,&quot;call-number&quot;:&quot;QA76.25 .M35 2002&quot;,&quot;language&quot;:&quot;en&quot;,&quot;title&quot;:&quot;Unlocking the clubhouse: women in computing&quot;,&quot;source&quot;:&quot;Library of Congress ISBN&quot;,&quot;title-short&quot;:&quot;Unlocking the clubhouse&quot;},&quot;prefix&quot;:&quot;&quot;}],&quot;schema&quot;:&quot;https://github.com/citation-style-language/schema/raw/master/csl-citation.json&quot;,&quot;citationID&quot;:&quot;nvncmnbv&quot;} RNDkqldkgkaso"/>&lt;Do Zotero Refresh: [@beyer_gender_2003; @margolis_unlocking_2002]&gt;<text:reference-mark-end text:name="ZOTERO_ITEM CSL_CITATION {&quot;properties&quot;:{&quot;formattedCitation&quot;:&quot;[@beyer_gender_2003; @margolis_unlocking_2002]&quot;,&quot;noteIndex&quot;:0},&quot;citationItems&quot;:[{&quot;uri&quot;:[&quot;http://zotero.org/users/1913249/items/4V4VNGBJ&quot;],&quot;uris&quot;:[&quot;http://zotero.org/users/1913249/items/4V4VNGBJ&quot;],&quot;suffix&quot;:&quot;&quot;,&quot;id&quot;:2691,&quot;itemData&quot;:{&quot;page&quot;:&quot;49–53&quot;,&quot;URL&quot;:&quot;http://doi.acm.org/10.1145/611892.611930&quot;,&quot;id&quot;:&quot;beyer_gender_2003&quot;,&quot;DOI&quot;:&quot;10.1145/611892.611930&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container-title&quot;:&quot;Proceedings of the 34th SIGCSE Technical Symposium on Computer Science Education&quot;,&quot;issued&quot;:{&quot;date-parts&quot;:[[2003]]},&quot;title&quot;:&quot;Gender Differences in Computer Science Students&quot;,&quot;ISBN&quot;:&quot;978-1-58113-648-7&quot;,&quot;publisher&quot;:&quot;ACM&quot;,&quot;event-place&quot;:&quot;New York, NY, USA&quot;,&quot;publisher-place&quot;:&quot;New York, NY, USA&quot;,&quot;type&quot;:&quot;paper-conference&quot;,&quot;citation-key&quot;:&quot;beyer_gender_2003&quot;,&quot;accessed&quot;:{&quot;date-parts&quot;:[[2018,9,19]]},&quot;source&quot;:&quot;ACM Digital Library&quot;,&quot;collection-title&quot;:&quot;SIGCSE '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refix&quot;:&quot;&quot;},{&quot;uri&quot;:[&quot;http://zotero.org/users/1913249/items/4YCD88M7&quot;],&quot;uris&quot;:[&quot;http://zotero.org/users/1913249/items/4YCD88M7&quot;],&quot;suffix&quot;:&quot;&quot;,&quot;id&quot;:2699,&quot;itemData&quot;:{&quot;author&quot;:[{&quot;given&quot;:&quot;Jane&quot;,&quot;family&quot;:&quot;Margolis&quot;},{&quot;given&quot;:&quot;Allan&quot;,&quot;family&quot;:&quot;Fisher&quot;}],&quot;issued&quot;:{&quot;date-parts&quot;:[[2002]]},&quot;citation-key&quot;:&quot;margolis_unlocking_2002&quot;,&quot;ISBN&quot;:&quot;978-0-262-13398-2&quot;,&quot;publisher&quot;:&quot;MIT Press&quot;,&quot;event-place&quot;:&quot;Cambridge, Mass&quot;,&quot;publisher-place&quot;:&quot;Cambridge, Mass&quot;,&quot;number-of-pages&quot;:&quot;172&quot;,&quot;id&quot;:&quot;margolis_unlocking_2002&quot;,&quot;type&quot;:&quot;book&quot;,&quot;call-number&quot;:&quot;QA76.25 .M35 2002&quot;,&quot;language&quot;:&quot;en&quot;,&quot;title&quot;:&quot;Unlocking the clubhouse: women in computing&quot;,&quot;source&quot;:&quot;Library of Congress ISBN&quot;,&quot;title-short&quot;:&quot;Unlocking the clubhouse&quot;},&quot;prefix&quot;:&quot;&quot;}],&quot;schema&quot;:&quot;https://github.com/citation-style-language/schema/raw/master/csl-citation.json&quot;,&quot;citationID&quot;:&quot;nvncmnbv&quot;} RNDkqldkgkaso"/></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properties&quot;:{&quot;formattedCitation&quot;:&quot;[@robertson_making_2012; @robertson_influence_2013]&quot;,&quot;noteIndex&quot;:0},&quot;citationItems&quot;:[{&quot;uri&quot;:[&quot;http://zotero.org/users/1913249/items/34QR9L8P&quot;],&quot;uris&quot;:[&quot;http://zotero.org/users/1913249/items/34QR9L8P&quot;],&quot;suffix&quot;:&quot;&quot;,&quot;id&quot;:239,&quot;itemData&quot;:{&quot;volume&quot;:&quot;59&quot;,&quot;issue&quot;:&quot;2&quot;,&quot;page&quot;:&quot;385-398&quot;,&quot;URL&quot;:&quot;http://linkinghub.elsevier.com/retrieve/pii/S0360131511003368&quot;,&quot;id&quot;:&quot;robertson_making_2012&quot;,&quot;language&quot;:&quot;en&quot;,&quot;author&quot;:[{&quot;given&quot;:&quot;Judy&quot;,&quot;family&quot;:&quot;Robertson&quot;}],&quot;container-title&quot;:&quot;Computers &amp; Education&quot;,&quot;issued&quot;:{&quot;date-parts&quot;:[[2012,9]]},&quot;title&quot;:&quot;Making games in the classroom: Benefits and gender concerns&quot;,&quot;type&quot;:&quot;article-journal&quot;,&quot;ISSN&quot;:&quot;03601315&quot;,&quot;citation-key&quot;:&quot;robertson_making_2012&quot;,&quot;title-short&quot;:&quot;Making games in the classroom&quot;,&quot;accessed&quot;:{&quot;date-parts&quot;:[[2018,4,28]]},&quot;source&quot;:&quot;Crossref&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refix&quot;:&quot;&quot;},{&quot;uri&quot;:[&quot;http://zotero.org/users/1913249/items/U2DI4YFQ&quot;],&quot;uris&quot;:[&quot;http://zotero.org/users/1913249/items/U2DI4YFQ&quot;],&quot;suffix&quot;:&quot;&quot;,&quot;id&quot;:273,&quot;itemData&quot;:{&quot;author&quot;:[{&quot;given&quot;:&quot;Judy&quot;,&quot;family&quot;:&quot;Robertson&quot;}],&quot;container-title&quot;:&quot;Computer Science Education&quot;,&quot;issued&quot;:{&quot;date-parts&quot;:[[2013,3]]},&quot;citation-key&quot;:&quot;robertson_influence_2013&quot;,&quot;issue&quot;:&quot;1&quot;,&quot;volume&quot;:&quot;23&quot;,&quot;ISSN&quot;:&quot;0899-3408, 1744-5175&quot;,&quot;page&quot;:&quot;58-83&quot;,&quot;URL&quot;:&quot;http://www.tandfonline.com/doi/abs/10.1080/08993408.2013.774155&quot;,&quot;id&quot;:&quot;robertson_influence_2013&quot;,&quot;type&quot;:&quot;article-journal&quot;,&quot;title&quot;:&quot;The influence of a game-making project on male and female learners’ attitudes to computing&quot;,&quot;DOI&quot;:&quot;10.1080/08993408.2013.774155&quot;,&quot;source&quot;:&quot;Crossref&quot;,&quot;language&quot;:&quot;en&quot;,&quot;accessed&quot;:{&quot;date-parts&quot;:[[2018,4,21]]}},&quot;prefix&quot;:&quot;&quot;}],&quot;schema&quot;:&quot;https://github.com/citation-style-language/schema/raw/master/csl-citation.json&quot;,&quot;citationID&quot;:&quot;vplmzbbq&quot;} RNDpffqytmlwy"/>&lt;Do Zotero Refresh: [@robertson_making_2012; @robertson_influence_2013]&gt;<text:reference-mark-end text:name="ZOTERO_ITEM CSL_CITATION {&quot;properties&quot;:{&quot;formattedCitation&quot;:&quot;[@robertson_making_2012; @robertson_influence_2013]&quot;,&quot;noteIndex&quot;:0},&quot;citationItems&quot;:[{&quot;uri&quot;:[&quot;http://zotero.org/users/1913249/items/34QR9L8P&quot;],&quot;uris&quot;:[&quot;http://zotero.org/users/1913249/items/34QR9L8P&quot;],&quot;suffix&quot;:&quot;&quot;,&quot;id&quot;:239,&quot;itemData&quot;:{&quot;volume&quot;:&quot;59&quot;,&quot;issue&quot;:&quot;2&quot;,&quot;page&quot;:&quot;385-398&quot;,&quot;URL&quot;:&quot;http://linkinghub.elsevier.com/retrieve/pii/S0360131511003368&quot;,&quot;id&quot;:&quot;robertson_making_2012&quot;,&quot;language&quot;:&quot;en&quot;,&quot;author&quot;:[{&quot;given&quot;:&quot;Judy&quot;,&quot;family&quot;:&quot;Robertson&quot;}],&quot;container-title&quot;:&quot;Computers &amp; Education&quot;,&quot;issued&quot;:{&quot;date-parts&quot;:[[2012,9]]},&quot;title&quot;:&quot;Making games in the classroom: Benefits and gender concerns&quot;,&quot;type&quot;:&quot;article-journal&quot;,&quot;ISSN&quot;:&quot;03601315&quot;,&quot;citation-key&quot;:&quot;robertson_making_2012&quot;,&quot;title-short&quot;:&quot;Making games in the classroom&quot;,&quot;accessed&quot;:{&quot;date-parts&quot;:[[2018,4,28]]},&quot;source&quot;:&quot;Crossref&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refix&quot;:&quot;&quot;},{&quot;uri&quot;:[&quot;http://zotero.org/users/1913249/items/U2DI4YFQ&quot;],&quot;uris&quot;:[&quot;http://zotero.org/users/1913249/items/U2DI4YFQ&quot;],&quot;suffix&quot;:&quot;&quot;,&quot;id&quot;:273,&quot;itemData&quot;:{&quot;author&quot;:[{&quot;given&quot;:&quot;Judy&quot;,&quot;family&quot;:&quot;Robertson&quot;}],&quot;container-title&quot;:&quot;Computer Science Education&quot;,&quot;issued&quot;:{&quot;date-parts&quot;:[[2013,3]]},&quot;citation-key&quot;:&quot;robertson_influence_2013&quot;,&quot;issue&quot;:&quot;1&quot;,&quot;volume&quot;:&quot;23&quot;,&quot;ISSN&quot;:&quot;0899-3408, 1744-5175&quot;,&quot;page&quot;:&quot;58-83&quot;,&quot;URL&quot;:&quot;http://www.tandfonline.com/doi/abs/10.1080/08993408.2013.774155&quot;,&quot;id&quot;:&quot;robertson_influence_2013&quot;,&quot;type&quot;:&quot;article-journal&quot;,&quot;title&quot;:&quot;The influence of a game-making project on male and female learners’ attitudes to computing&quot;,&quot;DOI&quot;:&quot;10.1080/08993408.2013.774155&quot;,&quot;source&quot;:&quot;Crossref&quot;,&quot;language&quot;:&quot;en&quot;,&quot;accessed&quot;:{&quot;date-parts&quot;:[[2018,4,21]]}},&quot;prefix&quot;:&quot;&quot;}],&quot;schema&quot;:&quot;https://github.com/citation-style-language/schema/raw/master/csl-citation.json&quot;,&quot;citationID&quot;:&quot;vplmzbbq&quot;} RNDpffqytmlwy"/>.</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properties&quot;:{&quot;formattedCitation&quot;:&quot;[@denner_girls_2007]&quot;,&quot;noteIndex&quot;:0},&quot;citationItems&quot;:[{&quot;uri&quot;:[&quot;http://zotero.org/users/1913249/items/UUXJYAW7&quot;],&quot;uris&quot;:[&quot;http://zotero.org/users/1913249/items/UUXJYAW7&quot;],&quot;suffix&quot;:&quot;&quot;,&quot;id&quot;:2687,&quot;itemData&quot;:{&quot;author&quot;:[{&quot;given&quot;:&quot;Jill&quot;,&quot;family&quot;:&quot;Denner&quot;}],&quot;container-title&quot;:&quot;Meridian: A Middle School Computer Technologies Journal&quot;,&quot;issued&quot;:{&quot;date-parts&quot;:[[2007]]},&quot;citation-key&quot;:&quot;denner_girls_2007&quot;,&quot;issue&quot;:&quot;1&quot;,&quot;id&quot;:&quot;denner_girls_2007&quot;,&quot;volume&quot;:&quot;10&quot;,&quot;type&quot;:&quot;article-journal&quot;,&quot;source&quot;:&quot;CiteSeer&quot;,&quot;title-short&quot;:&quot;The Girls Creating Games Program&quot;,&quot;title&quot;:&quot;The Girls Creating Games Program: An Innovative Approach to Integrating Technology into Middle Schoo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prefix&quot;:&quot;&quot;}],&quot;schema&quot;:&quot;https://github.com/citation-style-language/schema/raw/master/csl-citation.json&quot;,&quot;citationID&quot;:&quot;yxtinfmy&quot;} RNDmwzelutxgt"/>&lt;Do Zotero Refresh: [@denner_girls_2007]&gt;<text:reference-mark-end text:name="ZOTERO_ITEM CSL_CITATION {&quot;properties&quot;:{&quot;formattedCitation&quot;:&quot;[@denner_girls_2007]&quot;,&quot;noteIndex&quot;:0},&quot;citationItems&quot;:[{&quot;uri&quot;:[&quot;http://zotero.org/users/1913249/items/UUXJYAW7&quot;],&quot;uris&quot;:[&quot;http://zotero.org/users/1913249/items/UUXJYAW7&quot;],&quot;suffix&quot;:&quot;&quot;,&quot;id&quot;:2687,&quot;itemData&quot;:{&quot;author&quot;:[{&quot;given&quot;:&quot;Jill&quot;,&quot;family&quot;:&quot;Denner&quot;}],&quot;container-title&quot;:&quot;Meridian: A Middle School Computer Technologies Journal&quot;,&quot;issued&quot;:{&quot;date-parts&quot;:[[2007]]},&quot;citation-key&quot;:&quot;denner_girls_2007&quot;,&quot;issue&quot;:&quot;1&quot;,&quot;id&quot;:&quot;denner_girls_2007&quot;,&quot;volume&quot;:&quot;10&quot;,&quot;type&quot;:&quot;article-journal&quot;,&quot;source&quot;:&quot;CiteSeer&quot;,&quot;title-short&quot;:&quot;The Girls Creating Games Program&quot;,&quot;title&quot;:&quot;The Girls Creating Games Program: An Innovative Approach to Integrating Technology into Middle Schoo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prefix&quot;:&quot;&quot;}],&quot;schema&quot;:&quot;https://github.com/citation-style-language/schema/raw/master/csl-citation.json&quot;,&quot;citationID&quot;:&quot;yxtinfmy&quot;} RNDmwzelutxgt"/> . Findings were again mixed but encouraging in some areas. While there was no increase in desire to persue computing, there were marked increases in computer related confidence, ability and a decrease in gender stereo typing around computer use.</text:p>
      <text:list text:style-name="L28">
        <text:list-item>
          <text:p text:style-name="P28">Important to caution against gender stereo-typing and identity in relation to computers <text:reference-mark-start text:name="ZOTERO_ITEM CSL_CITATION {&quot;properties&quot;:{&quot;formattedCitation&quot;:&quot;[@pelletier_gaming_2008]&quot;,&quot;noteIndex&quot;:0},&quot;citationItems&quot;:[{&quot;uri&quot;:[&quot;http://zotero.org/users/1913249/items/CI3UYB78&quot;],&quot;uris&quot;:[&quot;http://zotero.org/users/1913249/items/CI3UYB78&quot;],&quot;suffix&quot;:&quot;&quot;,&quot;id&quot;:2943,&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age&quot;:&quot;145-159&quot;,&quot;URL&quot;:&quot;http://discovery.ucl.ac.uk/1561023/&quot;,&quot;id&quot;:&quot;pelletier_gaming_2008&quot;,&quot;source&quot;:&quot;discovery.ucl.ac.uk&quot;,&quot;author&quot;:[{&quot;given&quot;:&quot;C.&quot;,&quot;family&quot;:&quot;Pelletier&quot;}],&quot;container-title&quot;:&quot;Beyond Barbie and Mortal Kombat: New Perspectives on Gender and Gaming&quot;,&quot;issued&quot;:{&quot;date-parts&quot;:[[2008]]},&quot;title&quot;:&quot;Gaming in Context: How Young People Construct Their Gendered Identities in Playing and Making Games&quot;,&quot;type&quot;:&quot;chapter&quot;,&quot;publisher&quot;:&quot;MIT Press&quot;,&quot;event-place&quot;:&quot;Cambridge, MA&quot;,&quot;publisher-place&quot;:&quot;Cambridge, MA&quot;,&quot;accessed&quot;:{&quot;date-parts&quot;:[[2018,7,19]]},&quot;citation-key&quot;:&quot;pelletier_gaming_2008&quot;,&quot;title-short&quot;:&quot;Gaming in Context&quot;,&quot;abstract&quot;:&quot;UCL Discovery is UCL's open access repository, showcasing and providing access to UCL research outputs from all UCL disciplines.&quot;},&quot;prefix&quot;:&quot;&quot;}],&quot;schema&quot;:&quot;https://github.com/citation-style-language/schema/raw/master/csl-citation.json&quot;,&quot;citationID&quot;:&quot;zikooqem&quot;} RNDjrxfpwcjfq"/>&lt;Do Zotero Refresh: [@pelletier_gaming_2008]&gt;<text:reference-mark-end text:name="ZOTERO_ITEM CSL_CITATION {&quot;properties&quot;:{&quot;formattedCitation&quot;:&quot;[@pelletier_gaming_2008]&quot;,&quot;noteIndex&quot;:0},&quot;citationItems&quot;:[{&quot;uri&quot;:[&quot;http://zotero.org/users/1913249/items/CI3UYB78&quot;],&quot;uris&quot;:[&quot;http://zotero.org/users/1913249/items/CI3UYB78&quot;],&quot;suffix&quot;:&quot;&quot;,&quot;id&quot;:2943,&quot;itemData&quot;:{&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page&quot;:&quot;145-159&quot;,&quot;URL&quot;:&quot;http://discovery.ucl.ac.uk/1561023/&quot;,&quot;id&quot;:&quot;pelletier_gaming_2008&quot;,&quot;source&quot;:&quot;discovery.ucl.ac.uk&quot;,&quot;author&quot;:[{&quot;given&quot;:&quot;C.&quot;,&quot;family&quot;:&quot;Pelletier&quot;}],&quot;container-title&quot;:&quot;Beyond Barbie and Mortal Kombat: New Perspectives on Gender and Gaming&quot;,&quot;issued&quot;:{&quot;date-parts&quot;:[[2008]]},&quot;title&quot;:&quot;Gaming in Context: How Young People Construct Their Gendered Identities in Playing and Making Games&quot;,&quot;type&quot;:&quot;chapter&quot;,&quot;publisher&quot;:&quot;MIT Press&quot;,&quot;event-place&quot;:&quot;Cambridge, MA&quot;,&quot;publisher-place&quot;:&quot;Cambridge, MA&quot;,&quot;accessed&quot;:{&quot;date-parts&quot;:[[2018,7,19]]},&quot;citation-key&quot;:&quot;pelletier_gaming_2008&quot;,&quot;title-short&quot;:&quot;Gaming in Context&quot;,&quot;abstract&quot;:&quot;UCL Discovery is UCL's open access repository, showcasing and providing access to UCL research outputs from all UCL disciplines.&quot;},&quot;prefix&quot;:&quot;&quot;}],&quot;schema&quot;:&quot;https://github.com/citation-style-language/schema/raw/master/csl-citation.json&quot;,&quot;citationID&quot;:&quot;zikooqem&quot;} RNDjrxfpwcjfq"/></text:p>
        </text:list-item>
        <text:list-item>
          <text:p text:style-name="P28">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Research on making computing inclusive highlights the value personal expression within the process as a motivational factor <text:reference-mark-start text:name="ZOTERO_ITEM CSL_CITATION {&quot;properties&quot;:{&quot;formattedCitation&quot;:&quot;[@robertson_making_2012; @robertson_adventure_2007]&quot;,&quot;noteIndex&quot;:0},&quot;citationItems&quot;:[{&quot;uri&quot;:[&quot;http://zotero.org/users/1913249/items/34QR9L8P&quot;],&quot;uris&quot;:[&quot;http://zotero.org/users/1913249/items/34QR9L8P&quot;],&quot;suffix&quot;:&quot;&quot;,&quot;id&quot;:239,&quot;itemData&quot;:{&quot;volume&quot;:&quot;59&quot;,&quot;issue&quot;:&quot;2&quot;,&quot;page&quot;:&quot;385-398&quot;,&quot;URL&quot;:&quot;http://linkinghub.elsevier.com/retrieve/pii/S0360131511003368&quot;,&quot;id&quot;:&quot;robertson_making_2012&quot;,&quot;language&quot;:&quot;en&quot;,&quot;author&quot;:[{&quot;given&quot;:&quot;Judy&quot;,&quot;family&quot;:&quot;Robertson&quot;}],&quot;container-title&quot;:&quot;Computers &amp; Education&quot;,&quot;issued&quot;:{&quot;date-parts&quot;:[[2012,9]]},&quot;title&quot;:&quot;Making games in the classroom: Benefits and gender concerns&quot;,&quot;type&quot;:&quot;article-journal&quot;,&quot;ISSN&quot;:&quot;03601315&quot;,&quot;citation-key&quot;:&quot;robertson_making_2012&quot;,&quot;title-short&quot;:&quot;Making games in the classroom&quot;,&quot;accessed&quot;:{&quot;date-parts&quot;:[[2018,4,28]]},&quot;source&quot;:&quot;Crossref&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refix&quot;:&quot;&quot;},{&quot;uri&quot;:[&quot;http://zotero.org/users/1913249/items/XUCHIJK7&quot;],&quot;uris&quot;:[&quot;http://zotero.org/users/1913249/items/XUCHIJK7&quot;],&quot;suffix&quot;:&quot;&quot;,&quot;id&quot;:1471,&quot;itemData&quot;:{&quot;author&quot;:[{&quot;given&quot;:&quot;Judy&quot;,&quot;family&quot;:&quot;Robertson&quot;},{&quot;given&quot;:&quot;Keiron&quot;,&quot;family&quot;:&quot;Nicholson&quot;}],&quot;container-title&quot;:&quot;Proceedings of the 6th international conference on Interaction design and children&quot;,&quot;issued&quot;:{&quot;date-parts&quot;:[[2007]]},&quot;citation-key&quot;:&quot;robertson_adventure_2007&quot;,&quot;type&quot;:&quot;paper-conference&quot;,&quot;publisher&quot;:&quot;ACM&quot;,&quot;page&quot;:&quot;37–44&quot;,&quot;URL&quot;:&quot;http://dl.acm.org/citation.cfm?id=1297285&quot;,&quot;id&quot;:&quot;robertson_adventure_2007&quot;,&quot;accessed&quot;:{&quot;date-parts&quot;:[[2017,6,19]]},&quot;source&quot;:&quot;Google Scholar&quot;,&quot;title&quot;:&quot;Adventure Author: a learning environment to support creative design&quot;,&quot;title-short&quot;:&quot;Adventure Author&quot;},&quot;prefix&quot;:&quot;&quot;}],&quot;schema&quot;:&quot;https://github.com/citation-style-language/schema/raw/master/csl-citation.json&quot;,&quot;citationID&quot;:&quot;prpbooga&quot;} RNDiaypuxyelm"/>&lt;Do Zotero Refresh: [@robertson_making_2012; @robertson_adventure_2007]&gt;<text:reference-mark-end text:name="ZOTERO_ITEM CSL_CITATION {&quot;properties&quot;:{&quot;formattedCitation&quot;:&quot;[@robertson_making_2012; @robertson_adventure_2007]&quot;,&quot;noteIndex&quot;:0},&quot;citationItems&quot;:[{&quot;uri&quot;:[&quot;http://zotero.org/users/1913249/items/34QR9L8P&quot;],&quot;uris&quot;:[&quot;http://zotero.org/users/1913249/items/34QR9L8P&quot;],&quot;suffix&quot;:&quot;&quot;,&quot;id&quot;:239,&quot;itemData&quot;:{&quot;volume&quot;:&quot;59&quot;,&quot;issue&quot;:&quot;2&quot;,&quot;page&quot;:&quot;385-398&quot;,&quot;URL&quot;:&quot;http://linkinghub.elsevier.com/retrieve/pii/S0360131511003368&quot;,&quot;id&quot;:&quot;robertson_making_2012&quot;,&quot;language&quot;:&quot;en&quot;,&quot;author&quot;:[{&quot;given&quot;:&quot;Judy&quot;,&quot;family&quot;:&quot;Robertson&quot;}],&quot;container-title&quot;:&quot;Computers &amp; Education&quot;,&quot;issued&quot;:{&quot;date-parts&quot;:[[2012,9]]},&quot;title&quot;:&quot;Making games in the classroom: Benefits and gender concerns&quot;,&quot;type&quot;:&quot;article-journal&quot;,&quot;ISSN&quot;:&quot;03601315&quot;,&quot;citation-key&quot;:&quot;robertson_making_2012&quot;,&quot;title-short&quot;:&quot;Making games in the classroom&quot;,&quot;accessed&quot;:{&quot;date-parts&quot;:[[2018,4,28]]},&quot;source&quot;:&quot;Crossref&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refix&quot;:&quot;&quot;},{&quot;uri&quot;:[&quot;http://zotero.org/users/1913249/items/XUCHIJK7&quot;],&quot;uris&quot;:[&quot;http://zotero.org/users/1913249/items/XUCHIJK7&quot;],&quot;suffix&quot;:&quot;&quot;,&quot;id&quot;:1471,&quot;itemData&quot;:{&quot;author&quot;:[{&quot;given&quot;:&quot;Judy&quot;,&quot;family&quot;:&quot;Robertson&quot;},{&quot;given&quot;:&quot;Keiron&quot;,&quot;family&quot;:&quot;Nicholson&quot;}],&quot;container-title&quot;:&quot;Proceedings of the 6th international conference on Interaction design and children&quot;,&quot;issued&quot;:{&quot;date-parts&quot;:[[2007]]},&quot;citation-key&quot;:&quot;robertson_adventure_2007&quot;,&quot;type&quot;:&quot;paper-conference&quot;,&quot;publisher&quot;:&quot;ACM&quot;,&quot;page&quot;:&quot;37–44&quot;,&quot;URL&quot;:&quot;http://dl.acm.org/citation.cfm?id=1297285&quot;,&quot;id&quot;:&quot;robertson_adventure_2007&quot;,&quot;accessed&quot;:{&quot;date-parts&quot;:[[2017,6,19]]},&quot;source&quot;:&quot;Google Scholar&quot;,&quot;title&quot;:&quot;Adventure Author: a learning environment to support creative design&quot;,&quot;title-short&quot;:&quot;Adventure Author&quot;},&quot;prefix&quot;:&quot;&quot;}],&quot;schema&quot;:&quot;https://github.com/citation-style-language/schema/raw/master/csl-citation.json&quot;,&quot;citationID&quot;:&quot;prpbooga&quot;} RNDiaypuxyelm"/>.</text:p>
      <text:p text:style-name="Text_20_body"><text:span text:style-name="T1">Race related identities</text:span></text:p>
      <text:p text:style-name="Text_20_body">In study by Thayter and Ko <text:reference-mark-start text:name="ZOTERO_ITEM CSL_CITATION {&quot;properties&quot;:{&quot;formattedCitation&quot;:&quot;[@thayer_barriers_2017]&quot;,&quot;noteIndex&quot;:0},&quot;citationItems&quot;:[{&quot;uri&quot;:[&quot;http://zotero.org/users/1913249/items/LV67TTVJ&quot;],&quot;uris&quot;:[&quot;http://zotero.org/users/1913249/items/LV67TTVJ&quot;],&quot;suffix&quot;:&quot;&quot;,&quot;id&quot;:9011,&quot;itemData&quot;:{&quot;page&quot;:&quot;245–253&quot;,&quot;URL&quot;:&quot;https://dl.acm.org/doi/10.1145/3105726.3106176&quot;,&quot;id&quot;:&quot;thayer_barriers_2017&quot;,&quot;DOI&quot;:&quot;10.1145/3105726.3106176&quot;,&quot;author&quot;:[{&quot;given&quot;:&quot;Kyle&quot;,&quot;family&quot;:&quot;Thayer&quot;},{&quot;given&quot;:&quot;Amy J.&quot;,&quot;family&quot;:&quot;Ko&quot;}],&quot;container-title&quot;:&quot;Proceedings of the 2017 ACM Conference on International Computing Education Research&quot;,&quot;issued&quot;:{&quot;date-parts&quot;:[[2017,8,14]]},&quot;title&quot;:&quot;Barriers Faced by Coding Bootcamp Students&quot;,&quot;ISBN&quot;:&quot;978-1-4503-4968-0&quot;,&quot;publisher&quot;:&quot;Association for Computing Machinery&quot;,&quot;event-place&quot;:&quot;New York, NY, USA&quot;,&quot;publisher-place&quot;:&quot;New York, NY, USA&quot;,&quot;type&quot;:&quot;paper-conference&quot;,&quot;citation-key&quot;:&quot;thayer_barriers_2017&quot;,&quot;accessed&quot;:{&quot;date-parts&quot;:[[2023,10,3]]},&quot;source&quot;:&quot;ACM Digital Library&quot;,&quot;collection-title&quot;:&quot;ICER '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refix&quot;:&quot;&quot;}],&quot;schema&quot;:&quot;https://github.com/citation-style-language/schema/raw/master/csl-citation.json&quot;,&quot;citationID&quot;:&quot;uqzehwjx&quot;} RNDtmhydwqsye"/>&lt;Do Zotero Refresh: [@thayer_barriers_2017]&gt;<text:reference-mark-end text:name="ZOTERO_ITEM CSL_CITATION {&quot;properties&quot;:{&quot;formattedCitation&quot;:&quot;[@thayer_barriers_2017]&quot;,&quot;noteIndex&quot;:0},&quot;citationItems&quot;:[{&quot;uri&quot;:[&quot;http://zotero.org/users/1913249/items/LV67TTVJ&quot;],&quot;uris&quot;:[&quot;http://zotero.org/users/1913249/items/LV67TTVJ&quot;],&quot;suffix&quot;:&quot;&quot;,&quot;id&quot;:9011,&quot;itemData&quot;:{&quot;page&quot;:&quot;245–253&quot;,&quot;URL&quot;:&quot;https://dl.acm.org/doi/10.1145/3105726.3106176&quot;,&quot;id&quot;:&quot;thayer_barriers_2017&quot;,&quot;DOI&quot;:&quot;10.1145/3105726.3106176&quot;,&quot;author&quot;:[{&quot;given&quot;:&quot;Kyle&quot;,&quot;family&quot;:&quot;Thayer&quot;},{&quot;given&quot;:&quot;Amy J.&quot;,&quot;family&quot;:&quot;Ko&quot;}],&quot;container-title&quot;:&quot;Proceedings of the 2017 ACM Conference on International Computing Education Research&quot;,&quot;issued&quot;:{&quot;date-parts&quot;:[[2017,8,14]]},&quot;title&quot;:&quot;Barriers Faced by Coding Bootcamp Students&quot;,&quot;ISBN&quot;:&quot;978-1-4503-4968-0&quot;,&quot;publisher&quot;:&quot;Association for Computing Machinery&quot;,&quot;event-place&quot;:&quot;New York, NY, USA&quot;,&quot;publisher-place&quot;:&quot;New York, NY, USA&quot;,&quot;type&quot;:&quot;paper-conference&quot;,&quot;citation-key&quot;:&quot;thayer_barriers_2017&quot;,&quot;accessed&quot;:{&quot;date-parts&quot;:[[2023,10,3]]},&quot;source&quot;:&quot;ACM Digital Library&quot;,&quot;collection-title&quot;:&quot;ICER '17&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refix&quot;:&quot;&quot;}],&quot;schema&quot;:&quot;https://github.com/citation-style-language/schema/raw/master/csl-citation.json&quot;,&quot;citationID&quot;:&quot;uqzehwjx&quot;} RNDtmhydwqsye"/> the work of Margolis et al is analysed using concepts from communities of practice, type of barriers, and personal obstacles [(<text:span text:style-name="T1">margolis_stuck_2008?</text:span>);]</text:p>
      <text:p text:style-name="P29">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I adopt a similar approach but use the language of AT contradictions, barriers and tensions.</text:p>
      <text:p text:style-name="Text_20_body">Glitch game testers <text:reference-mark-start text:name="ZOTERO_ITEM CSL_CITATION {&quot;properties&quot;:{&quot;formattedCitation&quot;:&quot;[@disalvo_saving_2014; @disalvo_glitch_2009-1; @disalvo_learning_2008]&quot;,&quot;noteIndex&quot;:0},&quot;citationItems&quot;:[{&quot;uri&quot;:[&quot;http://zotero.org/users/1913249/items/HKBNN53C&quot;],&quot;uris&quot;:[&quot;http://zotero.org/users/1913249/items/HKBNN53C&quot;],&quot;suffix&quot;:&quot;&quot;,&quot;id&quot;:2650,&quot;itemData&quot;:{&quot;volume&quot;:&quot;23&quot;,&quot;issue&quot;:&quot;3&quot;,&quot;page&quot;:&quot;272-315&quot;,&quot;URL&quot;:&quot;https://doi.org/10.1080/10508406.2014.893434&quot;,&quot;id&quot;:&quot;disalvo_saving_2014&quot;,&quot;source&quot;:&quot;Taylor and Francis+NEJM&quot;,&quot;author&quot;:[{&quot;given&quot;:&quot;Betsy&quot;,&quot;family&quot;:&quot;DiSalvo&quot;},{&quot;given&quot;:&quot;Mark&quot;,&quot;family&quot;:&quot;Guzdial&quot;},{&quot;given&quot;:&quot;Amy&quot;,&quot;family&quot;:&quot;Bruckman&quot;},{&quot;given&quot;:&quot;Tom&quot;,&quot;family&quot;:&quot;McKlin&quot;}],&quot;container-title&quot;:&quot;Journal of the Learning Sciences&quot;,&quot;issued&quot;:{&quot;date-parts&quot;:[[2014,7,3]]},&quot;title&quot;:&quot;Saving Face While Geeking Out: Video Game Testing as a Justification for Learning Computer Science&quot;,&quot;type&quot;:&quot;article-journal&quot;,&quot;ISSN&quot;:&quot;1050-8406&quot;,&quot;citation-key&quot;:&quot;disalvo_saving_2014&quot;,&quot;accessed&quot;:{&quot;date-parts&quot;:[[2018,7,16]]},&quot;title-short&quot;:&quot;Saving Face While Geeking Out&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refix&quot;:&quot;&quot;},{&quot;uri&quot;:[&quot;http://zotero.org/users/1913249/items/9GLLZLMB&quot;],&quot;uris&quot;:[&quot;http://zotero.org/users/1913249/items/9GLLZLMB&quot;],&quot;suffix&quot;:&quot;&quot;,&quot;id&quot;:2670,&quot;itemData&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ssued&quot;:{&quot;date-parts&quot;:[[2009]]},&quot;citation-key&quot;:&quot;disalvo_glitch_2009-1&quot;,&quot;event-title&quot;:&quot;DiGRA&quot;,&quot;page&quot;:&quot;7&quot;,&quot;id&quot;:&quot;disalvo_glitch_2009-1&quot;,&quot;type&quot;:&quot;paper-conference&quot;,&quot;language&quot;:&quot;e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uri&quot;:[&quot;http://zotero.org/users/1913249/items/XMLVAMHU&quot;],&quot;uris&quot;:[&quot;http://zotero.org/users/1913249/items/XMLVAMHU&quot;],&quot;suffix&quot;:&quot;&quot;,&quot;id&quot;:2651,&quot;itemData&quot;:{&quot;volume&quot;:&quot;3&quot;,&quot;issue&quot;:&quot;2&quot;,&quot;page&quot;:&quot;131-141&quot;,&quot;URL&quot;:&quot;http://journals.sagepub.com/doi/abs/10.1177/1555412008314130&quot;,&quot;id&quot;:&quot;disalvo_learning_2008&quot;,&quot;DOI&quot;:&quot;10.1177/1555412008314130&quot;,&quot;author&quot;:[{&quot;given&quot;:&quot;Betsy James&quot;,&quot;family&quot;:&quot;DiSalvo&quot;},{&quot;given&quot;:&quot;Kevin&quot;,&quot;family&quot;:&quot;Crowley&quot;},{&quot;given&quot;:&quot;Roy&quot;,&quot;family&quot;:&quot;Norwood&quot;}],&quot;container-title&quot;:&quot;Games and Culture&quot;,&quot;issued&quot;:{&quot;date-parts&quot;:[[2008,4,1]]},&quot;title&quot;:&quot;Learning in Context                                                    ,                                                             Learning in Context: Digital Games and Young Black Men             ,                      Digital Games and Young Black Men&quot;,&quot;type&quot;:&quot;article-journal&quot;,&quot;ISSN&quot;:&quot;1555-4120&quot;,&quot;container-title-short&quot;:&quot;Games and Culture&quot;,&quot;citation-key&quot;:&quot;disalvo_learning_2008&quot;,&quot;title-short&quot;:&quot;Learning in Context                                                    ,                                                             Learning in Context&quot;,&quot;accessed&quot;:{&quot;date-parts&quot;:[[2018,7,16]]},&quot;source&quot;:&quot;SAGE Journals&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refix&quot;:&quot;&quot;}],&quot;schema&quot;:&quot;https://github.com/citation-style-language/schema/raw/master/csl-citation.json&quot;,&quot;citationID&quot;:&quot;aedmqxcp&quot;} RNDbkmlhgxoea"/>&lt;Do Zotero Refresh: [@disalvo_saving_2014; @disalvo_glitch_2009-1; @disalvo_learning_2008]&gt;<text:reference-mark-end text:name="ZOTERO_ITEM CSL_CITATION {&quot;properties&quot;:{&quot;formattedCitation&quot;:&quot;[@disalvo_saving_2014; @disalvo_glitch_2009-1; @disalvo_learning_2008]&quot;,&quot;noteIndex&quot;:0},&quot;citationItems&quot;:[{&quot;uri&quot;:[&quot;http://zotero.org/users/1913249/items/HKBNN53C&quot;],&quot;uris&quot;:[&quot;http://zotero.org/users/1913249/items/HKBNN53C&quot;],&quot;suffix&quot;:&quot;&quot;,&quot;id&quot;:2650,&quot;itemData&quot;:{&quot;volume&quot;:&quot;23&quot;,&quot;issue&quot;:&quot;3&quot;,&quot;page&quot;:&quot;272-315&quot;,&quot;URL&quot;:&quot;https://doi.org/10.1080/10508406.2014.893434&quot;,&quot;id&quot;:&quot;disalvo_saving_2014&quot;,&quot;source&quot;:&quot;Taylor and Francis+NEJM&quot;,&quot;author&quot;:[{&quot;given&quot;:&quot;Betsy&quot;,&quot;family&quot;:&quot;DiSalvo&quot;},{&quot;given&quot;:&quot;Mark&quot;,&quot;family&quot;:&quot;Guzdial&quot;},{&quot;given&quot;:&quot;Amy&quot;,&quot;family&quot;:&quot;Bruckman&quot;},{&quot;given&quot;:&quot;Tom&quot;,&quot;family&quot;:&quot;McKlin&quot;}],&quot;container-title&quot;:&quot;Journal of the Learning Sciences&quot;,&quot;issued&quot;:{&quot;date-parts&quot;:[[2014,7,3]]},&quot;title&quot;:&quot;Saving Face While Geeking Out: Video Game Testing as a Justification for Learning Computer Science&quot;,&quot;type&quot;:&quot;article-journal&quot;,&quot;ISSN&quot;:&quot;1050-8406&quot;,&quot;citation-key&quot;:&quot;disalvo_saving_2014&quot;,&quot;accessed&quot;:{&quot;date-parts&quot;:[[2018,7,16]]},&quot;title-short&quot;:&quot;Saving Face While Geeking Out&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refix&quot;:&quot;&quot;},{&quot;uri&quot;:[&quot;http://zotero.org/users/1913249/items/9GLLZLMB&quot;],&quot;uris&quot;:[&quot;http://zotero.org/users/1913249/items/9GLLZLMB&quot;],&quot;suffix&quot;:&quot;&quot;,&quot;id&quot;:2670,&quot;itemData&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container-title&quot;:&quot;Breaking New Ground: Innovation in Games, Play, Practice and Theory.&quot;,&quot;issued&quot;:{&quot;date-parts&quot;:[[2009]]},&quot;citation-key&quot;:&quot;disalvo_glitch_2009-1&quot;,&quot;event-title&quot;:&quot;DiGRA&quot;,&quot;page&quot;:&quot;7&quot;,&quot;id&quot;:&quot;disalvo_glitch_2009-1&quot;,&quot;type&quot;:&quot;paper-conference&quot;,&quot;language&quot;:&quot;en&quot;,&quot;title&quot;:&quot;Glitch Game Testers: African American Men Breaking Open the Console&quot;,&quot;source&quot;:&quot;Zotero&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prefix&quot;:&quot;&quot;},{&quot;uri&quot;:[&quot;http://zotero.org/users/1913249/items/XMLVAMHU&quot;],&quot;uris&quot;:[&quot;http://zotero.org/users/1913249/items/XMLVAMHU&quot;],&quot;suffix&quot;:&quot;&quot;,&quot;id&quot;:2651,&quot;itemData&quot;:{&quot;volume&quot;:&quot;3&quot;,&quot;issue&quot;:&quot;2&quot;,&quot;page&quot;:&quot;131-141&quot;,&quot;URL&quot;:&quot;http://journals.sagepub.com/doi/abs/10.1177/1555412008314130&quot;,&quot;id&quot;:&quot;disalvo_learning_2008&quot;,&quot;DOI&quot;:&quot;10.1177/1555412008314130&quot;,&quot;author&quot;:[{&quot;given&quot;:&quot;Betsy James&quot;,&quot;family&quot;:&quot;DiSalvo&quot;},{&quot;given&quot;:&quot;Kevin&quot;,&quot;family&quot;:&quot;Crowley&quot;},{&quot;given&quot;:&quot;Roy&quot;,&quot;family&quot;:&quot;Norwood&quot;}],&quot;container-title&quot;:&quot;Games and Culture&quot;,&quot;issued&quot;:{&quot;date-parts&quot;:[[2008,4,1]]},&quot;title&quot;:&quot;Learning in Context                                                    ,                                                             Learning in Context: Digital Games and Young Black Men             ,                      Digital Games and Young Black Men&quot;,&quot;type&quot;:&quot;article-journal&quot;,&quot;ISSN&quot;:&quot;1555-4120&quot;,&quot;container-title-short&quot;:&quot;Games and Culture&quot;,&quot;citation-key&quot;:&quot;disalvo_learning_2008&quot;,&quot;title-short&quot;:&quot;Learning in Context                                                    ,                                                             Learning in Context&quot;,&quot;accessed&quot;:{&quot;date-parts&quot;:[[2018,7,16]]},&quot;source&quot;:&quot;SAGE Journals&quot;,&quot;language&quot;:&quot;en&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refix&quot;:&quot;&quot;}],&quot;schema&quot;:&quot;https://github.com/citation-style-language/schema/raw/master/csl-citation.json&quot;,&quot;citationID&quot;:&quot;aedmqxcp&quot;} RNDbkmlhgxoea"/></text:p>
      <text:p text:style-name="Text_20_body"><text:span text:style-name="T1">Other Non-dominant identities</text:span></text:p>
      <text:p text:style-name="Text_20_body">Shift to other tactics like Family Connected Learning Roque.</text:p>
      <text:h text:style-name="Heading_20_3" text:outline-level="3"><text:bookmark-start text:name="barriers---unsuitable-technical-tools-and-support-documentation"/>Barriers - Unsuitable technical tools and support documentation<text:bookmark-end text:name="barriers---unsuitable-technical-tools-and-support-documentation"/></text:h>
      <text:p text:style-name="First_20_paragraph">The approach of computer coding languages has changed and improved. Those dedicated for new learners. Lgo,</text:p>
      <text:p text:style-name="Text_20_body">Over generations of</text:p>
      <text:p text:style-name="Text_20_body">Much work has been taken out by MIT family developing Papert’s ideas on constructionism in tool use</text:p>
      <text:list text:style-name="L29">
        <text:list-item>
          <text:p text:style-name="P30">Block coding vs text coding, syntax</text:p>
        </text:list-item>
        <text:list-item>
          <text:p text:style-name="P30">Design principles for game making tools, <text:reference-mark-start text:name="ZOTERO_ITEM CSL_CITATION {&quot;properties&quot;:{&quot;formattedCitation&quot;:&quot;[@kafai_connected_2016; @resnick_reflections_2005]&quot;,&quot;noteIndex&quot;:0},&quot;citationItems&quot;:[{&quot;uri&quot;:[&quot;http://zotero.org/users/1913249/items/C9RM6JHC&quot;],&quot;uris&quot;:[&quot;http://zotero.org/users/1913249/items/C9RM6JHC&quot;],&quot;suffix&quot;:&quot;&quot;,&quot;id&quot;:1409,&quot;itemData&quot;:{&quot;author&quot;:[{&quot;given&quot;:&quot;Yasmin B.&quot;,&quot;family&quot;:&quot;Kafai&quot;},{&quot;given&quot;:&quot;Quinn&quot;,&quot;family&quot;:&quot;Burke&quot;},{&quot;given&quot;:&quot;Constance&quot;,&quot;family&quot;:&quot;Steinkuehler&quot;}],&quot;issued&quot;:{&quot;date-parts&quot;:[[2016,12,23]]},&quot;citation-key&quot;:&quot;kafai_connected_2016&quot;,&quot;ISBN&quot;:&quot;978-0-262-03537-8&quot;,&quot;publisher&quot;:&quot;MIT Press&quot;,&quot;number-of-pages&quot;:&quot;221&quot;,&quot;id&quot;:&quot;kafai_connected_2016&quot;,&quot;type&quot;:&quot;book&quot;,&quot;title-short&quot;:&quot;Connected Gaming&quot;,&quot;language&quot;:&quot;en&quot;,&quot;title&quot;:&quot;Connected Gaming: What Making Video Games Can Teach Us about Learning and Literacy&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refix&quot;:&quot;&quot;},{&quot;uri&quot;:[&quot;http://zotero.org/users/1913249/items/VWHA2FJX&quot;],&quot;uris&quot;:[&quot;http://zotero.org/users/1913249/items/VWHA2FJX&quot;],&quot;suffix&quot;:&quot;&quot;,&quot;id&quot;:1095,&quot;itemData&quot;:{&quot;author&quot;:[{&quot;given&quot;:&quot;Mitchel&quot;,&quot;family&quot;:&quot;Resnick&quot;},{&quot;given&quot;:&quot;Brian&quot;,&quot;family&quot;:&quot;Silverman&quot;}],&quot;container-title&quot;:&quot;Proceedings of the 2005 conference on Interaction design and children&quot;,&quot;issued&quot;:{&quot;date-parts&quot;:[[2005]]},&quot;citation-key&quot;:&quot;resnick_reflections_2005&quot;,&quot;type&quot;:&quot;paper-conference&quot;,&quot;publisher&quot;:&quot;ACM&quot;,&quot;page&quot;:&quot;117–122&quot;,&quot;URL&quot;:&quot;http://dl.acm.org/citation.cfm?id=1109556&quot;,&quot;id&quot;:&quot;resnick_reflections_2005&quot;,&quot;accessed&quot;:{&quot;date-parts&quot;:[[2015,5,9]]},&quot;title&quot;:&quot;Some reflections on designing construction kits for kids&quot;,&quot;source&quot;:&quot;Google Scholar&quot;},&quot;prefix&quot;:&quot;&quot;}],&quot;schema&quot;:&quot;https://github.com/citation-style-language/schema/raw/master/csl-citation.json&quot;,&quot;citationID&quot;:&quot;lvtjzanf&quot;} RNDrsixqibtus"/>&lt;Do Zotero Refresh: [@kafai_connected_2016; @resnick_reflections_2005]&gt;<text:reference-mark-end text:name="ZOTERO_ITEM CSL_CITATION {&quot;properties&quot;:{&quot;formattedCitation&quot;:&quot;[@kafai_connected_2016; @resnick_reflections_2005]&quot;,&quot;noteIndex&quot;:0},&quot;citationItems&quot;:[{&quot;uri&quot;:[&quot;http://zotero.org/users/1913249/items/C9RM6JHC&quot;],&quot;uris&quot;:[&quot;http://zotero.org/users/1913249/items/C9RM6JHC&quot;],&quot;suffix&quot;:&quot;&quot;,&quot;id&quot;:1409,&quot;itemData&quot;:{&quot;author&quot;:[{&quot;given&quot;:&quot;Yasmin B.&quot;,&quot;family&quot;:&quot;Kafai&quot;},{&quot;given&quot;:&quot;Quinn&quot;,&quot;family&quot;:&quot;Burke&quot;},{&quot;given&quot;:&quot;Constance&quot;,&quot;family&quot;:&quot;Steinkuehler&quot;}],&quot;issued&quot;:{&quot;date-parts&quot;:[[2016,12,23]]},&quot;citation-key&quot;:&quot;kafai_connected_2016&quot;,&quot;ISBN&quot;:&quot;978-0-262-03537-8&quot;,&quot;publisher&quot;:&quot;MIT Press&quot;,&quot;number-of-pages&quot;:&quot;221&quot;,&quot;id&quot;:&quot;kafai_connected_2016&quot;,&quot;type&quot;:&quot;book&quot;,&quot;title-short&quot;:&quot;Connected Gaming&quot;,&quot;language&quot;:&quot;en&quot;,&quot;title&quot;:&quot;Connected Gaming: What Making Video Games Can Teach Us about Learning and Literacy&quot;,&quot;source&quot;:&quot;Google Books&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prefix&quot;:&quot;&quot;},{&quot;uri&quot;:[&quot;http://zotero.org/users/1913249/items/VWHA2FJX&quot;],&quot;uris&quot;:[&quot;http://zotero.org/users/1913249/items/VWHA2FJX&quot;],&quot;suffix&quot;:&quot;&quot;,&quot;id&quot;:1095,&quot;itemData&quot;:{&quot;author&quot;:[{&quot;given&quot;:&quot;Mitchel&quot;,&quot;family&quot;:&quot;Resnick&quot;},{&quot;given&quot;:&quot;Brian&quot;,&quot;family&quot;:&quot;Silverman&quot;}],&quot;container-title&quot;:&quot;Proceedings of the 2005 conference on Interaction design and children&quot;,&quot;issued&quot;:{&quot;date-parts&quot;:[[2005]]},&quot;citation-key&quot;:&quot;resnick_reflections_2005&quot;,&quot;type&quot;:&quot;paper-conference&quot;,&quot;publisher&quot;:&quot;ACM&quot;,&quot;page&quot;:&quot;117–122&quot;,&quot;URL&quot;:&quot;http://dl.acm.org/citation.cfm?id=1109556&quot;,&quot;id&quot;:&quot;resnick_reflections_2005&quot;,&quot;accessed&quot;:{&quot;date-parts&quot;:[[2015,5,9]]},&quot;title&quot;:&quot;Some reflections on designing construction kits for kids&quot;,&quot;source&quot;:&quot;Google Scholar&quot;},&quot;prefix&quot;:&quot;&quot;}],&quot;schema&quot;:&quot;https://github.com/citation-style-language/schema/raw/master/csl-citation.json&quot;,&quot;citationID&quot;:&quot;lvtjzanf&quot;} RNDrsixqibtus"/> ()</text:p>
        </text:list-item>
        <text:list-item>
          <text:p text:style-name="P30">Barriers in using support material for code examples- mapping, understanding, <text:reference-mark-start text:name="ZOTERO_ITEM CSL_CITATION {&quot;properties&quot;:{&quot;formattedCitation&quot;:&quot;[@wang_novices_2021]&quot;,&quot;noteIndex&quot;:0},&quot;citationItems&quot;:[{&quot;uri&quot;:[&quot;http://zotero.org/users/1913249/items/D6ZVJHNB&quot;],&quot;uris&quot;:[&quot;http://zotero.org/users/1913249/items/D6ZVJHNB&quot;],&quot;suffix&quot;:&quot;&quot;,&quot;id&quot;:8698,&quot;itemData&quot;:{&quot;page&quot;:&quot;394–400&quot;,&quot;URL&quot;:&quot;https://dl.acm.org/doi/10.1145/3430665.3456370&quot;,&quot;id&quot;:&quot;wang_novices_2021&quot;,&quot;DOI&quot;:&quot;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ontainer-title&quot;:&quot;Proceedings of the 26th ACM Conference on Innovation and Technology in Computer Science Education V. 1&quot;,&quot;issued&quot;:{&quot;date-parts&quot;:[[2021,6,26]]},&quot;title&quot;:&quot;Novices' Learning Barriers When Using Code Examples in Open-Ended Programming&quot;,&quot;ISBN&quot;:&quot;978-1-4503-8214-4&quot;,&quot;publisher&quot;:&quot;Association for Computing Machinery&quot;,&quot;event-place&quot;:&quot;New York, NY, USA&quot;,&quot;publisher-place&quot;:&quot;New York, NY, USA&quot;,&quot;type&quot;:&quot;paper-conference&quot;,&quot;citation-key&quot;:&quot;wang_novices_2021&quot;,&quot;accessed&quot;:{&quot;date-parts&quot;:[[2023,6,12]]},&quot;source&quot;:&quot;ACM Digital Library&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schema&quot;:&quot;https://github.com/citation-style-language/schema/raw/master/csl-citation.json&quot;,&quot;citationID&quot;:&quot;rxithvep&quot;} RNDbcegdpbxyb"/>&lt;Do Zotero Refresh: [@wang_novices_2021]&gt;<text:reference-mark-end text:name="ZOTERO_ITEM CSL_CITATION {&quot;properties&quot;:{&quot;formattedCitation&quot;:&quot;[@wang_novices_2021]&quot;,&quot;noteIndex&quot;:0},&quot;citationItems&quot;:[{&quot;uri&quot;:[&quot;http://zotero.org/users/1913249/items/D6ZVJHNB&quot;],&quot;uris&quot;:[&quot;http://zotero.org/users/1913249/items/D6ZVJHNB&quot;],&quot;suffix&quot;:&quot;&quot;,&quot;id&quot;:8698,&quot;itemData&quot;:{&quot;page&quot;:&quot;394–400&quot;,&quot;URL&quot;:&quot;https://dl.acm.org/doi/10.1145/3430665.3456370&quot;,&quot;id&quot;:&quot;wang_novices_2021&quot;,&quot;DOI&quot;:&quot;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ontainer-title&quot;:&quot;Proceedings of the 26th ACM Conference on Innovation and Technology in Computer Science Education V. 1&quot;,&quot;issued&quot;:{&quot;date-parts&quot;:[[2021,6,26]]},&quot;title&quot;:&quot;Novices' Learning Barriers When Using Code Examples in Open-Ended Programming&quot;,&quot;ISBN&quot;:&quot;978-1-4503-8214-4&quot;,&quot;publisher&quot;:&quot;Association for Computing Machinery&quot;,&quot;event-place&quot;:&quot;New York, NY, USA&quot;,&quot;publisher-place&quot;:&quot;New York, NY, USA&quot;,&quot;type&quot;:&quot;paper-conference&quot;,&quot;citation-key&quot;:&quot;wang_novices_2021&quot;,&quot;accessed&quot;:{&quot;date-parts&quot;:[[2023,6,12]]},&quot;source&quot;:&quot;ACM Digital Library&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schema&quot;:&quot;https://github.com/citation-style-language/schema/raw/master/csl-citation.json&quot;,&quot;citationID&quot;:&quot;rxithvep&quot;} RNDbcegdpbxyb"/></text:p>
        </text:list-item>
      </text:list>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properties&quot;:{&quot;formattedCitation&quot;:&quot;[@roque_engaging_nodate; @roque_becoming_2018]&quot;,&quot;noteIndex&quot;:0},&quot;citationItems&quot;:[{&quot;uri&quot;:[&quot;http://zotero.org/users/1913249/items/HQWRSNXL&quot;],&quot;uris&quot;:[&quot;http://zotero.org/users/1913249/items/HQWRSNXL&quot;],&quot;suffix&quot;:&quot;&quot;,&quot;id&quot;:3048,&quot;itemData&quot;:{&quot;author&quot;:[{&quot;given&quot;:&quot;Ricarose&quot;,&quot;family&quot;:&quot;Roque&quot;},{&quot;given&quot;:&quot;Karina&quot;,&quot;family&quot;:&quot;Lin&quot;},{&quot;given&quot;:&quot;Richard&quot;,&quot;family&quot;:&quot;Liuzzi&quot;}],&quot;citation-key&quot;:&quot;roque_engaging_nodate&quot;,&quot;type&quot;:&quot;article-journal&quot;,&quot;page&quot;:&quot;2&quot;,&quot;id&quot;:&quot;roque_engaging_nodate&quot;,&quot;source&quot;:&quot;Zotero&quot;,&quot;title&quot;:&quot;Engaging Parents as Creative Learning Partners in Computing&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refix&quot;:&quot;&quot;},{&quot;uri&quot;:[&quot;http://zotero.org/users/1913249/items/XLTF7MAT&quot;],&quot;uris&quot;:[&quot;http://zotero.org/users/1913249/items/XLTF7MAT&quot;],&quot;suffix&quot;:&quot;&quot;,&quot;id&quot;:2772,&quot;itemData&quot;:{&quot;author&quot;:[{&quot;given&quot;:&quot;Ricarose&quot;,&quot;family&quot;:&quot;Roque&quot;},{&quot;given&quot;:&quot;Rupal&quot;,&quot;family&quot;:&quot;Jain&quot;}],&quot;issued&quot;:{&quot;date-parts&quot;:[[2018]]},&quot;citation-key&quot;:&quot;roque_becoming_2018&quot;,&quot;type&quot;:&quot;article-journal&quot;,&quot;page&quot;:&quot;8&quot;,&quot;id&quot;:&quot;roque_becoming_2018&quot;,&quot;source&quot;:&quot;Zotero&quot;,&quot;title&quot;:&quot;Becoming Facilitators of Creative Computing in Out-of-School Settings&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refix&quot;:&quot;&quot;}],&quot;schema&quot;:&quot;https://github.com/citation-style-language/schema/raw/master/csl-citation.json&quot;,&quot;citationID&quot;:&quot;ymgpepmv&quot;} RNDynpsfgqnay"/>&lt;Do Zotero Refresh: [@roque_engaging_nodate; @roque_becoming_2018]&gt;<text:reference-mark-end text:name="ZOTERO_ITEM CSL_CITATION {&quot;properties&quot;:{&quot;formattedCitation&quot;:&quot;[@roque_engaging_nodate; @roque_becoming_2018]&quot;,&quot;noteIndex&quot;:0},&quot;citationItems&quot;:[{&quot;uri&quot;:[&quot;http://zotero.org/users/1913249/items/HQWRSNXL&quot;],&quot;uris&quot;:[&quot;http://zotero.org/users/1913249/items/HQWRSNXL&quot;],&quot;suffix&quot;:&quot;&quot;,&quot;id&quot;:3048,&quot;itemData&quot;:{&quot;author&quot;:[{&quot;given&quot;:&quot;Ricarose&quot;,&quot;family&quot;:&quot;Roque&quot;},{&quot;given&quot;:&quot;Karina&quot;,&quot;family&quot;:&quot;Lin&quot;},{&quot;given&quot;:&quot;Richard&quot;,&quot;family&quot;:&quot;Liuzzi&quot;}],&quot;citation-key&quot;:&quot;roque_engaging_nodate&quot;,&quot;type&quot;:&quot;article-journal&quot;,&quot;page&quot;:&quot;2&quot;,&quot;id&quot;:&quot;roque_engaging_nodate&quot;,&quot;source&quot;:&quot;Zotero&quot;,&quot;title&quot;:&quot;Engaging Parents as Creative Learning Partners in Computing&quot;,&quot;language&quot;:&quot;en&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prefix&quot;:&quot;&quot;},{&quot;uri&quot;:[&quot;http://zotero.org/users/1913249/items/XLTF7MAT&quot;],&quot;uris&quot;:[&quot;http://zotero.org/users/1913249/items/XLTF7MAT&quot;],&quot;suffix&quot;:&quot;&quot;,&quot;id&quot;:2772,&quot;itemData&quot;:{&quot;author&quot;:[{&quot;given&quot;:&quot;Ricarose&quot;,&quot;family&quot;:&quot;Roque&quot;},{&quot;given&quot;:&quot;Rupal&quot;,&quot;family&quot;:&quot;Jain&quot;}],&quot;issued&quot;:{&quot;date-parts&quot;:[[2018]]},&quot;citation-key&quot;:&quot;roque_becoming_2018&quot;,&quot;type&quot;:&quot;article-journal&quot;,&quot;page&quot;:&quot;8&quot;,&quot;id&quot;:&quot;roque_becoming_2018&quot;,&quot;source&quot;:&quot;Zotero&quot;,&quot;title&quot;:&quot;Becoming Facilitators of Creative Computing in Out-of-School Settings&quot;,&quot;language&quot;:&quot;en&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prefix&quot;:&quot;&quot;}],&quot;schema&quot;:&quot;https://github.com/citation-style-language/schema/raw/master/csl-citation.json&quot;,&quot;citationID&quot;:&quot;ymgpepmv&quot;} RNDynpsfgqnay"/>.</text:p>
      <text:p text:style-name="Text_20_body"/>
      <text:p text:style-name="Text_20_body">Computing syntax Lack of knowledge of what to design.. which they call “sandbox games,” that integrates the worlds”</text:p>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text:style-name="L30">
        <text:list-item>
          <text:p text:style-name="P31">UMC / Remixing - Half-baked games</text:p>
        </text:list-item>
        <text:list-item>
          <text:p text:style-name="P31">Design approaches - designing for an audience</text:p>
        </text:list-item>
        <text:list-item>
          <text:p text:style-name="P31">Broader definition of CT, computational fluency / computational participation.</text:p>
        </text:list-item>
        <text:list-item>
          <text:p text:style-name="P31">Physical methods, feedback, from constructionism</text:p>
        </text:list-item>
        <text:list-item>
          <text:p text:style-name="P31">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tutorials-and-code-examples"/>Tutorials and code examples<text:bookmark-end text:name="tutorials-and-code-examples"/></text:h>
      <text:p text:style-name="First_20_paragraph">Tutorials are a common way of learning coding and exist in many forms and formats <text:reference-mark-start text:name="ZOTERO_ITEM CSL_CITATION {&quot;properties&quot;:{&quot;formattedCitation&quot;:&quot;[@head_composing_2020; @kim_pedagogical_2017]&quot;,&quot;noteIndex&quot;:0},&quot;citationItems&quot;:[{&quot;uri&quot;:[&quot;http://zotero.org/users/1913249/items/7I5JT79P&quot;],&quot;uris&quot;:[&quot;http://zotero.org/users/1913249/items/7I5JT79P&quot;],&quot;suffix&quot;:&quot;&quot;,&quot;id&quot;:8712,&quot;itemData&quot;:{&quot;page&quot;:&quot;1–12&quot;,&quot;URL&quot;:&quot;https://dl.acm.org/doi/10.1145/3313831.3376798&quot;,&quot;id&quot;:&quot;head_composing_2020&quot;,&quot;DOI&quot;:&quot;10.1145/3313831.3376798&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container-title&quot;:&quot;Proceedings of the 2020 CHI Conference on Human Factors in Computing Systems&quot;,&quot;issued&quot;:{&quot;date-parts&quot;:[[2020,4,23]]},&quot;title&quot;:&quot;Composing Flexibly-Organized Step-by-Step Tutorials from Linked Source Code, Snippets, and Outputs&quot;,&quot;ISBN&quot;:&quot;978-1-4503-6708-0&quot;,&quot;publisher&quot;:&quot;Association for Computing Machinery&quot;,&quot;event-place&quot;:&quot;New York, NY, USA&quot;,&quot;publisher-place&quot;:&quot;New York, NY, USA&quot;,&quot;type&quot;:&quot;paper-conference&quot;,&quot;citation-key&quot;:&quot;head_composing_2020&quot;,&quot;accessed&quot;:{&quot;date-parts&quot;:[[2023,6,13]]},&quot;source&quot;:&quot;ACM Digital Library&quot;,&quot;collection-title&quot;:&quot;CHI '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refix&quot;:&quot;&quot;},{&quot;uri&quot;:[&quot;http://zotero.org/users/1913249/items/BVPG23QV&quot;],&quot;uris&quot;:[&quot;http://zotero.org/users/1913249/items/BVPG23QV&quot;],&quot;suffix&quot;:&quot;&quot;,&quot;id&quot;:8714,&quot;itemData&quot;:{&quot;page&quot;:&quot;321–326&quot;,&quot;URL&quot;:&quot;https://dl.acm.org/doi/10.1145/3017680.3017728&quot;,&quot;id&quot;:&quot;kim_pedagogical_2017&quot;,&quot;DOI&quot;:&quot;10.1145/3017680.3017728&quot;,&quot;author&quot;:[{&quot;given&quot;:&quot;Ada S.&quot;,&quot;family&quot;:&quot;Kim&quot;},{&quot;given&quot;:&quot;Amy J.&quot;,&quot;family&quot;:&quot;Ko&quot;}],&quot;container-title&quot;:&quot;Proceedings of the 2017 ACM SIGCSE Technical Symposium on Computer Science Education&quot;,&quot;issued&quot;:{&quot;date-parts&quot;:[[2017,3,8]]},&quot;title&quot;:&quot;A Pedagogical Analysis of Online Coding Tutorials&quot;,&quot;ISBN&quot;:&quot;978-1-4503-4698-6&quot;,&quot;publisher&quot;:&quot;Association for Computing Machinery&quot;,&quot;event-place&quot;:&quot;New York, NY, USA&quot;,&quot;publisher-place&quot;:&quot;New York, NY, USA&quot;,&quot;type&quot;:&quot;paper-conference&quot;,&quot;citation-key&quot;:&quot;kim_pedagogical_2017&quot;,&quot;accessed&quot;:{&quot;date-parts&quot;:[[2023,6,13]]},&quot;source&quot;:&quot;ACM Digital Library&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refix&quot;:&quot;&quot;}],&quot;schema&quot;:&quot;https://github.com/citation-style-language/schema/raw/master/csl-citation.json&quot;,&quot;citationID&quot;:&quot;jfnkhrql&quot;} RNDgsiftgravw"/>&lt;Do Zotero Refresh: [@head_composing_2020; @kim_pedagogical_2017]&gt;<text:reference-mark-end text:name="ZOTERO_ITEM CSL_CITATION {&quot;properties&quot;:{&quot;formattedCitation&quot;:&quot;[@head_composing_2020; @kim_pedagogical_2017]&quot;,&quot;noteIndex&quot;:0},&quot;citationItems&quot;:[{&quot;uri&quot;:[&quot;http://zotero.org/users/1913249/items/7I5JT79P&quot;],&quot;uris&quot;:[&quot;http://zotero.org/users/1913249/items/7I5JT79P&quot;],&quot;suffix&quot;:&quot;&quot;,&quot;id&quot;:8712,&quot;itemData&quot;:{&quot;page&quot;:&quot;1–12&quot;,&quot;URL&quot;:&quot;https://dl.acm.org/doi/10.1145/3313831.3376798&quot;,&quot;id&quot;:&quot;head_composing_2020&quot;,&quot;DOI&quot;:&quot;10.1145/3313831.3376798&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container-title&quot;:&quot;Proceedings of the 2020 CHI Conference on Human Factors in Computing Systems&quot;,&quot;issued&quot;:{&quot;date-parts&quot;:[[2020,4,23]]},&quot;title&quot;:&quot;Composing Flexibly-Organized Step-by-Step Tutorials from Linked Source Code, Snippets, and Outputs&quot;,&quot;ISBN&quot;:&quot;978-1-4503-6708-0&quot;,&quot;publisher&quot;:&quot;Association for Computing Machinery&quot;,&quot;event-place&quot;:&quot;New York, NY, USA&quot;,&quot;publisher-place&quot;:&quot;New York, NY, USA&quot;,&quot;type&quot;:&quot;paper-conference&quot;,&quot;citation-key&quot;:&quot;head_composing_2020&quot;,&quot;accessed&quot;:{&quot;date-parts&quot;:[[2023,6,13]]},&quot;source&quot;:&quot;ACM Digital Library&quot;,&quot;collection-title&quot;:&quot;CHI '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refix&quot;:&quot;&quot;},{&quot;uri&quot;:[&quot;http://zotero.org/users/1913249/items/BVPG23QV&quot;],&quot;uris&quot;:[&quot;http://zotero.org/users/1913249/items/BVPG23QV&quot;],&quot;suffix&quot;:&quot;&quot;,&quot;id&quot;:8714,&quot;itemData&quot;:{&quot;page&quot;:&quot;321–326&quot;,&quot;URL&quot;:&quot;https://dl.acm.org/doi/10.1145/3017680.3017728&quot;,&quot;id&quot;:&quot;kim_pedagogical_2017&quot;,&quot;DOI&quot;:&quot;10.1145/3017680.3017728&quot;,&quot;author&quot;:[{&quot;given&quot;:&quot;Ada S.&quot;,&quot;family&quot;:&quot;Kim&quot;},{&quot;given&quot;:&quot;Amy J.&quot;,&quot;family&quot;:&quot;Ko&quot;}],&quot;container-title&quot;:&quot;Proceedings of the 2017 ACM SIGCSE Technical Symposium on Computer Science Education&quot;,&quot;issued&quot;:{&quot;date-parts&quot;:[[2017,3,8]]},&quot;title&quot;:&quot;A Pedagogical Analysis of Online Coding Tutorials&quot;,&quot;ISBN&quot;:&quot;978-1-4503-4698-6&quot;,&quot;publisher&quot;:&quot;Association for Computing Machinery&quot;,&quot;event-place&quot;:&quot;New York, NY, USA&quot;,&quot;publisher-place&quot;:&quot;New York, NY, USA&quot;,&quot;type&quot;:&quot;paper-conference&quot;,&quot;citation-key&quot;:&quot;kim_pedagogical_2017&quot;,&quot;accessed&quot;:{&quot;date-parts&quot;:[[2023,6,13]]},&quot;source&quot;:&quot;ACM Digital Library&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refix&quot;:&quot;&quot;}],&quot;schema&quot;:&quot;https://github.com/citation-style-language/schema/raw/master/csl-citation.json&quot;,&quot;citationID&quot;:&quot;jfnkhrql&quot;} RNDgsiftgravw"/>.</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properties&quot;:{&quot;formattedCitation&quot;:&quot;[@kim_pedagogical_2017, p. 325]&quot;,&quot;noteIndex&quot;:0},&quot;citationItems&quot;:[{&quot;locator&quot;:&quot; 325&quot;,&quot;uri&quot;:[&quot;http://zotero.org/users/1913249/items/BVPG23QV&quot;],&quot;uris&quot;:[&quot;http://zotero.org/users/1913249/items/BVPG23QV&quot;],&quot;id&quot;:8714,&quot;itemData&quot;:{&quot;page&quot;:&quot;321–326&quot;,&quot;URL&quot;:&quot;https://dl.acm.org/doi/10.1145/3017680.3017728&quot;,&quot;id&quot;:&quot;kim_pedagogical_2017&quot;,&quot;DOI&quot;:&quot;10.1145/3017680.3017728&quot;,&quot;author&quot;:[{&quot;given&quot;:&quot;Ada S.&quot;,&quot;family&quot;:&quot;Kim&quot;},{&quot;given&quot;:&quot;Amy J.&quot;,&quot;family&quot;:&quot;Ko&quot;}],&quot;container-title&quot;:&quot;Proceedings of the 2017 ACM SIGCSE Technical Symposium on Computer Science Education&quot;,&quot;issued&quot;:{&quot;date-parts&quot;:[[2017,3,8]]},&quot;title&quot;:&quot;A Pedagogical Analysis of Online Coding Tutorials&quot;,&quot;ISBN&quot;:&quot;978-1-4503-4698-6&quot;,&quot;publisher&quot;:&quot;Association for Computing Machinery&quot;,&quot;event-place&quot;:&quot;New York, NY, USA&quot;,&quot;publisher-place&quot;:&quot;New York, NY, USA&quot;,&quot;type&quot;:&quot;paper-conference&quot;,&quot;citation-key&quot;:&quot;kim_pedagogical_2017&quot;,&quot;accessed&quot;:{&quot;date-parts&quot;:[[2023,6,13]]},&quot;source&quot;:&quot;ACM Digital Library&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refix&quot;:&quot;&quot;}],&quot;schema&quot;:&quot;https://github.com/citation-style-language/schema/raw/master/csl-citation.json&quot;,&quot;citationID&quot;:&quot;pirnwggb&quot;} RNDnxpnvytijb"/>&lt;Do Zotero Refresh: [@kim_pedagogical_2017, p. 325]&gt;<text:reference-mark-end text:name="ZOTERO_ITEM CSL_CITATION {&quot;properties&quot;:{&quot;formattedCitation&quot;:&quot;[@kim_pedagogical_2017, p. 325]&quot;,&quot;noteIndex&quot;:0},&quot;citationItems&quot;:[{&quot;locator&quot;:&quot; 325&quot;,&quot;uri&quot;:[&quot;http://zotero.org/users/1913249/items/BVPG23QV&quot;],&quot;uris&quot;:[&quot;http://zotero.org/users/1913249/items/BVPG23QV&quot;],&quot;id&quot;:8714,&quot;itemData&quot;:{&quot;page&quot;:&quot;321–326&quot;,&quot;URL&quot;:&quot;https://dl.acm.org/doi/10.1145/3017680.3017728&quot;,&quot;id&quot;:&quot;kim_pedagogical_2017&quot;,&quot;DOI&quot;:&quot;10.1145/3017680.3017728&quot;,&quot;author&quot;:[{&quot;given&quot;:&quot;Ada S.&quot;,&quot;family&quot;:&quot;Kim&quot;},{&quot;given&quot;:&quot;Amy J.&quot;,&quot;family&quot;:&quot;Ko&quot;}],&quot;container-title&quot;:&quot;Proceedings of the 2017 ACM SIGCSE Technical Symposium on Computer Science Education&quot;,&quot;issued&quot;:{&quot;date-parts&quot;:[[2017,3,8]]},&quot;title&quot;:&quot;A Pedagogical Analysis of Online Coding Tutorials&quot;,&quot;ISBN&quot;:&quot;978-1-4503-4698-6&quot;,&quot;publisher&quot;:&quot;Association for Computing Machinery&quot;,&quot;event-place&quot;:&quot;New York, NY, USA&quot;,&quot;publisher-place&quot;:&quot;New York, NY, USA&quot;,&quot;type&quot;:&quot;paper-conference&quot;,&quot;citation-key&quot;:&quot;kim_pedagogical_2017&quot;,&quot;accessed&quot;:{&quot;date-parts&quot;:[[2023,6,13]]},&quot;source&quot;:&quot;ACM Digital Library&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refix&quot;:&quot;&quot;}],&quot;schema&quot;:&quot;https://github.com/citation-style-language/schema/raw/master/csl-citation.json&quot;,&quot;citationID&quot;:&quot;pirnwggb&quot;} RNDnxpnvytijb"/>.</text:p>
      <text:h text:style-name="Heading_20_3" text:outline-level="3"><text:bookmark-start text:name="umc-mircroworlds-and-half-baked-games"/>UMC, Mircroworlds and Half-Baked Games<text:bookmark-end text:name="umc-mircroworlds-and-half-baked-games"/></text:h>
      <text:h text:style-name="Heading_20_4" text:outline-level="4"><text:bookmark-start text:name="use-modify-create"/>Use Modify Create<text:bookmark-end text:name="use-modify-create"/></text:h>
      <text:p text:style-name="First_20_paragraph">The ‘Use-Modify-Create’ approach proposed by Lee and colleagues <text:reference-mark-start text:name="ZOTERO_ITEM CSL_CITATION {&quot;properties&quot;:{&quot;formattedCitation&quot;:&quot;[-@lee_computational_2011]&quot;,&quot;noteIndex&quot;:0},&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issued&quot;:{&quot;date-parts&quot;:[[2011,2]]},&quot;citation-key&quot;:&quot;lee_computational_2011&quot;,&quot;issue&quot;:&quot;1&quot;,&quot;volume&quot;:&quot;2&quot;,&quot;ISSN&quot;:&quot;2153-2184&quot;,&quot;page&quot;:&quot;32–37&quot;,&quot;URL&quot;:&quot;http://doi.acm.org/10.1145/1929887.1929902&quot;,&quot;id&quot;:&quot;lee_computational_2011&quot;,&quot;type&quot;:&quot;article-journal&quot;,&quot;title&quot;:&quot;Computational thinking for youth in practice&quot;,&quot;DOI&quot;:&quot;10.1145/1929887.1929902&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s&quot;:[&quot;http://zotero.org/users/1913249/items/M2JH9UT3&quot;],&quot;suffix&quot;:&quot;&quot;,&quot;uri&quot;:[&quot;http://zotero.org/users/1913249/items/M2JH9UT3&quot;],&quot;id&quot;:3872,&quot;prefix&quot;:&quot;&quot;}],&quot;schema&quot;:&quot;https://github.com/citation-style-language/schema/raw/master/csl-citation.json&quot;,&quot;citationID&quot;:&quot;aamhsvnm&quot;} RNDcemybcgspc"/>&lt;Do Zotero Refresh: [-@lee_computational_2011]&gt;<text:reference-mark-end text:name="ZOTERO_ITEM CSL_CITATION {&quot;properties&quot;:{&quot;formattedCitation&quot;:&quot;[-@lee_computational_2011]&quot;,&quot;noteIndex&quot;:0},&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issued&quot;:{&quot;date-parts&quot;:[[2011,2]]},&quot;citation-key&quot;:&quot;lee_computational_2011&quot;,&quot;issue&quot;:&quot;1&quot;,&quot;volume&quot;:&quot;2&quot;,&quot;ISSN&quot;:&quot;2153-2184&quot;,&quot;page&quot;:&quot;32–37&quot;,&quot;URL&quot;:&quot;http://doi.acm.org/10.1145/1929887.1929902&quot;,&quot;id&quot;:&quot;lee_computational_2011&quot;,&quot;type&quot;:&quot;article-journal&quot;,&quot;title&quot;:&quot;Computational thinking for youth in practice&quot;,&quot;DOI&quot;:&quot;10.1145/1929887.1929902&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s&quot;:[&quot;http://zotero.org/users/1913249/items/M2JH9UT3&quot;],&quot;suffix&quot;:&quot;&quot;,&quot;uri&quot;:[&quot;http://zotero.org/users/1913249/items/M2JH9UT3&quot;],&quot;id&quot;:3872,&quot;prefix&quot;:&quot;&quot;}],&quot;schema&quot;:&quot;https://github.com/citation-style-language/schema/raw/master/csl-citation.json&quot;,&quot;citationID&quot;:&quot;aamhsvnm&quot;} RNDcemybcgspc"/> is particularly promising to counter issue of user anxiety surrounding the difficulty of coding games. It comes from the desire to be able to integrate game making and robotics to support computational thinking and draws upon grounded game making studies <text:reference-mark-start text:name="ZOTERO_ITEM CSL_CITATION {&quot;properties&quot;:{&quot;formattedCitation&quot;:&quot;[@denner_computer_2012; @denner_using_2014; @werner_pair_2013; @werner_children_2014]&quot;,&quot;noteIndex&quot;:0},&quot;citationItems&quot;:[{&quot;uri&quot;:[&quot;http://zotero.org/users/1913249/items/VJ5HVJHB&quot;],&quot;uris&quot;:[&quot;http://zotero.org/users/1913249/items/VJ5HVJHB&quot;],&quot;suffix&quot;:&quot;&quot;,&quot;id&quot;:275,&quot;itemData&quot;:{&quot;volume&quot;:&quot;58&quot;,&quot;issue&quot;:&quot;1&quot;,&quot;page&quot;:&quot;240-249&quot;,&quot;URL&quot;:&quot;http://linkinghub.elsevier.com/retrieve/pii/S0360131511001849&quot;,&quot;id&quot;:&quot;denner_computer_2012&quot;,&quot;language&quot;:&quot;en&quot;,&quot;author&quot;:[{&quot;given&quot;:&quot;Jill&quot;,&quot;family&quot;:&quot;Denner&quot;},{&quot;given&quot;:&quot;Linda&quot;,&quot;family&quot;:&quot;Werner&quot;},{&quot;given&quot;:&quot;Eloy&quot;,&quot;family&quot;:&quot;Ortiz&quot;}],&quot;container-title&quot;:&quot;Computers &amp; Education&quot;,&quot;issued&quot;:{&quot;date-parts&quot;:[[2012,1]]},&quot;title&quot;:&quot;Computer games created by middle school girls: Can they be used to measure understanding of computer science concepts?&quot;,&quot;type&quot;:&quot;article-journal&quot;,&quot;ISSN&quot;:&quot;03601315&quot;,&quot;citation-key&quot;:&quot;denner_computer_2012&quot;,&quot;title-short&quot;:&quot;Computer games created by middle school girls&quot;,&quot;accessed&quot;:{&quot;date-parts&quot;:[[2018,4,21]]},&quot;source&quot;:&quot;Crossref&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refix&quot;:&quot;&quot;},{&quot;uri&quot;:[&quot;http://zotero.org/users/1913249/items/RUWZA8Q7&quot;],&quot;uris&quot;:[&quot;http://zotero.org/users/1913249/items/RUWZA8Q7&quot;],&quot;suffix&quot;:&quot;&quot;,&quot;id&quot;:3768,&quot;itemData&quot;:{&quot;license&quot;:&quot;Access limited to members&quot;,&quot;volume&quot;:&quot;4&quot;,&quot;issue&quot;:&quot;3&quot;,&quot;page&quot;:&quot;13-22&quot;,&quot;URL&quot;:&quot;https://www.igi-global.com/article/using-game-mechanics-to-measure-what-students-learn-from-programming-games/117696&quot;,&quot;id&quot;:&quot;denner_using_2014&quot;,&quot;DOI&quot;:&quot;10.4018/ijgbl.2014070102&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issued&quot;:{&quot;date-parts&quot;:[[2014,7,1]]},&quot;title&quot;:&quot;Using game mechanics to measure what students learn from programming games&quot;,&quot;type&quot;:&quot;article-journal&quot;,&quot;ISSN&quot;:&quot;2155-6849 DOI: 10.4018/ijgbl.2014070102&quot;,&quot;container-title-short&quot;:&quot;IJGBL&quot;,&quot;citation-key&quot;:&quot;denner_using_2014&quot;,&quot;accessed&quot;:{&quot;date-parts&quot;:[[2018,4,21]]},&quot;source&quot;:&quot;www.igi-global.com&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refix&quot;:&quot;&quot;},{&quot;uri&quot;:[&quot;http://zotero.org/users/1913249/items/PH47MUUV&quot;],&quot;uris&quot;:[&quot;http://zotero.org/users/1913249/items/PH47MUUV&quot;],&quot;suffix&quot;:&quot;&quot;,&quot;id&quot;:280,&quot;itemData&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short&quot;:&quot;Pair programming for middle school students&quot;,&quot;issued&quot;:{&quot;date-parts&quot;:[[2013]]},&quot;citation-key&quot;:&quot;werner_pair_2013&quot;,&quot;ISBN&quot;:&quot;978-1-4503-1868-6&quot;,&quot;publisher&quot;:&quot;ACM Press&quot;,&quot;type&quot;:&quot;paper-conference&quot;,&quot;page&quot;:&quot;421&quot;,&quot;URL&quot;:&quot;http://dl.acm.org/citation.cfm?doid=2445196.2445322&quot;,&quot;id&quot;:&quot;werner_pair_2013&quot;,&quot;title&quot;:&quot;Pair programming for middle school students: does friendship influence academic outcomes?&quot;,&quot;source&quot;:&quot;Crossref&quot;,&quot;DOI&quot;:&quot;10.1145/2445196.2445322&quot;,&quot;language&quot;:&quot;en&quot;,&quot;accessed&quot;:{&quot;date-parts&quot;:[[2018,4,21]]},&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refix&quot;:&quot;&quot;},{&quot;uri&quot;:[&quot;http://zotero.org/users/1913249/items/GK5Z3NX3&quot;],&quot;uris&quot;:[&quot;http://zotero.org/users/1913249/items/GK5Z3NX3&quot;],&quot;suffix&quot;:&quot;&quot;,&quot;id&quot;:2929,&quot;itemData&quot;:{&quot;volume&quot;:&quot;14&quot;,&quot;issue&quot;:&quot;4&quot;,&quot;page&quot;:&quot;1-22&quot;,&quot;URL&quot;:&quot;http://dl.acm.org/citation.cfm?doid=2698235.2677091&quot;,&quot;id&quot;:&quot;werner_children_2014&quot;,&quot;language&quot;:&quot;en&quot;,&quot;author&quot;:[{&quot;given&quot;:&quot;Linda&quot;,&quot;family&quot;:&quot;Werner&quot;},{&quot;given&quot;:&quot;Jill&quot;,&quot;family&quot;:&quot;Denner&quot;},{&quot;given&quot;:&quot;Shannon&quot;,&quot;family&quot;:&quot;Campe&quot;}],&quot;container-title&quot;:&quot;ACM Transactions on Computing Education&quot;,&quot;issued&quot;:{&quot;date-parts&quot;:[[2014,12,23]]},&quot;title&quot;:&quot;Children Programming Games: A Strategy for Measuring Computational Learning&quot;,&quot;type&quot;:&quot;article-journal&quot;,&quot;ISSN&quot;:&quot;19466226&quot;,&quot;citation-key&quot;:&quot;werner_children_2014&quot;,&quot;accessed&quot;:{&quot;date-parts&quot;:[[2018,8,16]]},&quot;DOI&quot;:&quot;10.1145/2677091&quot;,&quot;source&quot;:&quot;Crossref&quot;,&quot;title-short&quot;:&quot;Children Programming Games&quot;},&quot;prefix&quot;:&quot;&quot;}],&quot;schema&quot;:&quot;https://github.com/citation-style-language/schema/raw/master/csl-citation.json&quot;,&quot;citationID&quot;:&quot;zwemtuap&quot;} RNDttxcuychgv"/>&lt;Do Zotero Refresh: [@denner_computer_2012; @denner_using_2014; @werner_pair_2013; @werner_children_2014]&gt;<text:reference-mark-end text:name="ZOTERO_ITEM CSL_CITATION {&quot;properties&quot;:{&quot;formattedCitation&quot;:&quot;[@denner_computer_2012; @denner_using_2014; @werner_pair_2013; @werner_children_2014]&quot;,&quot;noteIndex&quot;:0},&quot;citationItems&quot;:[{&quot;uri&quot;:[&quot;http://zotero.org/users/1913249/items/VJ5HVJHB&quot;],&quot;uris&quot;:[&quot;http://zotero.org/users/1913249/items/VJ5HVJHB&quot;],&quot;suffix&quot;:&quot;&quot;,&quot;id&quot;:275,&quot;itemData&quot;:{&quot;volume&quot;:&quot;58&quot;,&quot;issue&quot;:&quot;1&quot;,&quot;page&quot;:&quot;240-249&quot;,&quot;URL&quot;:&quot;http://linkinghub.elsevier.com/retrieve/pii/S0360131511001849&quot;,&quot;id&quot;:&quot;denner_computer_2012&quot;,&quot;language&quot;:&quot;en&quot;,&quot;author&quot;:[{&quot;given&quot;:&quot;Jill&quot;,&quot;family&quot;:&quot;Denner&quot;},{&quot;given&quot;:&quot;Linda&quot;,&quot;family&quot;:&quot;Werner&quot;},{&quot;given&quot;:&quot;Eloy&quot;,&quot;family&quot;:&quot;Ortiz&quot;}],&quot;container-title&quot;:&quot;Computers &amp; Education&quot;,&quot;issued&quot;:{&quot;date-parts&quot;:[[2012,1]]},&quot;title&quot;:&quot;Computer games created by middle school girls: Can they be used to measure understanding of computer science concepts?&quot;,&quot;type&quot;:&quot;article-journal&quot;,&quot;ISSN&quot;:&quot;03601315&quot;,&quot;citation-key&quot;:&quot;denner_computer_2012&quot;,&quot;title-short&quot;:&quot;Computer games created by middle school girls&quot;,&quot;accessed&quot;:{&quot;date-parts&quot;:[[2018,4,21]]},&quot;source&quot;:&quot;Crossref&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refix&quot;:&quot;&quot;},{&quot;uri&quot;:[&quot;http://zotero.org/users/1913249/items/RUWZA8Q7&quot;],&quot;uris&quot;:[&quot;http://zotero.org/users/1913249/items/RUWZA8Q7&quot;],&quot;suffix&quot;:&quot;&quot;,&quot;id&quot;:3768,&quot;itemData&quot;:{&quot;license&quot;:&quot;Access limited to members&quot;,&quot;volume&quot;:&quot;4&quot;,&quot;issue&quot;:&quot;3&quot;,&quot;page&quot;:&quot;13-22&quot;,&quot;URL&quot;:&quot;https://www.igi-global.com/article/using-game-mechanics-to-measure-what-students-learn-from-programming-games/117696&quot;,&quot;id&quot;:&quot;denner_using_2014&quot;,&quot;DOI&quot;:&quot;10.4018/ijgbl.2014070102&quot;,&quot;author&quot;:[{&quot;given&quot;:&quot;Jill&quot;,&quot;family&quot;:&quot;Denner&quot;},{&quot;given&quot;:&quot;Linda&quot;,&quot;family&quot;:&quot;Werner&quot;},{&quot;given&quot;:&quot;Shannon&quot;,&quot;family&quot;:&quot;Campe&quot;},{&quot;given&quot;:&quot;Eloy&quot;,&quot;family&quot;:&quot;Ortiz&quot;}],&quot;container-title&quot;:&quot;International Journal of Game-Based Learning (IJGBL)&quot;,&quot;issued&quot;:{&quot;date-parts&quot;:[[2014,7,1]]},&quot;title&quot;:&quot;Using game mechanics to measure what students learn from programming games&quot;,&quot;type&quot;:&quot;article-journal&quot;,&quot;ISSN&quot;:&quot;2155-6849 DOI: 10.4018/ijgbl.2014070102&quot;,&quot;container-title-short&quot;:&quot;IJGBL&quot;,&quot;citation-key&quot;:&quot;denner_using_2014&quot;,&quot;accessed&quot;:{&quot;date-parts&quot;:[[2018,4,21]]},&quot;source&quot;:&quot;www.igi-global.com&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refix&quot;:&quot;&quot;},{&quot;uri&quot;:[&quot;http://zotero.org/users/1913249/items/PH47MUUV&quot;],&quot;uris&quot;:[&quot;http://zotero.org/users/1913249/items/PH47MUUV&quot;],&quot;suffix&quot;:&quot;&quot;,&quot;id&quot;:280,&quot;itemData&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itle-short&quot;:&quot;Pair programming for middle school students&quot;,&quot;issued&quot;:{&quot;date-parts&quot;:[[2013]]},&quot;citation-key&quot;:&quot;werner_pair_2013&quot;,&quot;ISBN&quot;:&quot;978-1-4503-1868-6&quot;,&quot;publisher&quot;:&quot;ACM Press&quot;,&quot;type&quot;:&quot;paper-conference&quot;,&quot;page&quot;:&quot;421&quot;,&quot;URL&quot;:&quot;http://dl.acm.org/citation.cfm?doid=2445196.2445322&quot;,&quot;id&quot;:&quot;werner_pair_2013&quot;,&quot;title&quot;:&quot;Pair programming for middle school students: does friendship influence academic outcomes?&quot;,&quot;source&quot;:&quot;Crossref&quot;,&quot;DOI&quot;:&quot;10.1145/2445196.2445322&quot;,&quot;language&quot;:&quot;en&quot;,&quot;accessed&quot;:{&quot;date-parts&quot;:[[2018,4,21]]},&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prefix&quot;:&quot;&quot;},{&quot;uri&quot;:[&quot;http://zotero.org/users/1913249/items/GK5Z3NX3&quot;],&quot;uris&quot;:[&quot;http://zotero.org/users/1913249/items/GK5Z3NX3&quot;],&quot;suffix&quot;:&quot;&quot;,&quot;id&quot;:2929,&quot;itemData&quot;:{&quot;volume&quot;:&quot;14&quot;,&quot;issue&quot;:&quot;4&quot;,&quot;page&quot;:&quot;1-22&quot;,&quot;URL&quot;:&quot;http://dl.acm.org/citation.cfm?doid=2698235.2677091&quot;,&quot;id&quot;:&quot;werner_children_2014&quot;,&quot;language&quot;:&quot;en&quot;,&quot;author&quot;:[{&quot;given&quot;:&quot;Linda&quot;,&quot;family&quot;:&quot;Werner&quot;},{&quot;given&quot;:&quot;Jill&quot;,&quot;family&quot;:&quot;Denner&quot;},{&quot;given&quot;:&quot;Shannon&quot;,&quot;family&quot;:&quot;Campe&quot;}],&quot;container-title&quot;:&quot;ACM Transactions on Computing Education&quot;,&quot;issued&quot;:{&quot;date-parts&quot;:[[2014,12,23]]},&quot;title&quot;:&quot;Children Programming Games: A Strategy for Measuring Computational Learning&quot;,&quot;type&quot;:&quot;article-journal&quot;,&quot;ISSN&quot;:&quot;19466226&quot;,&quot;citation-key&quot;:&quot;werner_children_2014&quot;,&quot;accessed&quot;:{&quot;date-parts&quot;:[[2018,8,16]]},&quot;DOI&quot;:&quot;10.1145/2677091&quot;,&quot;source&quot;:&quot;Crossref&quot;,&quot;title-short&quot;:&quot;Children Programming Games&quot;},&quot;prefix&quot;:&quot;&quot;}],&quot;schema&quot;:&quot;https://github.com/citation-style-language/schema/raw/master/csl-citation.json&quot;,&quot;citationID&quot;:&quot;zwemtuap&quot;} RNDttxcuychgv"/></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properties&quot;:{&quot;formattedCitation&quot;:&quot;[-@lee_computational_2011]&quot;,&quot;noteIndex&quot;:0},&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issued&quot;:{&quot;date-parts&quot;:[[2011,2]]},&quot;citation-key&quot;:&quot;lee_computational_2011&quot;,&quot;issue&quot;:&quot;1&quot;,&quot;volume&quot;:&quot;2&quot;,&quot;ISSN&quot;:&quot;2153-2184&quot;,&quot;page&quot;:&quot;32–37&quot;,&quot;URL&quot;:&quot;http://doi.acm.org/10.1145/1929887.1929902&quot;,&quot;id&quot;:&quot;lee_computational_2011&quot;,&quot;type&quot;:&quot;article-journal&quot;,&quot;title&quot;:&quot;Computational thinking for youth in practice&quot;,&quot;DOI&quot;:&quot;10.1145/1929887.1929902&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s&quot;:[&quot;http://zotero.org/users/1913249/items/M2JH9UT3&quot;],&quot;suffix&quot;:&quot;&quot;,&quot;uri&quot;:[&quot;http://zotero.org/users/1913249/items/M2JH9UT3&quot;],&quot;id&quot;:3872,&quot;prefix&quot;:&quot;&quot;}],&quot;schema&quot;:&quot;https://github.com/citation-style-language/schema/raw/master/csl-citation.json&quot;,&quot;citationID&quot;:&quot;ctheytcz&quot;} RNDvisllripdc"/>&lt;Do Zotero Refresh: [-@lee_computational_2011]&gt;<text:reference-mark-end text:name="ZOTERO_ITEM CSL_CITATION {&quot;properties&quot;:{&quot;formattedCitation&quot;:&quot;[-@lee_computational_2011]&quot;,&quot;noteIndex&quot;:0},&quot;citationItems&quot;:[{&quot;suppress-author&quot;:true,&quot;itemData&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container-title&quot;:&quot;ACM Inroads&quot;,&quot;issued&quot;:{&quot;date-parts&quot;:[[2011,2]]},&quot;citation-key&quot;:&quot;lee_computational_2011&quot;,&quot;issue&quot;:&quot;1&quot;,&quot;volume&quot;:&quot;2&quot;,&quot;ISSN&quot;:&quot;2153-2184&quot;,&quot;page&quot;:&quot;32–37&quot;,&quot;URL&quot;:&quot;http://doi.acm.org/10.1145/1929887.1929902&quot;,&quot;id&quot;:&quot;lee_computational_2011&quot;,&quot;type&quot;:&quot;article-journal&quot;,&quot;title&quot;:&quot;Computational thinking for youth in practice&quot;,&quot;DOI&quot;:&quot;10.1145/1929887.1929902&quot;,&quot;source&quot;:&quot;ACM Digital Library&quot;,&quot;accessed&quot;:{&quot;date-parts&quot;:[[2018,9,15]]},&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is&quot;:[&quot;http://zotero.org/users/1913249/items/M2JH9UT3&quot;],&quot;suffix&quot;:&quot;&quot;,&quot;uri&quot;:[&quot;http://zotero.org/users/1913249/items/M2JH9UT3&quot;],&quot;id&quot;:3872,&quot;prefix&quot;:&quot;&quot;}],&quot;schema&quot;:&quot;https://github.com/citation-style-language/schema/raw/master/csl-citation.json&quot;,&quot;citationID&quot;:&quot;ctheytcz&quot;} RNDvisllripdc"/></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jdrcwpfr&quot;} RNDniytdankfl"/>&lt;Do Zotero Refresh: [@franklin_analysis_2020]&gt;<text:reference-mark-end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jdrcwpfr&quot;} RNDniytdankfl"/>.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properties&quot;:{&quot;formattedCitation&quot;:&quot;[@lytle_use_2019]&quot;,&quot;noteIndex&quot;:0},&quot;citationItems&quot;:[{&quot;uri&quot;:[&quot;http://zotero.org/users/1913249/items/QJZKAUK6&quot;],&quot;uris&quot;:[&quot;http://zotero.org/users/1913249/items/QJZKAUK6&quot;],&quot;suffix&quot;:&quot;&quot;,&quot;id&quot;:74,&quot;itemData&quot;:{&quot;event-title&quot;:&quot;ITiCSE '19: Innovation and Technology in Computer Science Education&quot;,&quot;page&quot;:&quot;395-401&quot;,&quot;URL&quot;:&quot;https://dl.acm.org/doi/10.1145/3304221.3319786&quot;,&quot;id&quot;:&quot;lytle_use_2019&quot;,&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container-title&quot;:&quot;Proceedings of the 2019 ACM Conference on Innovation and Technology in Computer Science Education&quot;,&quot;issued&quot;:{&quot;date-parts&quot;:[[2019,7,2]]},&quot;citation-key&quot;:&quot;lytle_use_2019&quot;,&quot;ISBN&quot;:&quot;978-1-4503-6895-7&quot;,&quot;publisher&quot;:&quot;ACM&quot;,&quot;event-place&quot;:&quot;Aberdeen Scotland Uk&quot;,&quot;publisher-place&quot;:&quot;Aberdeen Scotland Uk&quot;,&quot;type&quot;:&quot;paper-conference&quot;,&quot;title-short&quot;:&quot;Use, Modify, Create&quot;,&quot;title&quot;:&quot;Use, Modify, Create: Comparing Computational Thinking Lesson Progressions for STEM Classes&quot;,&quot;accessed&quot;:{&quot;date-parts&quot;:[[2021,3,25]]},&quot;source&quot;:&quot;DOI.org (Crossref)&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refix&quot;:&quot;&quot;}],&quot;schema&quot;:&quot;https://github.com/citation-style-language/schema/raw/master/csl-citation.json&quot;,&quot;citationID&quot;:&quot;eilaqdmc&quot;} RNDuurxwbbney"/>&lt;Do Zotero Refresh: [@lytle_use_2019]&gt;<text:reference-mark-end text:name="ZOTERO_ITEM CSL_CITATION {&quot;properties&quot;:{&quot;formattedCitation&quot;:&quot;[@lytle_use_2019]&quot;,&quot;noteIndex&quot;:0},&quot;citationItems&quot;:[{&quot;uri&quot;:[&quot;http://zotero.org/users/1913249/items/QJZKAUK6&quot;],&quot;uris&quot;:[&quot;http://zotero.org/users/1913249/items/QJZKAUK6&quot;],&quot;suffix&quot;:&quot;&quot;,&quot;id&quot;:74,&quot;itemData&quot;:{&quot;event-title&quot;:&quot;ITiCSE '19: Innovation and Technology in Computer Science Education&quot;,&quot;page&quot;:&quot;395-401&quot;,&quot;URL&quot;:&quot;https://dl.acm.org/doi/10.1145/3304221.3319786&quot;,&quot;id&quot;:&quot;lytle_use_2019&quot;,&quot;DOI&quot;:&quot;10.1145/3304221.3319786&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container-title&quot;:&quot;Proceedings of the 2019 ACM Conference on Innovation and Technology in Computer Science Education&quot;,&quot;issued&quot;:{&quot;date-parts&quot;:[[2019,7,2]]},&quot;citation-key&quot;:&quot;lytle_use_2019&quot;,&quot;ISBN&quot;:&quot;978-1-4503-6895-7&quot;,&quot;publisher&quot;:&quot;ACM&quot;,&quot;event-place&quot;:&quot;Aberdeen Scotland Uk&quot;,&quot;publisher-place&quot;:&quot;Aberdeen Scotland Uk&quot;,&quot;type&quot;:&quot;paper-conference&quot;,&quot;title-short&quot;:&quot;Use, Modify, Create&quot;,&quot;title&quot;:&quot;Use, Modify, Create: Comparing Computational Thinking Lesson Progressions for STEM Classes&quot;,&quot;accessed&quot;:{&quot;date-parts&quot;:[[2021,3,25]]},&quot;source&quot;:&quot;DOI.org (Crossref)&quot;,&quot;language&quot;:&quot;e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refix&quot;:&quot;&quot;}],&quot;schema&quot;:&quot;https://github.com/citation-style-language/schema/raw/master/csl-citation.json&quot;,&quot;citationID&quot;:&quot;eilaqdmc&quot;} RNDuurxwbbney"/>. The researchers found that because students using UMC had more time to play around with code, they were able to add their own personal touches and that this ownership over the code sustained their continued engagement.</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 (DEVELOP)</text:p>
      <text:p text:style-name="Text_20_body">The focus of half-baked games is to design them in a way which encourages malleability of the code in directions that the learner may find interesting <text:reference-mark-start text:name="ZOTERO_ITEM CSL_CITATION {&quot;properties&quot;:{&quot;formattedCitation&quot;:&quot;[@kynigos_half-baked_2007; @kynigos_children_2018]&quot;,&quot;noteIndex&quot;:0},&quot;citationItems&quot;:[{&quot;uri&quot;:[&quot;http://zotero.org/users/1913249/items/49KSYPTU&quot;],&quot;uris&quot;:[&quot;http://zotero.org/users/1913249/items/49KSYPTU&quot;],&quot;suffix&quot;:&quot;&quot;,&quot;id&quot;:2765,&quot;itemData&quot;:{&quot;author&quot;:[{&quot;given&quot;:&quot;Chronis&quot;,&quot;family&quot;:&quot;Kynigos&quot;}],&quot;container-title&quot;:&quot;Informatics in Education - An International Journal&quot;,&quot;issued&quot;:{&quot;date-parts&quot;:[[2007]]},&quot;citation-key&quot;:&quot;kynigos_half-baked_2007&quot;,&quot;issue&quot;:&quot;2&quot;,&quot;ISSN&quot;:&quot;1648-5831&quot;,&quot;page&quot;:&quot;335-359&quot;,&quot;URL&quot;:&quot;https://www.ceeol.com/search/article-detail?id=60016&quot;,&quot;id&quot;:&quot;kynigos_half-baked_2007&quot;,&quot;volume&quot;:&quot;6&quot;,&quot;type&quot;:&quot;article-journal&quot;,&quot;accessed&quot;:{&quot;date-parts&quot;:[[2018,9,15]]},&quot;title&quot;:&quot;Half-Baked Logo Microworlds as Boundary Objects in Integrated Design&quot;,&quot;source&quot;:&quot;www.ceeol.com&quot;,&quot;language&quot;:&quot;English&quot;},&quot;prefix&quot;:&quot;&quot;},{&quot;uri&quot;:[&quot;http://zotero.org/users/1913249/items/KLB4BDFL&quot;],&quot;uris&quot;:[&quot;http://zotero.org/users/1913249/items/KLB4BDFL&quot;],&quot;suffix&quot;:&quot;&quot;,&quot;id&quot;:2576,&quot;itemData&quot;:{&quot;author&quot;:[{&quot;given&quot;:&quot;Chronis&quot;,&quot;family&quot;:&quot;Kynigos&quot;},{&quot;given&quot;:&quot;Nikoleta&quot;,&quot;family&quot;:&quot;Yiannoutsou&quot;}],&quot;container-title&quot;:&quot;International Journal of Child-Computer Interaction&quot;,&quot;issued&quot;:{&quot;date-parts&quot;:[[2018,4,21]]},&quot;citation-key&quot;:&quot;kynigos_children_2018&quot;,&quot;type&quot;:&quot;article-journal&quot;,&quot;ISSN&quot;:&quot;2212-8689&quot;,&quot;container-title-short&quot;:&quot;International Journal of Child-Computer Interaction&quot;,&quot;URL&quot;:&quot;http://www.sciencedirect.com/science/article/pii/S2212868916300861&quot;,&quot;id&quot;:&quot;kynigos_children_2018&quot;,&quot;title-short&quot;:&quot;Children challenging the design of half-baked games&quot;,&quot;title&quot;:&quot;Children challenging the design of half-baked games: Expressing values through the process of game modding&quot;,&quot;accessed&quot;:{&quot;date-parts&quot;:[[2018,7,18]]},&quot;source&quot;:&quot;ScienceDirect&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schema&quot;:&quot;https://github.com/citation-style-language/schema/raw/master/csl-citation.json&quot;,&quot;citationID&quot;:&quot;ckpqsokv&quot;} RNDpxfujjcvkt"/>&lt;Do Zotero Refresh: [@kynigos_half-baked_2007; @kynigos_children_2018]&gt;<text:reference-mark-end text:name="ZOTERO_ITEM CSL_CITATION {&quot;properties&quot;:{&quot;formattedCitation&quot;:&quot;[@kynigos_half-baked_2007; @kynigos_children_2018]&quot;,&quot;noteIndex&quot;:0},&quot;citationItems&quot;:[{&quot;uri&quot;:[&quot;http://zotero.org/users/1913249/items/49KSYPTU&quot;],&quot;uris&quot;:[&quot;http://zotero.org/users/1913249/items/49KSYPTU&quot;],&quot;suffix&quot;:&quot;&quot;,&quot;id&quot;:2765,&quot;itemData&quot;:{&quot;author&quot;:[{&quot;given&quot;:&quot;Chronis&quot;,&quot;family&quot;:&quot;Kynigos&quot;}],&quot;container-title&quot;:&quot;Informatics in Education - An International Journal&quot;,&quot;issued&quot;:{&quot;date-parts&quot;:[[2007]]},&quot;citation-key&quot;:&quot;kynigos_half-baked_2007&quot;,&quot;issue&quot;:&quot;2&quot;,&quot;ISSN&quot;:&quot;1648-5831&quot;,&quot;page&quot;:&quot;335-359&quot;,&quot;URL&quot;:&quot;https://www.ceeol.com/search/article-detail?id=60016&quot;,&quot;id&quot;:&quot;kynigos_half-baked_2007&quot;,&quot;volume&quot;:&quot;6&quot;,&quot;type&quot;:&quot;article-journal&quot;,&quot;accessed&quot;:{&quot;date-parts&quot;:[[2018,9,15]]},&quot;title&quot;:&quot;Half-Baked Logo Microworlds as Boundary Objects in Integrated Design&quot;,&quot;source&quot;:&quot;www.ceeol.com&quot;,&quot;language&quot;:&quot;English&quot;},&quot;prefix&quot;:&quot;&quot;},{&quot;uri&quot;:[&quot;http://zotero.org/users/1913249/items/KLB4BDFL&quot;],&quot;uris&quot;:[&quot;http://zotero.org/users/1913249/items/KLB4BDFL&quot;],&quot;suffix&quot;:&quot;&quot;,&quot;id&quot;:2576,&quot;itemData&quot;:{&quot;author&quot;:[{&quot;given&quot;:&quot;Chronis&quot;,&quot;family&quot;:&quot;Kynigos&quot;},{&quot;given&quot;:&quot;Nikoleta&quot;,&quot;family&quot;:&quot;Yiannoutsou&quot;}],&quot;container-title&quot;:&quot;International Journal of Child-Computer Interaction&quot;,&quot;issued&quot;:{&quot;date-parts&quot;:[[2018,4,21]]},&quot;citation-key&quot;:&quot;kynigos_children_2018&quot;,&quot;type&quot;:&quot;article-journal&quot;,&quot;ISSN&quot;:&quot;2212-8689&quot;,&quot;container-title-short&quot;:&quot;International Journal of Child-Computer Interaction&quot;,&quot;URL&quot;:&quot;http://www.sciencedirect.com/science/article/pii/S2212868916300861&quot;,&quot;id&quot;:&quot;kynigos_children_2018&quot;,&quot;title-short&quot;:&quot;Children challenging the design of half-baked games&quot;,&quot;title&quot;:&quot;Children challenging the design of half-baked games: Expressing values through the process of game modding&quot;,&quot;accessed&quot;:{&quot;date-parts&quot;:[[2018,7,18]]},&quot;source&quot;:&quot;ScienceDirect&quot;,&quot;DOI&quot;:&quot;10.1016/j.ijcci.2018.04.00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schema&quot;:&quot;https://github.com/citation-style-language/schema/raw/master/csl-citation.json&quot;,&quot;citationID&quot;:&quot;ckpqsokv&quot;} RNDpxfujjcvkt"/>.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PRIMM<text:bookmark-end text:name="primm"/></text:h>
      <text:p text:style-name="First_20_paragraph">FIND MATERIAL IN OTHER BOOK CHAPTERS</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h text:style-name="Heading_20_3" text:outline-level="3"><text:bookmark-start text:name="semantic-profiles-and-waves"/>Semantic Profiles and Waves<text:bookmark-end text:name="semantic-profiles-and-wav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properties&quot;:{&quot;formattedCitation&quot;:&quot;[@macnaught_jointly_2013]&quot;,&quot;noteIndex&quot;:0},&quot;citationItems&quot;:[{&quot;uri&quot;:[&quot;http://zotero.org/users/1913249/items/8KA63FXV&quot;],&quot;uris&quot;:[&quot;http://zotero.org/users/1913249/items/8KA63FXV&quot;],&quot;suffix&quot;:&quot;&quot;,&quot;id&quot;:3624,&quot;itemData&quot;:{&quot;volume&quot;:&quot;24&quot;,&quot;issue&quot;:&quot;1&quot;,&quot;page&quot;:&quot;50-63&quot;,&quot;URL&quot;:&quot;http://www.sciencedirect.com/science/article/pii/S0898589812000708&quot;,&quot;id&quot;:&quot;macnaught_jointly_2013&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container-title&quot;:&quot;Linguistics and Education&quot;,&quot;issued&quot;:{&quot;date-parts&quot;:[[2013,4,1]]},&quot;title&quot;:&quot;Jointly constructing semantic waves: Implications for teacher training&quot;,&quot;type&quot;:&quot;article-journal&quot;,&quot;ISSN&quot;:&quot;0898-5898&quot;,&quot;container-title-short&quot;:&quot;Linguistics and Education&quot;,&quot;title-short&quot;:&quot;Jointly constructing semantic waves&quot;,&quot;citation-key&quot;:&quot;macnaught_jointly_2013&quot;,&quot;source&quot;:&quot;ScienceDirect&quot;,&quot;accessed&quot;:{&quot;date-parts&quot;:[[2020,10,22]]},&quot;language&quot;:&quot;en&quot;,&quot;collection-title&quot;:&quot;Cumulative knowledge-building in secondary school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refix&quot;:&quot;&quot;}],&quot;schema&quot;:&quot;https://github.com/citation-style-language/schema/raw/master/csl-citation.json&quot;,&quot;citationID&quot;:&quot;ywvsqnqn&quot;} RNDpratpddfuv"/>&lt;Do Zotero Refresh: [@macnaught_jointly_2013]&gt;<text:reference-mark-end text:name="ZOTERO_ITEM CSL_CITATION {&quot;properties&quot;:{&quot;formattedCitation&quot;:&quot;[@macnaught_jointly_2013]&quot;,&quot;noteIndex&quot;:0},&quot;citationItems&quot;:[{&quot;uri&quot;:[&quot;http://zotero.org/users/1913249/items/8KA63FXV&quot;],&quot;uris&quot;:[&quot;http://zotero.org/users/1913249/items/8KA63FXV&quot;],&quot;suffix&quot;:&quot;&quot;,&quot;id&quot;:3624,&quot;itemData&quot;:{&quot;volume&quot;:&quot;24&quot;,&quot;issue&quot;:&quot;1&quot;,&quot;page&quot;:&quot;50-63&quot;,&quot;URL&quot;:&quot;http://www.sciencedirect.com/science/article/pii/S0898589812000708&quot;,&quot;id&quot;:&quot;macnaught_jointly_2013&quot;,&quot;DOI&quot;:&quot;10.1016/j.linged.2012.11.008&quot;,&quot;author&quot;:[{&quot;given&quot;:&quot;Lucy&quot;,&quot;family&quot;:&quot;Macnaught&quot;},{&quot;given&quot;:&quot;Karl&quot;,&quot;family&quot;:&quot;Maton&quot;},{&quot;given&quot;:&quot;J. R.&quot;,&quot;family&quot;:&quot;Martin&quot;},{&quot;given&quot;:&quot;Erika&quot;,&quot;family&quot;:&quot;Matruglio&quot;}],&quot;container-title&quot;:&quot;Linguistics and Education&quot;,&quot;issued&quot;:{&quot;date-parts&quot;:[[2013,4,1]]},&quot;title&quot;:&quot;Jointly constructing semantic waves: Implications for teacher training&quot;,&quot;type&quot;:&quot;article-journal&quot;,&quot;ISSN&quot;:&quot;0898-5898&quot;,&quot;container-title-short&quot;:&quot;Linguistics and Education&quot;,&quot;title-short&quot;:&quot;Jointly constructing semantic waves&quot;,&quot;citation-key&quot;:&quot;macnaught_jointly_2013&quot;,&quot;source&quot;:&quot;ScienceDirect&quot;,&quot;accessed&quot;:{&quot;date-parts&quot;:[[2020,10,22]]},&quot;language&quot;:&quot;en&quot;,&quot;collection-title&quot;:&quot;Cumulative knowledge-building in secondary school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refix&quot;:&quot;&quot;}],&quot;schema&quot;:&quot;https://github.com/citation-style-language/schema/raw/master/csl-citation.json&quot;,&quot;citationID&quot;:&quot;ywvsqnqn&quot;} RNDpratpddfuv"/>.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properties&quot;:{&quot;formattedCitation&quot;:&quot;[-@curzon_using_2020]&quot;,&quot;noteIndex&quot;:0},&quot;citationItems&quot;:[{&quot;suppress-author&quot;:true,&quot;itemData&quot;:{&quot;page&quot;:&quot;1–10&quot;,&quot;URL&quot;:&quot;https://doi.org/10.1145/3421590.3421606&quot;,&quot;id&quot;:&quot;curzon_using_2020&quot;,&quot;DOI&quot;:&quot;10.1145/3421590.3421606&quot;,&quot;author&quot;:[{&quot;given&quot;:&quot;Paul&quot;,&quot;family&quot;:&quot;Curzon&quot;},{&quot;given&quot;:&quot;Jane&quot;,&quot;family&quot;:&quot;Waite&quot;},{&quot;given&quot;:&quot;Karl&quot;,&quot;family&quot;:&quot;Maton&quot;},{&quot;given&quot;:&quot;James&quot;,&quot;family&quot;:&quot;Donohue&quot;}],&quot;container-title&quot;:&quot;Proceedings of the 15th Workshop on Primary and Secondary Computing Education&quot;,&quot;issued&quot;:{&quot;date-parts&quot;:[[2020,10,28]]},&quot;title&quot;:&quot;Using semantic waves to analyse the effectiveness of unplugged computing activities&quot;,&quot;ISBN&quot;:&quot;978-1-4503-8759-0&quot;,&quot;publisher&quot;:&quot;Association for Computing Machinery&quot;,&quot;event-place&quot;:&quot;New York, NY, USA&quot;,&quot;publisher-place&quot;:&quot;New York, NY, USA&quot;,&quot;type&quot;:&quot;paper-conference&quot;,&quot;citation-key&quot;:&quot;curzon_using_2020&quot;,&quot;accessed&quot;:{&quot;date-parts&quot;:[[2022,1,23]]},&quot;source&quot;:&quot;ACM Digital Library&quot;,&quot;collection-title&quot;:&quot;WiPSCE '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is&quot;:[&quot;http://zotero.org/users/1913249/items/IHTMF2WC&quot;],&quot;suffix&quot;:&quot;&quot;,&quot;uri&quot;:[&quot;http://zotero.org/users/1913249/items/IHTMF2WC&quot;],&quot;id&quot;:3944,&quot;prefix&quot;:&quot;&quot;}],&quot;schema&quot;:&quot;https://github.com/citation-style-language/schema/raw/master/csl-citation.json&quot;,&quot;citationID&quot;:&quot;tericxcm&quot;} RNDhfhryfnuyd"/>&lt;Do Zotero Refresh: [-@curzon_using_2020]&gt;<text:reference-mark-end text:name="ZOTERO_ITEM CSL_CITATION {&quot;properties&quot;:{&quot;formattedCitation&quot;:&quot;[-@curzon_using_2020]&quot;,&quot;noteIndex&quot;:0},&quot;citationItems&quot;:[{&quot;suppress-author&quot;:true,&quot;itemData&quot;:{&quot;page&quot;:&quot;1–10&quot;,&quot;URL&quot;:&quot;https://doi.org/10.1145/3421590.3421606&quot;,&quot;id&quot;:&quot;curzon_using_2020&quot;,&quot;DOI&quot;:&quot;10.1145/3421590.3421606&quot;,&quot;author&quot;:[{&quot;given&quot;:&quot;Paul&quot;,&quot;family&quot;:&quot;Curzon&quot;},{&quot;given&quot;:&quot;Jane&quot;,&quot;family&quot;:&quot;Waite&quot;},{&quot;given&quot;:&quot;Karl&quot;,&quot;family&quot;:&quot;Maton&quot;},{&quot;given&quot;:&quot;James&quot;,&quot;family&quot;:&quot;Donohue&quot;}],&quot;container-title&quot;:&quot;Proceedings of the 15th Workshop on Primary and Secondary Computing Education&quot;,&quot;issued&quot;:{&quot;date-parts&quot;:[[2020,10,28]]},&quot;title&quot;:&quot;Using semantic waves to analyse the effectiveness of unplugged computing activities&quot;,&quot;ISBN&quot;:&quot;978-1-4503-8759-0&quot;,&quot;publisher&quot;:&quot;Association for Computing Machinery&quot;,&quot;event-place&quot;:&quot;New York, NY, USA&quot;,&quot;publisher-place&quot;:&quot;New York, NY, USA&quot;,&quot;type&quot;:&quot;paper-conference&quot;,&quot;citation-key&quot;:&quot;curzon_using_2020&quot;,&quot;accessed&quot;:{&quot;date-parts&quot;:[[2022,1,23]]},&quot;source&quot;:&quot;ACM Digital Library&quot;,&quot;collection-title&quot;:&quot;WiPSCE '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uris&quot;:[&quot;http://zotero.org/users/1913249/items/IHTMF2WC&quot;],&quot;suffix&quot;:&quot;&quot;,&quot;uri&quot;:[&quot;http://zotero.org/users/1913249/items/IHTMF2WC&quot;],&quot;id&quot;:3944,&quot;prefix&quot;:&quot;&quot;}],&quot;schema&quot;:&quot;https://github.com/citation-style-language/schema/raw/master/csl-citation.json&quot;,&quot;citationID&quot;:&quot;tericxcm&quot;} RNDhfhryfnuyd"/>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2">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properties&quot;:{&quot;formattedCitation&quot;:&quot;[@preston_using_2006]&quot;,&quot;noteIndex&quot;:0},&quot;citationItems&quot;:[{&quot;uri&quot;:[&quot;http://zotero.org/users/1913249/items/US4XDX97&quot;],&quot;uris&quot;:[&quot;http://zotero.org/users/1913249/items/US4XDX97&quot;],&quot;suffix&quot;:&quot;&quot;,&quot;id&quot;:8773,&quot;itemData&quot;:{&quot;volume&quot;:&quot;3&quot;,&quot;issue&quot;:&quot;1&quot;,&quot;page&quot;:&quot;16-21&quot;,&quot;URL&quot;:&quot;https://dl.acm.org/doi/10.1145/1113378.1113381&quot;,&quot;id&quot;:&quot;preston_using_2006&quot;,&quot;DOI&quot;:&quot;10.1145/1113378.1113381&quot;,&quot;author&quot;:[{&quot;given&quot;:&quot;David&quot;,&quot;family&quot;:&quot;Preston&quot;}],&quot;container-title&quot;:&quot;ACM SIGITE Newsletter&quot;,&quot;issued&quot;:{&quot;date-parts&quot;:[[2006,1]]},&quot;title&quot;:&quot;Using collaborative learning research to enhance pair programming pedagogy&quot;,&quot;type&quot;:&quot;article-journal&quot;,&quot;ISSN&quot;:&quot;2166-1685, 1550-1469&quot;,&quot;container-title-short&quot;:&quot;SIGITE Newsl.&quot;,&quot;citation-key&quot;:&quot;preston_using_2006&quot;,&quot;accessed&quot;:{&quot;date-parts&quot;:[[2023,6,15]]},&quot;source&quot;:&quot;DOI.org (Crossref)&quot;,&quot;language&quot;:&quot;en&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prefix&quot;:&quot;&quot;}],&quot;schema&quot;:&quot;https://github.com/citation-style-language/schema/raw/master/csl-citation.json&quot;,&quot;citationID&quot;:&quot;hoqwgrqv&quot;} RNDvuapqtuhbw"/>&lt;Do Zotero Refresh: [@preston_using_2006]&gt;<text:reference-mark-end text:name="ZOTERO_ITEM CSL_CITATION {&quot;properties&quot;:{&quot;formattedCitation&quot;:&quot;[@preston_using_2006]&quot;,&quot;noteIndex&quot;:0},&quot;citationItems&quot;:[{&quot;uri&quot;:[&quot;http://zotero.org/users/1913249/items/US4XDX97&quot;],&quot;uris&quot;:[&quot;http://zotero.org/users/1913249/items/US4XDX97&quot;],&quot;suffix&quot;:&quot;&quot;,&quot;id&quot;:8773,&quot;itemData&quot;:{&quot;volume&quot;:&quot;3&quot;,&quot;issue&quot;:&quot;1&quot;,&quot;page&quot;:&quot;16-21&quot;,&quot;URL&quot;:&quot;https://dl.acm.org/doi/10.1145/1113378.1113381&quot;,&quot;id&quot;:&quot;preston_using_2006&quot;,&quot;DOI&quot;:&quot;10.1145/1113378.1113381&quot;,&quot;author&quot;:[{&quot;given&quot;:&quot;David&quot;,&quot;family&quot;:&quot;Preston&quot;}],&quot;container-title&quot;:&quot;ACM SIGITE Newsletter&quot;,&quot;issued&quot;:{&quot;date-parts&quot;:[[2006,1]]},&quot;title&quot;:&quot;Using collaborative learning research to enhance pair programming pedagogy&quot;,&quot;type&quot;:&quot;article-journal&quot;,&quot;ISSN&quot;:&quot;2166-1685, 1550-1469&quot;,&quot;container-title-short&quot;:&quot;SIGITE Newsl.&quot;,&quot;citation-key&quot;:&quot;preston_using_2006&quot;,&quot;accessed&quot;:{&quot;date-parts&quot;:[[2023,6,15]]},&quot;source&quot;:&quot;DOI.org (Crossref)&quot;,&quot;language&quot;:&quot;en&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prefix&quot;:&quot;&quot;}],&quot;schema&quot;:&quot;https://github.com/citation-style-language/schema/raw/master/csl-citation.json&quot;,&quot;citationID&quot;:&quot;hoqwgrqv&quot;} RNDvuapqtuhbw"/> -</text:p>
      <text:p text:style-name="Text_20_body"><text:span text:style-name="T1">Concepts</text:span> - perhaps some of the underlying concepts like - joint problem spaces - resource interdependence from Preston</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1">
        <text:list-item>
          <text:p text:style-name="P32">Student choice</text:p>
        </text:list-item>
      </text:list>
      <text:p text:style-name="First_20_paragraph"><text:span text:style-name="T1">Cautionary note</text:span> While the above claims are widely supported, the wide nature of the definition complicates any broad claims of replicability.</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properties&quot;:{&quot;formattedCitation&quot;:&quot;[@hernandez_aalborg_2015]&quot;,&quot;noteIndex&quot;:0},&quot;citationItems&quot;:[{&quot;uri&quot;:[&quot;http://zotero.org/users/1913249/items/GUME4KHQ&quot;],&quot;uris&quot;:[&quot;http://zotero.org/users/1913249/items/GUME4KHQ&quot;],&quot;suffix&quot;:&quot;&quot;,&quot;id&quot;:332,&quot;itemData&quot;:{&quot;author&quot;:[{&quot;given&quot;:&quot;Carola&quot;,&quot;family&quot;:&quot;Hernandez&quot;},{&quot;given&quot;:&quot;Ole&quot;,&quot;family&quot;:&quot;Ravn&quot;},{&quot;given&quot;:&quot;Paola&quot;,&quot;family&quot;:&quot;Valero&quot;}],&quot;container-title&quot;:&quot;Journal of Problem Based Learning in Higher Education&quot;,&quot;issued&quot;:{&quot;date-parts&quot;:[[2015]]},&quot;citation-key&quot;:&quot;hernandez_aalborg_2015&quot;,&quot;issue&quot;:&quot;2&quot;,&quot;URL&quot;:&quot;https://journals.aau.dk/index.php/pbl/article/view/1206&quot;,&quot;id&quot;:&quot;hernandez_aalborg_2015&quot;,&quot;volume&quot;:&quot;3&quot;,&quot;source&quot;:&quot;Google Scholar&quot;,&quot;type&quot;:&quot;article-journal&quot;,&quot;title&quot;:&quot;The Aalborg University PO-PBL Model from a Socio-cultural Learning Perspective&quot;,&quot;accessed&quot;:{&quot;date-parts&quot;:[[2016,11,27]]}},&quot;prefix&quot;:&quot;&quot;}],&quot;schema&quot;:&quot;https://github.com/citation-style-language/schema/raw/master/csl-citation.json&quot;,&quot;citationID&quot;:&quot;eejljqci&quot;} RNDwpcutkjkhp"/>&lt;Do Zotero Refresh: [@hernandez_aalborg_2015]&gt;<text:reference-mark-end text:name="ZOTERO_ITEM CSL_CITATION {&quot;properties&quot;:{&quot;formattedCitation&quot;:&quot;[@hernandez_aalborg_2015]&quot;,&quot;noteIndex&quot;:0},&quot;citationItems&quot;:[{&quot;uri&quot;:[&quot;http://zotero.org/users/1913249/items/GUME4KHQ&quot;],&quot;uris&quot;:[&quot;http://zotero.org/users/1913249/items/GUME4KHQ&quot;],&quot;suffix&quot;:&quot;&quot;,&quot;id&quot;:332,&quot;itemData&quot;:{&quot;author&quot;:[{&quot;given&quot;:&quot;Carola&quot;,&quot;family&quot;:&quot;Hernandez&quot;},{&quot;given&quot;:&quot;Ole&quot;,&quot;family&quot;:&quot;Ravn&quot;},{&quot;given&quot;:&quot;Paola&quot;,&quot;family&quot;:&quot;Valero&quot;}],&quot;container-title&quot;:&quot;Journal of Problem Based Learning in Higher Education&quot;,&quot;issued&quot;:{&quot;date-parts&quot;:[[2015]]},&quot;citation-key&quot;:&quot;hernandez_aalborg_2015&quot;,&quot;issue&quot;:&quot;2&quot;,&quot;URL&quot;:&quot;https://journals.aau.dk/index.php/pbl/article/view/1206&quot;,&quot;id&quot;:&quot;hernandez_aalborg_2015&quot;,&quot;volume&quot;:&quot;3&quot;,&quot;source&quot;:&quot;Google Scholar&quot;,&quot;type&quot;:&quot;article-journal&quot;,&quot;title&quot;:&quot;The Aalborg University PO-PBL Model from a Socio-cultural Learning Perspective&quot;,&quot;accessed&quot;:{&quot;date-parts&quot;:[[2016,11,27]]}},&quot;prefix&quot;:&quot;&quot;}],&quot;schema&quot;:&quot;https://github.com/citation-style-language/schema/raw/master/csl-citation.json&quot;,&quot;citationID&quot;:&quot;eejljqci&quot;} RNDwpcutkjkhp"/></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h text:style-name="Heading_20_4" text:outline-level="4"><text:bookmark-start text:name="pbl-and-authenticity"/>PBL and Authenticity<text:bookmark-end text:name="pbl-and-authenticity"/></text:h>
      <text:p text:style-name="First_20_paragraph">The goal of authenticity of expression, assessment and the motivation of a real audience aligns PBL with the kind of learning that happens when people take part in work-place or other authentic activities .</text:p>
      <text:p text:style-name="Text_20_body">The next section deals with pedagogical approaches that are rooted in professional or non-educational settings.</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properties&quot;:{&quot;formattedCitation&quot;:&quot;[@mouza_imagining_2013; @resnick_all_2007; @winarno_steps_2020-1]&quot;,&quot;noteIndex&quot;:0},&quot;citationItems&quot;:[{&quot;uri&quot;:[&quot;http://zotero.org/users/1913249/items/BYSB7AMS&quot;],&quot;uris&quot;:[&quot;http://zotero.org/users/1913249/items/BYSB7AMS&quot;],&quot;suffix&quot;:&quot;&quot;,&quot;id&quot;:270,&quot;itemData&quot;:{&quot;editor&quot;:[{&quot;given&quot;:&quot;Chrystalla&quot;,&quot;family&quot;:&quot;Mouza&quot;},{&quot;given&quot;:&quot;Nancy&quot;,&quot;family&quot;:&quot;Lavigne&quot;}],&quot;page&quot;:&quot;253-268&quot;,&quot;URL&quot;:&quot;http://link.springer.com/10.1007/978-1-4614-4696-5_17&quot;,&quot;id&quot;:&quot;mouza_imagining_2013&quot;,&quot;language&quot;:&quot;en&quot;,&quot;author&quot;:[{&quot;given&quot;:&quot;Karen&quot;,&quot;family&quot;:&quot;Brennan&quot;},{&quot;given&quot;:&quot;Mitchel&quot;,&quot;family&quot;:&quot;Resnick&quot;}],&quot;container-title&quot;:&quot;Emerging Technologies for the Classroom&quot;,&quot;issued&quot;:{&quot;date-parts&quot;:[[2013]]},&quot;title&quot;:&quot;Imagining, Creating, Playing, Sharing, Reflecting: How Online Community Supports Young People as Designers of Interactive Media&quot;,&quot;ISBN&quot;:&quot;978-1-4614-4695-8 978-1-4614-4696-5&quot;,&quot;publisher&quot;:&quot;Springer New York&quot;,&quot;event-place&quot;:&quot;New York, NY&quot;,&quot;publisher-place&quot;:&quot;New York, NY&quot;,&quot;type&quot;:&quot;chapter&quot;,&quot;DOI&quot;:&quot;10.1007/978-1-4614-4696-5_17&quot;,&quot;accessed&quot;:{&quot;date-parts&quot;:[[2018,4,22]]},&quot;citation-key&quot;:&quot;mouza_imagining_2013&quot;,&quot;source&quot;:&quot;Crossref&quot;,&quot;title-short&quot;:&quot;Imagining, Creating, Playing, Sharing, Reflecting&quot;},&quot;prefix&quot;:&quot;&quot;},{&quot;uri&quot;:[&quot;http://zotero.org/users/1913249/items/7KQUK5RV&quot;],&quot;uris&quot;:[&quot;http://zotero.org/users/1913249/items/7KQUK5RV&quot;],&quot;suffix&quot;:&quot;&quot;,&quot;id&quot;:1624,&quot;itemData&quot;:{&quot;author&quot;:[{&quot;given&quot;:&quot;Mitchel&quot;,&quot;family&quot;:&quot;Resnick&quot;}],&quot;container-title&quot;:&quot;Proceedings of the 6th ACM SIGCHI conference on Creativity &amp; cognition&quot;,&quot;issued&quot;:{&quot;date-parts&quot;:[[2007]]},&quot;citation-key&quot;:&quot;resnick_all_2007&quot;,&quot;type&quot;:&quot;paper-conference&quot;,&quot;publisher&quot;:&quot;ACM&quot;,&quot;page&quot;:&quot;1–6&quot;,&quot;URL&quot;:&quot;http://dl.acm.org/citation.cfm?id=1254961&quot;,&quot;id&quot;:&quot;resnick_all_2007&quot;,&quot;accessed&quot;:{&quot;date-parts&quot;:[[2017,3,14]]},&quot;title&quot;:&quot;All I really need to know (about creative thinking) I learned (by studying how children learn) in kindergarten&quot;,&quot;source&quot;:&quot;Google Scholar&quot;},&quot;prefix&quot;:&quot;&quot;},{&quot;uri&quot;:[&quot;http://zotero.org/users/1913249/items/S78ZPG6I&quot;],&quot;uris&quot;:[&quot;http://zotero.org/users/1913249/items/S78ZPG6I&quot;],&quot;suffix&quot;:&quot;&quot;,&quot;id&quot;:8765,&quot;itemData&quot;:{&quot;volume&quot;:&quot;8&quot;,&quot;issue&quot;:&quot;4&quot;,&quot;page&quot;:&quot;1345-1360&quot;,&quot;URL&quot;:&quot;http://dergipark.org.tr/en/doi/10.17478/jegys.766201&quot;,&quot;id&quot;:&quot;winarno_steps_2020-1&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container-title&quot;:&quot;Journal for the Education of Gifted Young Scientists&quot;,&quot;issued&quot;:{&quot;date-parts&quot;:[[2020,12,15]]},&quot;title&quot;:&quot;The steps of the Engineering Design Process (EDP) in science education: A systematic literature review&quot;,&quot;type&quot;:&quot;article-journal&quot;,&quot;ISSN&quot;:&quot;2149-360X&quot;,&quot;citation-key&quot;:&quot;winarno_steps_2020-1&quot;,&quot;title-short&quot;:&quot;The steps of the Engineering Design Process (EDP) in science education&quot;,&quot;accessed&quot;:{&quot;date-parts&quot;:[[2023,6,14]]},&quot;source&quot;:&quot;DOI.org (Crossref)&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refix&quot;:&quot;&quot;}],&quot;schema&quot;:&quot;https://github.com/citation-style-language/schema/raw/master/csl-citation.json&quot;,&quot;citationID&quot;:&quot;bxlwrlmh&quot;} RNDfgohdtmmfw"/>&lt;Do Zotero Refresh: [@mouza_imagining_2013; @resnick_all_2007; @winarno_steps_2020-1]&gt;<text:reference-mark-end text:name="ZOTERO_ITEM CSL_CITATION {&quot;properties&quot;:{&quot;formattedCitation&quot;:&quot;[@mouza_imagining_2013; @resnick_all_2007; @winarno_steps_2020-1]&quot;,&quot;noteIndex&quot;:0},&quot;citationItems&quot;:[{&quot;uri&quot;:[&quot;http://zotero.org/users/1913249/items/BYSB7AMS&quot;],&quot;uris&quot;:[&quot;http://zotero.org/users/1913249/items/BYSB7AMS&quot;],&quot;suffix&quot;:&quot;&quot;,&quot;id&quot;:270,&quot;itemData&quot;:{&quot;editor&quot;:[{&quot;given&quot;:&quot;Chrystalla&quot;,&quot;family&quot;:&quot;Mouza&quot;},{&quot;given&quot;:&quot;Nancy&quot;,&quot;family&quot;:&quot;Lavigne&quot;}],&quot;page&quot;:&quot;253-268&quot;,&quot;URL&quot;:&quot;http://link.springer.com/10.1007/978-1-4614-4696-5_17&quot;,&quot;id&quot;:&quot;mouza_imagining_2013&quot;,&quot;language&quot;:&quot;en&quot;,&quot;author&quot;:[{&quot;given&quot;:&quot;Karen&quot;,&quot;family&quot;:&quot;Brennan&quot;},{&quot;given&quot;:&quot;Mitchel&quot;,&quot;family&quot;:&quot;Resnick&quot;}],&quot;container-title&quot;:&quot;Emerging Technologies for the Classroom&quot;,&quot;issued&quot;:{&quot;date-parts&quot;:[[2013]]},&quot;title&quot;:&quot;Imagining, Creating, Playing, Sharing, Reflecting: How Online Community Supports Young People as Designers of Interactive Media&quot;,&quot;ISBN&quot;:&quot;978-1-4614-4695-8 978-1-4614-4696-5&quot;,&quot;publisher&quot;:&quot;Springer New York&quot;,&quot;event-place&quot;:&quot;New York, NY&quot;,&quot;publisher-place&quot;:&quot;New York, NY&quot;,&quot;type&quot;:&quot;chapter&quot;,&quot;DOI&quot;:&quot;10.1007/978-1-4614-4696-5_17&quot;,&quot;accessed&quot;:{&quot;date-parts&quot;:[[2018,4,22]]},&quot;citation-key&quot;:&quot;mouza_imagining_2013&quot;,&quot;source&quot;:&quot;Crossref&quot;,&quot;title-short&quot;:&quot;Imagining, Creating, Playing, Sharing, Reflecting&quot;},&quot;prefix&quot;:&quot;&quot;},{&quot;uri&quot;:[&quot;http://zotero.org/users/1913249/items/7KQUK5RV&quot;],&quot;uris&quot;:[&quot;http://zotero.org/users/1913249/items/7KQUK5RV&quot;],&quot;suffix&quot;:&quot;&quot;,&quot;id&quot;:1624,&quot;itemData&quot;:{&quot;author&quot;:[{&quot;given&quot;:&quot;Mitchel&quot;,&quot;family&quot;:&quot;Resnick&quot;}],&quot;container-title&quot;:&quot;Proceedings of the 6th ACM SIGCHI conference on Creativity &amp; cognition&quot;,&quot;issued&quot;:{&quot;date-parts&quot;:[[2007]]},&quot;citation-key&quot;:&quot;resnick_all_2007&quot;,&quot;type&quot;:&quot;paper-conference&quot;,&quot;publisher&quot;:&quot;ACM&quot;,&quot;page&quot;:&quot;1–6&quot;,&quot;URL&quot;:&quot;http://dl.acm.org/citation.cfm?id=1254961&quot;,&quot;id&quot;:&quot;resnick_all_2007&quot;,&quot;accessed&quot;:{&quot;date-parts&quot;:[[2017,3,14]]},&quot;title&quot;:&quot;All I really need to know (about creative thinking) I learned (by studying how children learn) in kindergarten&quot;,&quot;source&quot;:&quot;Google Scholar&quot;},&quot;prefix&quot;:&quot;&quot;},{&quot;uri&quot;:[&quot;http://zotero.org/users/1913249/items/S78ZPG6I&quot;],&quot;uris&quot;:[&quot;http://zotero.org/users/1913249/items/S78ZPG6I&quot;],&quot;suffix&quot;:&quot;&quot;,&quot;id&quot;:8765,&quot;itemData&quot;:{&quot;volume&quot;:&quot;8&quot;,&quot;issue&quot;:&quot;4&quot;,&quot;page&quot;:&quot;1345-1360&quot;,&quot;URL&quot;:&quot;http://dergipark.org.tr/en/doi/10.17478/jegys.766201&quot;,&quot;id&quot;:&quot;winarno_steps_2020-1&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container-title&quot;:&quot;Journal for the Education of Gifted Young Scientists&quot;,&quot;issued&quot;:{&quot;date-parts&quot;:[[2020,12,15]]},&quot;title&quot;:&quot;The steps of the Engineering Design Process (EDP) in science education: A systematic literature review&quot;,&quot;type&quot;:&quot;article-journal&quot;,&quot;ISSN&quot;:&quot;2149-360X&quot;,&quot;citation-key&quot;:&quot;winarno_steps_2020-1&quot;,&quot;title-short&quot;:&quot;The steps of the Engineering Design Process (EDP) in science education&quot;,&quot;accessed&quot;:{&quot;date-parts&quot;:[[2023,6,14]]},&quot;source&quot;:&quot;DOI.org (Crossref)&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refix&quot;:&quot;&quot;}],&quot;schema&quot;:&quot;https://github.com/citation-style-language/schema/raw/master/csl-citation.json&quot;,&quot;citationID&quot;:&quot;bxlwrlmh&quot;} RNDfgohdtmmfw"/>.</text:p>
      <text:p text:style-name="Text_20_body">A typical framework from teach engineering website (<text:span text:style-name="T1">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properties&quot;:{&quot;formattedCitation&quot;:&quot;[@csizmadia_computational_2015]&quot;,&quot;noteIndex&quot;:0},&quot;citationItems&quot;:[{&quot;uri&quot;:[&quot;http://zotero.org/users/1913249/items/KAAAUYZ8&quot;],&quot;uris&quot;:[&quot;http://zotero.org/users/1913249/items/KAAAUYZ8&quot;],&quot;suffix&quot;:&quot;&quot;,&quot;id&quot;:3915,&quot;itemData&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quot;,&quot;issued&quot;:{&quot;date-parts&quot;:[[2015]]},&quot;citation-key&quot;:&quot;csizmadia_computational_2015&quot;,&quot;type&quot;:&quot;report&quot;,&quot;title&quot;:&quot;Computational thinking - A guide for teachers&quot;},&quot;prefix&quot;:&quot;&quot;}],&quot;schema&quot;:&quot;https://github.com/citation-style-language/schema/raw/master/csl-citation.json&quot;,&quot;citationID&quot;:&quot;rebyucwf&quot;} RNDznrmvxskfv"/>&lt;Do Zotero Refresh: [@csizmadia_computational_2015]&gt;<text:reference-mark-end text:name="ZOTERO_ITEM CSL_CITATION {&quot;properties&quot;:{&quot;formattedCitation&quot;:&quot;[@csizmadia_computational_2015]&quot;,&quot;noteIndex&quot;:0},&quot;citationItems&quot;:[{&quot;uri&quot;:[&quot;http://zotero.org/users/1913249/items/KAAAUYZ8&quot;],&quot;uris&quot;:[&quot;http://zotero.org/users/1913249/items/KAAAUYZ8&quot;],&quot;suffix&quot;:&quot;&quot;,&quot;id&quot;:3915,&quot;itemData&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id&quot;:&quot;csizmadia_computational_2015&quot;,&quot;issued&quot;:{&quot;date-parts&quot;:[[2015]]},&quot;citation-key&quot;:&quot;csizmadia_computational_2015&quot;,&quot;type&quot;:&quot;report&quot;,&quot;title&quot;:&quot;Computational thinking - A guide for teachers&quot;},&quot;prefix&quot;:&quot;&quot;}],&quot;schema&quot;:&quot;https://github.com/citation-style-language/schema/raw/master/csl-citation.json&quot;,&quot;citationID&quot;:&quot;rebyucwf&quot;} RNDznrmvxskfv"/>.</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Text_20_body"><text:span text:style-name="T2">creative spiral image</text:span></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Broad design based approaches<text:bookmark-end text:name="broad-design-based-approaches"/></text:h>
      <text:p text:style-name="First_20_paragraph">Resnick <text:reference-mark-start text:name="ZOTERO_ITEM CSL_CITATION {&quot;properties&quot;:{&quot;formattedCitation&quot;:&quot;[-@resnick_scratched_2012]&quot;,&quot;noteIndex&quot;:0},&quot;citationItems&quot;:[{&quot;suppress-author&quot;:true,&quot;itemData&quot;:{&quot;author&quot;:[{&quot;given&quot;:&quot;Mitchel&quot;,&quot;family&quot;:&quot;Resnick&quot;}],&quot;issued&quot;:{&quot;date-parts&quot;:[[2012]]},&quot;title&quot;:&quot;ScratchEd: Working with teachers to develop design-based  approaches to the cultivation of computational thinking&quot;,&quot;type&quot;:&quot;report&quot;,&quot;publisher&quot;:&quot;MIT&quot;,&quot;URL&quot;:&quot;https://web.media.mit.edu/~mres/proposals/NSF-ScratchEd.pdf&quot;,&quot;id&quot;:&quot;resnick_scratched_2012&quot;,&quot;accessed&quot;:{&quot;date-parts&quot;:[[2021,7,30]]},&quot;citation-key&quot;:&quot;resnick_scratched_2012&quot;},&quot;uris&quot;:[&quot;http://zotero.org/users/1913249/items/4VXD9NUT&quot;],&quot;suffix&quot;:&quot;&quot;,&quot;uri&quot;:[&quot;http://zotero.org/users/1913249/items/4VXD9NUT&quot;],&quot;id&quot;:3961,&quot;prefix&quot;:&quot;&quot;}],&quot;schema&quot;:&quot;https://github.com/citation-style-language/schema/raw/master/csl-citation.json&quot;,&quot;citationID&quot;:&quot;erijnlqs&quot;} RNDloageslgqf"/>&lt;Do Zotero Refresh: [-@resnick_scratched_2012]&gt;<text:reference-mark-end text:name="ZOTERO_ITEM CSL_CITATION {&quot;properties&quot;:{&quot;formattedCitation&quot;:&quot;[-@resnick_scratched_2012]&quot;,&quot;noteIndex&quot;:0},&quot;citationItems&quot;:[{&quot;suppress-author&quot;:true,&quot;itemData&quot;:{&quot;author&quot;:[{&quot;given&quot;:&quot;Mitchel&quot;,&quot;family&quot;:&quot;Resnick&quot;}],&quot;issued&quot;:{&quot;date-parts&quot;:[[2012]]},&quot;title&quot;:&quot;ScratchEd: Working with teachers to develop design-based  approaches to the cultivation of computational thinking&quot;,&quot;type&quot;:&quot;report&quot;,&quot;publisher&quot;:&quot;MIT&quot;,&quot;URL&quot;:&quot;https://web.media.mit.edu/~mres/proposals/NSF-ScratchEd.pdf&quot;,&quot;id&quot;:&quot;resnick_scratched_2012&quot;,&quot;accessed&quot;:{&quot;date-parts&quot;:[[2021,7,30]]},&quot;citation-key&quot;:&quot;resnick_scratched_2012&quot;},&quot;uris&quot;:[&quot;http://zotero.org/users/1913249/items/4VXD9NUT&quot;],&quot;suffix&quot;:&quot;&quot;,&quot;uri&quot;:[&quot;http://zotero.org/users/1913249/items/4VXD9NUT&quot;],&quot;id&quot;:3961,&quot;prefix&quot;:&quot;&quot;}],&quot;schema&quot;:&quot;https://github.com/citation-style-language/schema/raw/master/csl-citation.json&quot;,&quot;citationID&quot;:&quot;erijnlqs&quot;} RNDloageslgqf"/>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properties&quot;:{&quot;formattedCitation&quot;:&quot;[@olsson2014conceptual]&quot;,&quot;noteIndex&quot;:0},&quot;citationItems&quot;:[{&quot;uri&quot;:[&quot;http://zotero.org/users/1913249/items/CCN7UC6X&quot;],&quot;uris&quot;:[&quot;http://zotero.org/users/1913249/items/CCN7UC6X&quot;],&quot;suffix&quot;:&quot;&quot;,&quot;id&quot;:8683,&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issued&quot;:{&quot;date-parts&quot;:[[2014]]},&quot;title&quot;:&quot;The conceptual relationship model: understanding patterns and mechanics in game design&quot;,&quot;type&quot;:&quot;paper-conference&quot;,&quot;publisher&quot;:&quot;DiGRA&quot;,&quot;page&quot;:&quot;1–16&quot;,&quot;id&quot;:&quot;olsson2014conceptual&quot;,&quot;citation-key&quot;:&quot;olsson2014conceptual&quot;},&quot;prefix&quot;:&quot;&quot;}],&quot;schema&quot;:&quot;https://github.com/citation-style-language/schema/raw/master/csl-citation.json&quot;,&quot;citationID&quot;:&quot;jnlibcvw&quot;} RNDznhejlwruk"/>&lt;Do Zotero Refresh: [@olsson2014conceptual]&gt;<text:reference-mark-end text:name="ZOTERO_ITEM CSL_CITATION {&quot;properties&quot;:{&quot;formattedCitation&quot;:&quot;[@olsson2014conceptual]&quot;,&quot;noteIndex&quot;:0},&quot;citationItems&quot;:[{&quot;uri&quot;:[&quot;http://zotero.org/users/1913249/items/CCN7UC6X&quot;],&quot;uris&quot;:[&quot;http://zotero.org/users/1913249/items/CCN7UC6X&quot;],&quot;suffix&quot;:&quot;&quot;,&quot;id&quot;:8683,&quot;itemData&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issued&quot;:{&quot;date-parts&quot;:[[2014]]},&quot;title&quot;:&quot;The conceptual relationship model: understanding patterns and mechanics in game design&quot;,&quot;type&quot;:&quot;paper-conference&quot;,&quot;publisher&quot;:&quot;DiGRA&quot;,&quot;page&quot;:&quot;1–16&quot;,&quot;id&quot;:&quot;olsson2014conceptual&quot;,&quot;citation-key&quot;:&quot;olsson2014conceptual&quot;},&quot;prefix&quot;:&quot;&quot;}],&quot;schema&quot;:&quot;https://github.com/citation-style-language/schema/raw/master/csl-citation.json&quot;,&quot;citationID&quot;:&quot;jnlibcvw&quot;} RNDznhejlwruk"/>.</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properties&quot;:{&quot;formattedCitation&quot;:&quot;[@gamma_design_1995]&quot;,&quot;noteIndex&quot;:0},&quot;citationItems&quot;:[{&quot;uri&quot;:[&quot;http://zotero.org/users/1913249/items/6QPK4CLR&quot;],&quot;uris&quot;:[&quot;http://zotero.org/users/1913249/items/6QPK4CLR&quot;],&quot;suffix&quot;:&quot;&quot;,&quot;id&quot;:3100,&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issued&quot;:{&quot;date-parts&quot;:[[1995]]},&quot;citation-key&quot;:&quot;gamma_design_1995&quot;,&quot;type&quot;:&quot;book&quot;,&quot;publisher&quot;:&quot;Addison-Wesley&quot;,&quot;title&quot;:&quot;Design patterns: elements of reusable object-oriented software&quot;},&quot;prefix&quot;:&quot;&quot;}],&quot;schema&quot;:&quot;https://github.com/citation-style-language/schema/raw/master/csl-citation.json&quot;,&quot;citationID&quot;:&quot;dlcpzcwe&quot;} RNDuiklntzyca"/>&lt;Do Zotero Refresh: [@gamma_design_1995]&gt;<text:reference-mark-end text:name="ZOTERO_ITEM CSL_CITATION {&quot;properties&quot;:{&quot;formattedCitation&quot;:&quot;[@gamma_design_1995]&quot;,&quot;noteIndex&quot;:0},&quot;citationItems&quot;:[{&quot;uri&quot;:[&quot;http://zotero.org/users/1913249/items/6QPK4CLR&quot;],&quot;uris&quot;:[&quot;http://zotero.org/users/1913249/items/6QPK4CLR&quot;],&quot;suffix&quot;:&quot;&quot;,&quot;id&quot;:3100,&quot;itemData&quot;:{&quot;author&quot;:[{&quot;given&quot;:&quot;Erich&quot;,&quot;family&quot;:&quot;Gamma&quot;},{&quot;given&quot;:&quot;Ralph&quot;,&quot;family&quot;:&quot;Johnson&quot;},{&quot;given&quot;:&quot;John&quot;,&quot;family&quot;:&quot;Vlissides&quot;},{&quot;given&quot;:&quot;Richard&quot;,&quot;family&quot;:&quot;Helm&quot;}],&quot;id&quot;:&quot;gamma_design_1995&quot;,&quot;issued&quot;:{&quot;date-parts&quot;:[[1995]]},&quot;citation-key&quot;:&quot;gamma_design_1995&quot;,&quot;type&quot;:&quot;book&quot;,&quot;publisher&quot;:&quot;Addison-Wesley&quot;,&quot;title&quot;:&quot;Design patterns: elements of reusable object-oriented software&quot;},&quot;prefix&quot;:&quot;&quot;}],&quot;schema&quot;:&quot;https://github.com/citation-style-language/schema/raw/master/csl-citation.json&quot;,&quot;citationID&quot;:&quot;dlcpzcwe&quot;} RNDuiklntzyca"/>, and has also been adopted by game designers <text:reference-mark-start text:name="ZOTERO_ITEM CSL_CITATION {&quot;properties&quot;:{&quot;formattedCitation&quot;:&quot;[@bjork_patterns_2005]&quot;,&quot;noteIndex&quot;:0},&quot;citationItems&quot;:[{&quot;uri&quot;:[&quot;http://zotero.org/users/1913249/items/APVZF8QA&quot;],&quot;uris&quot;:[&quot;http://zotero.org/users/1913249/items/APVZF8QA&quot;],&quot;suffix&quot;:&quot;&quot;,&quot;id&quot;:3102,&quot;itemData&quot;:{&quot;author&quot;:[{&quot;given&quot;:&quot;Staffan&quot;,&quot;family&quot;:&quot;Bjork&quot;},{&quot;given&quot;:&quot;Jussi&quot;,&quot;family&quot;:&quot;Holopainen&quot;}],&quot;type&quot;:&quot;book&quot;,&quot;issued&quot;:{&quot;date-parts&quot;:[[2005]]},&quot;citation-key&quot;:&quot;bjork_patterns_2005&quot;,&quot;ISBN&quot;:&quot;978-1-58450-354-5&quot;,&quot;publisher&quot;:&quot;Charles River Media&quot;,&quot;event-place&quot;:&quot;Hingham, Mass&quot;,&quot;publisher-place&quot;:&quot;Hingham, Mass&quot;,&quot;number-of-pages&quot;:&quot;423&quot;,&quot;id&quot;:&quot;bjork_patterns_2005&quot;,&quot;title&quot;:&quot;Patterns in game design&quot;,&quot;source&quot;:&quot;Library of Congress ISBN&quot;,&quot;edition&quot;:&quot;1st ed&quot;,&quot;language&quot;:&quot;en&quot;,&quot;collection-title&quot;:&quot;Charles River Media game development series&quot;,&quot;call-number&quot;:&quot;QA76.76.C672 B56 2005&quot;},&quot;prefix&quot;:&quot;&quot;}],&quot;schema&quot;:&quot;https://github.com/citation-style-language/schema/raw/master/csl-citation.json&quot;,&quot;citationID&quot;:&quot;bxxbkefu&quot;} RNDqblklpvofu"/>&lt;Do Zotero Refresh: [@bjork_patterns_2005]&gt;<text:reference-mark-end text:name="ZOTERO_ITEM CSL_CITATION {&quot;properties&quot;:{&quot;formattedCitation&quot;:&quot;[@bjork_patterns_2005]&quot;,&quot;noteIndex&quot;:0},&quot;citationItems&quot;:[{&quot;uri&quot;:[&quot;http://zotero.org/users/1913249/items/APVZF8QA&quot;],&quot;uris&quot;:[&quot;http://zotero.org/users/1913249/items/APVZF8QA&quot;],&quot;suffix&quot;:&quot;&quot;,&quot;id&quot;:3102,&quot;itemData&quot;:{&quot;author&quot;:[{&quot;given&quot;:&quot;Staffan&quot;,&quot;family&quot;:&quot;Bjork&quot;},{&quot;given&quot;:&quot;Jussi&quot;,&quot;family&quot;:&quot;Holopainen&quot;}],&quot;type&quot;:&quot;book&quot;,&quot;issued&quot;:{&quot;date-parts&quot;:[[2005]]},&quot;citation-key&quot;:&quot;bjork_patterns_2005&quot;,&quot;ISBN&quot;:&quot;978-1-58450-354-5&quot;,&quot;publisher&quot;:&quot;Charles River Media&quot;,&quot;event-place&quot;:&quot;Hingham, Mass&quot;,&quot;publisher-place&quot;:&quot;Hingham, Mass&quot;,&quot;number-of-pages&quot;:&quot;423&quot;,&quot;id&quot;:&quot;bjork_patterns_2005&quot;,&quot;title&quot;:&quot;Patterns in game design&quot;,&quot;source&quot;:&quot;Library of Congress ISBN&quot;,&quot;edition&quot;:&quot;1st ed&quot;,&quot;language&quot;:&quot;en&quot;,&quot;collection-title&quot;:&quot;Charles River Media game development series&quot;,&quot;call-number&quot;:&quot;QA76.76.C672 B56 2005&quot;},&quot;prefix&quot;:&quot;&quot;}],&quot;schema&quot;:&quot;https://github.com/citation-style-language/schema/raw/master/csl-citation.json&quot;,&quot;citationID&quot;:&quot;bxxbkefu&quot;} RNDqblklpvofu"/>.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properties&quot;:{&quot;formattedCitation&quot;:&quot;[@azimullah_evaluating_2020; @da_cruz_silva_fostering_2019]&quot;,&quot;noteIndex&quot;:0},&quot;citationItems&quot;:[{&quot;uri&quot;:[&quot;http://zotero.org/users/1913249/items/V3M39TJK&quot;],&quot;uris&quot;:[&quot;http://zotero.org/users/1913249/items/V3M39TJK&quot;],&quot;suffix&quot;:&quot;&quot;,&quot;id&quot;:3097,&quot;itemData&quot;:{&quot;page&quot;:&quot;167–176&quot;,&quot;URL&quot;:&quot;http://doi.org/10.1145/3373165.3373184&quot;,&quot;id&quot;:&quot;azimullah_evaluating_2020&quot;,&quot;DOI&quot;:&quot;10.1145/3373165.3373184&quot;,&quot;author&quot;:[{&quot;given&quot;:&quot;Zain&quot;,&quot;family&quot;:&quot;Azimullah&quot;},{&quot;given&quot;:&quot;Young Sun&quot;,&quot;family&quot;:&quot;An&quot;},{&quot;given&quot;:&quot;Paul&quot;,&quot;family&quot;:&quot;Denny&quot;}],&quot;container-title&quot;:&quot;Proceedings of the Twenty-Second Australasian Computing Education Conference&quot;,&quot;issued&quot;:{&quot;date-parts&quot;:[[2020,2,3]]},&quot;title&quot;:&quot;Evaluating an Interactive Tool for Teaching Design Patterns&quot;,&quot;ISBN&quot;:&quot;978-1-4503-7686-0&quot;,&quot;publisher&quot;:&quot;Association for Computing Machinery&quot;,&quot;event-place&quot;:&quot;Melbourne, VIC, Australia&quot;,&quot;publisher-place&quot;:&quot;Melbourne, VIC, Australia&quot;,&quot;type&quot;:&quot;paper-conference&quot;,&quot;citation-key&quot;:&quot;azimullah_evaluating_2020&quot;,&quot;accessed&quot;:{&quot;date-parts&quot;:[[2020,3,4]]},&quot;source&quot;:&quot;ACM Digital Library&quot;,&quot;collection-title&quot;:&quot;ACE'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refix&quot;:&quot;&quot;},{&quot;uri&quot;:[&quot;http://zotero.org/users/1913249/items/7JBLC69Q&quot;],&quot;uris&quot;:[&quot;http://zotero.org/users/1913249/items/7JBLC69Q&quot;],&quot;suffix&quot;:&quot;&quot;,&quot;id&quot;:3096,&quot;itemData&quot;:{&quot;page&quot;:&quot;168–177&quot;,&quot;URL&quot;:&quot;http://doi.org/10.1145/3364641.3364660&quot;,&quot;id&quot;:&quot;da_cruz_silva_fostering_2019&quot;,&quot;DOI&quot;:&quot;10.1145/3364641.3364660&quot;,&quot;author&quot;:[{&quot;family&quot;:&quot;Cruz Silva&quot;,&quot;given&quot;:&quot;Diogo Soares&quot;,&quot;non-dropping-particle&quot;:&quot;da&quot;},{&quot;given&quot;:&quot;Marcelo&quot;,&quot;family&quot;:&quot;Schots&quot;},{&quot;given&quot;:&quot;Leticia&quot;,&quot;family&quot;:&quot;Duboc&quot;}],&quot;container-title&quot;:&quot;Proceedings of the XVIII Brazilian Symposium on Software Quality&quot;,&quot;issued&quot;:{&quot;date-parts&quot;:[[2019,10,28]]},&quot;title&quot;:&quot;Fostering Design Patterns Education: An Exemplar Inspired in the Angry Birds Game Franchise&quot;,&quot;ISBN&quot;:&quot;978-1-4503-7282-4&quot;,&quot;publisher&quot;:&quot;Association for Computing Machinery&quot;,&quot;event-place&quot;:&quot;Fortaleza, Brazil&quot;,&quot;publisher-place&quot;:&quot;Fortaleza, Brazil&quot;,&quot;type&quot;:&quot;paper-conference&quot;,&quot;title-short&quot;:&quot;Fostering Design Patterns Education&quot;,&quot;citation-key&quot;:&quot;da_cruz_silva_fostering_2019&quot;,&quot;accessed&quot;:{&quot;date-parts&quot;:[[2020,3,4]]},&quot;source&quot;:&quot;ACM Digital Library&quot;,&quot;collection-title&quot;:&quot;SBQS'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refix&quot;:&quot;&quot;}],&quot;schema&quot;:&quot;https://github.com/citation-style-language/schema/raw/master/csl-citation.json&quot;,&quot;citationID&quot;:&quot;rbzmjjyx&quot;} RNDcxwexycvzn"/>&lt;Do Zotero Refresh: [@azimullah_evaluating_2020; @da_cruz_silva_fostering_2019]&gt;<text:reference-mark-end text:name="ZOTERO_ITEM CSL_CITATION {&quot;properties&quot;:{&quot;formattedCitation&quot;:&quot;[@azimullah_evaluating_2020; @da_cruz_silva_fostering_2019]&quot;,&quot;noteIndex&quot;:0},&quot;citationItems&quot;:[{&quot;uri&quot;:[&quot;http://zotero.org/users/1913249/items/V3M39TJK&quot;],&quot;uris&quot;:[&quot;http://zotero.org/users/1913249/items/V3M39TJK&quot;],&quot;suffix&quot;:&quot;&quot;,&quot;id&quot;:3097,&quot;itemData&quot;:{&quot;page&quot;:&quot;167–176&quot;,&quot;URL&quot;:&quot;http://doi.org/10.1145/3373165.3373184&quot;,&quot;id&quot;:&quot;azimullah_evaluating_2020&quot;,&quot;DOI&quot;:&quot;10.1145/3373165.3373184&quot;,&quot;author&quot;:[{&quot;given&quot;:&quot;Zain&quot;,&quot;family&quot;:&quot;Azimullah&quot;},{&quot;given&quot;:&quot;Young Sun&quot;,&quot;family&quot;:&quot;An&quot;},{&quot;given&quot;:&quot;Paul&quot;,&quot;family&quot;:&quot;Denny&quot;}],&quot;container-title&quot;:&quot;Proceedings of the Twenty-Second Australasian Computing Education Conference&quot;,&quot;issued&quot;:{&quot;date-parts&quot;:[[2020,2,3]]},&quot;title&quot;:&quot;Evaluating an Interactive Tool for Teaching Design Patterns&quot;,&quot;ISBN&quot;:&quot;978-1-4503-7686-0&quot;,&quot;publisher&quot;:&quot;Association for Computing Machinery&quot;,&quot;event-place&quot;:&quot;Melbourne, VIC, Australia&quot;,&quot;publisher-place&quot;:&quot;Melbourne, VIC, Australia&quot;,&quot;type&quot;:&quot;paper-conference&quot;,&quot;citation-key&quot;:&quot;azimullah_evaluating_2020&quot;,&quot;accessed&quot;:{&quot;date-parts&quot;:[[2020,3,4]]},&quot;source&quot;:&quot;ACM Digital Library&quot;,&quot;collection-title&quot;:&quot;ACE'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refix&quot;:&quot;&quot;},{&quot;uri&quot;:[&quot;http://zotero.org/users/1913249/items/7JBLC69Q&quot;],&quot;uris&quot;:[&quot;http://zotero.org/users/1913249/items/7JBLC69Q&quot;],&quot;suffix&quot;:&quot;&quot;,&quot;id&quot;:3096,&quot;itemData&quot;:{&quot;page&quot;:&quot;168–177&quot;,&quot;URL&quot;:&quot;http://doi.org/10.1145/3364641.3364660&quot;,&quot;id&quot;:&quot;da_cruz_silva_fostering_2019&quot;,&quot;DOI&quot;:&quot;10.1145/3364641.3364660&quot;,&quot;author&quot;:[{&quot;family&quot;:&quot;Cruz Silva&quot;,&quot;given&quot;:&quot;Diogo Soares&quot;,&quot;non-dropping-particle&quot;:&quot;da&quot;},{&quot;given&quot;:&quot;Marcelo&quot;,&quot;family&quot;:&quot;Schots&quot;},{&quot;given&quot;:&quot;Leticia&quot;,&quot;family&quot;:&quot;Duboc&quot;}],&quot;container-title&quot;:&quot;Proceedings of the XVIII Brazilian Symposium on Software Quality&quot;,&quot;issued&quot;:{&quot;date-parts&quot;:[[2019,10,28]]},&quot;title&quot;:&quot;Fostering Design Patterns Education: An Exemplar Inspired in the Angry Birds Game Franchise&quot;,&quot;ISBN&quot;:&quot;978-1-4503-7282-4&quot;,&quot;publisher&quot;:&quot;Association for Computing Machinery&quot;,&quot;event-place&quot;:&quot;Fortaleza, Brazil&quot;,&quot;publisher-place&quot;:&quot;Fortaleza, Brazil&quot;,&quot;type&quot;:&quot;paper-conference&quot;,&quot;title-short&quot;:&quot;Fostering Design Patterns Education&quot;,&quot;citation-key&quot;:&quot;da_cruz_silva_fostering_2019&quot;,&quot;accessed&quot;:{&quot;date-parts&quot;:[[2020,3,4]]},&quot;source&quot;:&quot;ACM Digital Library&quot;,&quot;collection-title&quot;:&quot;SBQS'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refix&quot;:&quot;&quot;}],&quot;schema&quot;:&quot;https://github.com/citation-style-language/schema/raw/master/csl-citation.json&quot;,&quot;citationID&quot;:&quot;rbzmjjyx&quot;} RNDcxwexycvzn"/></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properties&quot;:{&quot;formattedCitation&quot;:&quot;[-@eriksson_using_2019]&quot;,&quot;noteIndex&quot;:0},&quot;citationItems&quot;:[{&quot;suppress-author&quot;:true,&quot;itemData&quot;:{&quot;event-title&quot;:&quot;IDC '19: Interaction Design and Children&quot;,&quot;page&quot;:&quot;15-25&quot;,&quot;URL&quot;:&quot;https://dl.acm.org/doi/10.1145/3311927.3323155&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issued&quot;:{&quot;date-parts&quot;:[[2019,6,12]]},&quot;title&quot;:&quot;Using Gameplay Design Patterns with Children in the Redesign of a Collaborative Co-located Game&quot;,&quot;ISBN&quot;:&quot;978-1-4503-6690-8&quot;,&quot;publisher&quot;:&quot;ACM&quot;,&quot;event-place&quot;:&quot;Boise ID USA&quot;,&quot;publisher-place&quot;:&quot;Boise ID USA&quot;,&quot;type&quot;:&quot;paper-conference&quot;,&quot;accessed&quot;:{&quot;date-parts&quot;:[[2022,8,9]]},&quot;citation-key&quot;:&quot;eriksson_using_2019&quot;,&quot;source&quot;:&quot;DOI.org (Crossref)&quot;,&quot;DOI&quot;:&quot;10.1145/3311927.3323155&quot;},&quot;uris&quot;:[&quot;http://zotero.org/users/1913249/items/YJKSC8LM&quot;],&quot;suffix&quot;:&quot;&quot;,&quot;uri&quot;:[&quot;http://zotero.org/users/1913249/items/YJKSC8LM&quot;],&quot;id&quot;:3745,&quot;prefix&quot;:&quot;&quot;}],&quot;schema&quot;:&quot;https://github.com/citation-style-language/schema/raw/master/csl-citation.json&quot;,&quot;citationID&quot;:&quot;jwhoryqq&quot;} RNDlazjycguhe"/>&lt;Do Zotero Refresh: [-@eriksson_using_2019]&gt;<text:reference-mark-end text:name="ZOTERO_ITEM CSL_CITATION {&quot;properties&quot;:{&quot;formattedCitation&quot;:&quot;[-@eriksson_using_2019]&quot;,&quot;noteIndex&quot;:0},&quot;citationItems&quot;:[{&quot;suppress-author&quot;:true,&quot;itemData&quot;:{&quot;event-title&quot;:&quot;IDC '19: Interaction Design and Children&quot;,&quot;page&quot;:&quot;15-25&quot;,&quot;URL&quot;:&quot;https://dl.acm.org/doi/10.1145/3311927.3323155&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container-title&quot;:&quot;Proceedings of the 18th ACM International Conference on Interaction Design and Children&quot;,&quot;issued&quot;:{&quot;date-parts&quot;:[[2019,6,12]]},&quot;title&quot;:&quot;Using Gameplay Design Patterns with Children in the Redesign of a Collaborative Co-located Game&quot;,&quot;ISBN&quot;:&quot;978-1-4503-6690-8&quot;,&quot;publisher&quot;:&quot;ACM&quot;,&quot;event-place&quot;:&quot;Boise ID USA&quot;,&quot;publisher-place&quot;:&quot;Boise ID USA&quot;,&quot;type&quot;:&quot;paper-conference&quot;,&quot;accessed&quot;:{&quot;date-parts&quot;:[[2022,8,9]]},&quot;citation-key&quot;:&quot;eriksson_using_2019&quot;,&quot;source&quot;:&quot;DOI.org (Crossref)&quot;,&quot;DOI&quot;:&quot;10.1145/3311927.3323155&quot;},&quot;uris&quot;:[&quot;http://zotero.org/users/1913249/items/YJKSC8LM&quot;],&quot;suffix&quot;:&quot;&quot;,&quot;uri&quot;:[&quot;http://zotero.org/users/1913249/items/YJKSC8LM&quot;],&quot;id&quot;:3745,&quot;prefix&quot;:&quot;&quot;}],&quot;schema&quot;:&quot;https://github.com/citation-style-language/schema/raw/master/csl-citation.json&quot;,&quot;citationID&quot;:&quot;jwhoryqq&quot;} RNDlazjycguhe"/>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properties&quot;:{&quot;formattedCitation&quot;:&quot;[@bjork_patterns_2005]&quot;,&quot;noteIndex&quot;:0},&quot;citationItems&quot;:[{&quot;uri&quot;:[&quot;http://zotero.org/users/1913249/items/APVZF8QA&quot;],&quot;uris&quot;:[&quot;http://zotero.org/users/1913249/items/APVZF8QA&quot;],&quot;suffix&quot;:&quot;&quot;,&quot;id&quot;:3102,&quot;itemData&quot;:{&quot;author&quot;:[{&quot;given&quot;:&quot;Staffan&quot;,&quot;family&quot;:&quot;Bjork&quot;},{&quot;given&quot;:&quot;Jussi&quot;,&quot;family&quot;:&quot;Holopainen&quot;}],&quot;type&quot;:&quot;book&quot;,&quot;issued&quot;:{&quot;date-parts&quot;:[[2005]]},&quot;citation-key&quot;:&quot;bjork_patterns_2005&quot;,&quot;ISBN&quot;:&quot;978-1-58450-354-5&quot;,&quot;publisher&quot;:&quot;Charles River Media&quot;,&quot;event-place&quot;:&quot;Hingham, Mass&quot;,&quot;publisher-place&quot;:&quot;Hingham, Mass&quot;,&quot;number-of-pages&quot;:&quot;423&quot;,&quot;id&quot;:&quot;bjork_patterns_2005&quot;,&quot;title&quot;:&quot;Patterns in game design&quot;,&quot;source&quot;:&quot;Library of Congress ISBN&quot;,&quot;edition&quot;:&quot;1st ed&quot;,&quot;language&quot;:&quot;en&quot;,&quot;collection-title&quot;:&quot;Charles River Media game development series&quot;,&quot;call-number&quot;:&quot;QA76.76.C672 B56 2005&quot;},&quot;prefix&quot;:&quot;&quot;}],&quot;schema&quot;:&quot;https://github.com/citation-style-language/schema/raw/master/csl-citation.json&quot;,&quot;citationID&quot;:&quot;sjasxaxe&quot;} RNDqdyrwhoevf"/>&lt;Do Zotero Refresh: [@bjork_patterns_2005]&gt;<text:reference-mark-end text:name="ZOTERO_ITEM CSL_CITATION {&quot;properties&quot;:{&quot;formattedCitation&quot;:&quot;[@bjork_patterns_2005]&quot;,&quot;noteIndex&quot;:0},&quot;citationItems&quot;:[{&quot;uri&quot;:[&quot;http://zotero.org/users/1913249/items/APVZF8QA&quot;],&quot;uris&quot;:[&quot;http://zotero.org/users/1913249/items/APVZF8QA&quot;],&quot;suffix&quot;:&quot;&quot;,&quot;id&quot;:3102,&quot;itemData&quot;:{&quot;author&quot;:[{&quot;given&quot;:&quot;Staffan&quot;,&quot;family&quot;:&quot;Bjork&quot;},{&quot;given&quot;:&quot;Jussi&quot;,&quot;family&quot;:&quot;Holopainen&quot;}],&quot;type&quot;:&quot;book&quot;,&quot;issued&quot;:{&quot;date-parts&quot;:[[2005]]},&quot;citation-key&quot;:&quot;bjork_patterns_2005&quot;,&quot;ISBN&quot;:&quot;978-1-58450-354-5&quot;,&quot;publisher&quot;:&quot;Charles River Media&quot;,&quot;event-place&quot;:&quot;Hingham, Mass&quot;,&quot;publisher-place&quot;:&quot;Hingham, Mass&quot;,&quot;number-of-pages&quot;:&quot;423&quot;,&quot;id&quot;:&quot;bjork_patterns_2005&quot;,&quot;title&quot;:&quot;Patterns in game design&quot;,&quot;source&quot;:&quot;Library of Congress ISBN&quot;,&quot;edition&quot;:&quot;1st ed&quot;,&quot;language&quot;:&quot;en&quot;,&quot;collection-title&quot;:&quot;Charles River Media game development series&quot;,&quot;call-number&quot;:&quot;QA76.76.C672 B56 2005&quot;},&quot;prefix&quot;:&quot;&quot;}],&quot;schema&quot;:&quot;https://github.com/citation-style-language/schema/raw/master/csl-citation.json&quot;,&quot;citationID&quot;:&quot;sjasxaxe&quot;} RNDqdyrwhoevf"/>.</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concepts-of-design-patterns-and-game-design-patterns"/>Using concepts of design patterns and game design patterns<text:bookmark-end text:name="using-concepts-of-design-patterns-and-game-design-patterns"/></text:h>
      <text:p text:style-name="First_20_paragraph">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properties&quot;:{&quot;formattedCitation&quot;:&quot;[@werner_fairy_2012]&quot;,&quot;noteIndex&quot;:0},&quot;citationItems&quot;:[{&quot;uri&quot;:[&quot;http://zotero.org/users/1913249/items/KKV74Q7K&quot;],&quot;uris&quot;:[&quot;http://zotero.org/users/1913249/items/KKV74Q7K&quot;],&quot;suffix&quot;:&quot;&quot;,&quot;id&quot;:2727,&quot;itemData&quot;:{&quot;page&quot;:&quot;215–220&quot;,&quot;URL&quot;:&quot;http://doi.acm.org/10.1145/2157136.2157200&quot;,&quot;id&quot;:&quot;werner_fairy_2012&quot;,&quot;DOI&quot;:&quot;10.1145/2157136.2157200&quot;,&quot;author&quot;:[{&quot;given&quot;:&quot;Linda&quot;,&quot;family&quot;:&quot;Werner&quot;},{&quot;given&quot;:&quot;Jill&quot;,&quot;family&quot;:&quot;Denner&quot;},{&quot;given&quot;:&quot;Shannon&quot;,&quot;family&quot;:&quot;Campe&quot;},{&quot;given&quot;:&quot;Damon Chizuru&quot;,&quot;family&quot;:&quot;Kawamoto&quot;}],&quot;container-title&quot;:&quot;Proceedings of the 43rd ACM Technical Symposium on Computer Science Education&quot;,&quot;issued&quot;:{&quot;date-parts&quot;:[[2012]]},&quot;title&quot;:&quot;The Fairy Performance Assessment: Measuring Computational Thinking in Middle School&quot;,&quot;ISBN&quot;:&quot;978-1-4503-1098-7&quot;,&quot;publisher&quot;:&quot;ACM&quot;,&quot;event-place&quot;:&quot;New York, NY, USA&quot;,&quot;publisher-place&quot;:&quot;New York, NY, USA&quot;,&quot;type&quot;:&quot;paper-conference&quot;,&quot;title-short&quot;:&quot;The Fairy Performance Assessment&quot;,&quot;citation-key&quot;:&quot;werner_fairy_2012&quot;,&quot;accessed&quot;:{&quot;date-parts&quot;:[[2018,9,16]]},&quot;source&quot;:&quot;ACM Digital Library&quot;,&quot;collection-title&quot;:&quot;SIGCSE '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refix&quot;:&quot;&quot;}],&quot;schema&quot;:&quot;https://github.com/citation-style-language/schema/raw/master/csl-citation.json&quot;,&quot;citationID&quot;:&quot;clwolwxk&quot;} RNDyeegjxqjqn"/>&lt;Do Zotero Refresh: [@werner_fairy_2012]&gt;<text:reference-mark-end text:name="ZOTERO_ITEM CSL_CITATION {&quot;properties&quot;:{&quot;formattedCitation&quot;:&quot;[@werner_fairy_2012]&quot;,&quot;noteIndex&quot;:0},&quot;citationItems&quot;:[{&quot;uri&quot;:[&quot;http://zotero.org/users/1913249/items/KKV74Q7K&quot;],&quot;uris&quot;:[&quot;http://zotero.org/users/1913249/items/KKV74Q7K&quot;],&quot;suffix&quot;:&quot;&quot;,&quot;id&quot;:2727,&quot;itemData&quot;:{&quot;page&quot;:&quot;215–220&quot;,&quot;URL&quot;:&quot;http://doi.acm.org/10.1145/2157136.2157200&quot;,&quot;id&quot;:&quot;werner_fairy_2012&quot;,&quot;DOI&quot;:&quot;10.1145/2157136.2157200&quot;,&quot;author&quot;:[{&quot;given&quot;:&quot;Linda&quot;,&quot;family&quot;:&quot;Werner&quot;},{&quot;given&quot;:&quot;Jill&quot;,&quot;family&quot;:&quot;Denner&quot;},{&quot;given&quot;:&quot;Shannon&quot;,&quot;family&quot;:&quot;Campe&quot;},{&quot;given&quot;:&quot;Damon Chizuru&quot;,&quot;family&quot;:&quot;Kawamoto&quot;}],&quot;container-title&quot;:&quot;Proceedings of the 43rd ACM Technical Symposium on Computer Science Education&quot;,&quot;issued&quot;:{&quot;date-parts&quot;:[[2012]]},&quot;title&quot;:&quot;The Fairy Performance Assessment: Measuring Computational Thinking in Middle School&quot;,&quot;ISBN&quot;:&quot;978-1-4503-1098-7&quot;,&quot;publisher&quot;:&quot;ACM&quot;,&quot;event-place&quot;:&quot;New York, NY, USA&quot;,&quot;publisher-place&quot;:&quot;New York, NY, USA&quot;,&quot;type&quot;:&quot;paper-conference&quot;,&quot;title-short&quot;:&quot;The Fairy Performance Assessment&quot;,&quot;citation-key&quot;:&quot;werner_fairy_2012&quot;,&quot;accessed&quot;:{&quot;date-parts&quot;:[[2018,9,16]]},&quot;source&quot;:&quot;ACM Digital Library&quot;,&quot;collection-title&quot;:&quot;SIGCSE '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refix&quot;:&quot;&quot;}],&quot;schema&quot;:&quot;https://github.com/citation-style-language/schema/raw/master/csl-citation.json&quot;,&quot;citationID&quot;:&quot;clwolwxk&quot;} RNDyeegjxqjqn"/>. The results - a limited use of standard CT concepts by students - led them to also investigate the use of students of game mechanics as well as more traditional CS constructions <text:reference-mark-start text:name="ZOTERO_ITEM CSL_CITATION {&quot;properties&quot;:{&quot;formattedCitation&quot;:&quot;[@werner_children_2012]&quot;,&quot;noteIndex&quot;:0},&quot;citationItems&quot;:[{&quot;uri&quot;:[&quot;http://zotero.org/users/1913249/items/GCEGTU8X&quot;],&quot;uris&quot;:[&quot;http://zotero.org/users/1913249/items/GCEGTU8X&quot;],&quot;suffix&quot;:&quot;&quot;,&quot;id&quot;:8716,&quot;itemData&quot;:{&quot;page&quot;:&quot;427–432&quot;,&quot;URL&quot;:&quot;https://dl.acm.org/doi/10.1145/2157136.2157263&quot;,&quot;id&quot;:&quot;werner_children_2012&quot;,&quot;DOI&quot;:&quot;10.1145/2157136.2157263&quot;,&quot;author&quot;:[{&quot;given&quot;:&quot;Linda&quot;,&quot;family&quot;:&quot;Werner&quot;},{&quot;given&quot;:&quot;Shannon&quot;,&quot;family&quot;:&quot;Campe&quot;},{&quot;given&quot;:&quot;Jill&quot;,&quot;family&quot;:&quot;Denner&quot;}],&quot;container-title&quot;:&quot;Proceedings of the 43rd ACM technical symposium on Computer Science Education&quot;,&quot;issued&quot;:{&quot;date-parts&quot;:[[2012,2,29]]},&quot;title&quot;:&quot;Children learning computer science concepts via Alice game-programming&quot;,&quot;ISBN&quot;:&quot;978-1-4503-1098-7&quot;,&quot;publisher&quot;:&quot;Association for Computing Machinery&quot;,&quot;event-place&quot;:&quot;New York, NY, USA&quot;,&quot;publisher-place&quot;:&quot;New York, NY, USA&quot;,&quot;type&quot;:&quot;paper-conference&quot;,&quot;citation-key&quot;:&quot;werner_children_2012&quot;,&quot;accessed&quot;:{&quot;date-parts&quot;:[[2023,6,13]]},&quot;source&quot;:&quot;ACM Digital Library&quot;,&quot;collection-title&quot;:&quot;SIGCSE '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refix&quot;:&quot;&quot;}],&quot;schema&quot;:&quot;https://github.com/citation-style-language/schema/raw/master/csl-citation.json&quot;,&quot;citationID&quot;:&quot;jnsaqqsn&quot;} RNDxgrsmueiiq"/>&lt;Do Zotero Refresh: [@werner_children_2012]&gt;<text:reference-mark-end text:name="ZOTERO_ITEM CSL_CITATION {&quot;properties&quot;:{&quot;formattedCitation&quot;:&quot;[@werner_children_2012]&quot;,&quot;noteIndex&quot;:0},&quot;citationItems&quot;:[{&quot;uri&quot;:[&quot;http://zotero.org/users/1913249/items/GCEGTU8X&quot;],&quot;uris&quot;:[&quot;http://zotero.org/users/1913249/items/GCEGTU8X&quot;],&quot;suffix&quot;:&quot;&quot;,&quot;id&quot;:8716,&quot;itemData&quot;:{&quot;page&quot;:&quot;427–432&quot;,&quot;URL&quot;:&quot;https://dl.acm.org/doi/10.1145/2157136.2157263&quot;,&quot;id&quot;:&quot;werner_children_2012&quot;,&quot;DOI&quot;:&quot;10.1145/2157136.2157263&quot;,&quot;author&quot;:[{&quot;given&quot;:&quot;Linda&quot;,&quot;family&quot;:&quot;Werner&quot;},{&quot;given&quot;:&quot;Shannon&quot;,&quot;family&quot;:&quot;Campe&quot;},{&quot;given&quot;:&quot;Jill&quot;,&quot;family&quot;:&quot;Denner&quot;}],&quot;container-title&quot;:&quot;Proceedings of the 43rd ACM technical symposium on Computer Science Education&quot;,&quot;issued&quot;:{&quot;date-parts&quot;:[[2012,2,29]]},&quot;title&quot;:&quot;Children learning computer science concepts via Alice game-programming&quot;,&quot;ISBN&quot;:&quot;978-1-4503-1098-7&quot;,&quot;publisher&quot;:&quot;Association for Computing Machinery&quot;,&quot;event-place&quot;:&quot;New York, NY, USA&quot;,&quot;publisher-place&quot;:&quot;New York, NY, USA&quot;,&quot;type&quot;:&quot;paper-conference&quot;,&quot;citation-key&quot;:&quot;werner_children_2012&quot;,&quot;accessed&quot;:{&quot;date-parts&quot;:[[2023,6,13]]},&quot;source&quot;:&quot;ACM Digital Library&quot;,&quot;collection-title&quot;:&quot;SIGCSE '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refix&quot;:&quot;&quot;}],&quot;schema&quot;:&quot;https://github.com/citation-style-language/schema/raw/master/csl-citation.json&quot;,&quot;citationID&quot;:&quot;jnsaqqsn&quot;} RNDxgrsmueiiq"/>. They began to identify use of design patterns and then combination of those patterns into large game mechanics.</text:p>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properties&quot;:{&quot;formattedCitation&quot;:&quot;[@hoyles_pedagogy_1992]&quot;,&quot;noteIndex&quot;:0},&quot;citationItems&quot;:[{&quot;uri&quot;:[&quot;http://zotero.org/users/1913249/items/UHLQKVL8&quot;],&quot;uris&quot;:[&quot;http://zotero.org/users/1913249/items/UHLQKVL8&quot;],&quot;suffix&quot;:&quot;&quot;,&quot;id&quot;:8701,&quot;itemData&quot;:{&quot;volume&quot;:&quot;23&quot;,&quot;issue&quot;:&quot;1&quot;,&quot;page&quot;:&quot;31-57&quot;,&quot;URL&quot;:&quot;https://doi.org/10.1007/BF00302313&quot;,&quot;id&quot;:&quot;hoyles_pedagogy_1992&quot;,&quot;DOI&quot;:&quot;10.1007/BF00302313&quot;,&quot;author&quot;:[{&quot;given&quot;:&quot;Celia&quot;,&quot;family&quot;:&quot;Hoyles&quot;},{&quot;given&quot;:&quot;Richard&quot;,&quot;family&quot;:&quot;Noss&quot;}],&quot;container-title&quot;:&quot;Educational Studies in Mathematics&quot;,&quot;issued&quot;:{&quot;date-parts&quot;:[[1992,2,1]]},&quot;title&quot;:&quot;A pedagogy for mathematical microworlds&quot;,&quot;type&quot;:&quot;article-journal&quot;,&quot;ISSN&quot;:&quot;1573-0816&quot;,&quot;container-title-short&quot;:&quot;Educ Stud Math&quot;,&quot;citation-key&quot;:&quot;hoyles_pedagogy_1992&quot;,&quot;accessed&quot;:{&quot;date-parts&quot;:[[2023,6,12]]},&quot;source&quot;:&quot;Springer Link&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refix&quot;:&quot;&quot;}],&quot;schema&quot;:&quot;https://github.com/citation-style-language/schema/raw/master/csl-citation.json&quot;,&quot;citationID&quot;:&quot;egadkfku&quot;} RNDdadtnngfox"/>&lt;Do Zotero Refresh: [@hoyles_pedagogy_1992]&gt;<text:reference-mark-end text:name="ZOTERO_ITEM CSL_CITATION {&quot;properties&quot;:{&quot;formattedCitation&quot;:&quot;[@hoyles_pedagogy_1992]&quot;,&quot;noteIndex&quot;:0},&quot;citationItems&quot;:[{&quot;uri&quot;:[&quot;http://zotero.org/users/1913249/items/UHLQKVL8&quot;],&quot;uris&quot;:[&quot;http://zotero.org/users/1913249/items/UHLQKVL8&quot;],&quot;suffix&quot;:&quot;&quot;,&quot;id&quot;:8701,&quot;itemData&quot;:{&quot;volume&quot;:&quot;23&quot;,&quot;issue&quot;:&quot;1&quot;,&quot;page&quot;:&quot;31-57&quot;,&quot;URL&quot;:&quot;https://doi.org/10.1007/BF00302313&quot;,&quot;id&quot;:&quot;hoyles_pedagogy_1992&quot;,&quot;DOI&quot;:&quot;10.1007/BF00302313&quot;,&quot;author&quot;:[{&quot;given&quot;:&quot;Celia&quot;,&quot;family&quot;:&quot;Hoyles&quot;},{&quot;given&quot;:&quot;Richard&quot;,&quot;family&quot;:&quot;Noss&quot;}],&quot;container-title&quot;:&quot;Educational Studies in Mathematics&quot;,&quot;issued&quot;:{&quot;date-parts&quot;:[[1992,2,1]]},&quot;title&quot;:&quot;A pedagogy for mathematical microworlds&quot;,&quot;type&quot;:&quot;article-journal&quot;,&quot;ISSN&quot;:&quot;1573-0816&quot;,&quot;container-title-short&quot;:&quot;Educ Stud Math&quot;,&quot;citation-key&quot;:&quot;hoyles_pedagogy_1992&quot;,&quot;accessed&quot;:{&quot;date-parts&quot;:[[2023,6,12]]},&quot;source&quot;:&quot;Springer Link&quot;,&quot;language&quot;:&quot;en&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refix&quot;:&quot;&quot;}],&quot;schema&quot;:&quot;https://github.com/citation-style-language/schema/raw/master/csl-citation.json&quot;,&quot;citationID&quot;:&quot;egadkfku&quot;} RNDdadtnngfox"/> Franklin and friends suggest the use of the UMC framework <text:reference-mark-start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vgktmcmy&quot;} RNDwqgfhllhpw"/>&lt;Do Zotero Refresh: [@franklin_analysis_2020]&gt;<text:reference-mark-end text:name="ZOTERO_ITEM CSL_CITATION {&quot;properties&quot;:{&quot;formattedCitation&quot;:&quot;[@franklin_analysis_2020]&quot;,&quot;noteIndex&quot;:0},&quot;citationItems&quot;:[{&quot;uri&quot;:[&quot;http://zotero.org/users/1913249/items/7NFVC6Q7&quot;],&quot;uris&quot;:[&quot;http://zotero.org/users/1913249/items/7NFVC6Q7&quot;],&quot;suffix&quot;:&quot;&quot;,&quot;id&quot;:2,&quot;itemData&quot;:{&quot;event-title&quot;:&quot;ICER '20: International Computing Education Research Conference&quot;,&quot;page&quot;:&quot;14-24&quot;,&quot;URL&quot;:&quot;https://dl.acm.org/doi/10.1145/3372782.3406256&quot;,&quot;id&quot;:&quot;franklin_analysis_2020&quot;,&quot;DOI&quot;:&quot;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container-title&quot;:&quot;Proceedings of the 2020 ACM Conference on International Computing Education Research&quot;,&quot;issued&quot;:{&quot;date-parts&quot;:[[2020,8,10]]},&quot;citation-key&quot;:&quot;franklin_analysis_2020&quot;,&quot;ISBN&quot;:&quot;978-1-4503-7092-9&quot;,&quot;publisher&quot;:&quot;ACM&quot;,&quot;event-place&quot;:&quot;Virtual Event New Zealand&quot;,&quot;publisher-place&quot;:&quot;Virtual Event New Zealand&quot;,&quot;type&quot;:&quot;paper-conference&quot;,&quot;title&quot;:&quot;An Analysis of Use-Modify-Create Pedagogical Approach's Success in Balancing Structure and Student Agency&quot;,&quot;accessed&quot;:{&quot;date-parts&quot;:[[2021,12,21]]},&quot;source&quot;:&quot;DOI.org (Crossref)&quot;,&quot;language&quot;:&quot;en&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refix&quot;:&quot;&quot;}],&quot;schema&quot;:&quot;https://github.com/citation-style-language/schema/raw/master/csl-citation.json&quot;,&quot;citationID&quot;:&quot;vgktmcmy&quot;} RNDwqgfhllhpw"/>. Other work from UMC proponent Lytle suggests a list of extensions to choose from swapping create for choose <text:reference-mark-start text:name="ZOTERO_ITEM CSL_CITATION {&quot;properties&quot;:{&quot;formattedCitation&quot;:&quot;[@lytle_use_2019-1]&quot;,&quot;noteIndex&quot;:0},&quot;citationItems&quot;:[{&quot;uri&quot;:[&quot;http://zotero.org/users/1913249/items/KMBB3CBW&quot;],&quot;uris&quot;:[&quot;http://zotero.org/users/1913249/items/KMBB3CBW&quot;],&quot;suffix&quot;:&quot;&quot;,&quot;id&quot;:8703,&quot;itemData&quot;:{&quot;page&quot;:&quot;1–6&quot;,&quot;URL&quot;:&quot;https://dl.acm.org/doi/10.1145/3361721.3362110&quot;,&quot;id&quot;:&quot;lytle_use_2019-1&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ssued&quot;:{&quot;date-parts&quot;:[[2019,10,23]]},&quot;title&quot;:&quot;From 'Use' to 'Choose': Scaffolding CT Curricula and Exploring Student Choices while Programming (Practical Report)&quot;,&quot;ISBN&quot;:&quot;978-1-4503-7704-1&quot;,&quot;publisher&quot;:&quot;Association for Computing Machinery&quot;,&quot;event-place&quot;:&quot;New York, NY, USA&quot;,&quot;publisher-place&quot;:&quot;New York, NY, USA&quot;,&quot;type&quot;:&quot;paper-conference&quot;,&quot;title-short&quot;:&quot;From 'Use' to 'Choose'&quot;,&quot;citation-key&quot;:&quot;lytle_use_2019-1&quot;,&quot;accessed&quot;:{&quot;date-parts&quot;:[[2023,6,12]]},&quot;source&quot;:&quot;ACM Digital Library&quot;,&quot;collection-title&quot;:&quot;WiPSCE'19&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schema&quot;:&quot;https://github.com/citation-style-language/schema/raw/master/csl-citation.json&quot;,&quot;citationID&quot;:&quot;nzqqzukn&quot;} RNDiqtwnpcyio"/>&lt;Do Zotero Refresh: [@lytle_use_2019-1]&gt;<text:reference-mark-end text:name="ZOTERO_ITEM CSL_CITATION {&quot;properties&quot;:{&quot;formattedCitation&quot;:&quot;[@lytle_use_2019-1]&quot;,&quot;noteIndex&quot;:0},&quot;citationItems&quot;:[{&quot;uri&quot;:[&quot;http://zotero.org/users/1913249/items/KMBB3CBW&quot;],&quot;uris&quot;:[&quot;http://zotero.org/users/1913249/items/KMBB3CBW&quot;],&quot;suffix&quot;:&quot;&quot;,&quot;id&quot;:8703,&quot;itemData&quot;:{&quot;page&quot;:&quot;1–6&quot;,&quot;URL&quot;:&quot;https://dl.acm.org/doi/10.1145/3361721.3362110&quot;,&quot;id&quot;:&quot;lytle_use_2019-1&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ssued&quot;:{&quot;date-parts&quot;:[[2019,10,23]]},&quot;title&quot;:&quot;From 'Use' to 'Choose': Scaffolding CT Curricula and Exploring Student Choices while Programming (Practical Report)&quot;,&quot;ISBN&quot;:&quot;978-1-4503-7704-1&quot;,&quot;publisher&quot;:&quot;Association for Computing Machinery&quot;,&quot;event-place&quot;:&quot;New York, NY, USA&quot;,&quot;publisher-place&quot;:&quot;New York, NY, USA&quot;,&quot;type&quot;:&quot;paper-conference&quot;,&quot;title-short&quot;:&quot;From 'Use' to 'Choose'&quot;,&quot;citation-key&quot;:&quot;lytle_use_2019-1&quot;,&quot;accessed&quot;:{&quot;date-parts&quot;:[[2023,6,12]]},&quot;source&quot;:&quot;ACM Digital Library&quot;,&quot;collection-title&quot;:&quot;WiPSCE'19&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schema&quot;:&quot;https://github.com/citation-style-language/schema/raw/master/csl-citation.json&quot;,&quot;citationID&quot;:&quot;nzqqzukn&quot;} RNDiqtwnpcyio"/>. Based partly on the cause of teacher stress caused by the open ended nature of the “Create” part of the model.<text:line-break/>Other researchers used to scaffold creation of coding projects by novices <text:reference-mark-start text:name="ZOTERO_ITEM CSL_CITATION {&quot;properties&quot;:{&quot;formattedCitation&quot;:&quot;[@wang_novices_2021]&quot;,&quot;noteIndex&quot;:0},&quot;citationItems&quot;:[{&quot;uri&quot;:[&quot;http://zotero.org/users/1913249/items/D6ZVJHNB&quot;],&quot;uris&quot;:[&quot;http://zotero.org/users/1913249/items/D6ZVJHNB&quot;],&quot;suffix&quot;:&quot;&quot;,&quot;id&quot;:8698,&quot;itemData&quot;:{&quot;page&quot;:&quot;394–400&quot;,&quot;URL&quot;:&quot;https://dl.acm.org/doi/10.1145/3430665.3456370&quot;,&quot;id&quot;:&quot;wang_novices_2021&quot;,&quot;DOI&quot;:&quot;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ontainer-title&quot;:&quot;Proceedings of the 26th ACM Conference on Innovation and Technology in Computer Science Education V. 1&quot;,&quot;issued&quot;:{&quot;date-parts&quot;:[[2021,6,26]]},&quot;title&quot;:&quot;Novices' Learning Barriers When Using Code Examples in Open-Ended Programming&quot;,&quot;ISBN&quot;:&quot;978-1-4503-8214-4&quot;,&quot;publisher&quot;:&quot;Association for Computing Machinery&quot;,&quot;event-place&quot;:&quot;New York, NY, USA&quot;,&quot;publisher-place&quot;:&quot;New York, NY, USA&quot;,&quot;type&quot;:&quot;paper-conference&quot;,&quot;citation-key&quot;:&quot;wang_novices_2021&quot;,&quot;accessed&quot;:{&quot;date-parts&quot;:[[2023,6,12]]},&quot;source&quot;:&quot;ACM Digital Library&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schema&quot;:&quot;https://github.com/citation-style-language/schema/raw/master/csl-citation.json&quot;,&quot;citationID&quot;:&quot;bunyluds&quot;} RNDgpavmnudeu"/>&lt;Do Zotero Refresh: [@wang_novices_2021]&gt;<text:reference-mark-end text:name="ZOTERO_ITEM CSL_CITATION {&quot;properties&quot;:{&quot;formattedCitation&quot;:&quot;[@wang_novices_2021]&quot;,&quot;noteIndex&quot;:0},&quot;citationItems&quot;:[{&quot;uri&quot;:[&quot;http://zotero.org/users/1913249/items/D6ZVJHNB&quot;],&quot;uris&quot;:[&quot;http://zotero.org/users/1913249/items/D6ZVJHNB&quot;],&quot;suffix&quot;:&quot;&quot;,&quot;id&quot;:8698,&quot;itemData&quot;:{&quot;page&quot;:&quot;394–400&quot;,&quot;URL&quot;:&quot;https://dl.acm.org/doi/10.1145/3430665.3456370&quot;,&quot;id&quot;:&quot;wang_novices_2021&quot;,&quot;DOI&quot;:&quot;10.1145/3430665.3456370&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container-title&quot;:&quot;Proceedings of the 26th ACM Conference on Innovation and Technology in Computer Science Education V. 1&quot;,&quot;issued&quot;:{&quot;date-parts&quot;:[[2021,6,26]]},&quot;title&quot;:&quot;Novices' Learning Barriers When Using Code Examples in Open-Ended Programming&quot;,&quot;ISBN&quot;:&quot;978-1-4503-8214-4&quot;,&quot;publisher&quot;:&quot;Association for Computing Machinery&quot;,&quot;event-place&quot;:&quot;New York, NY, USA&quot;,&quot;publisher-place&quot;:&quot;New York, NY, USA&quot;,&quot;type&quot;:&quot;paper-conference&quot;,&quot;citation-key&quot;:&quot;wang_novices_2021&quot;,&quot;accessed&quot;:{&quot;date-parts&quot;:[[2023,6,12]]},&quot;source&quot;:&quot;ACM Digital Library&quot;,&quot;collection-title&quot;:&quot;ITiCSE '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refix&quot;:&quot;&quot;}],&quot;schema&quot;:&quot;https://github.com/citation-style-language/schema/raw/master/csl-citation.json&quot;,&quot;citationID&quot;:&quot;bunyluds&quot;} RNDgpavmnudeu"/> and note barriers students encoutered including, mapping barriers, other</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1">GAP in the resaseach:</text:span></text:p>
      <text:p text:style-name="Text_20_body">No research for GDP pattern collection for to text code games with for CS or game studies in young people.</text:p>
      <text:p text:style-name="Text_20_body"><text:span text:style-name="T1">Link paragraph to game making pedagogies</text:span></text:p>
      <text:h text:style-name="Heading_20_2" text:outline-level="2"><text:bookmark-start text:name="relevant-case-studies-research-in-digital-making-context---family-making-ito-gee-etc-5th-dimension"/>Relevant case studies / research in digital making context - Family Making, Ito / Gee etc, 5th Dimension<text:bookmark-end text:name="relevant-case-studies-research-in-digital-making-context---family-making-ito-gee-etc-5th-dimension"/></text:h>
      <text:p text:style-name="First_20_paragraph">Outline case studies of similar work and identify gaps.</text:p>
      <text:p text:style-name="Text_20_body">Gap in particular exploring support for face-to-face informal communities.</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p text:style-name="Text_20_body">It is of value to explore the community aspect…</text:p>
      <text:p text:style-name="Text_20_body">In particular s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text:reference-mark-start text:name="ZOTERO_ITEM CSL_CITATION {&quot;properties&quot;:{&quot;formattedCitation&quot;:&quot;[@johnson_civic_2014; @kienzler_learning_2017]&quot;,&quot;noteIndex&quot;:0},&quot;citationItems&quot;:[{&quot;uri&quot;:[&quot;http://zotero.org/users/1913249/items/2BHISTSZ&quot;],&quot;uris&quot;:[&quot;http://zotero.org/users/1913249/items/2BHISTSZ&quot;],&quot;suffix&quot;:&quot;&quot;,&quot;id&quot;:1670,&quot;itemData&quot;:{&quot;volume&quot;:&quot;31&quot;,&quot;issue&quot;:&quot;4&quot;,&quot;page&quot;:&quot;349-357&quot;,&quot;URL&quot;:&quot;http://doi.wiley.com/10.1111/ropr.12074&quot;,&quot;id&quot;:&quot;johnson_civic_2014&quot;,&quot;language&quot;:&quot;en&quot;,&quot;author&quot;:[{&quot;given&quot;:&quot;Peter&quot;,&quot;family&quot;:&quot;Johnson&quot;},{&quot;given&quot;:&quot;Pamela&quot;,&quot;family&quot;:&quot;Robinson&quot;}],&quot;container-title&quot;:&quot;Review of Policy Research&quot;,&quot;issued&quot;:{&quot;date-parts&quot;:[[2014,7]]},&quot;title&quot;:&quot;Civic Hackathons: Innovation, Procurement, or Civic Engagement?: Civic Hackathon: Procurement or Civic Engagement?&quot;,&quot;type&quot;:&quot;article-journal&quot;,&quot;ISSN&quot;:&quot;1541132X&quot;,&quot;citation-key&quot;:&quot;johnson_civic_2014&quot;,&quot;accessed&quot;:{&quot;date-parts&quot;:[[2017,10,30]]},&quot;DOI&quot;:&quot;10.1111/ropr.12074&quot;,&quot;source&quot;:&quot;CrossRef&quot;,&quot;title-short&quot;:&quot;Civic Hackathons&quot;},&quot;prefix&quot;:&quot;&quot;},{&quot;uri&quot;:[&quot;http://zotero.org/users/1913249/items/UB7UWN7C&quot;],&quot;uris&quot;:[&quot;http://zotero.org/users/1913249/items/UB7UWN7C&quot;],&quot;suffix&quot;:&quot;&quot;,&quot;id&quot;:1669,&quot;itemData&quot;:{&quot;volume&quot;:&quot;22&quot;,&quot;issue&quot;:&quot;2&quot;,&quot;page&quot;:&quot;129-142&quot;,&quot;URL&quot;:&quot;https://www.tandfonline.com/doi/full/10.1080/13562517.2016.1221805&quot;,&quot;id&quot;:&quot;kienzler_learning_2017&quot;,&quot;language&quot;:&quot;en&quot;,&quot;author&quot;:[{&quot;given&quot;:&quot;Hanna&quot;,&quot;family&quot;:&quot;Kienzler&quot;},{&quot;given&quot;:&quot;Carolyn&quot;,&quot;family&quot;:&quot;Fontanesi&quot;}],&quot;container-title&quot;:&quot;Teaching in Higher Education&quot;,&quot;issued&quot;:{&quot;date-parts&quot;:[[2017,2,17]]},&quot;title&quot;:&quot;Learning through inquiry: a Global Health Hackathon&quot;,&quot;type&quot;:&quot;article-journal&quot;,&quot;ISSN&quot;:&quot;1356-2517, 1470-1294&quot;,&quot;citation-key&quot;:&quot;kienzler_learning_2017&quot;,&quot;accessed&quot;:{&quot;date-parts&quot;:[[2017,10,30]]},&quot;DOI&quot;:&quot;10.1080/13562517.2016.1221805&quot;,&quot;source&quot;:&quot;CrossRef&quot;,&quot;title-short&quot;:&quot;Learning through inquiry&quot;},&quot;prefix&quot;:&quot;&quot;}],&quot;schema&quot;:&quot;https://github.com/citation-style-language/schema/raw/master/csl-citation.json&quot;,&quot;citationID&quot;:&quot;qfryussh&quot;} RNDqecuwijwdw"/>&lt;Do Zotero Refresh: [@johnson_civic_2014; @kienzler_learning_2017]&gt;<text:reference-mark-end text:name="ZOTERO_ITEM CSL_CITATION {&quot;properties&quot;:{&quot;formattedCitation&quot;:&quot;[@johnson_civic_2014; @kienzler_learning_2017]&quot;,&quot;noteIndex&quot;:0},&quot;citationItems&quot;:[{&quot;uri&quot;:[&quot;http://zotero.org/users/1913249/items/2BHISTSZ&quot;],&quot;uris&quot;:[&quot;http://zotero.org/users/1913249/items/2BHISTSZ&quot;],&quot;suffix&quot;:&quot;&quot;,&quot;id&quot;:1670,&quot;itemData&quot;:{&quot;volume&quot;:&quot;31&quot;,&quot;issue&quot;:&quot;4&quot;,&quot;page&quot;:&quot;349-357&quot;,&quot;URL&quot;:&quot;http://doi.wiley.com/10.1111/ropr.12074&quot;,&quot;id&quot;:&quot;johnson_civic_2014&quot;,&quot;language&quot;:&quot;en&quot;,&quot;author&quot;:[{&quot;given&quot;:&quot;Peter&quot;,&quot;family&quot;:&quot;Johnson&quot;},{&quot;given&quot;:&quot;Pamela&quot;,&quot;family&quot;:&quot;Robinson&quot;}],&quot;container-title&quot;:&quot;Review of Policy Research&quot;,&quot;issued&quot;:{&quot;date-parts&quot;:[[2014,7]]},&quot;title&quot;:&quot;Civic Hackathons: Innovation, Procurement, or Civic Engagement?: Civic Hackathon: Procurement or Civic Engagement?&quot;,&quot;type&quot;:&quot;article-journal&quot;,&quot;ISSN&quot;:&quot;1541132X&quot;,&quot;citation-key&quot;:&quot;johnson_civic_2014&quot;,&quot;accessed&quot;:{&quot;date-parts&quot;:[[2017,10,30]]},&quot;DOI&quot;:&quot;10.1111/ropr.12074&quot;,&quot;source&quot;:&quot;CrossRef&quot;,&quot;title-short&quot;:&quot;Civic Hackathons&quot;},&quot;prefix&quot;:&quot;&quot;},{&quot;uri&quot;:[&quot;http://zotero.org/users/1913249/items/UB7UWN7C&quot;],&quot;uris&quot;:[&quot;http://zotero.org/users/1913249/items/UB7UWN7C&quot;],&quot;suffix&quot;:&quot;&quot;,&quot;id&quot;:1669,&quot;itemData&quot;:{&quot;volume&quot;:&quot;22&quot;,&quot;issue&quot;:&quot;2&quot;,&quot;page&quot;:&quot;129-142&quot;,&quot;URL&quot;:&quot;https://www.tandfonline.com/doi/full/10.1080/13562517.2016.1221805&quot;,&quot;id&quot;:&quot;kienzler_learning_2017&quot;,&quot;language&quot;:&quot;en&quot;,&quot;author&quot;:[{&quot;given&quot;:&quot;Hanna&quot;,&quot;family&quot;:&quot;Kienzler&quot;},{&quot;given&quot;:&quot;Carolyn&quot;,&quot;family&quot;:&quot;Fontanesi&quot;}],&quot;container-title&quot;:&quot;Teaching in Higher Education&quot;,&quot;issued&quot;:{&quot;date-parts&quot;:[[2017,2,17]]},&quot;title&quot;:&quot;Learning through inquiry: a Global Health Hackathon&quot;,&quot;type&quot;:&quot;article-journal&quot;,&quot;ISSN&quot;:&quot;1356-2517, 1470-1294&quot;,&quot;citation-key&quot;:&quot;kienzler_learning_2017&quot;,&quot;accessed&quot;:{&quot;date-parts&quot;:[[2017,10,30]]},&quot;DOI&quot;:&quot;10.1080/13562517.2016.1221805&quot;,&quot;source&quot;:&quot;CrossRef&quot;,&quot;title-short&quot;:&quot;Learning through inquiry&quot;},&quot;prefix&quot;:&quot;&quot;}],&quot;schema&quot;:&quot;https://github.com/citation-style-language/schema/raw/master/csl-citation.json&quot;,&quot;citationID&quot;:&quot;qfryussh&quot;} RNDqecuwijwdw"/></text:p>
      <text:p text:style-name="Text_20_body">The value of rapid prototyping has been popularised by Agile design techniques as a way to avoid wasted planning time. The theory being to create a minimal proof of concept and test with users.</text:p>
      <text:p text:style-name="Text_20_body">Accelerated production methods are being applied to a wide variety of domains. Game jams draw on rapid prototyping processes, and from hackathons they add constraints to accelerate creativity <text:reference-mark-start text:name="ZOTERO_ITEM CSL_CITATION {&quot;properties&quot;:{&quot;formattedCitation&quot;:&quot;[@arya_international_2013; @gabler2005prototype]&quot;,&quot;noteIndex&quot;:0},&quot;citationItems&quot;:[{&quot;uri&quot;:[&quot;http://zotero.org/users/1913249/items/IJSV76G7&quot;],&quot;uris&quot;:[&quot;http://zotero.org/users/1913249/items/IJSV76G7&quot;],&quot;suffix&quot;:&quot;&quot;,&quot;id&quot;:1861,&quot;itemData&quot;:{&quot;volume&quot;:&quot;3&quot;,&quot;issue&quot;:&quot;4&quot;,&quot;page&quot;:&quot;27-46&quot;,&quot;URL&quot;:&quot;http://services.igi-global.com/resolvedoi/resolve.aspx?doi=10.4018/ijgbl.2013100103&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issued&quot;:{&quot;date-parts&quot;:[[2013,10]]},&quot;title&quot;:&quot;An International Study on Learning and Process Choices in the Global Game Jam:&quot;,&quot;type&quot;:&quot;article-journal&quot;,&quot;ISSN&quot;:&quot;2155-6849, 2155-6857&quot;,&quot;citation-key&quot;:&quot;arya_international_2013&quot;,&quot;accessed&quot;:{&quot;date-parts&quot;:[[2017,10,30]]},&quot;DOI&quot;:&quot;10.4018/ijgbl.2013100103&quot;,&quot;source&quot;:&quot;CrossRef&quot;,&quot;title-short&quot;:&quot;An International Study on Learning and Process Choices in the Global Game Jam&quot;},&quot;prefix&quot;:&quot;&quot;},{&quot;uri&quot;:[&quot;http://zotero.org/users/1913249/items/S9CUYZL4&quot;],&quot;uris&quot;:[&quot;http://zotero.org/users/1913249/items/S9CUYZL4&quot;],&quot;suffix&quot;:&quot;&quot;,&quot;id&quot;:8847,&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issued&quot;:{&quot;date-parts&quot;:[[2005]]},&quot;citation-key&quot;:&quot;gabler2005prototype&quot;,&quot;type&quot;:&quot;article-journal&quot;,&quot;volume&quot;:&quot;26&quot;,&quot;title&quot;:&quot;How to prototype a game in under 7 days&quot;,&quot;id&quot;:&quot;gabler2005prototype&quot;},&quot;prefix&quot;:&quot;&quot;}],&quot;schema&quot;:&quot;https://github.com/citation-style-language/schema/raw/master/csl-citation.json&quot;,&quot;citationID&quot;:&quot;kyzosxca&quot;} RNDeiagaqmspg"/>&lt;Do Zotero Refresh: [@arya_international_2013; @gabler2005prototype]&gt;<text:reference-mark-end text:name="ZOTERO_ITEM CSL_CITATION {&quot;properties&quot;:{&quot;formattedCitation&quot;:&quot;[@arya_international_2013; @gabler2005prototype]&quot;,&quot;noteIndex&quot;:0},&quot;citationItems&quot;:[{&quot;uri&quot;:[&quot;http://zotero.org/users/1913249/items/IJSV76G7&quot;],&quot;uris&quot;:[&quot;http://zotero.org/users/1913249/items/IJSV76G7&quot;],&quot;suffix&quot;:&quot;&quot;,&quot;id&quot;:1861,&quot;itemData&quot;:{&quot;volume&quot;:&quot;3&quot;,&quot;issue&quot;:&quot;4&quot;,&quot;page&quot;:&quot;27-46&quot;,&quot;URL&quot;:&quot;http://services.igi-global.com/resolvedoi/resolve.aspx?doi=10.4018/ijgbl.2013100103&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issued&quot;:{&quot;date-parts&quot;:[[2013,10]]},&quot;title&quot;:&quot;An International Study on Learning and Process Choices in the Global Game Jam:&quot;,&quot;type&quot;:&quot;article-journal&quot;,&quot;ISSN&quot;:&quot;2155-6849, 2155-6857&quot;,&quot;citation-key&quot;:&quot;arya_international_2013&quot;,&quot;accessed&quot;:{&quot;date-parts&quot;:[[2017,10,30]]},&quot;DOI&quot;:&quot;10.4018/ijgbl.2013100103&quot;,&quot;source&quot;:&quot;CrossRef&quot;,&quot;title-short&quot;:&quot;An International Study on Learning and Process Choices in the Global Game Jam&quot;},&quot;prefix&quot;:&quot;&quot;},{&quot;uri&quot;:[&quot;http://zotero.org/users/1913249/items/S9CUYZL4&quot;],&quot;uris&quot;:[&quot;http://zotero.org/users/1913249/items/S9CUYZL4&quot;],&quot;suffix&quot;:&quot;&quot;,&quot;id&quot;:8847,&quot;itemData&quot;:{&quot;author&quot;:[{&quot;given&quot;:&quot;Kyle&quot;,&quot;family&quot;:&quot;Gabler&quot;},{&quot;given&quot;:&quot;Kyle&quot;,&quot;family&quot;:&quot;Gray&quot;},{&quot;given&quot;:&quot;S&quot;,&quot;family&quot;:&quot;Shodhan&quot;},{&quot;given&quot;:&quot;Matt&quot;,&quot;family&quot;:&quot;Kucic&quot;}],&quot;container-title&quot;:&quot;Gamasutra, October&quot;,&quot;issued&quot;:{&quot;date-parts&quot;:[[2005]]},&quot;citation-key&quot;:&quot;gabler2005prototype&quot;,&quot;type&quot;:&quot;article-journal&quot;,&quot;volume&quot;:&quot;26&quot;,&quot;title&quot;:&quot;How to prototype a game in under 7 days&quot;,&quot;id&quot;:&quot;gabler2005prototype&quot;},&quot;prefix&quot;:&quot;&quot;}],&quot;schema&quot;:&quot;https://github.com/citation-style-language/schema/raw/master/csl-citation.json&quot;,&quot;citationID&quot;:&quot;kyzosxca&quot;} RNDeiagaqmspg"/>.</text:p>
      <text:p text:style-name="Text_20_body">Game Jams are an a type of hackathon where participants create games individually or in teams in a time-constrained period, typically 24 or 48 hours. Team events often take place in physical venues which may be part of a wider global Jams <text:reference-mark-start text:name="ZOTERO_ITEM CSL_CITATION {&quot;properties&quot;:{&quot;formattedCitation&quot;:&quot;[@arya_international_2013]&quot;,&quot;noteIndex&quot;:0},&quot;citationItems&quot;:[{&quot;uri&quot;:[&quot;http://zotero.org/users/1913249/items/IJSV76G7&quot;],&quot;uris&quot;:[&quot;http://zotero.org/users/1913249/items/IJSV76G7&quot;],&quot;suffix&quot;:&quot;&quot;,&quot;id&quot;:1861,&quot;itemData&quot;:{&quot;volume&quot;:&quot;3&quot;,&quot;issue&quot;:&quot;4&quot;,&quot;page&quot;:&quot;27-46&quot;,&quot;URL&quot;:&quot;http://services.igi-global.com/resolvedoi/resolve.aspx?doi=10.4018/ijgbl.2013100103&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issued&quot;:{&quot;date-parts&quot;:[[2013,10]]},&quot;title&quot;:&quot;An International Study on Learning and Process Choices in the Global Game Jam:&quot;,&quot;type&quot;:&quot;article-journal&quot;,&quot;ISSN&quot;:&quot;2155-6849, 2155-6857&quot;,&quot;citation-key&quot;:&quot;arya_international_2013&quot;,&quot;accessed&quot;:{&quot;date-parts&quot;:[[2017,10,30]]},&quot;DOI&quot;:&quot;10.4018/ijgbl.2013100103&quot;,&quot;source&quot;:&quot;CrossRef&quot;,&quot;title-short&quot;:&quot;An International Study on Learning and Process Choices in the Global Game Jam&quot;},&quot;prefix&quot;:&quot;&quot;}],&quot;schema&quot;:&quot;https://github.com/citation-style-language/schema/raw/master/csl-citation.json&quot;,&quot;citationID&quot;:&quot;liocmrwi&quot;} RNDzgfdcpbcdt"/>&lt;Do Zotero Refresh: [@arya_international_2013]&gt;<text:reference-mark-end text:name="ZOTERO_ITEM CSL_CITATION {&quot;properties&quot;:{&quot;formattedCitation&quot;:&quot;[@arya_international_2013]&quot;,&quot;noteIndex&quot;:0},&quot;citationItems&quot;:[{&quot;uri&quot;:[&quot;http://zotero.org/users/1913249/items/IJSV76G7&quot;],&quot;uris&quot;:[&quot;http://zotero.org/users/1913249/items/IJSV76G7&quot;],&quot;suffix&quot;:&quot;&quot;,&quot;id&quot;:1861,&quot;itemData&quot;:{&quot;volume&quot;:&quot;3&quot;,&quot;issue&quot;:&quot;4&quot;,&quot;page&quot;:&quot;27-46&quot;,&quot;URL&quot;:&quot;http://services.igi-global.com/resolvedoi/resolve.aspx?doi=10.4018/ijgbl.2013100103&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container-title&quot;:&quot;International Journal of Game-Based Learning&quot;,&quot;issued&quot;:{&quot;date-parts&quot;:[[2013,10]]},&quot;title&quot;:&quot;An International Study on Learning and Process Choices in the Global Game Jam:&quot;,&quot;type&quot;:&quot;article-journal&quot;,&quot;ISSN&quot;:&quot;2155-6849, 2155-6857&quot;,&quot;citation-key&quot;:&quot;arya_international_2013&quot;,&quot;accessed&quot;:{&quot;date-parts&quot;:[[2017,10,30]]},&quot;DOI&quot;:&quot;10.4018/ijgbl.2013100103&quot;,&quot;source&quot;:&quot;CrossRef&quot;,&quot;title-short&quot;:&quot;An International Study on Learning and Process Choices in the Global Game Jam&quot;},&quot;prefix&quot;:&quot;&quot;}],&quot;schema&quot;:&quot;https://github.com/citation-style-language/schema/raw/master/csl-citation.json&quot;,&quot;citationID&quot;:&quot;liocmrwi&quot;} RNDzgfdcpbcdt"/>. Within Game Jams a breadth of materials are used including video games, interactive fiction, and even a Cardboard Jam <text:reference-mark-start text:name="ZOTERO_ITEM CSL_CITATION {&quot;properties&quot;:{&quot;formattedCitation&quot;:&quot;[@eberhardt_no_2016]&quot;,&quot;noteIndex&quot;:0},&quot;citationItems&quot;:[{&quot;uri&quot;:[&quot;http://zotero.org/users/1913249/items/3WB7QB43&quot;],&quot;uris&quot;:[&quot;http://zotero.org/users/1913249/items/3WB7QB43&quot;],&quot;suffix&quot;:&quot;&quot;,&quot;id&quot;:1865,&quot;itemData&quot;:{&quot;author&quot;:[{&quot;given&quot;:&quot;Richard&quot;,&quot;family&quot;:&quot;Eberhardt&quot;}],&quot;issued&quot;:{&quot;date-parts&quot;:[[2016]]},&quot;citation-key&quot;:&quot;eberhardt_no_2016&quot;,&quot;ISBN&quot;:&quot;978-1-4503-4083-0&quot;,&quot;publisher&quot;:&quot;ACM Press&quot;,&quot;type&quot;:&quot;paper-conference&quot;,&quot;page&quot;:&quot;34-37&quot;,&quot;URL&quot;:&quot;http://dl.acm.org/citation.cfm?doid=2897167.2897181&quot;,&quot;id&quot;:&quot;eberhardt_no_2016&quot;,&quot;language&quot;:&quot;en&quot;,&quot;title&quot;:&quot;No One Way to Jam: Game Jams for Creativity, Learning, Entertainment, and Research&quot;,&quot;DOI&quot;:&quot;10.1145/2897167.2897181&quot;,&quot;source&quot;:&quot;CrossRef&quot;,&quot;accessed&quot;:{&quot;date-parts&quot;:[[2017,10,30]]},&quot;title-short&quot;:&quot;No One Way to Jam&quot;},&quot;prefix&quot;:&quot;&quot;}],&quot;schema&quot;:&quot;https://github.com/citation-style-language/schema/raw/master/csl-citation.json&quot;,&quot;citationID&quot;:&quot;zgtdoukp&quot;} RNDlxiaetjsvv"/>&lt;Do Zotero Refresh: [@eberhardt_no_2016]&gt;<text:reference-mark-end text:name="ZOTERO_ITEM CSL_CITATION {&quot;properties&quot;:{&quot;formattedCitation&quot;:&quot;[@eberhardt_no_2016]&quot;,&quot;noteIndex&quot;:0},&quot;citationItems&quot;:[{&quot;uri&quot;:[&quot;http://zotero.org/users/1913249/items/3WB7QB43&quot;],&quot;uris&quot;:[&quot;http://zotero.org/users/1913249/items/3WB7QB43&quot;],&quot;suffix&quot;:&quot;&quot;,&quot;id&quot;:1865,&quot;itemData&quot;:{&quot;author&quot;:[{&quot;given&quot;:&quot;Richard&quot;,&quot;family&quot;:&quot;Eberhardt&quot;}],&quot;issued&quot;:{&quot;date-parts&quot;:[[2016]]},&quot;citation-key&quot;:&quot;eberhardt_no_2016&quot;,&quot;ISBN&quot;:&quot;978-1-4503-4083-0&quot;,&quot;publisher&quot;:&quot;ACM Press&quot;,&quot;type&quot;:&quot;paper-conference&quot;,&quot;page&quot;:&quot;34-37&quot;,&quot;URL&quot;:&quot;http://dl.acm.org/citation.cfm?doid=2897167.2897181&quot;,&quot;id&quot;:&quot;eberhardt_no_2016&quot;,&quot;language&quot;:&quot;en&quot;,&quot;title&quot;:&quot;No One Way to Jam: Game Jams for Creativity, Learning, Entertainment, and Research&quot;,&quot;DOI&quot;:&quot;10.1145/2897167.2897181&quot;,&quot;source&quot;:&quot;CrossRef&quot;,&quot;accessed&quot;:{&quot;date-parts&quot;:[[2017,10,30]]},&quot;title-short&quot;:&quot;No One Way to Jam&quot;},&quot;prefix&quot;:&quot;&quot;}],&quot;schema&quot;:&quot;https://github.com/citation-style-language/schema/raw/master/csl-citation.json&quot;,&quot;citationID&quot;:&quot;zgtdoukp&quot;} RNDlxiaetjsvv"/>.</text:p>
      <text:p text:style-name="Text_20_body">Eberhardt also identifies potentially incompatible strands of Game Jams, specifically citing commercialised events and professional Game Jammers contrasted to those Jams with a social purpose with a more diverse, less target driven audience <text:reference-mark-start text:name="ZOTERO_ITEM CSL_CITATION {&quot;properties&quot;:{&quot;formattedCitation&quot;:&quot;[@eberhardt_no_2016, p. 3]&quot;,&quot;noteIndex&quot;:0},&quot;citationItems&quot;:[{&quot;locator&quot;:&quot; 3&quot;,&quot;uri&quot;:[&quot;http://zotero.org/users/1913249/items/3WB7QB43&quot;],&quot;uris&quot;:[&quot;http://zotero.org/users/1913249/items/3WB7QB43&quot;],&quot;id&quot;:1865,&quot;itemData&quot;:{&quot;author&quot;:[{&quot;given&quot;:&quot;Richard&quot;,&quot;family&quot;:&quot;Eberhardt&quot;}],&quot;issued&quot;:{&quot;date-parts&quot;:[[2016]]},&quot;citation-key&quot;:&quot;eberhardt_no_2016&quot;,&quot;ISBN&quot;:&quot;978-1-4503-4083-0&quot;,&quot;publisher&quot;:&quot;ACM Press&quot;,&quot;type&quot;:&quot;paper-conference&quot;,&quot;page&quot;:&quot;34-37&quot;,&quot;URL&quot;:&quot;http://dl.acm.org/citation.cfm?doid=2897167.2897181&quot;,&quot;id&quot;:&quot;eberhardt_no_2016&quot;,&quot;language&quot;:&quot;en&quot;,&quot;title&quot;:&quot;No One Way to Jam: Game Jams for Creativity, Learning, Entertainment, and Research&quot;,&quot;DOI&quot;:&quot;10.1145/2897167.2897181&quot;,&quot;source&quot;:&quot;CrossRef&quot;,&quot;accessed&quot;:{&quot;date-parts&quot;:[[2017,10,30]]},&quot;title-short&quot;:&quot;No One Way to Jam&quot;},&quot;prefix&quot;:&quot;&quot;}],&quot;schema&quot;:&quot;https://github.com/citation-style-language/schema/raw/master/csl-citation.json&quot;,&quot;citationID&quot;:&quot;ksdjyinb&quot;} RNDyodbicicgx"/>&lt;Do Zotero Refresh: [@eberhardt_no_2016, p. 3]&gt;<text:reference-mark-end text:name="ZOTERO_ITEM CSL_CITATION {&quot;properties&quot;:{&quot;formattedCitation&quot;:&quot;[@eberhardt_no_2016, p. 3]&quot;,&quot;noteIndex&quot;:0},&quot;citationItems&quot;:[{&quot;locator&quot;:&quot; 3&quot;,&quot;uri&quot;:[&quot;http://zotero.org/users/1913249/items/3WB7QB43&quot;],&quot;uris&quot;:[&quot;http://zotero.org/users/1913249/items/3WB7QB43&quot;],&quot;id&quot;:1865,&quot;itemData&quot;:{&quot;author&quot;:[{&quot;given&quot;:&quot;Richard&quot;,&quot;family&quot;:&quot;Eberhardt&quot;}],&quot;issued&quot;:{&quot;date-parts&quot;:[[2016]]},&quot;citation-key&quot;:&quot;eberhardt_no_2016&quot;,&quot;ISBN&quot;:&quot;978-1-4503-4083-0&quot;,&quot;publisher&quot;:&quot;ACM Press&quot;,&quot;type&quot;:&quot;paper-conference&quot;,&quot;page&quot;:&quot;34-37&quot;,&quot;URL&quot;:&quot;http://dl.acm.org/citation.cfm?doid=2897167.2897181&quot;,&quot;id&quot;:&quot;eberhardt_no_2016&quot;,&quot;language&quot;:&quot;en&quot;,&quot;title&quot;:&quot;No One Way to Jam: Game Jams for Creativity, Learning, Entertainment, and Research&quot;,&quot;DOI&quot;:&quot;10.1145/2897167.2897181&quot;,&quot;source&quot;:&quot;CrossRef&quot;,&quot;accessed&quot;:{&quot;date-parts&quot;:[[2017,10,30]]},&quot;title-short&quot;:&quot;No One Way to Jam&quot;},&quot;prefix&quot;:&quot;&quot;}],&quot;schema&quot;:&quot;https://github.com/citation-style-language/schema/raw/master/csl-citation.json&quot;,&quot;citationID&quot;:&quot;ksdjyinb&quot;} RNDyodbicicgx"/>.</text:p>
      <text:p text:style-name="Text_20_body">Goddard et al have analysed the key aspects of Game Games including tools, organisational processes and rewards systems <text:reference-mark-start text:name="ZOTERO_ITEM CSL_CITATION {&quot;properties&quot;:{&quot;formattedCitation&quot;:&quot;[-@goddard_playful_2014]&quot;,&quot;noteIndex&quot;:0},&quot;citationItems&quot;:[{&quot;suppress-author&quot;:true,&quot;itemData&quot;:{&quot;author&quot;:[{&quot;given&quot;:&quot;William&quot;,&quot;family&quot;:&quot;Goddard&quot;},{&quot;given&quot;:&quot;Richard&quot;,&quot;family&quot;:&quot;Byrne&quot;},{&quot;given&quot;:&quot;Florian 'Floyd'&quot;,&quot;family&quot;:&quot;Mueller&quot;}],&quot;issued&quot;:{&quot;date-parts&quot;:[[2014]]},&quot;citation-key&quot;:&quot;goddard_playful_2014&quot;,&quot;ISBN&quot;:&quot;978-1-4503-2790-9&quot;,&quot;publisher&quot;:&quot;ACM Press&quot;,&quot;type&quot;:&quot;paper-conference&quot;,&quot;page&quot;:&quot;1-10&quot;,&quot;URL&quot;:&quot;http://dl.acm.org/citation.cfm?doid=2677758.2677778&quot;,&quot;id&quot;:&quot;goddard_playful_2014&quot;,&quot;language&quot;:&quot;en&quot;,&quot;title&quot;:&quot;Playful Game Jams: Guidelines for Designed Outcomes&quot;,&quot;DOI&quot;:&quot;10.1145/2677758.2677778&quot;,&quot;source&quot;:&quot;CrossRef&quot;,&quot;accessed&quot;:{&quot;date-parts&quot;:[[2017,10,30]]},&quot;title-short&quot;:&quot;Playful Game Jams&quot;},&quot;uris&quot;:[&quot;http://zotero.org/users/1913249/items/K73FBC2G&quot;],&quot;suffix&quot;:&quot;&quot;,&quot;uri&quot;:[&quot;http://zotero.org/users/1913249/items/K73FBC2G&quot;],&quot;id&quot;:1672,&quot;prefix&quot;:&quot;&quot;}],&quot;schema&quot;:&quot;https://github.com/citation-style-language/schema/raw/master/csl-citation.json&quot;,&quot;citationID&quot;:&quot;xrmjouks&quot;} RNDotljovbsfa"/>&lt;Do Zotero Refresh: [-@goddard_playful_2014]&gt;<text:reference-mark-end text:name="ZOTERO_ITEM CSL_CITATION {&quot;properties&quot;:{&quot;formattedCitation&quot;:&quot;[-@goddard_playful_2014]&quot;,&quot;noteIndex&quot;:0},&quot;citationItems&quot;:[{&quot;suppress-author&quot;:true,&quot;itemData&quot;:{&quot;author&quot;:[{&quot;given&quot;:&quot;William&quot;,&quot;family&quot;:&quot;Goddard&quot;},{&quot;given&quot;:&quot;Richard&quot;,&quot;family&quot;:&quot;Byrne&quot;},{&quot;given&quot;:&quot;Florian 'Floyd'&quot;,&quot;family&quot;:&quot;Mueller&quot;}],&quot;issued&quot;:{&quot;date-parts&quot;:[[2014]]},&quot;citation-key&quot;:&quot;goddard_playful_2014&quot;,&quot;ISBN&quot;:&quot;978-1-4503-2790-9&quot;,&quot;publisher&quot;:&quot;ACM Press&quot;,&quot;type&quot;:&quot;paper-conference&quot;,&quot;page&quot;:&quot;1-10&quot;,&quot;URL&quot;:&quot;http://dl.acm.org/citation.cfm?doid=2677758.2677778&quot;,&quot;id&quot;:&quot;goddard_playful_2014&quot;,&quot;language&quot;:&quot;en&quot;,&quot;title&quot;:&quot;Playful Game Jams: Guidelines for Designed Outcomes&quot;,&quot;DOI&quot;:&quot;10.1145/2677758.2677778&quot;,&quot;source&quot;:&quot;CrossRef&quot;,&quot;accessed&quot;:{&quot;date-parts&quot;:[[2017,10,30]]},&quot;title-short&quot;:&quot;Playful Game Jams&quot;},&quot;uris&quot;:[&quot;http://zotero.org/users/1913249/items/K73FBC2G&quot;],&quot;suffix&quot;:&quot;&quot;,&quot;uri&quot;:[&quot;http://zotero.org/users/1913249/items/K73FBC2G&quot;],&quot;id&quot;:1672,&quot;prefix&quot;:&quot;&quot;}],&quot;schema&quot;:&quot;https://github.com/citation-style-language/schema/raw/master/csl-citation.json&quot;,&quot;citationID&quot;:&quot;xrmjouks&quot;} RNDotljovbsfa"/>, using a playful vs. gameful spectrum from Caillois <text:reference-mark-start text:name="ZOTERO_ITEM CSL_CITATION {&quot;properties&quot;:{&quot;formattedCitation&quot;:&quot;[-@caillois_man_2001]&quot;,&quot;noteIndex&quot;:0},&quot;citationItems&quot;:[{&quot;suppress-author&quot;:true,&quot;itemData&quot;:{&quot;author&quot;:[{&quot;given&quot;:&quot;Roger&quot;,&quot;family&quot;:&quot;Caillois&quot;}],&quot;issued&quot;:{&quot;date-parts&quot;:[[2001,8,31]]},&quot;citation-key&quot;:&quot;caillois_man_2001&quot;,&quot;ISBN&quot;:&quot;978-0-252-07033-4&quot;,&quot;publisher&quot;:&quot;University of Illinois Press&quot;,&quot;event-place&quot;:&quot;Urbana&quot;,&quot;publisher-place&quot;:&quot;Urbana&quot;,&quot;number-of-pages&quot;:&quot;224&quot;,&quot;id&quot;:&quot;caillois_man_2001&quot;,&quot;type&quot;:&quot;book&quot;,&quot;title&quot;:&quot;Man, Play and Games&quot;,&quot;edition&quot;:&quot;Reprint edition&quot;,&quot;source&quot;:&quot;Amazon&quot;,&quot;language&quot;:&quot;English&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uris&quot;:[&quot;http://zotero.org/users/1913249/items/BZQ5ZKMH&quot;],&quot;suffix&quot;:&quot;&quot;,&quot;uri&quot;:[&quot;http://zotero.org/users/1913249/items/BZQ5ZKMH&quot;],&quot;id&quot;:1862,&quot;prefix&quot;:&quot;&quot;}],&quot;schema&quot;:&quot;https://github.com/citation-style-language/schema/raw/master/csl-citation.json&quot;,&quot;citationID&quot;:&quot;bsbzheaq&quot;} RNDhjtngqftat"/>&lt;Do Zotero Refresh: [-@caillois_man_2001]&gt;<text:reference-mark-end text:name="ZOTERO_ITEM CSL_CITATION {&quot;properties&quot;:{&quot;formattedCitation&quot;:&quot;[-@caillois_man_2001]&quot;,&quot;noteIndex&quot;:0},&quot;citationItems&quot;:[{&quot;suppress-author&quot;:true,&quot;itemData&quot;:{&quot;author&quot;:[{&quot;given&quot;:&quot;Roger&quot;,&quot;family&quot;:&quot;Caillois&quot;}],&quot;issued&quot;:{&quot;date-parts&quot;:[[2001,8,31]]},&quot;citation-key&quot;:&quot;caillois_man_2001&quot;,&quot;ISBN&quot;:&quot;978-0-252-07033-4&quot;,&quot;publisher&quot;:&quot;University of Illinois Press&quot;,&quot;event-place&quot;:&quot;Urbana&quot;,&quot;publisher-place&quot;:&quot;Urbana&quot;,&quot;number-of-pages&quot;:&quot;224&quot;,&quot;id&quot;:&quot;caillois_man_2001&quot;,&quot;type&quot;:&quot;book&quot;,&quot;title&quot;:&quot;Man, Play and Games&quot;,&quot;edition&quot;:&quot;Reprint edition&quot;,&quot;source&quot;:&quot;Amazon&quot;,&quot;language&quot;:&quot;English&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uris&quot;:[&quot;http://zotero.org/users/1913249/items/BZQ5ZKMH&quot;],&quot;suffix&quot;:&quot;&quot;,&quot;uri&quot;:[&quot;http://zotero.org/users/1913249/items/BZQ5ZKMH&quot;],&quot;id&quot;:1862,&quot;prefix&quot;:&quot;&quot;}],&quot;schema&quot;:&quot;https://github.com/citation-style-language/schema/raw/master/csl-citation.json&quot;,&quot;citationID&quot;:&quot;bsbzheaq&quot;} RNDhjtngqftat"/>. Relevant 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frame <text:reference-mark-start text:name="ZOTERO_ITEM CSL_CITATION {&quot;properties&quot;:{&quot;formattedCitation&quot;:&quot;[@games_for_change_get_2017]&quot;,&quot;noteIndex&quot;:0},&quot;citationItems&quot;:[{&quot;uri&quot;:[&quot;http://zotero.org/users/1913249/items/9MHZ3WF9&quot;],&quot;uris&quot;:[&quot;http://zotero.org/users/1913249/items/9MHZ3WF9&quot;],&quot;suffix&quot;:&quot;&quot;,&quot;id&quot;:1860,&quot;itemData&quot;:{&quot;author&quot;:[{&quot;literal&quot;:&quot;Games for Change&quot;}],&quot;container-title&quot;:&quot;Games for Change&quot;,&quot;issued&quot;:{&quot;date-parts&quot;:[[2017]]},&quot;title&quot;:&quot;Get your copy of The Game Jam Guide&quot;,&quot;type&quot;:&quot;webpage&quot;,&quot;URL&quot;:&quot;http://www.gamesforchange.org/2017/08/get-your-copy-of-the-the-game-jam-guide/&quot;,&quot;id&quot;:&quot;games_for_change_get_2017&quot;,&quot;accessed&quot;:{&quot;date-parts&quot;:[[2017,10,30]]},&quot;citation-key&quot;:&quot;games_for_change_get_2017&quot;,&quot;abstract&quot;:&quot;Download 20+ flexible lesson plans and new ideas from experts who led game jams in NYC that were focused on real-world issues&quot;},&quot;prefix&quot;:&quot;&quot;}],&quot;schema&quot;:&quot;https://github.com/citation-style-language/schema/raw/master/csl-citation.json&quot;,&quot;citationID&quot;:&quot;nkmcdylr&quot;} RNDtnkznlspka"/>&lt;Do Zotero Refresh: [@games_for_change_get_2017]&gt;<text:reference-mark-end text:name="ZOTERO_ITEM CSL_CITATION {&quot;properties&quot;:{&quot;formattedCitation&quot;:&quot;[@games_for_change_get_2017]&quot;,&quot;noteIndex&quot;:0},&quot;citationItems&quot;:[{&quot;uri&quot;:[&quot;http://zotero.org/users/1913249/items/9MHZ3WF9&quot;],&quot;uris&quot;:[&quot;http://zotero.org/users/1913249/items/9MHZ3WF9&quot;],&quot;suffix&quot;:&quot;&quot;,&quot;id&quot;:1860,&quot;itemData&quot;:{&quot;author&quot;:[{&quot;literal&quot;:&quot;Games for Change&quot;}],&quot;container-title&quot;:&quot;Games for Change&quot;,&quot;issued&quot;:{&quot;date-parts&quot;:[[2017]]},&quot;title&quot;:&quot;Get your copy of The Game Jam Guide&quot;,&quot;type&quot;:&quot;webpage&quot;,&quot;URL&quot;:&quot;http://www.gamesforchange.org/2017/08/get-your-copy-of-the-the-game-jam-guide/&quot;,&quot;id&quot;:&quot;games_for_change_get_2017&quot;,&quot;accessed&quot;:{&quot;date-parts&quot;:[[2017,10,30]]},&quot;citation-key&quot;:&quot;games_for_change_get_2017&quot;,&quot;abstract&quot;:&quot;Download 20+ flexible lesson plans and new ideas from experts who led game jams in NYC that were focused on real-world issues&quot;},&quot;prefix&quot;:&quot;&quot;}],&quot;schema&quot;:&quot;https://github.com/citation-style-language/schema/raw/master/csl-citation.json&quot;,&quot;citationID&quot;:&quot;nkmcdylr&quot;} RNDtnkznlspka"/>. Their process, the Moveable Game Jam, emphasises low-cost and both digital and analogue offline game production. The motivation is to communicate fundamentals concepts of game design process to participants.</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text:reference-mark-start text:name="ZOTERO_ITEM CSL_CITATION {&quot;properties&quot;:{&quot;formattedCitation&quot;:&quot;[@eladhari_design_2012]&quot;,&quot;noteIndex&quot;:0},&quot;citationItems&quot;:[{&quot;uri&quot;:[&quot;http://zotero.org/users/1913249/items/EMNUTIZJ&quot;],&quot;uris&quot;:[&quot;http://zotero.org/users/1913249/items/EMNUTIZJ&quot;],&quot;suffix&quot;:&quot;&quot;,&quot;id&quot;:1858,&quot;itemData&quot;:{&quot;author&quot;:[{&quot;given&quot;:&quot;Mirjam P.&quot;,&quot;family&quot;:&quot;Eladhari&quot;},{&quot;given&quot;:&quot;Elina MI&quot;,&quot;family&quot;:&quot;Ollila&quot;}],&quot;container-title&quot;:&quot;Simulation &amp; Gaming&quot;,&quot;issued&quot;:{&quot;date-parts&quot;:[[2012]]},&quot;citation-key&quot;:&quot;eladhari_design_2012&quot;,&quot;issue&quot;:&quot;3&quot;,&quot;page&quot;:&quot;391–412&quot;,&quot;id&quot;:&quot;eladhari_design_2012&quot;,&quot;volume&quot;:&quot;43&quot;,&quot;source&quot;:&quot;Google Scholar&quot;,&quot;type&quot;:&quot;article-journal&quot;,&quot;title&quot;:&quot;Design for research results: experimental prototyping and play testing&quot;,&quot;title-short&quot;:&quot;Design for research results&quot;},&quot;prefix&quot;:&quot;&quot;}],&quot;schema&quot;:&quot;https://github.com/citation-style-language/schema/raw/master/csl-citation.json&quot;,&quot;citationID&quot;:&quot;tlqaukob&quot;} RNDauuaoilako"/>&lt;Do Zotero Refresh: [@eladhari_design_2012]&gt;<text:reference-mark-end text:name="ZOTERO_ITEM CSL_CITATION {&quot;properties&quot;:{&quot;formattedCitation&quot;:&quot;[@eladhari_design_2012]&quot;,&quot;noteIndex&quot;:0},&quot;citationItems&quot;:[{&quot;uri&quot;:[&quot;http://zotero.org/users/1913249/items/EMNUTIZJ&quot;],&quot;uris&quot;:[&quot;http://zotero.org/users/1913249/items/EMNUTIZJ&quot;],&quot;suffix&quot;:&quot;&quot;,&quot;id&quot;:1858,&quot;itemData&quot;:{&quot;author&quot;:[{&quot;given&quot;:&quot;Mirjam P.&quot;,&quot;family&quot;:&quot;Eladhari&quot;},{&quot;given&quot;:&quot;Elina MI&quot;,&quot;family&quot;:&quot;Ollila&quot;}],&quot;container-title&quot;:&quot;Simulation &amp; Gaming&quot;,&quot;issued&quot;:{&quot;date-parts&quot;:[[2012]]},&quot;citation-key&quot;:&quot;eladhari_design_2012&quot;,&quot;issue&quot;:&quot;3&quot;,&quot;page&quot;:&quot;391–412&quot;,&quot;id&quot;:&quot;eladhari_design_2012&quot;,&quot;volume&quot;:&quot;43&quot;,&quot;source&quot;:&quot;Google Scholar&quot;,&quot;type&quot;:&quot;article-journal&quot;,&quot;title&quot;:&quot;Design for research results: experimental prototyping and play testing&quot;,&quot;title-short&quot;:&quot;Design for research results&quot;},&quot;prefix&quot;:&quot;&quot;}],&quot;schema&quot;:&quot;https://github.com/citation-style-language/schema/raw/master/csl-citation.json&quot;,&quot;citationID&quot;:&quot;tlqaukob&quot;} RNDauuaoilako"/>. It has a particular value in forcing an iterative approach.</text:p>
      <text:p text:style-name="Text_20_body">GAME JAMS FOR NOVICE CODERS - SEE RECENT WORK</text:p>
      <text:p text:style-name="Text_20_body">Jamming, a term common in music and theatre, describes responsive, improvised, rapid and fluid responses to collaborators ideas and audience reactions <text:reference-mark-start text:name="ZOTERO_ITEM CSL_CITATION {&quot;properties&quot;:{&quot;formattedCitation&quot;:&quot;[@pinheiro2011creative; @sawyer_group_2003]&quot;,&quot;noteIndex&quot;:0},&quot;citationItems&quot;:[{&quot;uri&quot;:[&quot;http://zotero.org/users/1913249/items/3T3Z78QV&quot;],&quot;uris&quot;:[&quot;http://zotero.org/users/1913249/items/3T3Z78QV&quot;],&quot;suffix&quot;:&quot;&quot;,&quot;id&quot;:8756,&quot;itemData&quot;:{&quot;author&quot;:[{&quot;given&quot;:&quot;Ricardo&quot;,&quot;family&quot;:&quot;Pinheiro&quot;}],&quot;container-title&quot;:&quot;Journal of Music and Dance&quot;,&quot;issued&quot;:{&quot;date-parts&quot;:[[2011]]},&quot;title&quot;:&quot;The creative process in the context of jazz jam sessions&quot;,&quot;issue&quot;:&quot;1&quot;,&quot;page&quot;:&quot;1–5&quot;,&quot;id&quot;:&quot;pinheiro2011creative&quot;,&quot;volume&quot;:&quot;1&quot;,&quot;type&quot;:&quot;article-journal&quot;,&quot;citation-key&quot;:&quot;pinheiro2011creative&quot;},&quot;prefix&quot;:&quot;&quot;},{&quot;uri&quot;:[&quot;http://zotero.org/users/1913249/items/QZX2JI9N&quot;],&quot;uris&quot;:[&quot;http://zotero.org/users/1913249/items/QZX2JI9N&quot;],&quot;suffix&quot;:&quot;&quot;,&quot;id&quot;:8754,&quot;itemData&quot;:{&quot;author&quot;:[{&quot;given&quot;:&quot;R. Keith&quot;,&quot;family&quot;:&quot;Sawyer&quot;}],&quot;type&quot;:&quot;book&quot;,&quot;issued&quot;:{&quot;date-parts&quot;:[[2003]]},&quot;citation-key&quot;:&quot;sawyer_group_2003&quot;,&quot;ISBN&quot;:&quot;978-0-8058-4435-1 978-0-8058-4436-8&quot;,&quot;publisher&quot;:&quot;Lawrence Erlbaum Associates Publishers&quot;,&quot;event-place&quot;:&quot;Mahwah, NJ, US&quot;,&quot;page&quot;:&quot;ix, 214&quot;,&quot;number-of-pages&quot;:&quot;ix, 214&quot;,&quot;id&quot;:&quot;sawyer_group_2003&quot;,&quot;title-short&quot;:&quot;Group creativity&quot;,&quot;title&quot;:&quot;Group creativity:  Music, theater, collaboration&quot;,&quot;source&quot;:&quot;APA PsycNet&quot;,&quot;publisher-place&quot;:&quot;Mahwah, NJ, US&quot;,&quot;collection-title&quot;:&quot;Group creativity:  Music, theater, collaboration&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refix&quot;:&quot;&quot;}],&quot;schema&quot;:&quot;https://github.com/citation-style-language/schema/raw/master/csl-citation.json&quot;,&quot;citationID&quot;:&quot;ywgskqsy&quot;} RNDclnmlgycht"/>&lt;Do Zotero Refresh: [@pinheiro2011creative; @sawyer_group_2003]&gt;<text:reference-mark-end text:name="ZOTERO_ITEM CSL_CITATION {&quot;properties&quot;:{&quot;formattedCitation&quot;:&quot;[@pinheiro2011creative; @sawyer_group_2003]&quot;,&quot;noteIndex&quot;:0},&quot;citationItems&quot;:[{&quot;uri&quot;:[&quot;http://zotero.org/users/1913249/items/3T3Z78QV&quot;],&quot;uris&quot;:[&quot;http://zotero.org/users/1913249/items/3T3Z78QV&quot;],&quot;suffix&quot;:&quot;&quot;,&quot;id&quot;:8756,&quot;itemData&quot;:{&quot;author&quot;:[{&quot;given&quot;:&quot;Ricardo&quot;,&quot;family&quot;:&quot;Pinheiro&quot;}],&quot;container-title&quot;:&quot;Journal of Music and Dance&quot;,&quot;issued&quot;:{&quot;date-parts&quot;:[[2011]]},&quot;title&quot;:&quot;The creative process in the context of jazz jam sessions&quot;,&quot;issue&quot;:&quot;1&quot;,&quot;page&quot;:&quot;1–5&quot;,&quot;id&quot;:&quot;pinheiro2011creative&quot;,&quot;volume&quot;:&quot;1&quot;,&quot;type&quot;:&quot;article-journal&quot;,&quot;citation-key&quot;:&quot;pinheiro2011creative&quot;},&quot;prefix&quot;:&quot;&quot;},{&quot;uri&quot;:[&quot;http://zotero.org/users/1913249/items/QZX2JI9N&quot;],&quot;uris&quot;:[&quot;http://zotero.org/users/1913249/items/QZX2JI9N&quot;],&quot;suffix&quot;:&quot;&quot;,&quot;id&quot;:8754,&quot;itemData&quot;:{&quot;author&quot;:[{&quot;given&quot;:&quot;R. Keith&quot;,&quot;family&quot;:&quot;Sawyer&quot;}],&quot;type&quot;:&quot;book&quot;,&quot;issued&quot;:{&quot;date-parts&quot;:[[2003]]},&quot;citation-key&quot;:&quot;sawyer_group_2003&quot;,&quot;ISBN&quot;:&quot;978-0-8058-4435-1 978-0-8058-4436-8&quot;,&quot;publisher&quot;:&quot;Lawrence Erlbaum Associates Publishers&quot;,&quot;event-place&quot;:&quot;Mahwah, NJ, US&quot;,&quot;page&quot;:&quot;ix, 214&quot;,&quot;number-of-pages&quot;:&quot;ix, 214&quot;,&quot;id&quot;:&quot;sawyer_group_2003&quot;,&quot;title-short&quot;:&quot;Group creativity&quot;,&quot;title&quot;:&quot;Group creativity:  Music, theater, collaboration&quot;,&quot;source&quot;:&quot;APA PsycNet&quot;,&quot;publisher-place&quot;:&quot;Mahwah, NJ, US&quot;,&quot;collection-title&quot;:&quot;Group creativity:  Music, theater, collaboration&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prefix&quot;:&quot;&quot;}],&quot;schema&quot;:&quot;https://github.com/citation-style-language/schema/raw/master/csl-citation.json&quot;,&quot;citationID&quot;:&quot;ywgskqsy&quot;} RNDclnmlgycht"/>.</text:p>
      <text:p text:style-name="Text_20_body">The area of improvisation is under explored in game jam context compared to that of music and theatre <text:reference-mark-start text:name="ZOTERO_ITEM CSL_CITATION {&quot;properties&quot;:{&quot;formattedCitation&quot;:&quot;[@jaffurs_impact_2004-1; @merilainen_game_2020]&quot;,&quot;noteIndex&quot;:0},&quot;citationItems&quot;:[{&quot;uri&quot;:[&quot;http://zotero.org/users/1913249/items/PTKWPH6L&quot;],&quot;uris&quot;:[&quot;http://zotero.org/users/1913249/items/PTKWPH6L&quot;],&quot;suffix&quot;:&quot;&quot;,&quot;id&quot;:8925,&quot;itemData&quot;:{&quot;volume&quot;:&quot;22&quot;,&quot;issue&quot;:&quot;3&quot;,&quot;page&quot;:&quot;189-200&quot;,&quot;URL&quot;:&quot;http://journals.sagepub.com/doi/10.1177/0255761404047401&quot;,&quot;id&quot;:&quot;jaffurs_impact_2004-1&quot;,&quot;DOI&quot;:&quot;10.1177/0255761404047401&quot;,&quot;author&quot;:[{&quot;given&quot;:&quot;Sheri E.&quot;,&quot;family&quot;:&quot;Jaffurs&quot;}],&quot;container-title&quot;:&quot;International Journal of Music Education&quot;,&quot;issued&quot;:{&quot;date-parts&quot;:[[2004,12]]},&quot;title&quot;:&quot;The impact of informal music learning practices in the classroom, or how I learned how to teach from a garage band&quot;,&quot;type&quot;:&quot;article-journal&quot;,&quot;ISSN&quot;:&quot;0255-7614, 1744-795X&quot;,&quot;container-title-short&quot;:&quot;International Journal of Music Education&quot;,&quot;citation-key&quot;:&quot;jaffurs_impact_2004-1&quot;,&quot;accessed&quot;:{&quot;date-parts&quot;:[[2023,9,17]]},&quot;source&quot;:&quot;DOI.org (Crossref)&quot;,&quot;language&quot;:&quot;en&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prefix&quot;:&quot;&quot;},{&quot;uri&quot;:[&quot;http://zotero.org/users/1913249/items/N4WRCXYJ&quot;],&quot;uris&quot;:[&quot;http://zotero.org/users/1913249/items/N4WRCXYJ&quot;],&quot;suffix&quot;:&quot;&quot;,&quot;id&quot;:8919,&quot;itemData&quot;:{&quot;volume&quot;:&quot;10&quot;,&quot;issue&quot;:&quot;2&quot;,&quot;page&quot;:&quot;54-71&quot;,&quot;URL&quot;:&quot;https://services.igi-global.com/resolvedoi/resolve.aspx?doi=10.4018/IJGBL.2020040104&quot;,&quot;id&quot;:&quot;merilainen_game_2020&quot;,&quot;language&quot;:&quot;en&quot;,&quot;author&quot;:[{&quot;given&quot;:&quot;Mikko&quot;,&quot;family&quot;:&quot;Meriläinen&quot;},{&quot;given&quot;:&quot;Riikka&quot;,&quot;family&quot;:&quot;Aurava&quot;},{&quot;given&quot;:&quot;Annakaisa&quot;,&quot;family&quot;:&quot;Kultima&quot;},{&quot;given&quot;:&quot;Jaakko&quot;,&quot;family&quot;:&quot;Stenros&quot;}],&quot;container-title&quot;:&quot;International Journal of Game-Based Learning&quot;,&quot;issued&quot;:{&quot;date-parts&quot;:[[2020,4,1]]},&quot;title&quot;:&quot;Game Jams for Learning and Teaching: A Review&quot;,&quot;type&quot;:&quot;article-journal&quot;,&quot;ISSN&quot;:&quot;2155-6849, 2155-6857&quot;,&quot;citation-key&quot;:&quot;merilainen_game_2020&quot;,&quot;title-short&quot;:&quot;Game Jams for Learning and Teaching&quot;,&quot;accessed&quot;:{&quot;date-parts&quot;:[[2023,9,17]]},&quot;source&quot;:&quot;DOI.org (Crossref)&quot;,&quot;DOI&quot;:&quot;10.4018/IJGBL.2020040104&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prefix&quot;:&quot;&quot;}],&quot;schema&quot;:&quot;https://github.com/citation-style-language/schema/raw/master/csl-citation.json&quot;,&quot;citationID&quot;:&quot;mwunqpoe&quot;} RNDyzfindfuwp"/>&lt;Do Zotero Refresh: [@jaffurs_impact_2004-1; @merilainen_game_2020]&gt;<text:reference-mark-end text:name="ZOTERO_ITEM CSL_CITATION {&quot;properties&quot;:{&quot;formattedCitation&quot;:&quot;[@jaffurs_impact_2004-1; @merilainen_game_2020]&quot;,&quot;noteIndex&quot;:0},&quot;citationItems&quot;:[{&quot;uri&quot;:[&quot;http://zotero.org/users/1913249/items/PTKWPH6L&quot;],&quot;uris&quot;:[&quot;http://zotero.org/users/1913249/items/PTKWPH6L&quot;],&quot;suffix&quot;:&quot;&quot;,&quot;id&quot;:8925,&quot;itemData&quot;:{&quot;volume&quot;:&quot;22&quot;,&quot;issue&quot;:&quot;3&quot;,&quot;page&quot;:&quot;189-200&quot;,&quot;URL&quot;:&quot;http://journals.sagepub.com/doi/10.1177/0255761404047401&quot;,&quot;id&quot;:&quot;jaffurs_impact_2004-1&quot;,&quot;DOI&quot;:&quot;10.1177/0255761404047401&quot;,&quot;author&quot;:[{&quot;given&quot;:&quot;Sheri E.&quot;,&quot;family&quot;:&quot;Jaffurs&quot;}],&quot;container-title&quot;:&quot;International Journal of Music Education&quot;,&quot;issued&quot;:{&quot;date-parts&quot;:[[2004,12]]},&quot;title&quot;:&quot;The impact of informal music learning practices in the classroom, or how I learned how to teach from a garage band&quot;,&quot;type&quot;:&quot;article-journal&quot;,&quot;ISSN&quot;:&quot;0255-7614, 1744-795X&quot;,&quot;container-title-short&quot;:&quot;International Journal of Music Education&quot;,&quot;citation-key&quot;:&quot;jaffurs_impact_2004-1&quot;,&quot;accessed&quot;:{&quot;date-parts&quot;:[[2023,9,17]]},&quot;source&quot;:&quot;DOI.org (Crossref)&quot;,&quot;language&quot;:&quot;en&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prefix&quot;:&quot;&quot;},{&quot;uri&quot;:[&quot;http://zotero.org/users/1913249/items/N4WRCXYJ&quot;],&quot;uris&quot;:[&quot;http://zotero.org/users/1913249/items/N4WRCXYJ&quot;],&quot;suffix&quot;:&quot;&quot;,&quot;id&quot;:8919,&quot;itemData&quot;:{&quot;volume&quot;:&quot;10&quot;,&quot;issue&quot;:&quot;2&quot;,&quot;page&quot;:&quot;54-71&quot;,&quot;URL&quot;:&quot;https://services.igi-global.com/resolvedoi/resolve.aspx?doi=10.4018/IJGBL.2020040104&quot;,&quot;id&quot;:&quot;merilainen_game_2020&quot;,&quot;language&quot;:&quot;en&quot;,&quot;author&quot;:[{&quot;given&quot;:&quot;Mikko&quot;,&quot;family&quot;:&quot;Meriläinen&quot;},{&quot;given&quot;:&quot;Riikka&quot;,&quot;family&quot;:&quot;Aurava&quot;},{&quot;given&quot;:&quot;Annakaisa&quot;,&quot;family&quot;:&quot;Kultima&quot;},{&quot;given&quot;:&quot;Jaakko&quot;,&quot;family&quot;:&quot;Stenros&quot;}],&quot;container-title&quot;:&quot;International Journal of Game-Based Learning&quot;,&quot;issued&quot;:{&quot;date-parts&quot;:[[2020,4,1]]},&quot;title&quot;:&quot;Game Jams for Learning and Teaching: A Review&quot;,&quot;type&quot;:&quot;article-journal&quot;,&quot;ISSN&quot;:&quot;2155-6849, 2155-6857&quot;,&quot;citation-key&quot;:&quot;merilainen_game_2020&quot;,&quot;title-short&quot;:&quot;Game Jams for Learning and Teaching&quot;,&quot;accessed&quot;:{&quot;date-parts&quot;:[[2023,9,17]]},&quot;source&quot;:&quot;DOI.org (Crossref)&quot;,&quot;DOI&quot;:&quot;10.4018/IJGBL.2020040104&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prefix&quot;:&quot;&quot;}],&quot;schema&quot;:&quot;https://github.com/citation-style-language/schema/raw/master/csl-citation.json&quot;,&quot;citationID&quot;:&quot;mwunqpoe&quot;} RNDyzfindfuwp"/>.</text:p>
      <text:p text:style-name="Text_20_body">The alignment here with foundational game theory of the magic circle CITE []. The value of setting up playful learning environments has been explored in the context of bringing value of informal learning to environments of higher education WHITTON []. Benefits include, the reduction of learner stress, and creating a no wrong answer environment.</text:p>
      <text:h text:style-name="Heading_20_3" text:outline-level="3"><text:bookmark-start text:name="digital-informal-participatory-culture-and-learning"/>Digital informal / participatory culture and Learning<text:bookmark-end text:name="digital-informal-participatory-culture-and-learning"/></text:h>
      <text:p text:style-name="First_20_paragraph">Livingstone Sefton green ITO and Gee</text:p>
      <text:h text:style-name="Heading_20_4" text:outline-level="4"><text:bookmark-start text:name="inequality-of-access-to-participatory-culture-communities-barrier"/>Inequality of access to participatory culture communities (Barrier)<text:bookmark-end text:name="inequality-of-access-to-participatory-culture-communities-barrier"/></text:h>
      <text:p text:style-name="First_20_paragraph">In these more naturalistic settings, Ito and colleagues note that generative activities are the exception rather than norm even in expressly creative communities <text:reference-mark-start text:name="ZOTERO_ITEM CSL_CITATION {&quot;properties&quot;:{&quot;formattedCitation&quot;:&quot;[-@ito_hanging_2010]&quot;,&quot;noteIndex&quot;:0},&quot;citationItems&quot;:[{&quot;suppress-author&quot;:true,&quot;itemData&quot;:{&quot;type&quot;:&quot;book&quot;,&quot;editor&quot;:[{&quot;given&quot;:&quot;Mizuko&quot;,&quot;family&quot;:&quot;Itō&quot;},{&quot;given&quot;:&quot;Sonja&quot;,&quot;family&quot;:&quot;Baumer&quot;},{&quot;given&quot;:&quot;Matteo&quot;,&quot;family&quot;:&quot;Bittanti&quot;},{&quot;given&quot;:&quot;Judd&quot;,&quot;family&quot;:&quot;Antin&quot;}],&quot;issued&quot;:{&quot;date-parts&quot;:[[2010]]},&quot;citation-key&quot;:&quot;ito_hanging_2010&quot;,&quot;ISBN&quot;:&quot;978-0-262-01336-9 978-0-262-51854-3&quot;,&quot;publisher&quot;:&quot;MIT Press&quot;,&quot;event-place&quot;:&quot;Cambridge, Mass.&quot;,&quot;publisher-place&quot;:&quot;Cambridge, Mass.&quot;,&quot;number-of-pages&quot;:&quot;419&quot;,&quot;id&quot;:&quot;ito_hanging_2010&quot;,&quot;title&quot;:&quot;Hanging out, messing around, and geeking out: kids living and learning with new media&quot;,&quot;source&quot;:&quot;Gemeinsamer Bibliotheksverbund ISBN&quot;,&quot;language&quot;:&quot;eng&quot;,&quot;note&quot;:&quot;OCLC: 699713878&quot;,&quot;collection-title&quot;:&quot;The John D. and Catherine T. MacArthur Foundation series on digital media and learning&quot;,&quot;title-short&quot;:&quot;Hanging out, messing around, and geeking out&quot;},&quot;uris&quot;:[&quot;http://zotero.org/users/1913249/items/URKI7FTD&quot;],&quot;suffix&quot;:&quot;&quot;,&quot;uri&quot;:[&quot;http://zotero.org/users/1913249/items/URKI7FTD&quot;],&quot;id&quot;:1939,&quot;prefix&quot;:&quot;&quot;}],&quot;schema&quot;:&quot;https://github.com/citation-style-language/schema/raw/master/csl-citation.json&quot;,&quot;citationID&quot;:&quot;loonzbal&quot;} RNDiznpszmnnc"/>&lt;Do Zotero Refresh: [-@ito_hanging_2010]&gt;<text:reference-mark-end text:name="ZOTERO_ITEM CSL_CITATION {&quot;properties&quot;:{&quot;formattedCitation&quot;:&quot;[-@ito_hanging_2010]&quot;,&quot;noteIndex&quot;:0},&quot;citationItems&quot;:[{&quot;suppress-author&quot;:true,&quot;itemData&quot;:{&quot;type&quot;:&quot;book&quot;,&quot;editor&quot;:[{&quot;given&quot;:&quot;Mizuko&quot;,&quot;family&quot;:&quot;Itō&quot;},{&quot;given&quot;:&quot;Sonja&quot;,&quot;family&quot;:&quot;Baumer&quot;},{&quot;given&quot;:&quot;Matteo&quot;,&quot;family&quot;:&quot;Bittanti&quot;},{&quot;given&quot;:&quot;Judd&quot;,&quot;family&quot;:&quot;Antin&quot;}],&quot;issued&quot;:{&quot;date-parts&quot;:[[2010]]},&quot;citation-key&quot;:&quot;ito_hanging_2010&quot;,&quot;ISBN&quot;:&quot;978-0-262-01336-9 978-0-262-51854-3&quot;,&quot;publisher&quot;:&quot;MIT Press&quot;,&quot;event-place&quot;:&quot;Cambridge, Mass.&quot;,&quot;publisher-place&quot;:&quot;Cambridge, Mass.&quot;,&quot;number-of-pages&quot;:&quot;419&quot;,&quot;id&quot;:&quot;ito_hanging_2010&quot;,&quot;title&quot;:&quot;Hanging out, messing around, and geeking out: kids living and learning with new media&quot;,&quot;source&quot;:&quot;Gemeinsamer Bibliotheksverbund ISBN&quot;,&quot;language&quot;:&quot;eng&quot;,&quot;note&quot;:&quot;OCLC: 699713878&quot;,&quot;collection-title&quot;:&quot;The John D. and Catherine T. MacArthur Foundation series on digital media and learning&quot;,&quot;title-short&quot;:&quot;Hanging out, messing around, and geeking out&quot;},&quot;uris&quot;:[&quot;http://zotero.org/users/1913249/items/URKI7FTD&quot;],&quot;suffix&quot;:&quot;&quot;,&quot;uri&quot;:[&quot;http://zotero.org/users/1913249/items/URKI7FTD&quot;],&quot;id&quot;:1939,&quot;prefix&quot;:&quot;&quot;}],&quot;schema&quot;:&quot;https://github.com/citation-style-language/schema/raw/master/csl-citation.json&quot;,&quot;citationID&quot;:&quot;loonzbal&quot;} RNDiznpszmnnc"/>.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properties&quot;:{&quot;formattedCitation&quot;:&quot;[@luther_why_2010]&quot;,&quot;noteIndex&quot;:0},&quot;citationItems&quot;:[{&quot;uri&quot;:[&quot;http://zotero.org/users/1913249/items/9XTYDSSZ&quot;],&quot;uris&quot;:[&quot;http://zotero.org/users/1913249/items/9XTYDSSZ&quot;],&quot;suffix&quot;:&quot;&quot;,&quot;id&quot;:2775,&quot;itemData&quot;:{&quot;page&quot;:&quot;1–10&quot;,&quot;URL&quot;:&quot;http://doi.acm.org/10.1145/1880071.1880073&quot;,&quot;id&quot;:&quot;luther_why_2010&quot;,&quot;DOI&quot;:&quot;10.1145/1880071.1880073&quot;,&quot;author&quot;:[{&quot;given&quot;:&quot;Kurt&quot;,&quot;family&quot;:&quot;Luther&quot;},{&quot;given&quot;:&quot;Kelly&quot;,&quot;family&quot;:&quot;Caine&quot;},{&quot;given&quot;:&quot;Kevin&quot;,&quot;family&quot;:&quot;Ziegler&quot;},{&quot;given&quot;:&quot;Amy&quot;,&quot;family&quot;:&quot;Bruckman&quot;}],&quot;container-title&quot;:&quot;Proceedings of the 16th ACM International Conference on Supporting Group Work&quot;,&quot;issued&quot;:{&quot;date-parts&quot;:[[2010]]},&quot;title&quot;:&quot;Why It Works (when It Works): Success Factors in Online Creative Collaboration&quot;,&quot;ISBN&quot;:&quot;978-1-4503-0387-3&quot;,&quot;publisher&quot;:&quot;ACM&quot;,&quot;event-place&quot;:&quot;New York, NY, USA&quot;,&quot;publisher-place&quot;:&quot;New York, NY, USA&quot;,&quot;type&quot;:&quot;paper-conference&quot;,&quot;title-short&quot;:&quot;Why It Works (when It Works)&quot;,&quot;citation-key&quot;:&quot;luther_why_2010&quot;,&quot;accessed&quot;:{&quot;date-parts&quot;:[[2018,11,20]]},&quot;source&quot;:&quot;ACM Digital Library&quot;,&quot;collection-title&quot;:&quot;GROUP '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refix&quot;:&quot;&quot;}],&quot;schema&quot;:&quot;https://github.com/citation-style-language/schema/raw/master/csl-citation.json&quot;,&quot;citationID&quot;:&quot;dbhbamko&quot;} RNDqpjmfubtib"/>&lt;Do Zotero Refresh: [@luther_why_2010]&gt;<text:reference-mark-end text:name="ZOTERO_ITEM CSL_CITATION {&quot;properties&quot;:{&quot;formattedCitation&quot;:&quot;[@luther_why_2010]&quot;,&quot;noteIndex&quot;:0},&quot;citationItems&quot;:[{&quot;uri&quot;:[&quot;http://zotero.org/users/1913249/items/9XTYDSSZ&quot;],&quot;uris&quot;:[&quot;http://zotero.org/users/1913249/items/9XTYDSSZ&quot;],&quot;suffix&quot;:&quot;&quot;,&quot;id&quot;:2775,&quot;itemData&quot;:{&quot;page&quot;:&quot;1–10&quot;,&quot;URL&quot;:&quot;http://doi.acm.org/10.1145/1880071.1880073&quot;,&quot;id&quot;:&quot;luther_why_2010&quot;,&quot;DOI&quot;:&quot;10.1145/1880071.1880073&quot;,&quot;author&quot;:[{&quot;given&quot;:&quot;Kurt&quot;,&quot;family&quot;:&quot;Luther&quot;},{&quot;given&quot;:&quot;Kelly&quot;,&quot;family&quot;:&quot;Caine&quot;},{&quot;given&quot;:&quot;Kevin&quot;,&quot;family&quot;:&quot;Ziegler&quot;},{&quot;given&quot;:&quot;Amy&quot;,&quot;family&quot;:&quot;Bruckman&quot;}],&quot;container-title&quot;:&quot;Proceedings of the 16th ACM International Conference on Supporting Group Work&quot;,&quot;issued&quot;:{&quot;date-parts&quot;:[[2010]]},&quot;title&quot;:&quot;Why It Works (when It Works): Success Factors in Online Creative Collaboration&quot;,&quot;ISBN&quot;:&quot;978-1-4503-0387-3&quot;,&quot;publisher&quot;:&quot;ACM&quot;,&quot;event-place&quot;:&quot;New York, NY, USA&quot;,&quot;publisher-place&quot;:&quot;New York, NY, USA&quot;,&quot;type&quot;:&quot;paper-conference&quot;,&quot;title-short&quot;:&quot;Why It Works (when It Works)&quot;,&quot;citation-key&quot;:&quot;luther_why_2010&quot;,&quot;accessed&quot;:{&quot;date-parts&quot;:[[2018,11,20]]},&quot;source&quot;:&quot;ACM Digital Library&quot;,&quot;collection-title&quot;:&quot;GROUP '10&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refix&quot;:&quot;&quot;}],&quot;schema&quot;:&quot;https://github.com/citation-style-language/schema/raw/master/csl-citation.json&quot;,&quot;citationID&quot;:&quot;dbhbamko&quot;} RNDqpjmfubtib"/>.</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Text_20_body"><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barrier---lack-of-knowledge-of-cultural-processes"/>Barrier - lack of knowledge of cultural processes<text:bookmark-end text:name="barrier---lack-of-knowledge-of-cultural-processes"/></text:h>
      <text:p text:style-name="First_20_paragraph"><text:span text:style-name="T1">Roles and practices to support learners</text:span></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properties&quot;:{&quot;formattedCitation&quot;:&quot;[@kirschner_why_2006; @kollar_collaboration_2006]&quot;,&quot;noteIndex&quot;:0},&quot;citationItems&quot;:[{&quot;uri&quot;:[&quot;http://zotero.org/users/1913249/items/F84HG9BX&quot;],&quot;uris&quot;:[&quot;http://zotero.org/users/1913249/items/F84HG9BX&quot;],&quot;suffix&quot;:&quot;&quot;,&quot;id&quot;:1832,&quot;itemData&quot;:{&quot;author&quot;:[{&quot;given&quot;:&quot;Paul A.&quot;,&quot;family&quot;:&quot;Kirschner&quot;},{&quot;given&quot;:&quot;John&quot;,&quot;family&quot;:&quot;Sweller&quot;},{&quot;given&quot;:&quot;Richard E.&quot;,&quot;family&quot;:&quot;Clark&quot;}],&quot;container-title&quot;:&quot;Educational psychologist&quot;,&quot;issued&quot;:{&quot;date-parts&quot;:[[2006]]},&quot;citation-key&quot;:&quot;kirschner_why_2006&quot;,&quot;issue&quot;:&quot;2&quot;,&quot;page&quot;:&quot;75–86&quot;,&quot;id&quot;:&quot;kirschner_why_2006&quot;,&quot;volume&quot;:&quot;41&quot;,&quot;source&quot;:&quot;Google Scholar&quot;,&quot;type&quot;:&quot;article-journal&quot;,&quot;title&quot;:&quot;Why minimal guidance during instruction does not work: An analysis of the failure of constructivist, discovery, problem-based, experiential, and inquiry-based teaching&quot;,&quot;title-short&quot;:&quot;Why minimal guidance during instruction does not work&quot;},&quot;prefix&quot;:&quot;&quot;},{&quot;uri&quot;:[&quot;http://zotero.org/users/1913249/items/XC38WUCL&quot;],&quot;uris&quot;:[&quot;http://zotero.org/users/1913249/items/XC38WUCL&quot;],&quot;suffix&quot;:&quot;&quot;,&quot;id&quot;:176,&quot;itemData&quot;:{&quot;volume&quot;:&quot;18&quot;,&quot;issue&quot;:&quot;2&quot;,&quot;page&quot;:&quot;159-185&quot;,&quot;URL&quot;:&quot;https://doi.org/10.1007/s10648-006-9007-2&quot;,&quot;id&quot;:&quot;kollar_collaboration_2006&quot;,&quot;DOI&quot;:&quot;10.1007/s10648-006-9007-2&quot;,&quot;author&quot;:[{&quot;given&quot;:&quot;Ingo&quot;,&quot;family&quot;:&quot;Kollar&quot;},{&quot;given&quot;:&quot;Frank&quot;,&quot;family&quot;:&quot;Fischer&quot;},{&quot;given&quot;:&quot;Friedrich W.&quot;,&quot;family&quot;:&quot;Hesse&quot;}],&quot;container-title&quot;:&quot;Educational Psychology Review&quot;,&quot;issued&quot;:{&quot;date-parts&quot;:[[2006,6,1]]},&quot;title&quot;:&quot;Collaboration Scripts – A Conceptual Analysis&quot;,&quot;type&quot;:&quot;article-journal&quot;,&quot;ISSN&quot;:&quot;1573-336X&quot;,&quot;container-title-short&quot;:&quot;Educ Psychol Rev&quot;,&quot;citation-key&quot;:&quot;kollar_collaboration_2006&quot;,&quot;accessed&quot;:{&quot;date-parts&quot;:[[2018,12,20]]},&quot;source&quot;:&quot;Springer Link&quot;,&quot;language&quot;:&quot;en&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prefix&quot;:&quot;&quot;}],&quot;schema&quot;:&quot;https://github.com/citation-style-language/schema/raw/master/csl-citation.json&quot;,&quot;citationID&quot;:&quot;vjmdiztb&quot;} RNDzfpmisoqto"/>&lt;Do Zotero Refresh: [@kirschner_why_2006; @kollar_collaboration_2006]&gt;<text:reference-mark-end text:name="ZOTERO_ITEM CSL_CITATION {&quot;properties&quot;:{&quot;formattedCitation&quot;:&quot;[@kirschner_why_2006; @kollar_collaboration_2006]&quot;,&quot;noteIndex&quot;:0},&quot;citationItems&quot;:[{&quot;uri&quot;:[&quot;http://zotero.org/users/1913249/items/F84HG9BX&quot;],&quot;uris&quot;:[&quot;http://zotero.org/users/1913249/items/F84HG9BX&quot;],&quot;suffix&quot;:&quot;&quot;,&quot;id&quot;:1832,&quot;itemData&quot;:{&quot;author&quot;:[{&quot;given&quot;:&quot;Paul A.&quot;,&quot;family&quot;:&quot;Kirschner&quot;},{&quot;given&quot;:&quot;John&quot;,&quot;family&quot;:&quot;Sweller&quot;},{&quot;given&quot;:&quot;Richard E.&quot;,&quot;family&quot;:&quot;Clark&quot;}],&quot;container-title&quot;:&quot;Educational psychologist&quot;,&quot;issued&quot;:{&quot;date-parts&quot;:[[2006]]},&quot;citation-key&quot;:&quot;kirschner_why_2006&quot;,&quot;issue&quot;:&quot;2&quot;,&quot;page&quot;:&quot;75–86&quot;,&quot;id&quot;:&quot;kirschner_why_2006&quot;,&quot;volume&quot;:&quot;41&quot;,&quot;source&quot;:&quot;Google Scholar&quot;,&quot;type&quot;:&quot;article-journal&quot;,&quot;title&quot;:&quot;Why minimal guidance during instruction does not work: An analysis of the failure of constructivist, discovery, problem-based, experiential, and inquiry-based teaching&quot;,&quot;title-short&quot;:&quot;Why minimal guidance during instruction does not work&quot;},&quot;prefix&quot;:&quot;&quot;},{&quot;uri&quot;:[&quot;http://zotero.org/users/1913249/items/XC38WUCL&quot;],&quot;uris&quot;:[&quot;http://zotero.org/users/1913249/items/XC38WUCL&quot;],&quot;suffix&quot;:&quot;&quot;,&quot;id&quot;:176,&quot;itemData&quot;:{&quot;volume&quot;:&quot;18&quot;,&quot;issue&quot;:&quot;2&quot;,&quot;page&quot;:&quot;159-185&quot;,&quot;URL&quot;:&quot;https://doi.org/10.1007/s10648-006-9007-2&quot;,&quot;id&quot;:&quot;kollar_collaboration_2006&quot;,&quot;DOI&quot;:&quot;10.1007/s10648-006-9007-2&quot;,&quot;author&quot;:[{&quot;given&quot;:&quot;Ingo&quot;,&quot;family&quot;:&quot;Kollar&quot;},{&quot;given&quot;:&quot;Frank&quot;,&quot;family&quot;:&quot;Fischer&quot;},{&quot;given&quot;:&quot;Friedrich W.&quot;,&quot;family&quot;:&quot;Hesse&quot;}],&quot;container-title&quot;:&quot;Educational Psychology Review&quot;,&quot;issued&quot;:{&quot;date-parts&quot;:[[2006,6,1]]},&quot;title&quot;:&quot;Collaboration Scripts – A Conceptual Analysis&quot;,&quot;type&quot;:&quot;article-journal&quot;,&quot;ISSN&quot;:&quot;1573-336X&quot;,&quot;container-title-short&quot;:&quot;Educ Psychol Rev&quot;,&quot;citation-key&quot;:&quot;kollar_collaboration_2006&quot;,&quot;accessed&quot;:{&quot;date-parts&quot;:[[2018,12,20]]},&quot;source&quot;:&quot;Springer Link&quot;,&quot;language&quot;:&quot;en&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prefix&quot;:&quot;&quot;}],&quot;schema&quot;:&quot;https://github.com/citation-style-language/schema/raw/master/csl-citation.json&quot;,&quot;citationID&quot;:&quot;vjmdiztb&quot;} RNDzfpmisoqto"/></text:p>
      <text:p text:style-name="Text_20_body">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p text:style-name="Text_20_body"><text:span text:style-name="T1">Developing UMC - adding the </text:span>“<text:span text:style-name="T1">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properties&quot;:{&quot;formattedCitation&quot;:&quot;[@lytle_use_2019-1]&quot;,&quot;noteIndex&quot;:0},&quot;citationItems&quot;:[{&quot;uri&quot;:[&quot;http://zotero.org/users/1913249/items/KMBB3CBW&quot;],&quot;uris&quot;:[&quot;http://zotero.org/users/1913249/items/KMBB3CBW&quot;],&quot;suffix&quot;:&quot;&quot;,&quot;id&quot;:8703,&quot;itemData&quot;:{&quot;page&quot;:&quot;1–6&quot;,&quot;URL&quot;:&quot;https://dl.acm.org/doi/10.1145/3361721.3362110&quot;,&quot;id&quot;:&quot;lytle_use_2019-1&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ssued&quot;:{&quot;date-parts&quot;:[[2019,10,23]]},&quot;title&quot;:&quot;From 'Use' to 'Choose': Scaffolding CT Curricula and Exploring Student Choices while Programming (Practical Report)&quot;,&quot;ISBN&quot;:&quot;978-1-4503-7704-1&quot;,&quot;publisher&quot;:&quot;Association for Computing Machinery&quot;,&quot;event-place&quot;:&quot;New York, NY, USA&quot;,&quot;publisher-place&quot;:&quot;New York, NY, USA&quot;,&quot;type&quot;:&quot;paper-conference&quot;,&quot;title-short&quot;:&quot;From 'Use' to 'Choose'&quot;,&quot;citation-key&quot;:&quot;lytle_use_2019-1&quot;,&quot;accessed&quot;:{&quot;date-parts&quot;:[[2023,6,12]]},&quot;source&quot;:&quot;ACM Digital Library&quot;,&quot;collection-title&quot;:&quot;WiPSCE'19&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schema&quot;:&quot;https://github.com/citation-style-language/schema/raw/master/csl-citation.json&quot;,&quot;citationID&quot;:&quot;cddstmfz&quot;} RNDggspioyurh"/>&lt;Do Zotero Refresh: [@lytle_use_2019-1]&gt;<text:reference-mark-end text:name="ZOTERO_ITEM CSL_CITATION {&quot;properties&quot;:{&quot;formattedCitation&quot;:&quot;[@lytle_use_2019-1]&quot;,&quot;noteIndex&quot;:0},&quot;citationItems&quot;:[{&quot;uri&quot;:[&quot;http://zotero.org/users/1913249/items/KMBB3CBW&quot;],&quot;uris&quot;:[&quot;http://zotero.org/users/1913249/items/KMBB3CBW&quot;],&quot;suffix&quot;:&quot;&quot;,&quot;id&quot;:8703,&quot;itemData&quot;:{&quot;page&quot;:&quot;1–6&quot;,&quot;URL&quot;:&quot;https://dl.acm.org/doi/10.1145/3361721.3362110&quot;,&quot;id&quot;:&quot;lytle_use_2019-1&quot;,&quot;DOI&quot;:&quot;10.1145/3361721.3362110&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ntainer-title&quot;:&quot;Proceedings of the 14th Workshop in Primary and Secondary Computing Education&quot;,&quot;issued&quot;:{&quot;date-parts&quot;:[[2019,10,23]]},&quot;title&quot;:&quot;From 'Use' to 'Choose': Scaffolding CT Curricula and Exploring Student Choices while Programming (Practical Report)&quot;,&quot;ISBN&quot;:&quot;978-1-4503-7704-1&quot;,&quot;publisher&quot;:&quot;Association for Computing Machinery&quot;,&quot;event-place&quot;:&quot;New York, NY, USA&quot;,&quot;publisher-place&quot;:&quot;New York, NY, USA&quot;,&quot;type&quot;:&quot;paper-conference&quot;,&quot;title-short&quot;:&quot;From 'Use' to 'Choose'&quot;,&quot;citation-key&quot;:&quot;lytle_use_2019-1&quot;,&quot;accessed&quot;:{&quot;date-parts&quot;:[[2023,6,12]]},&quot;source&quot;:&quot;ACM Digital Library&quot;,&quot;collection-title&quot;:&quot;WiPSCE'19&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refix&quot;:&quot;&quot;}],&quot;schema&quot;:&quot;https://github.com/citation-style-language/schema/raw/master/csl-citation.json&quot;,&quot;citationID&quot;:&quot;cddstmfz&quot;} RNDggspioyurh"/></text:p>
      <text:list text:style-name="L32">
        <text:list-item>
          <text:p text:style-name="P33">Scaffold Students and Teachers- Providing the necessary pro-gramming blocks students need to complete a choice</text:p>
        </text:list-item>
        <text:list-item>
          <text:p text:style-name="P33">Differentiate Choices by Difficulty -create choice systems that have varying difficulty</text:p>
        </text:list-item>
        <text:list-item>
          <text:p text:style-name="P33">Create Choices that Show Visible and Immediate Changes</text:p>
        </text:list-item>
        <text:list-item>
          <text:p text:style-name="P33">Make things Complex, not Complicated</text:p>
        </text:list-item>
        <text:list-item>
          <text:p text:style-name="P33">Draw from Student Desires - students will engage morewith the material, feeling like the creations are their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3-10-17T19:38:53Z</meta:creation-date>
    <dc:date>2023-10-17T19:38:5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